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e6e6e6"/>
    </style:style>
    <style:style style:name="ce1" style:family="table-cell" style:parent-style-name="Default" style:data-style-name="N4"/>
    <style:style style:name="ce6" style:family="table-cell" style:parent-style-name="Default" style:data-style-name="N4">
      <style:table-cell-properties fo:background-color="#e6e6e6"/>
    </style:style>
    <style:style style:name="ce7" style:family="table-cell" style:parent-style-name="Default" style:data-style-name="N0">
      <style:table-cell-properties fo:background-color="#d9ffdf"/>
    </style:style>
    <style:style style:name="ce8" style:family="table-cell" style:parent-style-name="Default" style:data-style-name="N0">
      <style:table-cell-properties fo:background-color="#e6e6e6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-3 144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  <text:p>(x 2 → output)</text:p>
          </table:table-cell>
          <table:table-cell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formula="of:=[.D2]-1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2]-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4"/>
          <table:table-cell office:value-type="float" office:value="-11" calcext:value-type="float">
            <text:p>-11</text:p>
          </table:table-cell>
          <table:table-cell office:value-type="string" calcext:value-type="string">
            <text:p>Low-144 →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]-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 table:number-columns-repeated="4"/>
          <table:table-cell office:value-type="float" office:value="-23" calcext:value-type="float">
            <text:p>-23</text:p>
          </table:table-cell>
          <table:table-cell office:value-type="string" calcext:value-type="string">
            <text:p>Med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4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4]-1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office:value-type="string" calcext:value-type="string">
            <text:p>Scaled SCX</text:p>
          </table:table-cell>
          <table:table-cell office:value-type="string" calcext:value-type="string">
            <text:p>Offset SCX Origin to 0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Hi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5]-1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5]-1" office:value-type="float" office:value="17" calcext:value-type="float">
            <text:p>17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style-name="ce1" table:formula="of:=INT([.C6]*[.$G$2])" office:value-type="float" office:value="14" calcext:value-type="float">
            <text:p>14.00</text:p>
          </table:table-cell>
          <table:table-cell table:style-name="ce7"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4.5" calcext:value-type="float">
            <text:p>74.50</text:p>
          </table:table-cell>
          <table:table-cell table:formula="of:=SIN([.B7] * (3.14159 / 180))" office:value-type="float" office:value="0.96363015970245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style-name="ce1" table:formula="of:=INT([.C7]*[.$G$2])" office:value-type="float" office:value="14" calcext:value-type="float">
            <text:p>14.00</text:p>
          </table:table-cell>
          <table:table-cell table:style-name="ce7"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7" calcext:value-type="float">
            <text:p>77.00</text:p>
          </table:table-cell>
          <table:table-cell table:formula="of:=SIN([.B8] * (3.14159 / 180))" office:value-type="float" office:value="0.97436980943215" calcext:value-type="float">
            <text:p>0.97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style-name="ce1" table:formula="of:=INT([.C8]*[.$G$2])" office:value-type="float" office:value="14" calcext:value-type="float">
            <text:p>14.00</text:p>
          </table:table-cell>
          <table:table-cell table:style-name="ce7"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9.5" calcext:value-type="float">
            <text:p>79.50</text:p>
          </table:table-cell>
          <table:table-cell table:formula="of:=SIN([.B9] * (3.14159 / 180))" office:value-type="float" office:value="0.98325469398285" calcext:value-type="float">
            <text:p>0.98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style-name="ce1" table:formula="of:=INT([.C9]*[.$G$2])" office:value-type="float" office:value="14" calcext:value-type="float">
            <text:p>14.00</text:p>
          </table:table-cell>
          <table:table-cell table:style-name="ce7"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82" calcext:value-type="float">
            <text:p>82.00</text:p>
          </table:table-cell>
          <table:table-cell table:formula="of:=SIN([.B10] * (3.14159 / 180))" office:value-type="float" office:value="0.99026790050039" calcext:value-type="float">
            <text:p>0.99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style-name="ce1" table:formula="of:=INT([.C10]*[.$G$2])" office:value-type="float" office:value="14" calcext:value-type="float">
            <text:p>14.00</text:p>
          </table:table-cell>
          <table:table-cell table:style-name="ce7"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84.5" calcext:value-type="float">
            <text:p>84.50</text:p>
          </table:table-cell>
          <table:table-cell table:formula="of:=SIN([.B11] * (3.14159 / 180))" office:value-type="float" office:value="0.995396078970108" calcext:value-type="float">
            <text:p>1.00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style-name="ce1" table:formula="of:=INT([.C11]*[.$G$2])" office:value-type="float" office:value="14" calcext:value-type="float">
            <text:p>14.00</text:p>
          </table:table-cell>
          <table:table-cell table:style-name="ce7"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87" calcext:value-type="float">
            <text:p>87.00</text:p>
          </table:table-cell>
          <table:table-cell table:formula="of:=SIN([.B12] * (3.14159 / 180))" office:value-type="float" office:value="0.998629467629309" calcext:value-type="float">
            <text:p>1.00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style-name="ce1" table:formula="of:=INT([.C12]*[.$G$2])" office:value-type="float" office:value="14" calcext:value-type="float">
            <text:p>14.00</text:p>
          </table:table-cell>
          <table:table-cell table:style-name="ce7"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9.5" calcext:value-type="float">
            <text:p>89.50</text:p>
          </table:table-cell>
          <table:table-cell table:formula="of:=SIN([.B13] * (3.14159 / 180))" office:value-type="float" office:value="0.999961911549302" calcext:value-type="float">
            <text:p>1.00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style-name="ce1" table:formula="of:=INT([.C13]*[.$G$2])" office:value-type="float" office:value="14" calcext:value-type="float">
            <text:p>14.00</text:p>
          </table:table-cell>
          <table:table-cell table:style-name="ce7"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92" calcext:value-type="float">
            <text:p>92.00</text:p>
          </table:table-cell>
          <table:table-cell table:formula="of:=SIN([.B14] * (3.14159 / 180))" office:value-type="float" office:value="0.999390874351639" calcext:value-type="float">
            <text:p>1.00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style-name="ce1" table:formula="of:=INT([.C14]*[.$G$2])" office:value-type="float" office:value="14" calcext:value-type="float">
            <text:p>14.00</text:p>
          </table:table-cell>
          <table:table-cell table:style-name="ce7"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94.5" calcext:value-type="float">
            <text:p>94.50</text:p>
          </table:table-cell>
          <table:table-cell table:formula="of:=SIN([.B15] * (3.14159 / 180))" office:value-type="float" office:value="0.996917443036245" calcext:value-type="float">
            <text:p>1.00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style-name="ce1" table:formula="of:=INT([.C15]*[.$G$2])" office:value-type="float" office:value="14" calcext:value-type="float">
            <text:p>14.00</text:p>
          </table:table-cell>
          <table:table-cell table:style-name="ce7" table:formula="of:=[.G1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97" calcext:value-type="float">
            <text:p>97.00</text:p>
          </table:table-cell>
          <table:table-cell table:formula="of:=SIN([.B16] * (3.14159 / 180))" office:value-type="float" office:value="0.992546325912256" calcext:value-type="float">
            <text:p>0.99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style-name="ce1" table:formula="of:=INT([.C16]*[.$G$2])" office:value-type="float" office:value="14" calcext:value-type="float">
            <text:p>14.00</text:p>
          </table:table-cell>
          <table:table-cell table:style-name="ce7" table:formula="of:=[.G1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99.5" calcext:value-type="float">
            <text:p>99.50</text:p>
          </table:table-cell>
          <table:table-cell table:formula="of:=SIN([.B17] * (3.14159 / 180))" office:value-type="float" office:value="0.986285843635503" calcext:value-type="float">
            <text:p>0.99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style-name="ce1" table:formula="of:=INT([.C17]*[.$G$2])" office:value-type="float" office:value="14" calcext:value-type="float">
            <text:p>14.00</text:p>
          </table:table-cell>
          <table:table-cell table:style-name="ce7" table:formula="of:=[.G1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02" calcext:value-type="float">
            <text:p>102.00</text:p>
          </table:table-cell>
          <table:table-cell table:formula="of:=SIN([.B18] * (3.14159 / 180))" office:value-type="float" office:value="0.978147913369693" calcext:value-type="float">
            <text:p>0.98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style-name="ce1" table:formula="of:=INT([.C18]*[.$G$2])" office:value-type="float" office:value="14" calcext:value-type="float">
            <text:p>14.00</text:p>
          </table:table-cell>
          <table:table-cell table:style-name="ce7" table:formula="of:=[.G1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04.5" calcext:value-type="float">
            <text:p>104.50</text:p>
          </table:table-cell>
          <table:table-cell table:formula="of:=SIN([.B19] * (3.14159 / 180))" office:value-type="float" office:value="0.968148026101451" calcext:value-type="float">
            <text:p>0.97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style-name="ce1" table:formula="of:=INT([.C19]*[.$G$2])" office:value-type="float" office:value="14" calcext:value-type="float">
            <text:p>14.00</text:p>
          </table:table-cell>
          <table:table-cell table:style-name="ce7" table:formula="of:=[.G1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07" calcext:value-type="float">
            <text:p>107.00</text:p>
          </table:table-cell>
          <table:table-cell table:formula="of:=SIN([.B20] * (3.14159 / 180))" office:value-type="float" office:value="0.956305217152397" calcext:value-type="float">
            <text:p>0.96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style-name="ce1" table:formula="of:=INT([.C20]*[.$G$2])" office:value-type="float" office:value="14" calcext:value-type="float">
            <text:p>14.00</text:p>
          </table:table-cell>
          <table:table-cell table:style-name="ce7" table:formula="of:=[.G2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09.5" calcext:value-type="float">
            <text:p>109.50</text:p>
          </table:table-cell>
          <table:table-cell table:formula="of:=SIN([.B21] * (3.14159 / 180))" office:value-type="float" office:value="0.942642029944389" calcext:value-type="float">
            <text:p>0.94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style-name="ce1" table:formula="of:=INT([.C21]*[.$G$2])" office:value-type="float" office:value="14" calcext:value-type="float">
            <text:p>14.00</text:p>
          </table:table-cell>
          <table:table-cell table:style-name="ce7" table:formula="of:=[.G2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12" calcext:value-type="float">
            <text:p>112.00</text:p>
          </table:table-cell>
          <table:table-cell table:formula="of:=SIN([.B22] * (3.14159 / 180))" office:value-type="float" office:value="0.927184473086913" calcext:value-type="float">
            <text:p>0.93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style-name="ce1" table:formula="of:=INT([.C22]*[.$G$2])" office:value-type="float" office:value="13" calcext:value-type="float">
            <text:p>13.00</text:p>
          </table:table-cell>
          <table:table-cell table:style-name="ce7" table:formula="of:=[.G2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14.5" calcext:value-type="float">
            <text:p>114.50</text:p>
          </table:table-cell>
          <table:table-cell table:formula="of:=SIN([.B23] * (3.14159 / 180))" office:value-type="float" office:value="0.909961970868297" calcext:value-type="float">
            <text:p>0.91</text:p>
          </table:table-cell>
          <table:table-cell table:formula="of:=INT([.C23]*[.$D$2])" office:value-type="float" office:value="10" calcext:value-type="float">
            <text:p>10.00</text:p>
          </table:table-cell>
          <table:table-cell table:formula="of:=[.D23]-[.$E$2]" office:value-type="float" office:value="-1" calcext:value-type="float">
            <text:p>-1.00</text:p>
          </table:table-cell>
          <table:table-cell table:style-name="ce1"/>
          <table:table-cell table:style-name="ce1" table:formula="of:=INT([.C23]*[.$G$2])" office:value-type="float" office:value="13" calcext:value-type="float">
            <text:p>13.00</text:p>
          </table:table-cell>
          <table:table-cell table:style-name="ce7" table:formula="of:=[.G2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17" calcext:value-type="float">
            <text:p>117.00</text:p>
          </table:table-cell>
          <table:table-cell table:formula="of:=SIN([.B24] * (3.14159 / 180))" office:value-type="float" office:value="0.891007307245004" calcext:value-type="float">
            <text:p>0.89</text:p>
          </table:table-cell>
          <table:table-cell table:formula="of:=INT([.C24]*[.$D$2])" office:value-type="float" office:value="10" calcext:value-type="float">
            <text:p>10.00</text:p>
          </table:table-cell>
          <table:table-cell table:formula="of:=[.D24]-[.$E$2]" office:value-type="float" office:value="-1" calcext:value-type="float">
            <text:p>-1.00</text:p>
          </table:table-cell>
          <table:table-cell table:style-name="ce1"/>
          <table:table-cell table:style-name="ce1" table:formula="of:=INT([.C24]*[.$G$2])" office:value-type="float" office:value="13" calcext:value-type="float">
            <text:p>13.00</text:p>
          </table:table-cell>
          <table:table-cell table:style-name="ce7" table:formula="of:=[.G2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19.5" calcext:value-type="float">
            <text:p>119.50</text:p>
          </table:table-cell>
          <table:table-cell table:formula="of:=SIN([.B25] * (3.14159 / 180))" office:value-type="float" office:value="0.87035656343561" calcext:value-type="float">
            <text:p>0.87</text:p>
          </table:table-cell>
          <table:table-cell table:formula="of:=INT([.C25]*[.$D$2])" office:value-type="float" office:value="10" calcext:value-type="float">
            <text:p>10.00</text:p>
          </table:table-cell>
          <table:table-cell table:formula="of:=[.D25]-[.$E$2]" office:value-type="float" office:value="-1" calcext:value-type="float">
            <text:p>-1.00</text:p>
          </table:table-cell>
          <table:table-cell table:style-name="ce1"/>
          <table:table-cell table:style-name="ce1" table:formula="of:=INT([.C25]*[.$G$2])" office:value-type="float" office:value="13" calcext:value-type="float">
            <text:p>13.00</text:p>
          </table:table-cell>
          <table:table-cell table:style-name="ce7" table:formula="of:=[.G2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22" calcext:value-type="float">
            <text:p>122.00</text:p>
          </table:table-cell>
          <table:table-cell table:formula="of:=SIN([.B26] * (3.14159 / 180))" office:value-type="float" office:value="0.84804904923827" calcext:value-type="float">
            <text:p>0.85</text:p>
          </table:table-cell>
          <table:table-cell table:formula="of:=INT([.C26]*[.$D$2])" office:value-type="float" office:value="10" calcext:value-type="float">
            <text:p>10.00</text:p>
          </table:table-cell>
          <table:table-cell table:formula="of:=[.D26]-[.$E$2]" office:value-type="float" office:value="-1" calcext:value-type="float">
            <text:p>-1.00</text:p>
          </table:table-cell>
          <table:table-cell table:style-name="ce1"/>
          <table:table-cell table:style-name="ce1" table:formula="of:=INT([.C26]*[.$G$2])" office:value-type="float" office:value="12" calcext:value-type="float">
            <text:p>12.00</text:p>
          </table:table-cell>
          <table:table-cell table:style-name="ce7" table:formula="of:=[.G2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24.5" calcext:value-type="float">
            <text:p>124.50</text:p>
          </table:table-cell>
          <table:table-cell table:formula="of:=SIN([.B27] * (3.14159 / 180))" office:value-type="float" office:value="0.824127228202412" calcext:value-type="float">
            <text:p>0.82</text:p>
          </table:table-cell>
          <table:table-cell table:formula="of:=INT([.C27]*[.$D$2])" office:value-type="float" office:value="9" calcext:value-type="float">
            <text:p>9.00</text:p>
          </table:table-cell>
          <table:table-cell table:formula="of:=[.D27]-[.$E$2]" office:value-type="float" office:value="-2" calcext:value-type="float">
            <text:p>-2.00</text:p>
          </table:table-cell>
          <table:table-cell table:style-name="ce1"/>
          <table:table-cell table:style-name="ce1" table:formula="of:=INT([.C27]*[.$G$2])" office:value-type="float" office:value="12" calcext:value-type="float">
            <text:p>12.00</text:p>
          </table:table-cell>
          <table:table-cell table:style-name="ce7" table:formula="of:=[.G27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27" calcext:value-type="float">
            <text:p>127.00</text:p>
          </table:table-cell>
          <table:table-cell table:formula="of:=SIN([.B28] * (3.14159 / 180))" office:value-type="float" office:value="0.798636636797092" calcext:value-type="float">
            <text:p>0.80</text:p>
          </table:table-cell>
          <table:table-cell table:formula="of:=INT([.C28]*[.$D$2])" office:value-type="float" office:value="9" calcext:value-type="float">
            <text:p>9.00</text:p>
          </table:table-cell>
          <table:table-cell table:formula="of:=[.D28]-[.$E$2]" office:value-type="float" office:value="-2" calcext:value-type="float">
            <text:p>-2.00</text:p>
          </table:table-cell>
          <table:table-cell table:style-name="ce1"/>
          <table:table-cell table:style-name="ce1" table:formula="of:=INT([.C28]*[.$G$2])" office:value-type="float" office:value="11" calcext:value-type="float">
            <text:p>11.00</text:p>
          </table:table-cell>
          <table:table-cell table:style-name="ce7" table:formula="of:=[.G28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29.5" calcext:value-type="float">
            <text:p>129.50</text:p>
          </table:table-cell>
          <table:table-cell table:formula="of:=SIN([.B29] * (3.14159 / 180))" office:value-type="float" office:value="0.771625797729882" calcext:value-type="float">
            <text:p>0.77</text:p>
          </table:table-cell>
          <table:table-cell table:formula="of:=INT([.C29]*[.$D$2])" office:value-type="float" office:value="9" calcext:value-type="float">
            <text:p>9.00</text:p>
          </table:table-cell>
          <table:table-cell table:formula="of:=[.D29]-[.$E$2]" office:value-type="float" office:value="-2" calcext:value-type="float">
            <text:p>-2.00</text:p>
          </table:table-cell>
          <table:table-cell table:style-name="ce1"/>
          <table:table-cell table:style-name="ce1" table:formula="of:=INT([.C29]*[.$G$2])" office:value-type="float" office:value="11" calcext:value-type="float">
            <text:p>11.00</text:p>
          </table:table-cell>
          <table:table-cell table:style-name="ce7" table:formula="of:=[.G29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32" calcext:value-type="float">
            <text:p>132.00</text:p>
          </table:table-cell>
          <table:table-cell table:formula="of:=SIN([.B30] * (3.14159 / 180))" office:value-type="float" office:value="0.743146127581295" calcext:value-type="float">
            <text:p>0.74</text:p>
          </table:table-cell>
          <table:table-cell table:formula="of:=INT([.C30]*[.$D$2])" office:value-type="float" office:value="8" calcext:value-type="float">
            <text:p>8.00</text:p>
          </table:table-cell>
          <table:table-cell table:formula="of:=[.D30]-[.$E$2]" office:value-type="float" office:value="-3" calcext:value-type="float">
            <text:p>-3.00</text:p>
          </table:table-cell>
          <table:table-cell table:style-name="ce1"/>
          <table:table-cell table:style-name="ce1" table:formula="of:=INT([.C30]*[.$G$2])" office:value-type="float" office:value="11" calcext:value-type="float">
            <text:p>11.00</text:p>
          </table:table-cell>
          <table:table-cell table:style-name="ce7" table:formula="of:=[.G3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34.5" calcext:value-type="float">
            <text:p>134.50</text:p>
          </table:table-cell>
          <table:table-cell table:formula="of:=SIN([.B31] * (3.14159 / 180))" office:value-type="float" office:value="0.713251838930572" calcext:value-type="float">
            <text:p>0.71</text:p>
          </table:table-cell>
          <table:table-cell table:formula="of:=INT([.C31]*[.$D$2])" office:value-type="float" office:value="8" calcext:value-type="float">
            <text:p>8.00</text:p>
          </table:table-cell>
          <table:table-cell table:formula="of:=[.D31]-[.$E$2]" office:value-type="float" office:value="-3" calcext:value-type="float">
            <text:p>-3.00</text:p>
          </table:table-cell>
          <table:table-cell table:style-name="ce1"/>
          <table:table-cell table:style-name="ce1" table:formula="of:=INT([.C31]*[.$G$2])" office:value-type="float" office:value="10" calcext:value-type="float">
            <text:p>10.00</text:p>
          </table:table-cell>
          <table:table-cell table:style-name="ce7" table:formula="of:=[.G3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37" calcext:value-type="float">
            <text:p>137.00</text:p>
          </table:table-cell>
          <table:table-cell table:formula="of:=SIN([.B32] * (3.14159 / 180))" office:value-type="float" office:value="0.681999837159121" calcext:value-type="float">
            <text:p>0.68</text:p>
          </table:table-cell>
          <table:table-cell table:formula="of:=INT([.C32]*[.$D$2])" office:value-type="float" office:value="8" calcext:value-type="float">
            <text:p>8.00</text:p>
          </table:table-cell>
          <table:table-cell table:formula="of:=[.D32]-[.$E$2]" office:value-type="float" office:value="-3" calcext:value-type="float">
            <text:p>-3.00</text:p>
          </table:table-cell>
          <table:table-cell table:style-name="ce1"/>
          <table:table-cell table:style-name="ce1" table:formula="of:=INT([.C32]*[.$G$2])" office:value-type="float" office:value="10" calcext:value-type="float">
            <text:p>10.00</text:p>
          </table:table-cell>
          <table:table-cell table:style-name="ce7" table:formula="of:=[.G3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39.5" calcext:value-type="float">
            <text:p>139.50</text:p>
          </table:table-cell>
          <table:table-cell table:formula="of:=SIN([.B33] * (3.14159 / 180))" office:value-type="float" office:value="0.64944961212808" calcext:value-type="float">
            <text:p>0.65</text:p>
          </table:table-cell>
          <table:table-cell table:formula="of:=INT([.C33]*[.$D$2])" office:value-type="float" office:value="7" calcext:value-type="float">
            <text:p>7.00</text:p>
          </table:table-cell>
          <table:table-cell table:formula="of:=[.D33]-[.$E$2]" office:value-type="float" office:value="-4" calcext:value-type="float">
            <text:p>-4.00</text:p>
          </table:table-cell>
          <table:table-cell table:style-name="ce1"/>
          <table:table-cell table:style-name="ce1" table:formula="of:=INT([.C33]*[.$G$2])" office:value-type="float" office:value="9" calcext:value-type="float">
            <text:p>9.00</text:p>
          </table:table-cell>
          <table:table-cell table:style-name="ce7" table:formula="of:=[.G3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42" calcext:value-type="float">
            <text:p>142.00</text:p>
          </table:table-cell>
          <table:table-cell table:formula="of:=SIN([.B34] * (3.14159 / 180))" office:value-type="float" office:value="0.615663124936174" calcext:value-type="float">
            <text:p>0.62</text:p>
          </table:table-cell>
          <table:table-cell table:formula="of:=INT([.C34]*[.$D$2])" office:value-type="float" office:value="7" calcext:value-type="float">
            <text:p>7.00</text:p>
          </table:table-cell>
          <table:table-cell table:formula="of:=[.D34]-[.$E$2]" office:value-type="float" office:value="-4" calcext:value-type="float">
            <text:p>-4.00</text:p>
          </table:table-cell>
          <table:table-cell table:style-name="ce1"/>
          <table:table-cell table:style-name="ce1" table:formula="of:=INT([.C34]*[.$G$2])" office:value-type="float" office:value="9" calcext:value-type="float">
            <text:p>9.00</text:p>
          </table:table-cell>
          <table:table-cell table:style-name="ce7" table:formula="of:=[.G3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44.5" calcext:value-type="float">
            <text:p>144.50</text:p>
          </table:table-cell>
          <table:table-cell table:formula="of:=SIN([.B35] * (3.14159 / 180))" office:value-type="float" office:value="0.580704689973439" calcext:value-type="float">
            <text:p>0.58</text:p>
          </table:table-cell>
          <table:table-cell table:formula="of:=INT([.C35]*[.$D$2])" office:value-type="float" office:value="6" calcext:value-type="float">
            <text:p>6.00</text:p>
          </table:table-cell>
          <table:table-cell table:formula="of:=[.D35]-[.$E$2]" office:value-type="float" office:value="-5" calcext:value-type="float">
            <text:p>-5.00</text:p>
          </table:table-cell>
          <table:table-cell table:style-name="ce1"/>
          <table:table-cell table:style-name="ce1" table:formula="of:=INT([.C35]*[.$G$2])" office:value-type="float" office:value="8" calcext:value-type="float">
            <text:p>8.00</text:p>
          </table:table-cell>
          <table:table-cell table:style-name="ce7" table:formula="of:=[.G35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47" calcext:value-type="float">
            <text:p>147.00</text:p>
          </table:table-cell>
          <table:table-cell table:formula="of:=SIN([.B36] * (3.14159 / 180))" office:value-type="float" office:value="0.544640852495336" calcext:value-type="float">
            <text:p>0.54</text:p>
          </table:table-cell>
          <table:table-cell table:formula="of:=INT([.C36]*[.$D$2])" office:value-type="float" office:value="6" calcext:value-type="float">
            <text:p>6.00</text:p>
          </table:table-cell>
          <table:table-cell table:formula="of:=[.D36]-[.$E$2]" office:value-type="float" office:value="-5" calcext:value-type="float">
            <text:p>-5.00</text:p>
          </table:table-cell>
          <table:table-cell table:style-name="ce1"/>
          <table:table-cell table:style-name="ce1" table:formula="of:=INT([.C36]*[.$G$2])" office:value-type="float" office:value="8" calcext:value-type="float">
            <text:p>8.00</text:p>
          </table:table-cell>
          <table:table-cell table:style-name="ce7" table:formula="of:=[.G3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49.5" calcext:value-type="float">
            <text:p>149.50</text:p>
          </table:table-cell>
          <table:table-cell table:formula="of:=SIN([.B37] * (3.14159 / 180))" office:value-type="float" office:value="0.507540261950287" calcext:value-type="float">
            <text:p>0.51</text:p>
          </table:table-cell>
          <table:table-cell table:formula="of:=INT([.C37]*[.$D$2])" office:value-type="float" office:value="6" calcext:value-type="float">
            <text:p>6.00</text:p>
          </table:table-cell>
          <table:table-cell table:formula="of:=[.D37]-[.$E$2]" office:value-type="float" office:value="-5" calcext:value-type="float">
            <text:p>-5.00</text:p>
          </table:table-cell>
          <table:table-cell table:style-name="ce1"/>
          <table:table-cell table:style-name="ce1" table:formula="of:=INT([.C37]*[.$G$2])" office:value-type="float" office:value="7" calcext:value-type="float">
            <text:p>7.00</text:p>
          </table:table-cell>
          <table:table-cell table:style-name="ce7" table:formula="of:=[.G37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52" calcext:value-type="float">
            <text:p>152.00</text:p>
          </table:table-cell>
          <table:table-cell table:formula="of:=SIN([.B38] * (3.14159 / 180))" office:value-type="float" office:value="0.469473541301765" calcext:value-type="float">
            <text:p>0.47</text:p>
          </table:table-cell>
          <table:table-cell table:formula="of:=INT([.C38]*[.$D$2])" office:value-type="float" office:value="5" calcext:value-type="float">
            <text:p>5.00</text:p>
          </table:table-cell>
          <table:table-cell table:formula="of:=[.D38]-[.$E$2]" office:value-type="float" office:value="-6" calcext:value-type="float">
            <text:p>-6.00</text:p>
          </table:table-cell>
          <table:table-cell table:style-name="ce1"/>
          <table:table-cell table:style-name="ce1" table:formula="of:=INT([.C38]*[.$G$2])" office:value-type="float" office:value="7" calcext:value-type="float">
            <text:p>7.00</text:p>
          </table:table-cell>
          <table:table-cell table:style-name="ce7" table:formula="of:=[.G38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54.5" calcext:value-type="float">
            <text:p>154.50</text:p>
          </table:table-cell>
          <table:table-cell table:formula="of:=SIN([.B39] * (3.14159 / 180))" office:value-type="float" office:value="0.430513152593705" calcext:value-type="float">
            <text:p>0.43</text:p>
          </table:table-cell>
          <table:table-cell table:formula="of:=INT([.C39]*[.$D$2])" office:value-type="float" office:value="5" calcext:value-type="float">
            <text:p>5.00</text:p>
          </table:table-cell>
          <table:table-cell table:formula="of:=[.D39]-[.$E$2]" office:value-type="float" office:value="-6" calcext:value-type="float">
            <text:p>-6.00</text:p>
          </table:table-cell>
          <table:table-cell table:style-name="ce1"/>
          <table:table-cell table:style-name="ce1" table:formula="of:=INT([.C39]*[.$G$2])" office:value-type="float" office:value="6" calcext:value-type="float">
            <text:p>6.00</text:p>
          </table:table-cell>
          <table:table-cell table:style-name="ce7" table:formula="of:=[.G3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57" calcext:value-type="float">
            <text:p>157.00</text:p>
          </table:table-cell>
          <table:table-cell table:formula="of:=SIN([.B40] * (3.14159 / 180))" office:value-type="float" office:value="0.390733259015108" calcext:value-type="float">
            <text:p>0.39</text:p>
          </table:table-cell>
          <table:table-cell table:formula="of:=INT([.C40]*[.$D$2])" office:value-type="float" office:value="4" calcext:value-type="float">
            <text:p>4.00</text:p>
          </table:table-cell>
          <table:table-cell table:formula="of:=[.D40]-[.$E$2]" office:value-type="float" office:value="-7" calcext:value-type="float">
            <text:p>-7.00</text:p>
          </table:table-cell>
          <table:table-cell table:style-name="ce1"/>
          <table:table-cell table:style-name="ce1" table:formula="of:=INT([.C40]*[.$G$2])" office:value-type="float" office:value="5" calcext:value-type="float">
            <text:p>5.00</text:p>
          </table:table-cell>
          <table:table-cell table:style-name="ce7" table:formula="of:=[.G40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59.5" calcext:value-type="float">
            <text:p>159.50</text:p>
          </table:table-cell>
          <table:table-cell table:formula="of:=SIN([.B41] * (3.14159 / 180))" office:value-type="float" office:value="0.350209583726443" calcext:value-type="float">
            <text:p>0.35</text:p>
          </table:table-cell>
          <table:table-cell table:formula="of:=INT([.C41]*[.$D$2])" office:value-type="float" office:value="4" calcext:value-type="float">
            <text:p>4.00</text:p>
          </table:table-cell>
          <table:table-cell table:formula="of:=[.D41]-[.$E$2]" office:value-type="float" office:value="-7" calcext:value-type="float">
            <text:p>-7.00</text:p>
          </table:table-cell>
          <table:table-cell table:style-name="ce1"/>
          <table:table-cell table:style-name="ce1" table:formula="of:=INT([.C41]*[.$G$2])" office:value-type="float" office:value="5" calcext:value-type="float">
            <text:p>5.00</text:p>
          </table:table-cell>
          <table:table-cell table:style-name="ce7" table:formula="of:=[.G41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62" calcext:value-type="float">
            <text:p>162.00</text:p>
          </table:table-cell>
          <table:table-cell table:formula="of:=SIN([.B42] * (3.14159 / 180))" office:value-type="float" office:value="0.309019265716544" calcext:value-type="float">
            <text:p>0.31</text:p>
          </table:table-cell>
          <table:table-cell table:formula="of:=INT([.C42]*[.$D$2])" office:value-type="float" office:value="3" calcext:value-type="float">
            <text:p>3.00</text:p>
          </table:table-cell>
          <table:table-cell table:formula="of:=[.D42]-[.$E$2]" office:value-type="float" office:value="-8" calcext:value-type="float">
            <text:p>-8.00</text:p>
          </table:table-cell>
          <table:table-cell table:style-name="ce1"/>
          <table:table-cell table:style-name="ce1" table:formula="of:=INT([.C42]*[.$G$2])" office:value-type="float" office:value="4" calcext:value-type="float">
            <text:p>4.00</text:p>
          </table:table-cell>
          <table:table-cell table:style-name="ce7" table:formula="of:=[.G42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64.5" calcext:value-type="float">
            <text:p>164.50</text:p>
          </table:table-cell>
          <table:table-cell table:formula="of:=SIN([.B43] * (3.14159 / 180))" office:value-type="float" office:value="0.267240712964412" calcext:value-type="float">
            <text:p>0.27</text:p>
          </table:table-cell>
          <table:table-cell table:formula="of:=INT([.C43]*[.$D$2])" office:value-type="float" office:value="3" calcext:value-type="float">
            <text:p>3.00</text:p>
          </table:table-cell>
          <table:table-cell table:formula="of:=[.D43]-[.$E$2]" office:value-type="float" office:value="-8" calcext:value-type="float">
            <text:p>-8.00</text:p>
          </table:table-cell>
          <table:table-cell table:style-name="ce1"/>
          <table:table-cell table:style-name="ce1" table:formula="of:=INT([.C43]*[.$G$2])" office:value-type="float" office:value="4" calcext:value-type="float">
            <text:p>4.00</text:p>
          </table:table-cell>
          <table:table-cell table:style-name="ce7" table:formula="of:=[.G43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67" calcext:value-type="float">
            <text:p>167.00</text:p>
          </table:table-cell>
          <table:table-cell table:formula="of:=SIN([.B44] * (3.14159 / 180))" office:value-type="float" office:value="0.22495345318542" calcext:value-type="float">
            <text:p>0.22</text:p>
          </table:table-cell>
          <table:table-cell table:formula="of:=INT([.C44]*[.$D$2])" office:value-type="float" office:value="2" calcext:value-type="float">
            <text:p>2.00</text:p>
          </table:table-cell>
          <table:table-cell table:formula="of:=[.D44]-[.$E$2]" office:value-type="float" office:value="-9" calcext:value-type="float">
            <text:p>-9.00</text:p>
          </table:table-cell>
          <table:table-cell table:style-name="ce1"/>
          <table:table-cell table:style-name="ce1" table:formula="of:=INT([.C44]*[.$G$2])" office:value-type="float" office:value="3" calcext:value-type="float">
            <text:p>3.00</text:p>
          </table:table-cell>
          <table:table-cell table:style-name="ce7" table:formula="of:=[.G44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69.5" calcext:value-type="float">
            <text:p>169.50</text:p>
          </table:table-cell>
          <table:table-cell table:formula="of:=SIN([.B45] * (3.14159 / 180))" office:value-type="float" office:value="0.182237982446047" calcext:value-type="float">
            <text:p>0.18</text:p>
          </table:table-cell>
          <table:table-cell table:formula="of:=INT([.C45]*[.$D$2])" office:value-type="float" office:value="2" calcext:value-type="float">
            <text:p>2.00</text:p>
          </table:table-cell>
          <table:table-cell table:formula="of:=[.D45]-[.$E$2]" office:value-type="float" office:value="-9" calcext:value-type="float">
            <text:p>-9.00</text:p>
          </table:table-cell>
          <table:table-cell table:style-name="ce1"/>
          <table:table-cell table:style-name="ce1" table:formula="of:=INT([.C45]*[.$G$2])" office:value-type="float" office:value="2" calcext:value-type="float">
            <text:p>2.00</text:p>
          </table:table-cell>
          <table:table-cell table:style-name="ce7" table:formula="of:=[.G4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72" calcext:value-type="float">
            <text:p>172.00</text:p>
          </table:table-cell>
          <table:table-cell table:formula="of:=SIN([.B46] * (3.14159 / 180))" office:value-type="float" office:value="0.139175611935292" calcext:value-type="float">
            <text:p>0.14</text:p>
          </table:table-cell>
          <table:table-cell table:formula="of:=INT([.C46]*[.$D$2])" office:value-type="float" office:value="1" calcext:value-type="float">
            <text:p>1.00</text:p>
          </table:table-cell>
          <table:table-cell table:formula="of:=[.D46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6]*[.$G$2])" office:value-type="float" office:value="2" calcext:value-type="float">
            <text:p>2.00</text:p>
          </table:table-cell>
          <table:table-cell table:style-name="ce7" table:formula="of:=[.G46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74.5" calcext:value-type="float">
            <text:p>174.50</text:p>
          </table:table-cell>
          <table:table-cell table:formula="of:=SIN([.B47] * (3.14159 / 180))" office:value-type="float" office:value="0.0958483131844739" calcext:value-type="float">
            <text:p>0.10</text:p>
          </table:table-cell>
          <table:table-cell table:formula="of:=INT([.C47]*[.$D$2])" office:value-type="float" office:value="1" calcext:value-type="float">
            <text:p>1.00</text:p>
          </table:table-cell>
          <table:table-cell table:formula="of:=[.D47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7]*[.$G$2])" office:value-type="float" office:value="1" calcext:value-type="float">
            <text:p>1.00</text:p>
          </table:table-cell>
          <table:table-cell table:style-name="ce7" table:formula="of:=[.G4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77" calcext:value-type="float">
            <text:p>177.00</text:p>
          </table:table-cell>
          <table:table-cell table:formula="of:=SIN([.B48] * (3.14159 / 180))" office:value-type="float" office:value="0.0523385620300209" calcext:value-type="float">
            <text:p>0.05</text:p>
          </table:table-cell>
          <table:table-cell table:formula="of:=INT([.C48]*[.$D$2])" office:value-type="float" office:value="0" calcext:value-type="float">
            <text:p>0.00</text:p>
          </table:table-cell>
          <table:table-cell table:formula="of:=[.D48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8]*[.$G$2])" office:value-type="float" office:value="0" calcext:value-type="float">
            <text:p>0.00</text:p>
          </table:table-cell>
          <table:table-cell table:style-name="ce7" table:formula="of:=[.G48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79.5" calcext:value-type="float">
            <text:p>179.50</text:p>
          </table:table-cell>
          <table:table-cell table:formula="of:=SIN([.B49] * (3.14159 / 180))" office:value-type="float" office:value="0.00872918161629432" calcext:value-type="float">
            <text:p>0.01</text:p>
          </table:table-cell>
          <table:table-cell table:formula="of:=INT([.C49]*[.$D$2])" office:value-type="float" office:value="0" calcext:value-type="float">
            <text:p>0.00</text:p>
          </table:table-cell>
          <table:table-cell table:formula="of:=[.D49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9]*[.$G$2])" office:value-type="float" office:value="0" calcext:value-type="float">
            <text:p>0.00</text:p>
          </table:table-cell>
          <table:table-cell table:style-name="ce7" table:formula="of:=[.G49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82" calcext:value-type="float">
            <text:p>182.00</text:p>
          </table:table-cell>
          <table:table-cell table:formula="of:=SIN([.B50] * (3.14159 / 180))" office:value-type="float" office:value="-0.0348968152627069" calcext:value-type="float">
            <text:p>-0.03</text:p>
          </table:table-cell>
          <table:table-cell table:formula="of:=INT([.C50]*[.$D$2])" office:value-type="float" office:value="-1" calcext:value-type="float">
            <text:p>-1.00</text:p>
          </table:table-cell>
          <table:table-cell table:formula="of:=[.D50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0]*[.$G$2])" office:value-type="float" office:value="-1" calcext:value-type="float">
            <text:p>-1.00</text:p>
          </table:table-cell>
          <table:table-cell table:style-name="ce7" table:formula="of:=[.G50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84.5" calcext:value-type="float">
            <text:p>184.50</text:p>
          </table:table-cell>
          <table:table-cell table:formula="of:=SIN([.B51] * (3.14159 / 180))" office:value-type="float" office:value="-0.0784563841826512" calcext:value-type="float">
            <text:p>-0.08</text:p>
          </table:table-cell>
          <table:table-cell table:formula="of:=INT([.C51]*[.$D$2])" office:value-type="float" office:value="-1" calcext:value-type="float">
            <text:p>-1.00</text:p>
          </table:table-cell>
          <table:table-cell table:formula="of:=[.D51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1]*[.$G$2])" office:value-type="float" office:value="-2" calcext:value-type="float">
            <text:p>-2.00</text:p>
          </table:table-cell>
          <table:table-cell table:style-name="ce7" table:formula="of:=[.G5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87" calcext:value-type="float">
            <text:p>187.00</text:p>
          </table:table-cell>
          <table:table-cell table:formula="of:=SIN([.B52] * (3.14159 / 180))" office:value-type="float" office:value="-0.121866607168389" calcext:value-type="float">
            <text:p>-0.12</text:p>
          </table:table-cell>
          <table:table-cell table:formula="of:=INT([.C52]*[.$D$2])" office:value-type="float" office:value="-2" calcext:value-type="float">
            <text:p>-2.00</text:p>
          </table:table-cell>
          <table:table-cell table:formula="of:=[.D52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2]*[.$G$2])" office:value-type="float" office:value="-2" calcext:value-type="float">
            <text:p>-2.00</text:p>
          </table:table-cell>
          <table:table-cell table:style-name="ce7" table:formula="of:=[.G52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89.5" calcext:value-type="float">
            <text:p>189.50</text:p>
          </table:table-cell>
          <table:table-cell table:formula="of:=SIN([.B53] * (3.14159 / 180))" office:value-type="float" office:value="-0.165044850532765" calcext:value-type="float">
            <text:p>-0.17</text:p>
          </table:table-cell>
          <table:table-cell table:formula="of:=INT([.C53]*[.$D$2])" office:value-type="float" office:value="-2" calcext:value-type="float">
            <text:p>-2.00</text:p>
          </table:table-cell>
          <table:table-cell table:formula="of:=[.D53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3]*[.$G$2])" office:value-type="float" office:value="-3" calcext:value-type="float">
            <text:p>-3.00</text:p>
          </table:table-cell>
          <table:table-cell table:style-name="ce7" table:formula="of:=[.G5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92" calcext:value-type="float">
            <text:p>192.00</text:p>
          </table:table-cell>
          <table:table-cell table:formula="of:=SIN([.B54] * (3.14159 / 180))" office:value-type="float" office:value="-0.207908922174271" calcext:value-type="float">
            <text:p>-0.21</text:p>
          </table:table-cell>
          <table:table-cell table:formula="of:=INT([.C54]*[.$D$2])" office:value-type="float" office:value="-3" calcext:value-type="float">
            <text:p>-3.00</text:p>
          </table:table-cell>
          <table:table-cell table:formula="of:=[.D54]-[.$E$2]" office:value-type="float" office:value="-14" calcext:value-type="float">
            <text:p>-14.00</text:p>
          </table:table-cell>
          <table:table-cell table:style-name="ce1"/>
          <table:table-cell table:style-name="ce1" table:formula="of:=INT([.C54]*[.$G$2])" office:value-type="float" office:value="-4" calcext:value-type="float">
            <text:p>-4.00</text:p>
          </table:table-cell>
          <table:table-cell table:style-name="ce7" table:formula="of:=[.G54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94.5" calcext:value-type="float">
            <text:p>194.50</text:p>
          </table:table-cell>
          <table:table-cell table:formula="of:=SIN([.B55] * (3.14159 / 180))" office:value-type="float" office:value="-0.25037722803412" calcext:value-type="float">
            <text:p>-0.25</text:p>
          </table:table-cell>
          <table:table-cell table:formula="of:=INT([.C55]*[.$D$2])" office:value-type="float" office:value="-4" calcext:value-type="float">
            <text:p>-4.00</text:p>
          </table:table-cell>
          <table:table-cell table:formula="of:=[.D55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5]*[.$G$2])" office:value-type="float" office:value="-4" calcext:value-type="float">
            <text:p>-4.00</text:p>
          </table:table-cell>
          <table:table-cell table:style-name="ce7" table:formula="of:=[.G55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97" calcext:value-type="float">
            <text:p>197.00</text:p>
          </table:table-cell>
          <table:table-cell table:formula="of:=SIN([.B56] * (3.14159 / 180))" office:value-type="float" office:value="-0.292368927414913" calcext:value-type="float">
            <text:p>-0.29</text:p>
          </table:table-cell>
          <table:table-cell table:formula="of:=INT([.C56]*[.$D$2])" office:value-type="float" office:value="-4" calcext:value-type="float">
            <text:p>-4.00</text:p>
          </table:table-cell>
          <table:table-cell table:formula="of:=[.D56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6]*[.$G$2])" office:value-type="float" office:value="-5" calcext:value-type="float">
            <text:p>-5.00</text:p>
          </table:table-cell>
          <table:table-cell table:style-name="ce7" table:formula="of:=[.G56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99.5" calcext:value-type="float">
            <text:p>199.50</text:p>
          </table:table-cell>
          <table:table-cell table:formula="of:=SIN([.B57] * (3.14159 / 180))" office:value-type="float" office:value="-0.333804086865238" calcext:value-type="float">
            <text:p>-0.33</text:p>
          </table:table-cell>
          <table:table-cell table:formula="of:=INT([.C57]*[.$D$2])" office:value-type="float" office:value="-5" calcext:value-type="float">
            <text:p>-5.00</text:p>
          </table:table-cell>
          <table:table-cell table:formula="of:=[.D57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7]*[.$G$2])" office:value-type="float" office:value="-6" calcext:value-type="float">
            <text:p>-6.00</text:p>
          </table:table-cell>
          <table:table-cell table:style-name="ce7" table:formula="of:=[.G5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202" calcext:value-type="float">
            <text:p>202.00</text:p>
          </table:table-cell>
          <table:table-cell table:formula="of:=SIN([.B58] * (3.14159 / 180))" office:value-type="float" office:value="-0.374603832337285" calcext:value-type="float">
            <text:p>-0.37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8]*[.$G$2])" office:value-type="float" office:value="-6" calcext:value-type="float">
            <text:p>-6.00</text:p>
          </table:table-cell>
          <table:table-cell table:style-name="ce7" table:formula="of:=[.G5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204.5" calcext:value-type="float">
            <text:p>204.50</text:p>
          </table:table-cell>
          <table:table-cell table:formula="of:=SIN([.B59] * (3.14159 / 180))" office:value-type="float" office:value="-0.414690499327822" calcext:value-type="float">
            <text:p>-0.41</text:p>
          </table:table-cell>
          <table:table-cell table:formula="of:=INT([.C59]*[.$D$2])" office:value-type="float" office:value="-5" calcext:value-type="float">
            <text:p>-5.00</text:p>
          </table:table-cell>
          <table:table-cell table:formula="of:=[.D59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9]*[.$G$2])" office:value-type="float" office:value="-7" calcext:value-type="float">
            <text:p>-7.00</text:p>
          </table:table-cell>
          <table:table-cell table:style-name="ce7" table:formula="of:=[.G59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207" calcext:value-type="float">
            <text:p>207.00</text:p>
          </table:table-cell>
          <table:table-cell table:formula="of:=SIN([.B60] * (3.14159 / 180))" office:value-type="float" office:value="-0.453987780716741" calcext:value-type="float">
            <text:p>-0.45</text:p>
          </table:table-cell>
          <table:table-cell table:formula="of:=INT([.C60]*[.$D$2])" office:value-type="float" office:value="-6" calcext:value-type="float">
            <text:p>-6.00</text:p>
          </table:table-cell>
          <table:table-cell table:formula="of:=[.D60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0]*[.$G$2])" office:value-type="float" office:value="-7" calcext:value-type="float">
            <text:p>-7.00</text:p>
          </table:table-cell>
          <table:table-cell table:style-name="ce7" table:formula="of:=[.G60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209.5" calcext:value-type="float">
            <text:p>209.50</text:p>
          </table:table-cell>
          <table:table-cell table:formula="of:=SIN([.B61] * (3.14159 / 180))" office:value-type="float" office:value="-0.492420872021759" calcext:value-type="float">
            <text:p>-0.49</text:p>
          </table:table-cell>
          <table:table-cell table:formula="of:=INT([.C61]*[.$D$2])" office:value-type="float" office:value="-6" calcext:value-type="float">
            <text:p>-6.00</text:p>
          </table:table-cell>
          <table:table-cell table:formula="of:=[.D61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1]*[.$G$2])" office:value-type="float" office:value="-8" calcext:value-type="float">
            <text:p>-8.00</text:p>
          </table:table-cell>
          <table:table-cell table:style-name="ce7" table:formula="of:=[.G61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212" calcext:value-type="float">
            <text:p>212.00</text:p>
          </table:table-cell>
          <table:table-cell table:formula="of:=SIN([.B62] * (3.14159 / 180))" office:value-type="float" office:value="-0.529916613792752" calcext:value-type="float">
            <text:p>-0.53</text:p>
          </table:table-cell>
          <table:table-cell table:formula="of:=INT([.C62]*[.$D$2])" office:value-type="float" office:value="-7" calcext:value-type="float">
            <text:p>-7.00</text:p>
          </table:table-cell>
          <table:table-cell table:formula="of:=[.D62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2]*[.$G$2])" office:value-type="float" office:value="-8" calcext:value-type="float">
            <text:p>-8.00</text:p>
          </table:table-cell>
          <table:table-cell table:style-name="ce7" table:formula="of:=[.G62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214.5" calcext:value-type="float">
            <text:p>214.50</text:p>
          </table:table-cell>
          <table:table-cell table:formula="of:=SIN([.B63] * (3.14159 / 180))" office:value-type="float" office:value="-0.566403630874697" calcext:value-type="float">
            <text:p>-0.57</text:p>
          </table:table-cell>
          <table:table-cell table:formula="of:=INT([.C63]*[.$D$2])" office:value-type="float" office:value="-7" calcext:value-type="float">
            <text:p>-7.00</text:p>
          </table:table-cell>
          <table:table-cell table:formula="of:=[.D63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3]*[.$G$2])" office:value-type="float" office:value="-9" calcext:value-type="float">
            <text:p>-9.00</text:p>
          </table:table-cell>
          <table:table-cell table:style-name="ce7" table:formula="of:=[.G6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217" calcext:value-type="float">
            <text:p>217.00</text:p>
          </table:table-cell>
          <table:table-cell table:formula="of:=SIN([.B64] * (3.14159 / 180))" office:value-type="float" office:value="-0.601812468274106" calcext:value-type="float">
            <text:p>-0.60</text:p>
          </table:table-cell>
          <table:table-cell table:formula="of:=INT([.C64]*[.$D$2])" office:value-type="float" office:value="-8" calcext:value-type="float">
            <text:p>-8.00</text:p>
          </table:table-cell>
          <table:table-cell table:formula="of:=[.D64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4]*[.$G$2])" office:value-type="float" office:value="-10" calcext:value-type="float">
            <text:p>-10.00</text:p>
          </table:table-cell>
          <table:table-cell table:style-name="ce7" table:formula="of:=[.G64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219.5" calcext:value-type="float">
            <text:p>219.50</text:p>
          </table:table-cell>
          <table:table-cell table:formula="of:=SIN([.B65] * (3.14159 / 180))" office:value-type="float" office:value="-0.63607572337033" calcext:value-type="float">
            <text:p>-0.64</text:p>
          </table:table-cell>
          <table:table-cell table:formula="of:=INT([.C65]*[.$D$2])" office:value-type="float" office:value="-8" calcext:value-type="float">
            <text:p>-8.00</text:p>
          </table:table-cell>
          <table:table-cell table:formula="of:=[.D65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5]*[.$G$2])" office:value-type="float" office:value="-10" calcext:value-type="float">
            <text:p>-10.00</text:p>
          </table:table-cell>
          <table:table-cell table:style-name="ce7" table:formula="of:=[.G65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222" calcext:value-type="float">
            <text:p>222.00</text:p>
          </table:table-cell>
          <table:table-cell table:formula="of:=SIN([.B66] * (3.14159 / 180))" office:value-type="float" office:value="-0.669128174220062" calcext:value-type="float">
            <text:p>-0.67</text:p>
          </table:table-cell>
          <table:table-cell table:formula="of:=INT([.C66]*[.$D$2])" office:value-type="float" office:value="-9" calcext:value-type="float">
            <text:p>-9.00</text:p>
          </table:table-cell>
          <table:table-cell table:formula="of:=[.D66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6]*[.$G$2])" office:value-type="float" office:value="-11" calcext:value-type="float">
            <text:p>-11.00</text:p>
          </table:table-cell>
          <table:table-cell table:style-name="ce7" table:formula="of:=[.G66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224.5" calcext:value-type="float">
            <text:p>224.50</text:p>
          </table:table-cell>
          <table:table-cell table:formula="of:=SIN([.B67] * (3.14159 / 180))" office:value-type="float" office:value="-0.7009069037108" calcext:value-type="float">
            <text:p>-0.70</text:p>
          </table:table-cell>
          <table:table-cell table:formula="of:=INT([.C67]*[.$D$2])" office:value-type="float" office:value="-9" calcext:value-type="float">
            <text:p>-9.00</text:p>
          </table:table-cell>
          <table:table-cell table:formula="of:=[.D67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7]*[.$G$2])" office:value-type="float" office:value="-11" calcext:value-type="float">
            <text:p>-11.00</text:p>
          </table:table-cell>
          <table:table-cell table:style-name="ce7" table:formula="of:=[.G67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227" calcext:value-type="float">
            <text:p>227.00</text:p>
          </table:table-cell>
          <table:table-cell table:formula="of:=SIN([.B68] * (3.14159 / 180))" office:value-type="float" office:value="-0.731351419326951" calcext:value-type="float">
            <text:p>-0.73</text:p>
          </table:table-cell>
          <table:table-cell table:formula="of:=INT([.C68]*[.$D$2])" office:value-type="float" office:value="-9" calcext:value-type="float">
            <text:p>-9.00</text:p>
          </table:table-cell>
          <table:table-cell table:formula="of:=[.D68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8]*[.$G$2])" office:value-type="float" office:value="-11" calcext:value-type="float">
            <text:p>-11.00</text:p>
          </table:table-cell>
          <table:table-cell table:style-name="ce7" table:formula="of:=[.G68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229.5" calcext:value-type="float">
            <text:p>229.50</text:p>
          </table:table-cell>
          <table:table-cell table:formula="of:=SIN([.B69] * (3.14159 / 180))" office:value-type="float" office:value="-0.76040376830057" calcext:value-type="float">
            <text:p>-0.76</text:p>
          </table:table-cell>
          <table:table-cell table:formula="of:=INT([.C69]*[.$D$2])" office:value-type="float" office:value="-10" calcext:value-type="float">
            <text:p>-10.00</text:p>
          </table:table-cell>
          <table:table-cell table:formula="of:=[.D69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69]*[.$G$2])" office:value-type="float" office:value="-12" calcext:value-type="float">
            <text:p>-12.00</text:p>
          </table:table-cell>
          <table:table-cell table:style-name="ce7" table:formula="of:=[.G69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232" calcext:value-type="float">
            <text:p>232.00</text:p>
          </table:table-cell>
          <table:table-cell table:formula="of:=SIN([.B70] * (3.14159 / 180))" office:value-type="float" office:value="-0.788008647927571" calcext:value-type="float">
            <text:p>-0.79</text:p>
          </table:table-cell>
          <table:table-cell table:formula="of:=INT([.C70]*[.$D$2])" office:value-type="float" office:value="-10" calcext:value-type="float">
            <text:p>-10.00</text:p>
          </table:table-cell>
          <table:table-cell table:formula="of:=[.D70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0]*[.$G$2])" office:value-type="float" office:value="-12" calcext:value-type="float">
            <text:p>-12.00</text:p>
          </table:table-cell>
          <table:table-cell table:style-name="ce7" table:formula="of:=[.G7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234.5" calcext:value-type="float">
            <text:p>234.50</text:p>
          </table:table-cell>
          <table:table-cell table:formula="of:=SIN([.B71] * (3.14159 / 180))" office:value-type="float" office:value="-0.814113510839378" calcext:value-type="float">
            <text:p>-0.81</text:p>
          </table:table-cell>
          <table:table-cell table:formula="of:=INT([.C71]*[.$D$2])" office:value-type="float" office:value="-10" calcext:value-type="float">
            <text:p>-10.00</text:p>
          </table:table-cell>
          <table:table-cell table:formula="of:=[.D71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1]*[.$G$2])" office:value-type="float" office:value="-13" calcext:value-type="float">
            <text:p>-13.00</text:p>
          </table:table-cell>
          <table:table-cell table:style-name="ce7" table:formula="of:=[.G71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237" calcext:value-type="float">
            <text:p>237.00</text:p>
          </table:table-cell>
          <table:table-cell table:formula="of:=SIN([.B72] * (3.14159 / 180))" office:value-type="float" office:value="-0.838668665029669" calcext:value-type="float">
            <text:p>-0.84</text:p>
          </table:table-cell>
          <table:table-cell table:formula="of:=INT([.C72]*[.$D$2])" office:value-type="float" office:value="-11" calcext:value-type="float">
            <text:p>-11.00</text:p>
          </table:table-cell>
          <table:table-cell table:formula="of:=[.D72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2]*[.$G$2])" office:value-type="float" office:value="-13" calcext:value-type="float">
            <text:p>-13.00</text:p>
          </table:table-cell>
          <table:table-cell table:style-name="ce7" table:formula="of:=[.G72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239.5" calcext:value-type="float">
            <text:p>239.50</text:p>
          </table:table-cell>
          <table:table-cell table:formula="of:=SIN([.B73] * (3.14159 / 180))" office:value-type="float" office:value="-0.861627368445769" calcext:value-type="float">
            <text:p>-0.86</text:p>
          </table:table-cell>
          <table:table-cell table:formula="of:=INT([.C73]*[.$D$2])" office:value-type="float" office:value="-11" calcext:value-type="float">
            <text:p>-11.00</text:p>
          </table:table-cell>
          <table:table-cell table:formula="of:=[.D73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3]*[.$G$2])" office:value-type="float" office:value="-13" calcext:value-type="float">
            <text:p>-13.00</text:p>
          </table:table-cell>
          <table:table-cell table:style-name="ce7" table:formula="of:=[.G73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242" calcext:value-type="float">
            <text:p>242.00</text:p>
          </table:table-cell>
          <table:table-cell table:formula="of:=SIN([.B74] * (3.14159 / 180))" office:value-type="float" office:value="-0.882945917964656" calcext:value-type="float">
            <text:p>-0.88</text:p>
          </table:table-cell>
          <table:table-cell table:formula="of:=INT([.C74]*[.$D$2])" office:value-type="float" office:value="-11" calcext:value-type="float">
            <text:p>-11.00</text:p>
          </table:table-cell>
          <table:table-cell table:formula="of:=[.D74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4]*[.$G$2])" office:value-type="float" office:value="-14" calcext:value-type="float">
            <text:p>-14.00</text:p>
          </table:table-cell>
          <table:table-cell table:style-name="ce7" table:formula="of:=[.G74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244.5" calcext:value-type="float">
            <text:p>244.50</text:p>
          </table:table-cell>
          <table:table-cell table:formula="of:=SIN([.B75] * (3.14159 / 180))" office:value-type="float" office:value="-0.902583732584198" calcext:value-type="float">
            <text:p>-0.90</text:p>
          </table:table-cell>
          <table:table-cell table:formula="of:=INT([.C75]*[.$D$2])" office:value-type="float" office:value="-11" calcext:value-type="float">
            <text:p>-11.00</text:p>
          </table:table-cell>
          <table:table-cell table:formula="of:=[.D75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5]*[.$G$2])" office:value-type="float" office:value="-14" calcext:value-type="float">
            <text:p>-14.00</text:p>
          </table:table-cell>
          <table:table-cell table:style-name="ce7" table:formula="of:=[.G75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247" calcext:value-type="float">
            <text:p>247.00</text:p>
          </table:table-cell>
          <table:table-cell table:formula="of:=SIN([.B76] * (3.14159 / 180))" office:value-type="float" office:value="-0.920503430671264" calcext:value-type="float">
            <text:p>-0.92</text:p>
          </table:table-cell>
          <table:table-cell table:formula="of:=INT([.C76]*[.$D$2])" office:value-type="float" office:value="-12" calcext:value-type="float">
            <text:p>-12.00</text:p>
          </table:table-cell>
          <table:table-cell table:formula="of:=[.D76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6]*[.$G$2])" office:value-type="float" office:value="-14" calcext:value-type="float">
            <text:p>-14.00</text:p>
          </table:table-cell>
          <table:table-cell table:style-name="ce7" table:formula="of:=[.G76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249.5" calcext:value-type="float">
            <text:p>249.50</text:p>
          </table:table-cell>
          <table:table-cell table:formula="of:=SIN([.B77] * (3.14159 / 180))" office:value-type="float" office:value="-0.936670901119674" calcext:value-type="float">
            <text:p>-0.94</text:p>
          </table:table-cell>
          <table:table-cell table:formula="of:=INT([.C77]*[.$D$2])" office:value-type="float" office:value="-12" calcext:value-type="float">
            <text:p>-12.00</text:p>
          </table:table-cell>
          <table:table-cell table:formula="of:=[.D77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7]*[.$G$2])" office:value-type="float" office:value="-15" calcext:value-type="float">
            <text:p>-15.00</text:p>
          </table:table-cell>
          <table:table-cell table:style-name="ce7" table:formula="of:=[.G77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252" calcext:value-type="float">
            <text:p>252.00</text:p>
          </table:table-cell>
          <table:table-cell table:formula="of:=SIN([.B78] * (3.14159 / 180))" office:value-type="float" office:value="-0.951055368282511" calcext:value-type="float">
            <text:p>-0.95</text:p>
          </table:table-cell>
          <table:table-cell table:formula="of:=INT([.C78]*[.$D$2])" office:value-type="float" office:value="-12" calcext:value-type="float">
            <text:p>-12.00</text:p>
          </table:table-cell>
          <table:table-cell table:formula="of:=[.D78]-[.$E$2]" office:value-type="float" office:value="-23" calcext:value-type="float">
            <text:p>-23.00</text:p>
          </table:table-cell>
          <table:table-cell/>
          <table:table-cell table:style-name="ce1" table:formula="of:=INT([.C78]*[.$G$2])" office:value-type="float" office:value="-15" calcext:value-type="float">
            <text:p>-15.00</text:p>
          </table:table-cell>
          <table:table-cell table:style-name="ce7" table:formula="of:=[.G78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254.5" calcext:value-type="float">
            <text:p>254.50</text:p>
          </table:table-cell>
          <table:table-cell table:formula="of:=SIN([.B79] * (3.14159 / 180))" office:value-type="float" office:value="-0.963629450555222" calcext:value-type="float">
            <text:p>-0.96</text:p>
          </table:table-cell>
          <table:table-cell table:formula="of:=INT([.C79]*[.$D$2])" office:value-type="float" office:value="-12" calcext:value-type="float">
            <text:p>-12.00</text:p>
          </table:table-cell>
          <table:table-cell table:formula="of:=[.D79]-[.$E$2]" office:value-type="float" office:value="-23" calcext:value-type="float">
            <text:p>-23.00</text:p>
          </table:table-cell>
          <table:table-cell/>
          <table:table-cell table:style-name="ce1" table:formula="of:=INT([.C79]*[.$G$2])" office:value-type="float" office:value="-15" calcext:value-type="float">
            <text:p>-15.00</text:p>
          </table:table-cell>
          <table:table-cell table:style-name="ce7" table:formula="of:=[.G79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257" calcext:value-type="float">
            <text:p>257.00</text:p>
          </table:table-cell>
          <table:table-cell table:formula="of:=SIN([.B80] * (3.14159 / 180))" office:value-type="float" office:value="-0.974369212497963" calcext:value-type="float">
            <text:p>-0.97</text:p>
          </table:table-cell>
          <table:table-cell table:formula="of:=INT([.C80]*[.$D$2])" office:value-type="float" office:value="-12" calcext:value-type="float">
            <text:p>-12.00</text:p>
          </table:table-cell>
          <table:table-cell table:formula="of:=[.D80]-[.$E$2]" office:value-type="float" office:value="-23" calcext:value-type="float">
            <text:p>-23.00</text:p>
          </table:table-cell>
          <table:table-cell/>
          <table:table-cell table:style-name="ce1" table:formula="of:=INT([.C80]*[.$G$2])" office:value-type="float" office:value="-15" calcext:value-type="float">
            <text:p>-15.00</text:p>
          </table:table-cell>
          <table:table-cell table:style-name="ce7" table:formula="of:=[.G80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259.5" calcext:value-type="float">
            <text:p>259.50</text:p>
          </table:table-cell>
          <table:table-cell table:formula="of:=SIN([.B81] * (3.14159 / 180))" office:value-type="float" office:value="-0.983254210398" calcext:value-type="float">
            <text:p>-0.98</text:p>
          </table:table-cell>
          <table:table-cell table:formula="of:=INT([.C81]*[.$D$2])" office:value-type="float" office:value="-12" calcext:value-type="float">
            <text:p>-12.00</text:p>
          </table:table-cell>
          <table:table-cell table:formula="of:=[.D81]-[.$E$2]" office:value-type="float" office:value="-23" calcext:value-type="float">
            <text:p>-23.00</text:p>
          </table:table-cell>
          <table:table-cell/>
          <table:table-cell table:style-name="ce1" table:formula="of:=INT([.C81]*[.$G$2])" office:value-type="float" office:value="-15" calcext:value-type="float">
            <text:p>-15.00</text:p>
          </table:table-cell>
          <table:table-cell table:style-name="ce7" table:formula="of:=[.G81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262" calcext:value-type="float">
            <text:p>262.00</text:p>
          </table:table-cell>
          <table:table-cell table:formula="of:=SIN([.B82] * (3.14159 / 180))" office:value-type="float" office:value="-0.990267531185407" calcext:value-type="float">
            <text:p>-0.99</text:p>
          </table:table-cell>
          <table:table-cell table:formula="of:=INT([.C82]*[.$D$2])" office:value-type="float" office:value="-12" calcext:value-type="float">
            <text:p>-12.00</text:p>
          </table:table-cell>
          <table:table-cell table:formula="of:=[.D82]-[.$E$2]" office:value-type="float" office:value="-23" calcext:value-type="float">
            <text:p>-23.00</text:p>
          </table:table-cell>
          <table:table-cell/>
          <table:table-cell table:style-name="ce1" table:formula="of:=INT([.C82]*[.$G$2])" office:value-type="float" office:value="-15" calcext:value-type="float">
            <text:p>-15.00</text:p>
          </table:table-cell>
          <table:table-cell table:style-name="ce7" table:formula="of:=[.G82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264.5" calcext:value-type="float">
            <text:p>264.50</text:p>
          </table:table-cell>
          <table:table-cell table:formula="of:=SIN([.B83] * (3.14159 / 180))" office:value-type="float" office:value="-0.995395824628002" calcext:value-type="float">
            <text:p>-1.00</text:p>
          </table:table-cell>
          <table:table-cell table:formula="of:=INT([.C83]*[.$D$2])" office:value-type="float" office:value="-12" calcext:value-type="float">
            <text:p>-12.00</text:p>
          </table:table-cell>
          <table:table-cell table:formula="of:=[.D83]-[.$E$2]" office:value-type="float" office:value="-23" calcext:value-type="float">
            <text:p>-23.00</text:p>
          </table:table-cell>
          <table:table-cell/>
          <table:table-cell table:style-name="ce1" table:formula="of:=INT([.C83]*[.$G$2])" office:value-type="float" office:value="-15" calcext:value-type="float">
            <text:p>-15.00</text:p>
          </table:table-cell>
          <table:table-cell table:style-name="ce7" table:formula="of:=[.G83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267" calcext:value-type="float">
            <text:p>267.00</text:p>
          </table:table-cell>
          <table:table-cell table:formula="of:=SIN([.B84] * (3.14159 / 180))" office:value-type="float" office:value="-0.998629328744235" calcext:value-type="float">
            <text:p>-1.00</text:p>
          </table:table-cell>
          <table:table-cell table:formula="of:=INT([.C84]*[.$D$2])" office:value-type="float" office:value="-12" calcext:value-type="float">
            <text:p>-12.00</text:p>
          </table:table-cell>
          <table:table-cell table:formula="of:=[.D84]-[.$E$2]" office:value-type="float" office:value="-23" calcext:value-type="float">
            <text:p>-23.00</text:p>
          </table:table-cell>
          <table:table-cell/>
          <table:table-cell table:style-name="ce1" table:formula="of:=INT([.C84]*[.$G$2])" office:value-type="float" office:value="-15" calcext:value-type="float">
            <text:p>-15.00</text:p>
          </table:table-cell>
          <table:table-cell table:style-name="ce7" table:formula="of:=[.G84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269.5" calcext:value-type="float">
            <text:p>269.50</text:p>
          </table:table-cell>
          <table:table-cell table:formula="of:=SIN([.B85] * (3.14159 / 180))" office:value-type="float" office:value="-0.999961888385635" calcext:value-type="float">
            <text:p>-1.00</text:p>
          </table:table-cell>
          <table:table-cell table:formula="of:=INT([.C85]*[.$D$2])" office:value-type="float" office:value="-12" calcext:value-type="float">
            <text:p>-12.00</text:p>
          </table:table-cell>
          <table:table-cell table:formula="of:=[.D85]-[.$E$2]" office:value-type="float" office:value="-23" calcext:value-type="float">
            <text:p>-23.00</text:p>
          </table:table-cell>
          <table:table-cell/>
          <table:table-cell table:style-name="ce1" table:formula="of:=INT([.C85]*[.$G$2])" office:value-type="float" office:value="-15" calcext:value-type="float">
            <text:p>-15.00</text:p>
          </table:table-cell>
          <table:table-cell table:style-name="ce7" table:formula="of:=[.G85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272" calcext:value-type="float">
            <text:p>272.00</text:p>
          </table:table-cell>
          <table:table-cell table:formula="of:=SIN([.B86] * (3.14159 / 180))" office:value-type="float" office:value="-0.999390966953472" calcext:value-type="float">
            <text:p>-1.00</text:p>
          </table:table-cell>
          <table:table-cell table:formula="of:=INT([.C86]*[.$D$2])" office:value-type="float" office:value="-12" calcext:value-type="float">
            <text:p>-12.00</text:p>
          </table:table-cell>
          <table:table-cell table:formula="of:=[.D86]-[.$E$2]" office:value-type="float" office:value="-23" calcext:value-type="float">
            <text:p>-23.00</text:p>
          </table:table-cell>
          <table:table-cell/>
          <table:table-cell table:style-name="ce1" table:formula="of:=INT([.C86]*[.$G$2])" office:value-type="float" office:value="-15" calcext:value-type="float">
            <text:p>-15.00</text:p>
          </table:table-cell>
          <table:table-cell table:style-name="ce7" table:formula="of:=[.G86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274.5" calcext:value-type="float">
            <text:p>274.50</text:p>
          </table:table-cell>
          <table:table-cell table:formula="of:=SIN([.B87] * (3.14159 / 180))" office:value-type="float" office:value="-0.996917651227305" calcext:value-type="float">
            <text:p>-1.00</text:p>
          </table:table-cell>
          <table:table-cell table:formula="of:=INT([.C87]*[.$D$2])" office:value-type="float" office:value="-12" calcext:value-type="float">
            <text:p>-12.00</text:p>
          </table:table-cell>
          <table:table-cell table:formula="of:=[.D87]-[.$E$2]" office:value-type="float" office:value="-23" calcext:value-type="float">
            <text:p>-23.00</text:p>
          </table:table-cell>
          <table:table-cell/>
          <table:table-cell table:style-name="ce1" table:formula="of:=INT([.C87]*[.$G$2])" office:value-type="float" office:value="-15" calcext:value-type="float">
            <text:p>-15.00</text:p>
          </table:table-cell>
          <table:table-cell table:style-name="ce7" table:formula="of:=[.G87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277" calcext:value-type="float">
            <text:p>277.00</text:p>
          </table:table-cell>
          <table:table-cell table:formula="of:=SIN([.B88] * (3.14159 / 180))" office:value-type="float" office:value="-0.992546649296241" calcext:value-type="float">
            <text:p>-0.99</text:p>
          </table:table-cell>
          <table:table-cell table:formula="of:=INT([.C88]*[.$D$2])" office:value-type="float" office:value="-12" calcext:value-type="float">
            <text:p>-12.00</text:p>
          </table:table-cell>
          <table:table-cell table:formula="of:=[.D88]-[.$E$2]" office:value-type="float" office:value="-23" calcext:value-type="float">
            <text:p>-23.00</text:p>
          </table:table-cell>
          <table:table-cell/>
          <table:table-cell table:style-name="ce1" table:formula="of:=INT([.C88]*[.$G$2])" office:value-type="float" office:value="-15" calcext:value-type="float">
            <text:p>-15.00</text:p>
          </table:table-cell>
          <table:table-cell table:style-name="ce7" table:formula="of:=[.G88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279.5" calcext:value-type="float">
            <text:p>279.50</text:p>
          </table:table-cell>
          <table:table-cell table:formula="of:=SIN([.B89] * (3.14159 / 180))" office:value-type="float" office:value="-0.986286281596834" calcext:value-type="float">
            <text:p>-0.99</text:p>
          </table:table-cell>
          <table:table-cell table:formula="of:=INT([.C89]*[.$D$2])" office:value-type="float" office:value="-12" calcext:value-type="float">
            <text:p>-12.00</text:p>
          </table:table-cell>
          <table:table-cell table:formula="of:=[.D89]-[.$E$2]" office:value-type="float" office:value="-23" calcext:value-type="float">
            <text:p>-23.00</text:p>
          </table:table-cell>
          <table:table-cell/>
          <table:table-cell table:style-name="ce1" table:formula="of:=INT([.C89]*[.$G$2])" office:value-type="float" office:value="-15" calcext:value-type="float">
            <text:p>-15.00</text:p>
          </table:table-cell>
          <table:table-cell table:style-name="ce7" table:formula="of:=[.G89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282" calcext:value-type="float">
            <text:p>282.00</text:p>
          </table:table-cell>
          <table:table-cell table:formula="of:=SIN([.B90] * (3.14159 / 180))" office:value-type="float" office:value="-0.978148465074687" calcext:value-type="float">
            <text:p>-0.98</text:p>
          </table:table-cell>
          <table:table-cell table:formula="of:=INT([.C90]*[.$D$2])" office:value-type="float" office:value="-12" calcext:value-type="float">
            <text:p>-12.00</text:p>
          </table:table-cell>
          <table:table-cell table:formula="of:=[.D90]-[.$E$2]" office:value-type="float" office:value="-23" calcext:value-type="float">
            <text:p>-23.00</text:p>
          </table:table-cell>
          <table:table-cell/>
          <table:table-cell table:style-name="ce1" table:formula="of:=INT([.C90]*[.$G$2])" office:value-type="float" office:value="-15" calcext:value-type="float">
            <text:p>-15.00</text:p>
          </table:table-cell>
          <table:table-cell table:style-name="ce7" table:formula="of:=[.G90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284.5" calcext:value-type="float">
            <text:p>284.50</text:p>
          </table:table-cell>
          <table:table-cell table:formula="of:=SIN([.B91] * (3.14159 / 180))" office:value-type="float" office:value="-0.968148690499908" calcext:value-type="float">
            <text:p>-0.97</text:p>
          </table:table-cell>
          <table:table-cell table:formula="of:=INT([.C91]*[.$D$2])" office:value-type="float" office:value="-12" calcext:value-type="float">
            <text:p>-12.00</text:p>
          </table:table-cell>
          <table:table-cell table:formula="of:=[.D91]-[.$E$2]" office:value-type="float" office:value="-23" calcext:value-type="float">
            <text:p>-23.00</text:p>
          </table:table-cell>
          <table:table-cell/>
          <table:table-cell table:style-name="ce1" table:formula="of:=INT([.C91]*[.$G$2])" office:value-type="float" office:value="-15" calcext:value-type="float">
            <text:p>-15.00</text:p>
          </table:table-cell>
          <table:table-cell table:style-name="ce7" table:formula="of:=[.G91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287" calcext:value-type="float">
            <text:p>287.00</text:p>
          </table:table-cell>
          <table:table-cell table:formula="of:=SIN([.B92] * (3.14159 / 180))" office:value-type="float" office:value="-0.956305992979598" calcext:value-type="float">
            <text:p>-0.96</text:p>
          </table:table-cell>
          <table:table-cell table:formula="of:=INT([.C92]*[.$D$2])" office:value-type="float" office:value="-12" calcext:value-type="float">
            <text:p>-12.00</text:p>
          </table:table-cell>
          <table:table-cell table:formula="of:=[.D92]-[.$E$2]" office:value-type="float" office:value="-23" calcext:value-type="float">
            <text:p>-23.00</text:p>
          </table:table-cell>
          <table:table-cell/>
          <table:table-cell table:style-name="ce1" table:formula="of:=INT([.C92]*[.$G$2])" office:value-type="float" office:value="-15" calcext:value-type="float">
            <text:p>-15.00</text:p>
          </table:table-cell>
          <table:table-cell table:style-name="ce7" table:formula="of:=[.G92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289.5" calcext:value-type="float">
            <text:p>289.50</text:p>
          </table:table-cell>
          <table:table-cell table:formula="of:=SIN([.B93] * (3.14159 / 180))" office:value-type="float" office:value="-0.942642915723507" calcext:value-type="float">
            <text:p>-0.94</text:p>
          </table:table-cell>
          <table:table-cell table:formula="of:=INT([.C93]*[.$D$2])" office:value-type="float" office:value="-12" calcext:value-type="float">
            <text:p>-12.00</text:p>
          </table:table-cell>
          <table:table-cell table:formula="of:=[.D93]-[.$E$2]" office:value-type="float" office:value="-23" calcext:value-type="float">
            <text:p>-23.00</text:p>
          </table:table-cell>
          <table:table-cell/>
          <table:table-cell table:style-name="ce1" table:formula="of:=INT([.C93]*[.$G$2])" office:value-type="float" office:value="-15" calcext:value-type="float">
            <text:p>-15.00</text:p>
          </table:table-cell>
          <table:table-cell table:style-name="ce7" table:formula="of:=[.G93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292" calcext:value-type="float">
            <text:p>292.00</text:p>
          </table:table-cell>
          <table:table-cell table:formula="of:=SIN([.B94] * (3.14159 / 180))" office:value-type="float" office:value="-0.927185467131819" calcext:value-type="float">
            <text:p>-0.93</text:p>
          </table:table-cell>
          <table:table-cell table:formula="of:=INT([.C94]*[.$D$2])" office:value-type="float" office:value="-12" calcext:value-type="float">
            <text:p>-12.00</text:p>
          </table:table-cell>
          <table:table-cell table:formula="of:=[.D94]-[.$E$2]" office:value-type="float" office:value="-23" calcext:value-type="float">
            <text:p>-23.00</text:p>
          </table:table-cell>
          <table:table-cell/>
          <table:table-cell table:style-name="ce1" table:formula="of:=INT([.C94]*[.$G$2])" office:value-type="float" office:value="-14" calcext:value-type="float">
            <text:p>-14.00</text:p>
          </table:table-cell>
          <table:table-cell table:style-name="ce7" table:formula="of:=[.G94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294.5" calcext:value-type="float">
            <text:p>294.50</text:p>
          </table:table-cell>
          <table:table-cell table:formula="of:=SIN([.B95] * (3.14159 / 180))" office:value-type="float" office:value="-0.909963071286774" calcext:value-type="float">
            <text:p>-0.91</text:p>
          </table:table-cell>
          <table:table-cell table:formula="of:=INT([.C95]*[.$D$2])" office:value-type="float" office:value="-11" calcext:value-type="float">
            <text:p>-11.00</text:p>
          </table:table-cell>
          <table:table-cell table:formula="of:=[.D95]-[.$E$2]" office:value-type="float" office:value="-22" calcext:value-type="float">
            <text:p>-22.00</text:p>
          </table:table-cell>
          <table:table-cell/>
          <table:table-cell table:style-name="ce1" table:formula="of:=INT([.C95]*[.$G$2])" office:value-type="float" office:value="-14" calcext:value-type="float">
            <text:p>-14.00</text:p>
          </table:table-cell>
          <table:table-cell table:style-name="ce7" table:formula="of:=[.G95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297" calcext:value-type="float">
            <text:p>297.00</text:p>
          </table:table-cell>
          <table:table-cell table:formula="of:=SIN([.B96] * (3.14159 / 180))" office:value-type="float" office:value="-0.891008511942345" calcext:value-type="float">
            <text:p>-0.89</text:p>
          </table:table-cell>
          <table:table-cell table:formula="of:=INT([.C96]*[.$D$2])" office:value-type="float" office:value="-11" calcext:value-type="float">
            <text:p>-11.00</text:p>
          </table:table-cell>
          <table:table-cell table:formula="of:=[.D96]-[.$E$2]" office:value-type="float" office:value="-22" calcext:value-type="float">
            <text:p>-22.00</text:p>
          </table:table-cell>
          <table:table-cell/>
          <table:table-cell table:style-name="ce1" table:formula="of:=INT([.C96]*[.$G$2])" office:value-type="float" office:value="-14" calcext:value-type="float">
            <text:p>-14.00</text:p>
          </table:table-cell>
          <table:table-cell table:style-name="ce7" table:formula="of:=[.G96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299.5" calcext:value-type="float">
            <text:p>299.50</text:p>
          </table:table-cell>
          <table:table-cell table:formula="of:=SIN([.B97] * (3.14159 / 180))" office:value-type="float" office:value="-0.87035787011861" calcext:value-type="float">
            <text:p>-0.87</text:p>
          </table:table-cell>
          <table:table-cell table:formula="of:=INT([.C97]*[.$D$2])" office:value-type="float" office:value="-11" calcext:value-type="float">
            <text:p>-11.00</text:p>
          </table:table-cell>
          <table:table-cell table:formula="of:=[.D97]-[.$E$2]" office:value-type="float" office:value="-22" calcext:value-type="float">
            <text:p>-22.00</text:p>
          </table:table-cell>
          <table:table-cell/>
          <table:table-cell table:style-name="ce1" table:formula="of:=INT([.C97]*[.$G$2])" office:value-type="float" office:value="-14" calcext:value-type="float">
            <text:p>-14.00</text:p>
          </table:table-cell>
          <table:table-cell table:style-name="ce7" table:formula="of:=[.G97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302" calcext:value-type="float">
            <text:p>302.00</text:p>
          </table:table-cell>
          <table:table-cell table:formula="of:=SIN([.B98] * (3.14159 / 180))" office:value-type="float" office:value="-0.848050455419588" calcext:value-type="float">
            <text:p>-0.85</text:p>
          </table:table-cell>
          <table:table-cell table:formula="of:=INT([.C98]*[.$D$2])" office:value-type="float" office:value="-11" calcext:value-type="float">
            <text:p>-11.00</text:p>
          </table:table-cell>
          <table:table-cell table:formula="of:=[.D98]-[.$E$2]" office:value-type="float" office:value="-22" calcext:value-type="float">
            <text:p>-22.00</text:p>
          </table:table-cell>
          <table:table-cell/>
          <table:table-cell table:style-name="ce1" table:formula="of:=INT([.C98]*[.$G$2])" office:value-type="float" office:value="-13" calcext:value-type="float">
            <text:p>-13.00</text:p>
          </table:table-cell>
          <table:table-cell table:style-name="ce7" table:formula="of:=[.G98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304.5" calcext:value-type="float">
            <text:p>304.50</text:p>
          </table:table-cell>
          <table:table-cell table:formula="of:=SIN([.B99] * (3.14159 / 180))" office:value-type="float" office:value="-0.824128731205306" calcext:value-type="float">
            <text:p>-0.82</text:p>
          </table:table-cell>
          <table:table-cell table:formula="of:=INT([.C99]*[.$D$2])" office:value-type="float" office:value="-10" calcext:value-type="float">
            <text:p>-10.00</text:p>
          </table:table-cell>
          <table:table-cell table:formula="of:=[.D99]-[.$E$2]" office:value-type="float" office:value="-21" calcext:value-type="float">
            <text:p>-21.00</text:p>
          </table:table-cell>
          <table:table-cell/>
          <table:table-cell table:style-name="ce1" table:formula="of:=INT([.C99]*[.$G$2])" office:value-type="float" office:value="-13" calcext:value-type="float">
            <text:p>-13.00</text:p>
          </table:table-cell>
          <table:table-cell table:style-name="ce7" table:formula="of:=[.G99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307" calcext:value-type="float">
            <text:p>307.00</text:p>
          </table:table-cell>
          <table:table-cell table:formula="of:=SIN([.B100] * (3.14159 / 180))" office:value-type="float" office:value="-0.798638233760516" calcext:value-type="float">
            <text:p>-0.80</text:p>
          </table:table-cell>
          <table:table-cell table:formula="of:=INT([.C100]*[.$D$2])" office:value-type="float" office:value="-10" calcext:value-type="float">
            <text:p>-10.00</text:p>
          </table:table-cell>
          <table:table-cell table:formula="of:=[.D100]-[.$E$2]" office:value-type="float" office:value="-21" calcext:value-type="float">
            <text:p>-21.00</text:p>
          </table:table-cell>
          <table:table-cell/>
          <table:table-cell table:style-name="ce1" table:formula="of:=INT([.C100]*[.$G$2])" office:value-type="float" office:value="-12" calcext:value-type="float">
            <text:p>-12.00</text:p>
          </table:table-cell>
          <table:table-cell table:style-name="ce7" table:formula="of:=[.G10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309.5" calcext:value-type="float">
            <text:p>309.50</text:p>
          </table:table-cell>
          <table:table-cell table:formula="of:=SIN([.B101] * (3.14159 / 180))" office:value-type="float" office:value="-0.771627485613929" calcext:value-type="float">
            <text:p>-0.77</text:p>
          </table:table-cell>
          <table:table-cell table:formula="of:=INT([.C101]*[.$D$2])" office:value-type="float" office:value="-10" calcext:value-type="float">
            <text:p>-10.00</text:p>
          </table:table-cell>
          <table:table-cell table:formula="of:=[.D101]-[.$E$2]" office:value-type="float" office:value="-21" calcext:value-type="float">
            <text:p>-21.00</text:p>
          </table:table-cell>
          <table:table-cell/>
          <table:table-cell table:style-name="ce1" table:formula="of:=INT([.C101]*[.$G$2])" office:value-type="float" office:value="-12" calcext:value-type="float">
            <text:p>-12.00</text:p>
          </table:table-cell>
          <table:table-cell table:style-name="ce7" table:formula="of:=[.G101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312" calcext:value-type="float">
            <text:p>312.00</text:p>
          </table:table-cell>
          <table:table-cell table:formula="of:=SIN([.B102] * (3.14159 / 180))" office:value-type="float" office:value="-0.743147903172989" calcext:value-type="float">
            <text:p>-0.74</text:p>
          </table:table-cell>
          <table:table-cell table:formula="of:=INT([.C102]*[.$D$2])" office:value-type="float" office:value="-9" calcext:value-type="float">
            <text:p>-9.00</text:p>
          </table:table-cell>
          <table:table-cell table:formula="of:=[.D102]-[.$E$2]" office:value-type="float" office:value="-20" calcext:value-type="float">
            <text:p>-20.00</text:p>
          </table:table-cell>
          <table:table-cell/>
          <table:table-cell table:style-name="ce1" table:formula="of:=INT([.C102]*[.$G$2])" office:value-type="float" office:value="-12" calcext:value-type="float">
            <text:p>-12.00</text:p>
          </table:table-cell>
          <table:table-cell table:style-name="ce7" table:formula="of:=[.G102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314.5" calcext:value-type="float">
            <text:p>314.50</text:p>
          </table:table-cell>
          <table:table-cell table:formula="of:=SIN([.B103] * (3.14159 / 180))" office:value-type="float" office:value="-0.713253698849977" calcext:value-type="float">
            <text:p>-0.71</text:p>
          </table:table-cell>
          <table:table-cell table:formula="of:=INT([.C103]*[.$D$2])" office:value-type="float" office:value="-9" calcext:value-type="float">
            <text:p>-9.00</text:p>
          </table:table-cell>
          <table:table-cell table:formula="of:=[.D103]-[.$E$2]" office:value-type="float" office:value="-20" calcext:value-type="float">
            <text:p>-20.00</text:p>
          </table:table-cell>
          <table:table-cell/>
          <table:table-cell table:style-name="ce1" table:formula="of:=INT([.C103]*[.$G$2])" office:value-type="float" office:value="-11" calcext:value-type="float">
            <text:p>-11.00</text:p>
          </table:table-cell>
          <table:table-cell table:style-name="ce7" table:formula="of:=[.G103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317" calcext:value-type="float">
            <text:p>317.00</text:p>
          </table:table-cell>
          <table:table-cell table:formula="of:=SIN([.B104] * (3.14159 / 180))" office:value-type="float" office:value="-0.682001777865782" calcext:value-type="float">
            <text:p>-0.68</text:p>
          </table:table-cell>
          <table:table-cell table:formula="of:=INT([.C104]*[.$D$2])" office:value-type="float" office:value="-9" calcext:value-type="float">
            <text:p>-9.00</text:p>
          </table:table-cell>
          <table:table-cell table:formula="of:=[.D104]-[.$E$2]" office:value-type="float" office:value="-20" calcext:value-type="float">
            <text:p>-20.00</text:p>
          </table:table-cell>
          <table:table-cell/>
          <table:table-cell table:style-name="ce1" table:formula="of:=INT([.C104]*[.$G$2])" office:value-type="float" office:value="-11" calcext:value-type="float">
            <text:p>-11.00</text:p>
          </table:table-cell>
          <table:table-cell table:style-name="ce7" table:formula="of:=[.G104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319.5" calcext:value-type="float">
            <text:p>319.50</text:p>
          </table:table-cell>
          <table:table-cell table:formula="of:=SIN([.B105] * (3.14159 / 180))" office:value-type="float" office:value="-0.649451629927758" calcext:value-type="float">
            <text:p>-0.65</text:p>
          </table:table-cell>
          <table:table-cell table:formula="of:=INT([.C105]*[.$D$2])" office:value-type="float" office:value="-8" calcext:value-type="float">
            <text:p>-8.00</text:p>
          </table:table-cell>
          <table:table-cell table:formula="of:=[.D105]-[.$E$2]" office:value-type="float" office:value="-19" calcext:value-type="float">
            <text:p>-19.00</text:p>
          </table:table-cell>
          <table:table-cell/>
          <table:table-cell table:style-name="ce1" table:formula="of:=INT([.C105]*[.$G$2])" office:value-type="float" office:value="-10" calcext:value-type="float">
            <text:p>-10.00</text:p>
          </table:table-cell>
          <table:table-cell table:style-name="ce7" table:formula="of:=[.G105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322" calcext:value-type="float">
            <text:p>322.00</text:p>
          </table:table-cell>
          <table:table-cell table:formula="of:=SIN([.B106] * (3.14159 / 180))" office:value-type="float" office:value="-0.615665215987879" calcext:value-type="float">
            <text:p>-0.62</text:p>
          </table:table-cell>
          <table:table-cell table:formula="of:=INT([.C106]*[.$D$2])" office:value-type="float" office:value="-8" calcext:value-type="float">
            <text:p>-8.00</text:p>
          </table:table-cell>
          <table:table-cell table:formula="of:=[.D106]-[.$E$2]" office:value-type="float" office:value="-19" calcext:value-type="float">
            <text:p>-19.00</text:p>
          </table:table-cell>
          <table:table-cell/>
          <table:table-cell table:style-name="ce1" table:formula="of:=INT([.C106]*[.$G$2])" office:value-type="float" office:value="-10" calcext:value-type="float">
            <text:p>-10.00</text:p>
          </table:table-cell>
          <table:table-cell table:style-name="ce7" table:formula="of:=[.G106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324.5" calcext:value-type="float">
            <text:p>324.50</text:p>
          </table:table-cell>
          <table:table-cell table:formula="of:=SIN([.B107] * (3.14159 / 180))" office:value-type="float" office:value="-0.580706850296742" calcext:value-type="float">
            <text:p>-0.58</text:p>
          </table:table-cell>
          <table:table-cell table:formula="of:=INT([.C107]*[.$D$2])" office:value-type="float" office:value="-7" calcext:value-type="float">
            <text:p>-7.00</text:p>
          </table:table-cell>
          <table:table-cell table:formula="of:=[.D107]-[.$E$2]" office:value-type="float" office:value="-18" calcext:value-type="float">
            <text:p>-18.00</text:p>
          </table:table-cell>
          <table:table-cell/>
          <table:table-cell table:style-name="ce1" table:formula="of:=INT([.C107]*[.$G$2])" office:value-type="float" office:value="-9" calcext:value-type="float">
            <text:p>-9.00</text:p>
          </table:table-cell>
          <table:table-cell table:style-name="ce7" table:formula="of:=[.G10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327" calcext:value-type="float">
            <text:p>327.00</text:p>
          </table:table-cell>
          <table:table-cell table:formula="of:=SIN([.B108] * (3.14159 / 180))" office:value-type="float" office:value="-0.544643077977946" calcext:value-type="float">
            <text:p>-0.54</text:p>
          </table:table-cell>
          <table:table-cell table:formula="of:=INT([.C108]*[.$D$2])" office:value-type="float" office:value="-7" calcext:value-type="float">
            <text:p>-7.00</text:p>
          </table:table-cell>
          <table:table-cell table:formula="of:=[.D108]-[.$E$2]" office:value-type="float" office:value="-18" calcext:value-type="float">
            <text:p>-18.00</text:p>
          </table:table-cell>
          <table:table-cell/>
          <table:table-cell table:style-name="ce1" table:formula="of:=INT([.C108]*[.$G$2])" office:value-type="float" office:value="-9" calcext:value-type="float">
            <text:p>-9.00</text:p>
          </table:table-cell>
          <table:table-cell table:style-name="ce7" table:formula="of:=[.G10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329.5" calcext:value-type="float">
            <text:p>329.50</text:p>
          </table:table-cell>
          <table:table-cell table:formula="of:=SIN([.B109] * (3.14159 / 180))" office:value-type="float" office:value="-0.507542548355878" calcext:value-type="float">
            <text:p>-0.51</text:p>
          </table:table-cell>
          <table:table-cell table:formula="of:=INT([.C109]*[.$D$2])" office:value-type="float" office:value="-7" calcext:value-type="float">
            <text:p>-7.00</text:p>
          </table:table-cell>
          <table:table-cell table:formula="of:=[.D109]-[.$E$2]" office:value-type="float" office:value="-18" calcext:value-type="float">
            <text:p>-18.00</text:p>
          </table:table-cell>
          <table:table-cell/>
          <table:table-cell table:style-name="ce1" table:formula="of:=INT([.C109]*[.$G$2])" office:value-type="float" office:value="-8" calcext:value-type="float">
            <text:p>-8.00</text:p>
          </table:table-cell>
          <table:table-cell table:style-name="ce7" table:formula="of:=[.G10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332" calcext:value-type="float">
            <text:p>332.00</text:p>
          </table:table-cell>
          <table:table-cell table:formula="of:=SIN([.B110] * (3.14159 / 180))" office:value-type="float" office:value="-0.469475884278041" calcext:value-type="float">
            <text:p>-0.47</text:p>
          </table:table-cell>
          <table:table-cell table:formula="of:=INT([.C110]*[.$D$2])" office:value-type="float" office:value="-6" calcext:value-type="float">
            <text:p>-6.00</text:p>
          </table:table-cell>
          <table:table-cell table:formula="of:=[.D110]-[.$E$2]" office:value-type="float" office:value="-17" calcext:value-type="float">
            <text:p>-17.00</text:p>
          </table:table-cell>
          <table:table-cell/>
          <table:table-cell table:style-name="ce1" table:formula="of:=INT([.C110]*[.$G$2])" office:value-type="float" office:value="-8" calcext:value-type="float">
            <text:p>-8.00</text:p>
          </table:table-cell>
          <table:table-cell table:style-name="ce7" table:formula="of:=[.G11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334.5" calcext:value-type="float">
            <text:p>334.50</text:p>
          </table:table-cell>
          <table:table-cell table:formula="of:=SIN([.B111] * (3.14159 / 180))" office:value-type="float" office:value="-0.430515547680685" calcext:value-type="float">
            <text:p>-0.43</text:p>
          </table:table-cell>
          <table:table-cell table:formula="of:=INT([.C111]*[.$D$2])" office:value-type="float" office:value="-6" calcext:value-type="float">
            <text:p>-6.00</text:p>
          </table:table-cell>
          <table:table-cell table:formula="of:=[.D111]-[.$E$2]" office:value-type="float" office:value="-17" calcext:value-type="float">
            <text:p>-17.00</text:p>
          </table:table-cell>
          <table:table-cell/>
          <table:table-cell table:style-name="ce1" table:formula="of:=INT([.C111]*[.$G$2])" office:value-type="float" office:value="-7" calcext:value-type="float">
            <text:p>-7.00</text:p>
          </table:table-cell>
          <table:table-cell table:style-name="ce7" table:formula="of:=[.G11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337" calcext:value-type="float">
            <text:p>337.00</text:p>
          </table:table-cell>
          <table:table-cell table:formula="of:=SIN([.B112] * (3.14159 / 180))" office:value-type="float" office:value="-0.390735701653617" calcext:value-type="float">
            <text:p>-0.39</text:p>
          </table:table-cell>
          <table:table-cell table:formula="of:=INT([.C112]*[.$D$2])" office:value-type="float" office:value="-5" calcext:value-type="float">
            <text:p>-5.00</text:p>
          </table:table-cell>
          <table:table-cell table:formula="of:=[.D112]-[.$E$2]" office:value-type="float" office:value="-16" calcext:value-type="float">
            <text:p>-16.00</text:p>
          </table:table-cell>
          <table:table-cell/>
          <table:table-cell table:style-name="ce1" table:formula="of:=INT([.C112]*[.$G$2])" office:value-type="float" office:value="-6" calcext:value-type="float">
            <text:p>-6.00</text:p>
          </table:table-cell>
          <table:table-cell table:style-name="ce7" table:formula="of:=[.G112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339.5" calcext:value-type="float">
            <text:p>339.50</text:p>
          </table:table-cell>
          <table:table-cell table:formula="of:=SIN([.B113] * (3.14159 / 180))" office:value-type="float" office:value="-0.350212069266786" calcext:value-type="float">
            <text:p>-0.35</text:p>
          </table:table-cell>
          <table:table-cell table:formula="of:=INT([.C113]*[.$D$2])" office:value-type="float" office:value="-5" calcext:value-type="float">
            <text:p>-5.00</text:p>
          </table:table-cell>
          <table:table-cell table:formula="of:=[.D113]-[.$E$2]" office:value-type="float" office:value="-16" calcext:value-type="float">
            <text:p>-16.00</text:p>
          </table:table-cell>
          <table:table-cell/>
          <table:table-cell table:style-name="ce1" table:formula="of:=INT([.C113]*[.$G$2])" office:value-type="float" office:value="-6" calcext:value-type="float">
            <text:p>-6.00</text:p>
          </table:table-cell>
          <table:table-cell table:style-name="ce7" table:formula="of:=[.G113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342" calcext:value-type="float">
            <text:p>342.00</text:p>
          </table:table-cell>
          <table:table-cell table:formula="of:=SIN([.B114] * (3.14159 / 180))" office:value-type="float" office:value="-0.309021789427362" calcext:value-type="float">
            <text:p>-0.31</text:p>
          </table:table-cell>
          <table:table-cell table:formula="of:=INT([.C114]*[.$D$2])" office:value-type="float" office:value="-4" calcext:value-type="float">
            <text:p>-4.00</text:p>
          </table:table-cell>
          <table:table-cell table:formula="of:=[.D114]-[.$E$2]" office:value-type="float" office:value="-15" calcext:value-type="float">
            <text:p>-15.00</text:p>
          </table:table-cell>
          <table:table-cell/>
          <table:table-cell table:style-name="ce1" table:formula="of:=INT([.C114]*[.$G$2])" office:value-type="float" office:value="-5" calcext:value-type="float">
            <text:p>-5.00</text:p>
          </table:table-cell>
          <table:table-cell table:style-name="ce7" table:formula="of:=[.G11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344.5" calcext:value-type="float">
            <text:p>344.50</text:p>
          </table:table-cell>
          <table:table-cell table:formula="of:=SIN([.B115] * (3.14159 / 180))" office:value-type="float" office:value="-0.267243270041687" calcext:value-type="float">
            <text:p>-0.27</text:p>
          </table:table-cell>
          <table:table-cell table:formula="of:=INT([.C115]*[.$D$2])" office:value-type="float" office:value="-4" calcext:value-type="float">
            <text:p>-4.00</text:p>
          </table:table-cell>
          <table:table-cell table:formula="of:=[.D115]-[.$E$2]" office:value-type="float" office:value="-15" calcext:value-type="float">
            <text:p>-15.00</text:p>
          </table:table-cell>
          <table:table-cell/>
          <table:table-cell table:style-name="ce1" table:formula="of:=INT([.C115]*[.$G$2])" office:value-type="float" office:value="-5" calcext:value-type="float">
            <text:p>-5.00</text:p>
          </table:table-cell>
          <table:table-cell table:style-name="ce7" table:formula="of:=[.G11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347" calcext:value-type="float">
            <text:p>347.00</text:p>
          </table:table-cell>
          <table:table-cell table:formula="of:=SIN([.B116] * (3.14159 / 180))" office:value-type="float" office:value="-0.224956038761618" calcext:value-type="float">
            <text:p>-0.22</text:p>
          </table:table-cell>
          <table:table-cell table:formula="of:=INT([.C116]*[.$D$2])" office:value-type="float" office:value="-3" calcext:value-type="float">
            <text:p>-3.00</text:p>
          </table:table-cell>
          <table:table-cell table:formula="of:=[.D116]-[.$E$2]" office:value-type="float" office:value="-14" calcext:value-type="float">
            <text:p>-14.00</text:p>
          </table:table-cell>
          <table:table-cell/>
          <table:table-cell table:style-name="ce1" table:formula="of:=INT([.C116]*[.$G$2])" office:value-type="float" office:value="-4" calcext:value-type="float">
            <text:p>-4.00</text:p>
          </table:table-cell>
          <table:table-cell table:style-name="ce7" table:formula="of:=[.G116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349.5" calcext:value-type="float">
            <text:p>349.50</text:p>
          </table:table-cell>
          <table:table-cell table:formula="of:=SIN([.B117] * (3.14159 / 180))" office:value-type="float" office:value="-0.182240591599384" calcext:value-type="float">
            <text:p>-0.18</text:p>
          </table:table-cell>
          <table:table-cell table:formula="of:=INT([.C117]*[.$D$2])" office:value-type="float" office:value="-3" calcext:value-type="float">
            <text:p>-3.00</text:p>
          </table:table-cell>
          <table:table-cell table:formula="of:=[.D117]-[.$E$2]" office:value-type="float" office:value="-14" calcext:value-type="float">
            <text:p>-14.00</text:p>
          </table:table-cell>
          <table:table-cell/>
          <table:table-cell table:style-name="ce1" table:formula="of:=INT([.C117]*[.$G$2])" office:value-type="float" office:value="-3" calcext:value-type="float">
            <text:p>-3.00</text:p>
          </table:table-cell>
          <table:table-cell table:style-name="ce7" table:formula="of:=[.G117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352" calcext:value-type="float">
            <text:p>352.00</text:p>
          </table:table-cell>
          <table:table-cell table:formula="of:=SIN([.B118] * (3.14159 / 180))" office:value-type="float" office:value="-0.139178239699106" calcext:value-type="float">
            <text:p>-0.14</text:p>
          </table:table-cell>
          <table:table-cell table:formula="of:=INT([.C118]*[.$D$2])" office:value-type="float" office:value="-2" calcext:value-type="float">
            <text:p>-2.00</text:p>
          </table:table-cell>
          <table:table-cell table:formula="of:=[.D118]-[.$E$2]" office:value-type="float" office:value="-13" calcext:value-type="float">
            <text:p>-13.00</text:p>
          </table:table-cell>
          <table:table-cell/>
          <table:table-cell table:style-name="ce1" table:formula="of:=INT([.C118]*[.$G$2])" office:value-type="float" office:value="-3" calcext:value-type="float">
            <text:p>-3.00</text:p>
          </table:table-cell>
          <table:table-cell table:style-name="ce7" table:formula="of:=[.G118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354.5" calcext:value-type="float">
            <text:p>354.50</text:p>
          </table:table-cell>
          <table:table-cell table:formula="of:=SIN([.B119] * (3.14159 / 180))" office:value-type="float" office:value="-0.095850954556675" calcext:value-type="float">
            <text:p>-0.10</text:p>
          </table:table-cell>
          <table:table-cell table:formula="of:=INT([.C119]*[.$D$2])" office:value-type="float" office:value="-2" calcext:value-type="float">
            <text:p>-2.00</text:p>
          </table:table-cell>
          <table:table-cell table:formula="of:=[.D119]-[.$E$2]" office:value-type="float" office:value="-13" calcext:value-type="float">
            <text:p>-13.00</text:p>
          </table:table-cell>
          <table:table-cell/>
          <table:table-cell table:style-name="ce1" table:formula="of:=INT([.C119]*[.$G$2])" office:value-type="float" office:value="-2" calcext:value-type="float">
            <text:p>-2.00</text:p>
          </table:table-cell>
          <table:table-cell table:style-name="ce7" table:formula="of:=[.G11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357" calcext:value-type="float">
            <text:p>357.00</text:p>
          </table:table-cell>
          <table:table-cell table:formula="of:=SIN([.B120] * (3.14159 / 180))" office:value-type="float" office:value="-0.0523412119826155" calcext:value-type="float">
            <text:p>-0.05</text:p>
          </table:table-cell>
          <table:table-cell table:formula="of:=INT([.C120]*[.$D$2])" office:value-type="float" office:value="-1" calcext:value-type="float">
            <text:p>-1.00</text:p>
          </table:table-cell>
          <table:table-cell table:formula="of:=[.D120]-[.$E$2]" office:value-type="float" office:value="-12" calcext:value-type="float">
            <text:p>-12.00</text:p>
          </table:table-cell>
          <table:table-cell/>
          <table:table-cell table:style-name="ce1" table:formula="of:=INT([.C120]*[.$G$2])" office:value-type="float" office:value="-1" calcext:value-type="float">
            <text:p>-1.00</text:p>
          </table:table-cell>
          <table:table-cell table:style-name="ce7" table:formula="of:=[.G120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359.5" calcext:value-type="float">
            <text:p>359.50</text:p>
          </table:table-cell>
          <table:table-cell table:formula="of:=SIN([.B121] * (3.14159 / 180))" office:value-type="float" office:value="-0.00873183510495553" calcext:value-type="float">
            <text:p>-0.01</text:p>
          </table:table-cell>
          <table:table-cell table:formula="of:=INT([.C121]*[.$D$2])" office:value-type="float" office:value="-1" calcext:value-type="float">
            <text:p>-1.00</text:p>
          </table:table-cell>
          <table:table-cell table:formula="of:=[.D121]-[.$E$2]" office:value-type="float" office:value="-12" calcext:value-type="float">
            <text:p>-12.00</text:p>
          </table:table-cell>
          <table:table-cell/>
          <table:table-cell table:style-name="ce1" table:formula="of:=INT([.C121]*[.$G$2])" office:value-type="float" office:value="-1" calcext:value-type="float">
            <text:p>-1.00</text:p>
          </table:table-cell>
          <table:table-cell table:style-name="ce7" table:formula="of:=[.G121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362" calcext:value-type="float">
            <text:p>362.00</text:p>
          </table:table-cell>
          <table:table-cell table:formula="of:=SIN([.B122] * (3.14159 / 180))" office:value-type="float" office:value="0.034894163289037" calcext:value-type="float">
            <text:p>0.03</text:p>
          </table:table-cell>
          <table:table-cell table:formula="of:=INT([.C122]*[.$D$2])" office:value-type="float" office:value="0" calcext:value-type="float">
            <text:p>0.00</text:p>
          </table:table-cell>
          <table:table-cell table:formula="of:=[.D122]-[.$E$2]" office:value-type="float" office:value="-11" calcext:value-type="float">
            <text:p>-11.00</text:p>
          </table:table-cell>
          <table:table-cell/>
          <table:table-cell table:style-name="ce1" table:formula="of:=INT([.C122]*[.$G$2])" office:value-type="float" office:value="0" calcext:value-type="float">
            <text:p>0.00</text:p>
          </table:table-cell>
          <table:table-cell table:style-name="ce7" table:formula="of:=[.G122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364.5" calcext:value-type="float">
            <text:p>364.50</text:p>
          </table:table-cell>
          <table:table-cell table:formula="of:=SIN([.B123] * (3.14159 / 180))" office:value-type="float" office:value="0.0784537387721466" calcext:value-type="float">
            <text:p>0.08</text:p>
          </table:table-cell>
          <table:table-cell table:formula="of:=INT([.C123]*[.$D$2])" office:value-type="float" office:value="0" calcext:value-type="float">
            <text:p>0.00</text:p>
          </table:table-cell>
          <table:table-cell table:formula="of:=[.D123]-[.$E$2]" office:value-type="float" office:value="-11" calcext:value-type="float">
            <text:p>-11.00</text:p>
          </table:table-cell>
          <table:table-cell/>
          <table:table-cell table:style-name="ce1" table:formula="of:=INT([.C123]*[.$G$2])" office:value-type="float" office:value="1" calcext:value-type="float">
            <text:p>1.00</text:p>
          </table:table-cell>
          <table:table-cell table:style-name="ce7" table:formula="of:=[.G123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367" calcext:value-type="float">
            <text:p>367.00</text:p>
          </table:table-cell>
          <table:table-cell table:formula="of:=SIN([.B124] * (3.14159 / 180))" office:value-type="float" office:value="0.121863973356731" calcext:value-type="float">
            <text:p>0.12</text:p>
          </table:table-cell>
          <table:table-cell table:formula="of:=INT([.C124]*[.$D$2])" office:value-type="float" office:value="1" calcext:value-type="float">
            <text:p>1.00</text:p>
          </table:table-cell>
          <table:table-cell table:formula="of:=[.D124]-[.$E$2]" office:value-type="float" office:value="-10" calcext:value-type="float">
            <text:p>-10.00</text:p>
          </table:table-cell>
          <table:table-cell/>
          <table:table-cell table:style-name="ce1" table:formula="of:=INT([.C124]*[.$G$2])" office:value-type="float" office:value="1" calcext:value-type="float">
            <text:p>1.00</text:p>
          </table:table-cell>
          <table:table-cell table:style-name="ce7" table:formula="of:=[.G124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369.5" calcext:value-type="float">
            <text:p>369.50</text:p>
          </table:table-cell>
          <table:table-cell table:formula="of:=SIN([.B125] * (3.14159 / 180))" office:value-type="float" office:value="0.165042233333555" calcext:value-type="float">
            <text:p>0.17</text:p>
          </table:table-cell>
          <table:table-cell table:formula="of:=INT([.C125]*[.$D$2])" office:value-type="float" office:value="1" calcext:value-type="float">
            <text:p>1.00</text:p>
          </table:table-cell>
          <table:table-cell table:formula="of:=[.D125]-[.$E$2]" office:value-type="float" office:value="-10" calcext:value-type="float">
            <text:p>-10.00</text:p>
          </table:table-cell>
          <table:table-cell/>
          <table:table-cell table:style-name="ce1" table:formula="of:=INT([.C125]*[.$G$2])" office:value-type="float" office:value="2" calcext:value-type="float">
            <text:p>2.00</text:p>
          </table:table-cell>
          <table:table-cell table:style-name="ce7" table:formula="of:=[.G12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372" calcext:value-type="float">
            <text:p>372.00</text:p>
          </table:table-cell>
          <table:table-cell table:formula="of:=SIN([.B126] * (3.14159 / 180))" office:value-type="float" office:value="0.207906326569487" calcext:value-type="float">
            <text:p>0.21</text:p>
          </table:table-cell>
          <table:table-cell table:formula="of:=INT([.C126]*[.$D$2])" office:value-type="float" office:value="2" calcext:value-type="float">
            <text:p>2.00</text:p>
          </table:table-cell>
          <table:table-cell table:formula="of:=[.D126]-[.$E$2]" office:value-type="float" office:value="-9" calcext:value-type="float">
            <text:p>-9.00</text:p>
          </table:table-cell>
          <table:table-cell/>
          <table:table-cell table:style-name="ce1" table:formula="of:=INT([.C126]*[.$G$2])" office:value-type="float" office:value="3" calcext:value-type="float">
            <text:p>3.00</text:p>
          </table:table-cell>
          <table:table-cell table:style-name="ce7" table:formula="of:=[.G126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374.5" calcext:value-type="float">
            <text:p>374.50</text:p>
          </table:table-cell>
          <table:table-cell table:formula="of:=SIN([.B127] * (3.14159 / 180))" office:value-type="float" office:value="0.250374658964636" calcext:value-type="float">
            <text:p>0.25</text:p>
          </table:table-cell>
          <table:table-cell table:formula="of:=INT([.C127]*[.$D$2])" office:value-type="float" office:value="3" calcext:value-type="float">
            <text:p>3.00</text:p>
          </table:table-cell>
          <table:table-cell table:formula="of:=[.D127]-[.$E$2]" office:value-type="float" office:value="-8" calcext:value-type="float">
            <text:p>-8.00</text:p>
          </table:table-cell>
          <table:table-cell/>
          <table:table-cell table:style-name="ce1" table:formula="of:=INT([.C127]*[.$G$2])" office:value-type="float" office:value="3" calcext:value-type="float">
            <text:p>3.00</text:p>
          </table:table-cell>
          <table:table-cell table:style-name="ce7" table:formula="of:=[.G127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377" calcext:value-type="float">
            <text:p>377.00</text:p>
          </table:table-cell>
          <table:table-cell table:formula="of:=SIN([.B128] * (3.14159 / 180))" office:value-type="float" office:value="0.29236638977109" calcext:value-type="float">
            <text:p>0.29</text:p>
          </table:table-cell>
          <table:table-cell table:formula="of:=INT([.C128]*[.$D$2])" office:value-type="float" office:value="3" calcext:value-type="float">
            <text:p>3.00</text:p>
          </table:table-cell>
          <table:table-cell table:formula="of:=[.D128]-[.$E$2]" office:value-type="float" office:value="-8" calcext:value-type="float">
            <text:p>-8.00</text:p>
          </table:table-cell>
          <table:table-cell/>
          <table:table-cell table:style-name="ce1" table:formula="of:=INT([.C128]*[.$G$2])" office:value-type="float" office:value="4" calcext:value-type="float">
            <text:p>4.00</text:p>
          </table:table-cell>
          <table:table-cell table:style-name="ce7" table:formula="of:=[.G128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379.5" calcext:value-type="float">
            <text:p>379.50</text:p>
          </table:table-cell>
          <table:table-cell table:formula="of:=SIN([.B129] * (3.14159 / 180))" office:value-type="float" office:value="0.333801585477618" calcext:value-type="float">
            <text:p>0.33</text:p>
          </table:table-cell>
          <table:table-cell table:formula="of:=INT([.C129]*[.$D$2])" office:value-type="float" office:value="4" calcext:value-type="float">
            <text:p>4.00</text:p>
          </table:table-cell>
          <table:table-cell table:formula="of:=[.D129]-[.$E$2]" office:value-type="float" office:value="-7" calcext:value-type="float">
            <text:p>-7.00</text:p>
          </table:table-cell>
          <table:table-cell/>
          <table:table-cell table:style-name="ce1" table:formula="of:=INT([.C129]*[.$G$2])" office:value-type="float" office:value="5" calcext:value-type="float">
            <text:p>5.00</text:p>
          </table:table-cell>
          <table:table-cell table:style-name="ce7" table:formula="of:=[.G129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382" calcext:value-type="float">
            <text:p>382.00</text:p>
          </table:table-cell>
          <table:table-cell table:formula="of:=SIN([.B130] * (3.14159 / 180))" office:value-type="float" office:value="0.374601371967393" calcext:value-type="float">
            <text:p>0.37</text:p>
          </table:table-cell>
          <table:table-cell table:formula="of:=INT([.C130]*[.$D$2])" office:value-type="float" office:value="4" calcext:value-type="float">
            <text:p>4.00</text:p>
          </table:table-cell>
          <table:table-cell table:formula="of:=[.D130]-[.$E$2]" office:value-type="float" office:value="-7" calcext:value-type="float">
            <text:p>-7.00</text:p>
          </table:table-cell>
          <table:table-cell/>
          <table:table-cell table:style-name="ce1" table:formula="of:=INT([.C130]*[.$G$2])" office:value-type="float" office:value="5" calcext:value-type="float">
            <text:p>5.00</text:p>
          </table:table-cell>
          <table:table-cell table:style-name="ce7" table:formula="of:=[.G130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384.5" calcext:value-type="float">
            <text:p>384.50</text:p>
          </table:table-cell>
          <table:table-cell table:formula="of:=SIN([.B131] * (3.14159 / 180))" office:value-type="float" office:value="0.414688084659103" calcext:value-type="float">
            <text:p>0.41</text:p>
          </table:table-cell>
          <table:table-cell table:formula="of:=INT([.C131]*[.$D$2])" office:value-type="float" office:value="4" calcext:value-type="float">
            <text:p>4.00</text:p>
          </table:table-cell>
          <table:table-cell table:formula="of:=[.D131]-[.$E$2]" office:value-type="float" office:value="-7" calcext:value-type="float">
            <text:p>-7.00</text:p>
          </table:table-cell>
          <table:table-cell/>
          <table:table-cell table:style-name="ce1" table:formula="of:=INT([.C131]*[.$G$2])" office:value-type="float" office:value="6" calcext:value-type="float">
            <text:p>6.00</text:p>
          </table:table-cell>
          <table:table-cell table:style-name="ce7" table:formula="of:=[.G131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387" calcext:value-type="float">
            <text:p>387.00</text:p>
          </table:table-cell>
          <table:table-cell table:formula="of:=SIN([.B132] * (3.14159 / 180))" office:value-type="float" office:value="0.453985416345648" calcext:value-type="float">
            <text:p>0.45</text:p>
          </table:table-cell>
          <table:table-cell table:formula="of:=INT([.C132]*[.$D$2])" office:value-type="float" office:value="5" calcext:value-type="float">
            <text:p>5.00</text:p>
          </table:table-cell>
          <table:table-cell table:formula="of:=[.D132]-[.$E$2]" office:value-type="float" office:value="-6" calcext:value-type="float">
            <text:p>-6.00</text:p>
          </table:table-cell>
          <table:table-cell/>
          <table:table-cell table:style-name="ce1" table:formula="of:=INT([.C132]*[.$G$2])" office:value-type="float" office:value="6" calcext:value-type="float">
            <text:p>6.00</text:p>
          </table:table-cell>
          <table:table-cell table:style-name="ce7" table:formula="of:=[.G132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389.5" calcext:value-type="float">
            <text:p>389.50</text:p>
          </table:table-cell>
          <table:table-cell table:formula="of:=SIN([.B133] * (3.14159 / 180))" office:value-type="float" office:value="0.492418562448998" calcext:value-type="float">
            <text:p>0.49</text:p>
          </table:table-cell>
          <table:table-cell table:formula="of:=INT([.C133]*[.$D$2])" office:value-type="float" office:value="5" calcext:value-type="float">
            <text:p>5.00</text:p>
          </table:table-cell>
          <table:table-cell table:formula="of:=[.D133]-[.$E$2]" office:value-type="float" office:value="-6" calcext:value-type="float">
            <text:p>-6.00</text:p>
          </table:table-cell>
          <table:table-cell/>
          <table:table-cell table:style-name="ce1" table:formula="of:=INT([.C133]*[.$G$2])" office:value-type="float" office:value="7" calcext:value-type="float">
            <text:p>7.00</text:p>
          </table:table-cell>
          <table:table-cell table:style-name="ce7" table:formula="of:=[.G13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392" calcext:value-type="float">
            <text:p>392.00</text:p>
          </table:table-cell>
          <table:table-cell table:formula="of:=SIN([.B134] * (3.14159 / 180))" office:value-type="float" office:value="0.529914363414719" calcext:value-type="float">
            <text:p>0.53</text:p>
          </table:table-cell>
          <table:table-cell table:formula="of:=INT([.C134]*[.$D$2])" office:value-type="float" office:value="6" calcext:value-type="float">
            <text:p>6.00</text:p>
          </table:table-cell>
          <table:table-cell table:formula="of:=[.D134]-[.$E$2]" office:value-type="float" office:value="-5" calcext:value-type="float">
            <text:p>-5.00</text:p>
          </table:table-cell>
          <table:table-cell/>
          <table:table-cell table:style-name="ce1" table:formula="of:=INT([.C134]*[.$G$2])" office:value-type="float" office:value="7" calcext:value-type="float">
            <text:p>7.00</text:p>
          </table:table-cell>
          <table:table-cell table:style-name="ce7" table:formula="of:=[.G13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394.5" calcext:value-type="float">
            <text:p>394.50</text:p>
          </table:table-cell>
          <table:table-cell table:formula="of:=SIN([.B135] * (3.14159 / 180))" office:value-type="float" office:value="0.566401443975107" calcext:value-type="float">
            <text:p>0.57</text:p>
          </table:table-cell>
          <table:table-cell table:formula="of:=INT([.C135]*[.$D$2])" office:value-type="float" office:value="6" calcext:value-type="float">
            <text:p>6.00</text:p>
          </table:table-cell>
          <table:table-cell table:formula="of:=[.D135]-[.$E$2]" office:value-type="float" office:value="-5" calcext:value-type="float">
            <text:p>-5.00</text:p>
          </table:table-cell>
          <table:table-cell/>
          <table:table-cell table:style-name="ce1" table:formula="of:=INT([.C135]*[.$G$2])" office:value-type="float" office:value="8" calcext:value-type="float">
            <text:p>8.00</text:p>
          </table:table-cell>
          <table:table-cell table:style-name="ce7" table:formula="of:=[.G135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397" calcext:value-type="float">
            <text:p>397.00</text:p>
          </table:table-cell>
          <table:table-cell table:formula="of:=SIN([.B136] * (3.14159 / 180))" office:value-type="float" office:value="0.60181034901584" calcext:value-type="float">
            <text:p>0.60</text:p>
          </table:table-cell>
          <table:table-cell table:formula="of:=INT([.C136]*[.$D$2])" office:value-type="float" office:value="7" calcext:value-type="float">
            <text:p>7.00</text:p>
          </table:table-cell>
          <table:table-cell table:formula="of:=[.D136]-[.$E$2]" office:value-type="float" office:value="-4" calcext:value-type="float">
            <text:p>-4.00</text:p>
          </table:table-cell>
          <table:table-cell/>
          <table:table-cell table:style-name="ce1" table:formula="of:=INT([.C136]*[.$G$2])" office:value-type="float" office:value="9" calcext:value-type="float">
            <text:p>9.00</text:p>
          </table:table-cell>
          <table:table-cell table:style-name="ce7" table:formula="of:=[.G136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399.5" calcext:value-type="float">
            <text:p>399.50</text:p>
          </table:table-cell>
          <table:table-cell table:formula="of:=SIN([.B137] * (3.14159 / 180))" office:value-type="float" office:value="0.63607367578751" calcext:value-type="float">
            <text:p>0.64</text:p>
          </table:table-cell>
          <table:table-cell table:formula="of:=INT([.C137]*[.$D$2])" office:value-type="float" office:value="7" calcext:value-type="float">
            <text:p>7.00</text:p>
          </table:table-cell>
          <table:table-cell table:formula="of:=[.D137]-[.$E$2]" office:value-type="float" office:value="-4" calcext:value-type="float">
            <text:p>-4.00</text:p>
          </table:table-cell>
          <table:table-cell/>
          <table:table-cell table:style-name="ce1" table:formula="of:=INT([.C137]*[.$G$2])" office:value-type="float" office:value="9" calcext:value-type="float">
            <text:p>9.00</text:p>
          </table:table-cell>
          <table:table-cell table:style-name="ce7" table:formula="of:=[.G13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402" calcext:value-type="float">
            <text:p>402.00</text:p>
          </table:table-cell>
          <table:table-cell table:formula="of:=SIN([.B138] * (3.14159 / 180))" office:value-type="float" office:value="0.669126202210371" calcext:value-type="float">
            <text:p>0.67</text:p>
          </table:table-cell>
          <table:table-cell table:formula="of:=INT([.C138]*[.$D$2])" office:value-type="float" office:value="8" calcext:value-type="float">
            <text:p>8.00</text:p>
          </table:table-cell>
          <table:table-cell table:formula="of:=[.D138]-[.$E$2]" office:value-type="float" office:value="-3" calcext:value-type="float">
            <text:p>-3.00</text:p>
          </table:table-cell>
          <table:table-cell/>
          <table:table-cell table:style-name="ce1" table:formula="of:=INT([.C138]*[.$G$2])" office:value-type="float" office:value="10" calcext:value-type="float">
            <text:p>10.00</text:p>
          </table:table-cell>
          <table:table-cell table:style-name="ce7" table:formula="of:=[.G138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404.5" calcext:value-type="float">
            <text:p>404.50</text:p>
          </table:table-cell>
          <table:table-cell table:formula="of:=SIN([.B139] * (3.14159 / 180))" office:value-type="float" office:value="0.700905011028065" calcext:value-type="float">
            <text:p>0.70</text:p>
          </table:table-cell>
          <table:table-cell table:formula="of:=INT([.C139]*[.$D$2])" office:value-type="float" office:value="8" calcext:value-type="float">
            <text:p>8.00</text:p>
          </table:table-cell>
          <table:table-cell table:formula="of:=[.D139]-[.$E$2]" office:value-type="float" office:value="-3" calcext:value-type="float">
            <text:p>-3.00</text:p>
          </table:table-cell>
          <table:table-cell/>
          <table:table-cell table:style-name="ce1" table:formula="of:=INT([.C139]*[.$G$2])" office:value-type="float" office:value="10" calcext:value-type="float">
            <text:p>10.00</text:p>
          </table:table-cell>
          <table:table-cell table:style-name="ce7" table:formula="of:=[.G13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407" calcext:value-type="float">
            <text:p>407.00</text:p>
          </table:table-cell>
          <table:table-cell table:formula="of:=SIN([.B140] * (3.14159 / 180))" office:value-type="float" office:value="0.731349609573994" calcext:value-type="float">
            <text:p>0.73</text:p>
          </table:table-cell>
          <table:table-cell table:formula="of:=INT([.C140]*[.$D$2])" office:value-type="float" office:value="8" calcext:value-type="float">
            <text:p>8.00</text:p>
          </table:table-cell>
          <table:table-cell table:formula="of:=[.D140]-[.$E$2]" office:value-type="float" office:value="-3" calcext:value-type="float">
            <text:p>-3.00</text:p>
          </table:table-cell>
          <table:table-cell/>
          <table:table-cell table:style-name="ce1" table:formula="of:=INT([.C140]*[.$G$2])" office:value-type="float" office:value="10" calcext:value-type="float">
            <text:p>10.00</text:p>
          </table:table-cell>
          <table:table-cell table:style-name="ce7" table:formula="of:=[.G14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409.5" calcext:value-type="float">
            <text:p>409.50</text:p>
          </table:table-cell>
          <table:table-cell table:formula="of:=SIN([.B141] * (3.14159 / 180))" office:value-type="float" office:value="0.760402044922354" calcext:value-type="float">
            <text:p>0.76</text:p>
          </table:table-cell>
          <table:table-cell table:formula="of:=INT([.C141]*[.$D$2])" office:value-type="float" office:value="9" calcext:value-type="float">
            <text:p>9.00</text:p>
          </table:table-cell>
          <table:table-cell table:formula="of:=[.D141]-[.$E$2]" office:value-type="float" office:value="-2" calcext:value-type="float">
            <text:p>-2.00</text:p>
          </table:table-cell>
          <table:table-cell/>
          <table:table-cell table:style-name="ce1" table:formula="of:=INT([.C141]*[.$G$2])" office:value-type="float" office:value="11" calcext:value-type="float">
            <text:p>11.00</text:p>
          </table:table-cell>
          <table:table-cell table:style-name="ce7" table:formula="of:=[.G14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412" calcext:value-type="float">
            <text:p>412.00</text:p>
          </table:table-cell>
          <table:table-cell table:formula="of:=SIN([.B142] * (3.14159 / 180))" office:value-type="float" office:value="0.788007014204637" calcext:value-type="float">
            <text:p>0.79</text:p>
          </table:table-cell>
          <table:table-cell table:formula="of:=INT([.C142]*[.$D$2])" office:value-type="float" office:value="9" calcext:value-type="float">
            <text:p>9.00</text:p>
          </table:table-cell>
          <table:table-cell table:formula="of:=[.D142]-[.$E$2]" office:value-type="float" office:value="-2" calcext:value-type="float">
            <text:p>-2.00</text:p>
          </table:table-cell>
          <table:table-cell/>
          <table:table-cell table:style-name="ce1" table:formula="of:=INT([.C142]*[.$G$2])" office:value-type="float" office:value="11" calcext:value-type="float">
            <text:p>11.00</text:p>
          </table:table-cell>
          <table:table-cell table:style-name="ce7" table:formula="of:=[.G142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414.5" calcext:value-type="float">
            <text:p>414.50</text:p>
          </table:table-cell>
          <table:table-cell table:formula="of:=SIN([.B143] * (3.14159 / 180))" office:value-type="float" office:value="0.814111969881606" calcext:value-type="float">
            <text:p>0.81</text:p>
          </table:table-cell>
          <table:table-cell table:formula="of:=INT([.C143]*[.$D$2])" office:value-type="float" office:value="9" calcext:value-type="float">
            <text:p>9.00</text:p>
          </table:table-cell>
          <table:table-cell table:formula="of:=[.D143]-[.$E$2]" office:value-type="float" office:value="-2" calcext:value-type="float">
            <text:p>-2.00</text:p>
          </table:table-cell>
          <table:table-cell/>
          <table:table-cell table:style-name="ce1" table:formula="of:=INT([.C143]*[.$G$2])" office:value-type="float" office:value="12" calcext:value-type="float">
            <text:p>12.00</text:p>
          </table:table-cell>
          <table:table-cell table:style-name="ce7" table:formula="of:=[.G143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417" calcext:value-type="float">
            <text:p>417.00</text:p>
          </table:table-cell>
          <table:table-cell table:formula="of:=SIN([.B144] * (3.14159 / 180))" office:value-type="float" office:value="0.838667219770356" calcext:value-type="float">
            <text:p>0.84</text:p>
          </table:table-cell>
          <table:table-cell table:formula="of:=INT([.C144]*[.$D$2])" office:value-type="float" office:value="10" calcext:value-type="float">
            <text:p>10.00</text:p>
          </table:table-cell>
          <table:table-cell table:formula="of:=[.D144]-[.$E$2]" office:value-type="float" office:value="-1" calcext:value-type="float">
            <text:p>-1.00</text:p>
          </table:table-cell>
          <table:table-cell/>
          <table:table-cell table:style-name="ce1" table:formula="of:=INT([.C144]*[.$G$2])" office:value-type="float" office:value="12" calcext:value-type="float">
            <text:p>12.00</text:p>
          </table:table-cell>
          <table:table-cell table:style-name="ce7" table:formula="of:=[.G144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419.5" calcext:value-type="float">
            <text:p>419.50</text:p>
          </table:table-cell>
          <table:table-cell table:formula="of:=SIN([.B145] * (3.14159 / 180))" office:value-type="float" office:value="0.861626021636043" calcext:value-type="float">
            <text:p>0.86</text:p>
          </table:table-cell>
          <table:table-cell table:formula="of:=INT([.C145]*[.$D$2])" office:value-type="float" office:value="10" calcext:value-type="float">
            <text:p>10.00</text:p>
          </table:table-cell>
          <table:table-cell table:formula="of:=[.D145]-[.$E$2]" office:value-type="float" office:value="-1" calcext:value-type="float">
            <text:p>-1.00</text:p>
          </table:table-cell>
          <table:table-cell/>
          <table:table-cell table:style-name="ce1" table:formula="of:=INT([.C145]*[.$G$2])" office:value-type="float" office:value="12" calcext:value-type="float">
            <text:p>12.00</text:p>
          </table:table-cell>
          <table:table-cell table:style-name="ce7" table:formula="of:=[.G14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422" calcext:value-type="float">
            <text:p>422.00</text:p>
          </table:table-cell>
          <table:table-cell table:formula="of:=SIN([.B146] * (3.14159 / 180))" office:value-type="float" office:value="0.882944672168242" calcext:value-type="float">
            <text:p>0.88</text:p>
          </table:table-cell>
          <table:table-cell table:formula="of:=INT([.C146]*[.$D$2])" office:value-type="float" office:value="10" calcext:value-type="float">
            <text:p>10.00</text:p>
          </table:table-cell>
          <table:table-cell table:formula="of:=[.D146]-[.$E$2]" office:value-type="float" office:value="-1" calcext:value-type="float">
            <text:p>-1.00</text:p>
          </table:table-cell>
          <table:table-cell/>
          <table:table-cell table:style-name="ce1" table:formula="of:=INT([.C146]*[.$G$2])" office:value-type="float" office:value="13" calcext:value-type="float">
            <text:p>13.00</text:p>
          </table:table-cell>
          <table:table-cell table:style-name="ce7" table:formula="of:=[.G14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424.5" calcext:value-type="float">
            <text:p>424.50</text:p>
          </table:table-cell>
          <table:table-cell table:formula="of:=SIN([.B147] * (3.14159 / 180))" office:value-type="float" office:value="0.902582590172534" calcext:value-type="float">
            <text:p>0.90</text:p>
          </table:table-cell>
          <table:table-cell table:formula="of:=INT([.C147]*[.$D$2])" office:value-type="float" office:value="10" calcext:value-type="float">
            <text:p>10.00</text:p>
          </table:table-cell>
          <table:table-cell table:formula="of:=[.D147]-[.$E$2]" office:value-type="float" office:value="-1" calcext:value-type="float">
            <text:p>-1.00</text:p>
          </table:table-cell>
          <table:table-cell/>
          <table:table-cell table:style-name="ce1" table:formula="of:=INT([.C147]*[.$G$2])" office:value-type="float" office:value="13" calcext:value-type="float">
            <text:p>13.00</text:p>
          </table:table-cell>
          <table:table-cell table:style-name="ce7" table:formula="of:=[.G14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427" calcext:value-type="float">
            <text:p>427.00</text:p>
          </table:table-cell>
          <table:table-cell table:formula="of:=SIN([.B148] * (3.14159 / 180))" office:value-type="float" office:value="0.920502393818994" calcext:value-type="float">
            <text:p>0.92</text:p>
          </table:table-cell>
          <table:table-cell table:formula="of:=INT([.C148]*[.$D$2])" office:value-type="float" office:value="11" calcext:value-type="float">
            <text:p>11.00</text:p>
          </table:table-cell>
          <table:table-cell table:formula="of:=[.D148]-[.$E$2]" office:value-type="float" office:value="0" calcext:value-type="float">
            <text:p>0.00</text:p>
          </table:table-cell>
          <table:table-cell/>
          <table:table-cell table:style-name="ce1" table:formula="of:=INT([.C148]*[.$G$2])" office:value-type="float" office:value="13" calcext:value-type="float">
            <text:p>13.00</text:p>
          </table:table-cell>
          <table:table-cell table:style-name="ce7" table:formula="of:=[.G148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429.5" calcext:value-type="float">
            <text:p>429.50</text:p>
          </table:table-cell>
          <table:table-cell table:formula="of:=SIN([.B149] * (3.14159 / 180))" office:value-type="float" office:value="0.936669971800501" calcext:value-type="float">
            <text:p>0.94</text:p>
          </table:table-cell>
          <table:table-cell table:formula="of:=INT([.C149]*[.$D$2])" office:value-type="float" office:value="11" calcext:value-type="float">
            <text:p>11.00</text:p>
          </table:table-cell>
          <table:table-cell table:formula="of:=[.D149]-[.$E$2]" office:value-type="float" office:value="0" calcext:value-type="float">
            <text:p>0.00</text:p>
          </table:table-cell>
          <table:table-cell/>
          <table:table-cell table:style-name="ce1" table:formula="of:=INT([.C149]*[.$G$2])" office:value-type="float" office:value="14" calcext:value-type="float">
            <text:p>14.00</text:p>
          </table:table-cell>
          <table:table-cell table:style-name="ce7" table:formula="of:=[.G14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table:formula="of:=[.A149]+1" office:value-type="float" office:value="144" calcext:value-type="float">
            <text:p>144</text:p>
          </table:table-cell>
          <table:table-cell table:style-name="ce6" table:formula="of:=([.A150]/MAX([.$A$6:.A$2000])) * [.$B$2] + [.$A$2]" office:value-type="float" office:value="432" calcext:value-type="float">
            <text:p>432.00</text:p>
          </table:table-cell>
          <table:table-cell table:style-name="ce6" table:formula="of:=SIN([.B150] * (3.14159 / 180))" office:value-type="float" office:value="0.951054548265445" calcext:value-type="float">
            <text:p>0.95</text:p>
          </table:table-cell>
          <table:table-cell table:style-name="ce6" table:formula="of:=INT([.C150]*[.$D$2])" office:value-type="float" office:value="11" calcext:value-type="float">
            <text:p>11.00</text:p>
          </table:table-cell>
          <table:table-cell table:style-name="ce6" table:formula="of:=[.D150]-[.$E$2]" office:value-type="float" office:value="0" calcext:value-type="float">
            <text:p>0.00</text:p>
          </table:table-cell>
          <table:table-cell table:style-name="ce2"/>
          <table:table-cell table:style-name="ce6" table:formula="of:=INT([.C150]*[.$G$2])" office:value-type="float" office:value="14" calcext:value-type="float">
            <text:p>14.00</text:p>
          </table:table-cell>
          <table:table-cell table:style-name="ce8" table:formula="of:=[.G15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14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v-3 288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7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table:style-name="Default" office:value-type="string" calcext:value-type="string">
            <text:p>Scaler</text:p>
            <text:p>(x 2 → output)</text:p>
          </table:table-cell>
          <table:table-cell table:style-name="Default"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ce2" table:formula="of:=[.D2]-1" office:value-type="float" office:value="11" calcext:value-type="float">
            <text:p>1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ce2" table:formula="of:=[.G2]-1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Med-288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3]-1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 table:number-columns-repeated="11"/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formula="of:=INT([.C6]*[.$G$2])" office:value-type="float" office:value="11" calcext:value-type="float">
            <text:p>11.00</text:p>
          </table:table-cell>
          <table:table-cell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3.2543554006969" calcext:value-type="float">
            <text:p>73.25</text:p>
          </table:table-cell>
          <table:table-cell table:formula="of:=SIN([.B7] * (3.14159 / 180))" office:value-type="float" office:value="0.957592954436304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formula="of:=INT([.C7]*[.$G$2])" office:value-type="float" office:value="11" calcext:value-type="float">
            <text:p>11.00</text:p>
          </table:table-cell>
          <table:table-cell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4.5087108013937" calcext:value-type="float">
            <text:p>74.51</text:p>
          </table:table-cell>
          <table:table-cell table:formula="of:=SIN([.B8] * (3.14159 / 180))" office:value-type="float" office:value="0.963670777521165" calcext:value-type="float">
            <text:p>0.96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formula="of:=INT([.C8]*[.$G$2])" office:value-type="float" office:value="11" calcext:value-type="float">
            <text:p>11.00</text:p>
          </table:table-cell>
          <table:table-cell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5.7630662020906" calcext:value-type="float">
            <text:p>75.76</text:p>
          </table:table-cell>
          <table:table-cell table:formula="of:=SIN([.B9] * (3.14159 / 180))" office:value-type="float" office:value="0.969286744645167" calcext:value-type="float">
            <text:p>0.97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formula="of:=INT([.C9]*[.$G$2])" office:value-type="float" office:value="11" calcext:value-type="float">
            <text:p>11.00</text:p>
          </table:table-cell>
          <table:table-cell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77.0174216027875" calcext:value-type="float">
            <text:p>77.02</text:p>
          </table:table-cell>
          <table:table-cell table:formula="of:=SIN([.B10] * (3.14159 / 180))" office:value-type="float" office:value="0.974438164258507" calcext:value-type="float">
            <text:p>0.97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formula="of:=INT([.C10]*[.$G$2])" office:value-type="float" office:value="11" calcext:value-type="float">
            <text:p>11.00</text:p>
          </table:table-cell>
          <table:table-cell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78.2717770034843" calcext:value-type="float">
            <text:p>78.27</text:p>
          </table:table-cell>
          <table:table-cell table:formula="of:=SIN([.B11] * (3.14159 / 180))" office:value-type="float" office:value="0.979122567453846" calcext:value-type="float">
            <text:p>0.98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formula="of:=INT([.C11]*[.$G$2])" office:value-type="float" office:value="11" calcext:value-type="float">
            <text:p>11.00</text:p>
          </table:table-cell>
          <table:table-cell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79.5261324041812" calcext:value-type="float">
            <text:p>79.53</text:p>
          </table:table-cell>
          <table:table-cell table:formula="of:=SIN([.B12] * (3.14159 / 180))" office:value-type="float" office:value="0.983337709149575" calcext:value-type="float">
            <text:p>0.98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formula="of:=INT([.C12]*[.$G$2])" office:value-type="float" office:value="11" calcext:value-type="float">
            <text:p>11.00</text:p>
          </table:table-cell>
          <table:table-cell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0.7804878048781" calcext:value-type="float">
            <text:p>80.78</text:p>
          </table:table-cell>
          <table:table-cell table:formula="of:=SIN([.B13] * (3.14159 / 180))" office:value-type="float" office:value="0.987081569165811" calcext:value-type="float">
            <text:p>0.99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formula="of:=INT([.C13]*[.$G$2])" office:value-type="float" office:value="11" calcext:value-type="float">
            <text:p>11.00</text:p>
          </table:table-cell>
          <table:table-cell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82.0348432055749" calcext:value-type="float">
            <text:p>82.03</text:p>
          </table:table-cell>
          <table:table-cell table:formula="of:=SIN([.B14] * (3.14159 / 180))" office:value-type="float" office:value="0.990352353192605" calcext:value-type="float">
            <text:p>0.99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formula="of:=INT([.C14]*[.$G$2])" office:value-type="float" office:value="11" calcext:value-type="float">
            <text:p>11.00</text:p>
          </table:table-cell>
          <table:table-cell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83.2891986062718" calcext:value-type="float">
            <text:p>83.29</text:p>
          </table:table-cell>
          <table:table-cell table:formula="of:=SIN([.B15] * (3.14159 / 180))" office:value-type="float" office:value="0.993148493649892" calcext:value-type="float">
            <text:p>0.99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formula="of:=INT([.C15]*[.$G$2])" office:value-type="float" office:value="11" calcext:value-type="float">
            <text:p>11.00</text:p>
          </table:table-cell>
          <table:table-cell table:formula="of:=[.G1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84.5435540069686" calcext:value-type="float">
            <text:p>84.54</text:p>
          </table:table-cell>
          <table:table-cell table:formula="of:=SIN([.B16] * (3.14159 / 180))" office:value-type="float" office:value="0.995468650438784" calcext:value-type="float">
            <text:p>1.00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formula="of:=INT([.C16]*[.$G$2])" office:value-type="float" office:value="11" calcext:value-type="float">
            <text:p>11.00</text:p>
          </table:table-cell>
          <table:table-cell table:formula="of:=[.G1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85.7979094076655" calcext:value-type="float">
            <text:p>85.80</text:p>
          </table:table-cell>
          <table:table-cell table:formula="of:=SIN([.B17] * (3.14159 / 180))" office:value-type="float" office:value="0.997311711583834" calcext:value-type="float">
            <text:p>1.00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formula="of:=INT([.C17]*[.$G$2])" office:value-type="float" office:value="11" calcext:value-type="float">
            <text:p>11.00</text:p>
          </table:table-cell>
          <table:table-cell table:formula="of:=[.G1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87.0522648083624" calcext:value-type="float">
            <text:p>87.05</text:p>
          </table:table-cell>
          <table:table-cell table:formula="of:=SIN([.B18] * (3.14159 / 180))" office:value-type="float" office:value="0.998676793765972" calcext:value-type="float">
            <text:p>1.00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formula="of:=INT([.C18]*[.$G$2])" office:value-type="float" office:value="11" calcext:value-type="float">
            <text:p>11.00</text:p>
          </table:table-cell>
          <table:table-cell table:formula="of:=[.G1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88.3066202090592" calcext:value-type="float">
            <text:p>88.31</text:p>
          </table:table-cell>
          <table:table-cell table:formula="of:=SIN([.B19] * (3.14159 / 180))" office:value-type="float" office:value="0.999563242745846" calcext:value-type="float">
            <text:p>1.00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formula="of:=INT([.C19]*[.$G$2])" office:value-type="float" office:value="11" calcext:value-type="float">
            <text:p>11.00</text:p>
          </table:table-cell>
          <table:table-cell table:formula="of:=[.G1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89.5609756097561" calcext:value-type="float">
            <text:p>89.56</text:p>
          </table:table-cell>
          <table:table-cell table:formula="of:=SIN([.B20] * (3.14159 / 180))" office:value-type="float" office:value="0.999970633677386" calcext:value-type="float">
            <text:p>1.00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formula="of:=INT([.C20]*[.$G$2])" office:value-type="float" office:value="11" calcext:value-type="float">
            <text:p>11.00</text:p>
          </table:table-cell>
          <table:table-cell table:formula="of:=[.G2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90.815331010453" calcext:value-type="float">
            <text:p>90.82</text:p>
          </table:table-cell>
          <table:table-cell table:formula="of:=SIN([.B21] * (3.14159 / 180))" office:value-type="float" office:value="0.999898771311408" calcext:value-type="float">
            <text:p>1.00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formula="of:=INT([.C21]*[.$G$2])" office:value-type="float" office:value="11" calcext:value-type="float">
            <text:p>11.00</text:p>
          </table:table-cell>
          <table:table-cell table:formula="of:=[.G2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92.0696864111498" calcext:value-type="float">
            <text:p>92.07</text:p>
          </table:table-cell>
          <table:table-cell table:formula="of:=SIN([.B22] * (3.14159 / 180))" office:value-type="float" office:value="0.999347690089202" calcext:value-type="float">
            <text:p>1.00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formula="of:=INT([.C22]*[.$G$2])" office:value-type="float" office:value="11" calcext:value-type="float">
            <text:p>11.00</text:p>
          </table:table-cell>
          <table:table-cell table:formula="of:=[.G2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93.3240418118467" calcext:value-type="float">
            <text:p>93.32</text:p>
          </table:table-cell>
          <table:table-cell table:formula="of:=SIN([.B23] * (3.14159 / 180))" office:value-type="float" office:value="0.998317654126015" calcext:value-type="float">
            <text:p>1.00</text:p>
          </table:table-cell>
          <table:table-cell table:formula="of:=INT([.C23]*[.$D$2])" office:value-type="float" office:value="11" calcext:value-type="float">
            <text:p>11.00</text:p>
          </table:table-cell>
          <table:table-cell table:formula="of:=[.D23]-[.$E$2]" office:value-type="float" office:value="0" calcext:value-type="float">
            <text:p>0.00</text:p>
          </table:table-cell>
          <table:table-cell table:style-name="ce1"/>
          <table:table-cell table:formula="of:=INT([.C23]*[.$G$2])" office:value-type="float" office:value="11" calcext:value-type="float">
            <text:p>11.00</text:p>
          </table:table-cell>
          <table:table-cell table:formula="of:=[.G2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94.5783972125436" calcext:value-type="float">
            <text:p>94.58</text:p>
          </table:table-cell>
          <table:table-cell table:formula="of:=SIN([.B24] * (3.14159 / 180))" office:value-type="float" office:value="0.996809157084477" calcext:value-type="float">
            <text:p>1.00</text:p>
          </table:table-cell>
          <table:table-cell table:formula="of:=INT([.C24]*[.$D$2])" office:value-type="float" office:value="11" calcext:value-type="float">
            <text:p>11.00</text:p>
          </table:table-cell>
          <table:table-cell table:formula="of:=[.D24]-[.$E$2]" office:value-type="float" office:value="0" calcext:value-type="float">
            <text:p>0.00</text:p>
          </table:table-cell>
          <table:table-cell table:style-name="ce1"/>
          <table:table-cell table:formula="of:=INT([.C24]*[.$G$2])" office:value-type="float" office:value="11" calcext:value-type="float">
            <text:p>11.00</text:p>
          </table:table-cell>
          <table:table-cell table:formula="of:=[.G2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95.8327526132404" calcext:value-type="float">
            <text:p>95.83</text:p>
          </table:table-cell>
          <table:table-cell table:formula="of:=SIN([.B25] * (3.14159 / 180))" office:value-type="float" office:value="0.994822921938001" calcext:value-type="float">
            <text:p>0.99</text:p>
          </table:table-cell>
          <table:table-cell table:formula="of:=INT([.C25]*[.$D$2])" office:value-type="float" office:value="11" calcext:value-type="float">
            <text:p>11.00</text:p>
          </table:table-cell>
          <table:table-cell table:formula="of:=[.D25]-[.$E$2]" office:value-type="float" office:value="0" calcext:value-type="float">
            <text:p>0.00</text:p>
          </table:table-cell>
          <table:table-cell table:style-name="ce1"/>
          <table:table-cell table:formula="of:=INT([.C25]*[.$G$2])" office:value-type="float" office:value="11" calcext:value-type="float">
            <text:p>11.00</text:p>
          </table:table-cell>
          <table:table-cell table:formula="of:=[.G2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97.0871080139373" calcext:value-type="float">
            <text:p>97.09</text:p>
          </table:table-cell>
          <table:table-cell table:formula="of:=SIN([.B26] * (3.14159 / 180))" office:value-type="float" office:value="0.992359900624284" calcext:value-type="float">
            <text:p>0.99</text:p>
          </table:table-cell>
          <table:table-cell table:formula="of:=INT([.C26]*[.$D$2])" office:value-type="float" office:value="11" calcext:value-type="float">
            <text:p>11.00</text:p>
          </table:table-cell>
          <table:table-cell table:formula="of:=[.D26]-[.$E$2]" office:value-type="float" office:value="0" calcext:value-type="float">
            <text:p>0.00</text:p>
          </table:table-cell>
          <table:table-cell table:style-name="ce1"/>
          <table:table-cell table:formula="of:=INT([.C26]*[.$G$2])" office:value-type="float" office:value="11" calcext:value-type="float">
            <text:p>11.00</text:p>
          </table:table-cell>
          <table:table-cell table:formula="of:=[.G2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98.3414634146341" calcext:value-type="float">
            <text:p>98.34</text:p>
          </table:table-cell>
          <table:table-cell table:formula="of:=SIN([.B27] * (3.14159 / 180))" office:value-type="float" office:value="0.989421273589078" calcext:value-type="float">
            <text:p>0.99</text:p>
          </table:table-cell>
          <table:table-cell table:formula="of:=INT([.C27]*[.$D$2])" office:value-type="float" office:value="11" calcext:value-type="float">
            <text:p>11.00</text:p>
          </table:table-cell>
          <table:table-cell table:formula="of:=[.D27]-[.$E$2]" office:value-type="float" office:value="0" calcext:value-type="float">
            <text:p>0.00</text:p>
          </table:table-cell>
          <table:table-cell table:style-name="ce1"/>
          <table:table-cell table:formula="of:=INT([.C27]*[.$G$2])" office:value-type="float" office:value="11" calcext:value-type="float">
            <text:p>11.00</text:p>
          </table:table-cell>
          <table:table-cell table:formula="of:=[.G2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99.595818815331" calcext:value-type="float">
            <text:p>99.60</text:p>
          </table:table-cell>
          <table:table-cell table:formula="of:=SIN([.B28] * (3.14159 / 180))" office:value-type="float" office:value="0.986008449220441" calcext:value-type="float">
            <text:p>0.99</text:p>
          </table:table-cell>
          <table:table-cell table:formula="of:=INT([.C28]*[.$D$2])" office:value-type="float" office:value="11" calcext:value-type="float">
            <text:p>11.00</text:p>
          </table:table-cell>
          <table:table-cell table:formula="of:=[.D28]-[.$E$2]" office:value-type="float" office:value="0" calcext:value-type="float">
            <text:p>0.00</text:p>
          </table:table-cell>
          <table:table-cell table:style-name="ce1"/>
          <table:table-cell table:formula="of:=INT([.C28]*[.$G$2])" office:value-type="float" office:value="11" calcext:value-type="float">
            <text:p>11.00</text:p>
          </table:table-cell>
          <table:table-cell table:formula="of:=[.G2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00.850174216028" calcext:value-type="float">
            <text:p>100.85</text:p>
          </table:table-cell>
          <table:table-cell table:formula="of:=SIN([.B29] * (3.14159 / 180))" office:value-type="float" office:value="0.982123063173736" calcext:value-type="float">
            <text:p>0.98</text:p>
          </table:table-cell>
          <table:table-cell table:formula="of:=INT([.C29]*[.$D$2])" office:value-type="float" office:value="11" calcext:value-type="float">
            <text:p>11.00</text:p>
          </table:table-cell>
          <table:table-cell table:formula="of:=[.D29]-[.$E$2]" office:value-type="float" office:value="0" calcext:value-type="float">
            <text:p>0.00</text:p>
          </table:table-cell>
          <table:table-cell table:style-name="ce1"/>
          <table:table-cell table:formula="of:=INT([.C29]*[.$G$2])" office:value-type="float" office:value="11" calcext:value-type="float">
            <text:p>11.00</text:p>
          </table:table-cell>
          <table:table-cell table:formula="of:=[.G2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02.104529616725" calcext:value-type="float">
            <text:p>102.10</text:p>
          </table:table-cell>
          <table:table-cell table:formula="of:=SIN([.B30] * (3.14159 / 180))" office:value-type="float" office:value="0.977766977587724" calcext:value-type="float">
            <text:p>0.98</text:p>
          </table:table-cell>
          <table:table-cell table:formula="of:=INT([.C30]*[.$D$2])" office:value-type="float" office:value="11" calcext:value-type="float">
            <text:p>11.00</text:p>
          </table:table-cell>
          <table:table-cell table:formula="of:=[.D30]-[.$E$2]" office:value-type="float" office:value="0" calcext:value-type="float">
            <text:p>0.00</text:p>
          </table:table-cell>
          <table:table-cell table:style-name="ce1"/>
          <table:table-cell table:formula="of:=INT([.C30]*[.$G$2])" office:value-type="float" office:value="11" calcext:value-type="float">
            <text:p>11.00</text:p>
          </table:table-cell>
          <table:table-cell table:formula="of:=[.G3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03.358885017422" calcext:value-type="float">
            <text:p>103.36</text:p>
          </table:table-cell>
          <table:table-cell table:formula="of:=SIN([.B31] * (3.14159 / 180))" office:value-type="float" office:value="0.972942280192095" calcext:value-type="float">
            <text:p>0.97</text:p>
          </table:table-cell>
          <table:table-cell table:formula="of:=INT([.C31]*[.$D$2])" office:value-type="float" office:value="11" calcext:value-type="float">
            <text:p>11.00</text:p>
          </table:table-cell>
          <table:table-cell table:formula="of:=[.D31]-[.$E$2]" office:value-type="float" office:value="0" calcext:value-type="float">
            <text:p>0.00</text:p>
          </table:table-cell>
          <table:table-cell table:style-name="ce1"/>
          <table:table-cell table:formula="of:=INT([.C31]*[.$G$2])" office:value-type="float" office:value="11" calcext:value-type="float">
            <text:p>11.00</text:p>
          </table:table-cell>
          <table:table-cell table:formula="of:=[.G3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04.613240418118" calcext:value-type="float">
            <text:p>104.61</text:p>
          </table:table-cell>
          <table:table-cell table:formula="of:=SIN([.B32] * (3.14159 / 180))" office:value-type="float" office:value="0.967651283306889" calcext:value-type="float">
            <text:p>0.97</text:p>
          </table:table-cell>
          <table:table-cell table:formula="of:=INT([.C32]*[.$D$2])" office:value-type="float" office:value="11" calcext:value-type="float">
            <text:p>11.00</text:p>
          </table:table-cell>
          <table:table-cell table:formula="of:=[.D32]-[.$E$2]" office:value-type="float" office:value="0" calcext:value-type="float">
            <text:p>0.00</text:p>
          </table:table-cell>
          <table:table-cell table:style-name="ce1"/>
          <table:table-cell table:formula="of:=INT([.C32]*[.$G$2])" office:value-type="float" office:value="11" calcext:value-type="float">
            <text:p>11.00</text:p>
          </table:table-cell>
          <table:table-cell table:formula="of:=[.G3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05.867595818815" calcext:value-type="float">
            <text:p>105.87</text:p>
          </table:table-cell>
          <table:table-cell table:formula="of:=SIN([.B33] * (3.14159 / 180))" office:value-type="float" office:value="0.961896522734278" calcext:value-type="float">
            <text:p>0.96</text:p>
          </table:table-cell>
          <table:table-cell table:formula="of:=INT([.C33]*[.$D$2])" office:value-type="float" office:value="11" calcext:value-type="float">
            <text:p>11.00</text:p>
          </table:table-cell>
          <table:table-cell table:formula="of:=[.D33]-[.$E$2]" office:value-type="float" office:value="0" calcext:value-type="float">
            <text:p>0.00</text:p>
          </table:table-cell>
          <table:table-cell table:style-name="ce1"/>
          <table:table-cell table:formula="of:=INT([.C33]*[.$G$2])" office:value-type="float" office:value="11" calcext:value-type="float">
            <text:p>11.00</text:p>
          </table:table-cell>
          <table:table-cell table:formula="of:=[.G3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07.121951219512" calcext:value-type="float">
            <text:p>107.12</text:p>
          </table:table-cell>
          <table:table-cell table:formula="of:=SIN([.B34] * (3.14159 / 180))" office:value-type="float" office:value="0.955680756543238" calcext:value-type="float">
            <text:p>0.96</text:p>
          </table:table-cell>
          <table:table-cell table:formula="of:=INT([.C34]*[.$D$2])" office:value-type="float" office:value="11" calcext:value-type="float">
            <text:p>11.00</text:p>
          </table:table-cell>
          <table:table-cell table:formula="of:=[.D34]-[.$E$2]" office:value-type="float" office:value="0" calcext:value-type="float">
            <text:p>0.00</text:p>
          </table:table-cell>
          <table:table-cell table:style-name="ce1"/>
          <table:table-cell table:formula="of:=INT([.C34]*[.$G$2])" office:value-type="float" office:value="11" calcext:value-type="float">
            <text:p>11.00</text:p>
          </table:table-cell>
          <table:table-cell table:formula="of:=[.G3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08.376306620209" calcext:value-type="float">
            <text:p>108.38</text:p>
          </table:table-cell>
          <table:table-cell table:formula="of:=SIN([.B35] * (3.14159 / 180))" office:value-type="float" office:value="0.949006963747694" calcext:value-type="float">
            <text:p>0.95</text:p>
          </table:table-cell>
          <table:table-cell table:formula="of:=INT([.C35]*[.$D$2])" office:value-type="float" office:value="11" calcext:value-type="float">
            <text:p>11.00</text:p>
          </table:table-cell>
          <table:table-cell table:formula="of:=[.D35]-[.$E$2]" office:value-type="float" office:value="0" calcext:value-type="float">
            <text:p>0.00</text:p>
          </table:table-cell>
          <table:table-cell table:style-name="ce1"/>
          <table:table-cell table:formula="of:=INT([.C35]*[.$G$2])" office:value-type="float" office:value="11" calcext:value-type="float">
            <text:p>11.00</text:p>
          </table:table-cell>
          <table:table-cell table:formula="of:=[.G3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09.630662020906" calcext:value-type="float">
            <text:p>109.63</text:p>
          </table:table-cell>
          <table:table-cell table:formula="of:=SIN([.B36] * (3.14159 / 180))" office:value-type="float" office:value="0.941878342878779" calcext:value-type="float">
            <text:p>0.94</text:p>
          </table:table-cell>
          <table:table-cell table:formula="of:=INT([.C36]*[.$D$2])" office:value-type="float" office:value="11" calcext:value-type="float">
            <text:p>11.00</text:p>
          </table:table-cell>
          <table:table-cell table:formula="of:=[.D36]-[.$E$2]" office:value-type="float" office:value="0" calcext:value-type="float">
            <text:p>0.00</text:p>
          </table:table-cell>
          <table:table-cell table:style-name="ce1"/>
          <table:table-cell table:formula="of:=INT([.C36]*[.$G$2])" office:value-type="float" office:value="11" calcext:value-type="float">
            <text:p>11.00</text:p>
          </table:table-cell>
          <table:table-cell table:formula="of:=[.G3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10.885017421603" calcext:value-type="float">
            <text:p>110.89</text:p>
          </table:table-cell>
          <table:table-cell table:formula="of:=SIN([.B37] * (3.14159 / 180))" office:value-type="float" office:value="0.934298310451884" calcext:value-type="float">
            <text:p>0.93</text:p>
          </table:table-cell>
          <table:table-cell table:formula="of:=INT([.C37]*[.$D$2])" office:value-type="float" office:value="11" calcext:value-type="float">
            <text:p>11.00</text:p>
          </table:table-cell>
          <table:table-cell table:formula="of:=[.D37]-[.$E$2]" office:value-type="float" office:value="0" calcext:value-type="float">
            <text:p>0.00</text:p>
          </table:table-cell>
          <table:table-cell table:style-name="ce1"/>
          <table:table-cell table:formula="of:=INT([.C37]*[.$G$2])" office:value-type="float" office:value="11" calcext:value-type="float">
            <text:p>11.00</text:p>
          </table:table-cell>
          <table:table-cell table:formula="of:=[.G3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12.1393728223" calcext:value-type="float">
            <text:p>112.14</text:p>
          </table:table-cell>
          <table:table-cell table:formula="of:=SIN([.B38] * (3.14159 / 180))" office:value-type="float" office:value="0.926270499329226" calcext:value-type="float">
            <text:p>0.93</text:p>
          </table:table-cell>
          <table:table-cell table:formula="of:=INT([.C38]*[.$D$2])" office:value-type="float" office:value="11" calcext:value-type="float">
            <text:p>11.00</text:p>
          </table:table-cell>
          <table:table-cell table:formula="of:=[.D38]-[.$E$2]" office:value-type="float" office:value="0" calcext:value-type="float">
            <text:p>0.00</text:p>
          </table:table-cell>
          <table:table-cell table:style-name="ce1"/>
          <table:table-cell table:formula="of:=INT([.C38]*[.$G$2])" office:value-type="float" office:value="11" calcext:value-type="float">
            <text:p>11.00</text:p>
          </table:table-cell>
          <table:table-cell table:formula="of:=[.G3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13.393728222997" calcext:value-type="float">
            <text:p>113.39</text:p>
          </table:table-cell>
          <table:table-cell table:formula="of:=SIN([.B39] * (3.14159 / 180))" office:value-type="float" office:value="0.917798756978745" calcext:value-type="float">
            <text:p>0.92</text:p>
          </table:table-cell>
          <table:table-cell table:formula="of:=INT([.C39]*[.$D$2])" office:value-type="float" office:value="11" calcext:value-type="float">
            <text:p>11.00</text:p>
          </table:table-cell>
          <table:table-cell table:formula="of:=[.D39]-[.$E$2]" office:value-type="float" office:value="0" calcext:value-type="float">
            <text:p>0.00</text:p>
          </table:table-cell>
          <table:table-cell table:style-name="ce1"/>
          <table:table-cell table:formula="of:=INT([.C39]*[.$G$2])" office:value-type="float" office:value="11" calcext:value-type="float">
            <text:p>11.00</text:p>
          </table:table-cell>
          <table:table-cell table:formula="of:=[.G3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14.648083623693" calcext:value-type="float">
            <text:p>114.65</text:p>
          </table:table-cell>
          <table:table-cell table:formula="of:=SIN([.B40] * (3.14159 / 180))" office:value-type="float" office:value="0.908887143630132" calcext:value-type="float">
            <text:p>0.91</text:p>
          </table:table-cell>
          <table:table-cell table:formula="of:=INT([.C40]*[.$D$2])" office:value-type="float" office:value="10" calcext:value-type="float">
            <text:p>10.00</text:p>
          </table:table-cell>
          <table:table-cell table:formula="of:=[.D40]-[.$E$2]" office:value-type="float" office:value="-1" calcext:value-type="float">
            <text:p>-1.00</text:p>
          </table:table-cell>
          <table:table-cell table:style-name="ce1"/>
          <table:table-cell table:formula="of:=INT([.C40]*[.$G$2])" office:value-type="float" office:value="10" calcext:value-type="float">
            <text:p>10.00</text:p>
          </table:table-cell>
          <table:table-cell table:formula="of:=[.G40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15.90243902439" calcext:value-type="float">
            <text:p>115.90</text:p>
          </table:table-cell>
          <table:table-cell table:formula="of:=SIN([.B41] * (3.14159 / 180))" office:value-type="float" office:value="0.899539930328895" calcext:value-type="float">
            <text:p>0.90</text:p>
          </table:table-cell>
          <table:table-cell table:formula="of:=INT([.C41]*[.$D$2])" office:value-type="float" office:value="10" calcext:value-type="float">
            <text:p>10.00</text:p>
          </table:table-cell>
          <table:table-cell table:formula="of:=[.D41]-[.$E$2]" office:value-type="float" office:value="-1" calcext:value-type="float">
            <text:p>-1.00</text:p>
          </table:table-cell>
          <table:table-cell table:style-name="ce1"/>
          <table:table-cell table:formula="of:=INT([.C41]*[.$G$2])" office:value-type="float" office:value="10" calcext:value-type="float">
            <text:p>10.00</text:p>
          </table:table-cell>
          <table:table-cell table:formula="of:=[.G41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17.156794425087" calcext:value-type="float">
            <text:p>117.16</text:p>
          </table:table-cell>
          <table:table-cell table:formula="of:=SIN([.B42] * (3.14159 / 180))" office:value-type="float" office:value="0.889761596889387" calcext:value-type="float">
            <text:p>0.89</text:p>
          </table:table-cell>
          <table:table-cell table:formula="of:=INT([.C42]*[.$D$2])" office:value-type="float" office:value="10" calcext:value-type="float">
            <text:p>10.00</text:p>
          </table:table-cell>
          <table:table-cell table:formula="of:=[.D42]-[.$E$2]" office:value-type="float" office:value="-1" calcext:value-type="float">
            <text:p>-1.00</text:p>
          </table:table-cell>
          <table:table-cell table:style-name="ce1"/>
          <table:table-cell table:formula="of:=INT([.C42]*[.$G$2])" office:value-type="float" office:value="10" calcext:value-type="float">
            <text:p>10.00</text:p>
          </table:table-cell>
          <table:table-cell table:formula="of:=[.G4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18.411149825784" calcext:value-type="float">
            <text:p>118.41</text:p>
          </table:table-cell>
          <table:table-cell table:formula="of:=SIN([.B43] * (3.14159 / 180))" office:value-type="float" office:value="0.879556829747776" calcext:value-type="float">
            <text:p>0.88</text:p>
          </table:table-cell>
          <table:table-cell table:formula="of:=INT([.C43]*[.$D$2])" office:value-type="float" office:value="10" calcext:value-type="float">
            <text:p>10.00</text:p>
          </table:table-cell>
          <table:table-cell table:formula="of:=[.D43]-[.$E$2]" office:value-type="float" office:value="-1" calcext:value-type="float">
            <text:p>-1.00</text:p>
          </table:table-cell>
          <table:table-cell table:style-name="ce1"/>
          <table:table-cell table:formula="of:=INT([.C43]*[.$G$2])" office:value-type="float" office:value="10" calcext:value-type="float">
            <text:p>10.00</text:p>
          </table:table-cell>
          <table:table-cell table:formula="of:=[.G4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19.665505226481" calcext:value-type="float">
            <text:p>119.67</text:p>
          </table:table-cell>
          <table:table-cell table:formula="of:=SIN([.B44] * (3.14159 / 180))" office:value-type="float" office:value="0.868930519715991" calcext:value-type="float">
            <text:p>0.87</text:p>
          </table:table-cell>
          <table:table-cell table:formula="of:=INT([.C44]*[.$D$2])" office:value-type="float" office:value="10" calcext:value-type="float">
            <text:p>10.00</text:p>
          </table:table-cell>
          <table:table-cell table:formula="of:=[.D44]-[.$E$2]" office:value-type="float" office:value="-1" calcext:value-type="float">
            <text:p>-1.00</text:p>
          </table:table-cell>
          <table:table-cell table:style-name="ce1"/>
          <table:table-cell table:formula="of:=INT([.C44]*[.$G$2])" office:value-type="float" office:value="10" calcext:value-type="float">
            <text:p>10.00</text:p>
          </table:table-cell>
          <table:table-cell table:formula="of:=[.G4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20.919860627178" calcext:value-type="float">
            <text:p>120.92</text:p>
          </table:table-cell>
          <table:table-cell table:formula="of:=SIN([.B45] * (3.14159 / 180))" office:value-type="float" office:value="0.857887759637714" calcext:value-type="float">
            <text:p>0.86</text:p>
          </table:table-cell>
          <table:table-cell table:formula="of:=INT([.C45]*[.$D$2])" office:value-type="float" office:value="10" calcext:value-type="float">
            <text:p>10.00</text:p>
          </table:table-cell>
          <table:table-cell table:formula="of:=[.D45]-[.$E$2]" office:value-type="float" office:value="-1" calcext:value-type="float">
            <text:p>-1.00</text:p>
          </table:table-cell>
          <table:table-cell table:style-name="ce1"/>
          <table:table-cell table:formula="of:=INT([.C45]*[.$G$2])" office:value-type="float" office:value="10" calcext:value-type="float">
            <text:p>10.00</text:p>
          </table:table-cell>
          <table:table-cell table:formula="of:=[.G4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22.174216027875" calcext:value-type="float">
            <text:p>122.17</text:p>
          </table:table-cell>
          <table:table-cell table:formula="of:=SIN([.B46] * (3.14159 / 180))" office:value-type="float" office:value="0.846433841947543" calcext:value-type="float">
            <text:p>0.85</text:p>
          </table:table-cell>
          <table:table-cell table:formula="of:=INT([.C46]*[.$D$2])" office:value-type="float" office:value="10" calcext:value-type="float">
            <text:p>10.00</text:p>
          </table:table-cell>
          <table:table-cell table:formula="of:=[.D46]-[.$E$2]" office:value-type="float" office:value="-1" calcext:value-type="float">
            <text:p>-1.00</text:p>
          </table:table-cell>
          <table:table-cell table:style-name="ce1"/>
          <table:table-cell table:formula="of:=INT([.C46]*[.$G$2])" office:value-type="float" office:value="10" calcext:value-type="float">
            <text:p>10.00</text:p>
          </table:table-cell>
          <table:table-cell table:formula="of:=[.G4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23.428571428571" calcext:value-type="float">
            <text:p>123.43</text:p>
          </table:table-cell>
          <table:table-cell table:formula="of:=SIN([.B47] * (3.14159 / 180))" office:value-type="float" office:value="0.834574256134509" calcext:value-type="float">
            <text:p>0.83</text:p>
          </table:table-cell>
          <table:table-cell table:formula="of:=INT([.C47]*[.$D$2])" office:value-type="float" office:value="10" calcext:value-type="float">
            <text:p>10.00</text:p>
          </table:table-cell>
          <table:table-cell table:formula="of:=[.D47]-[.$E$2]" office:value-type="float" office:value="-1" calcext:value-type="float">
            <text:p>-1.00</text:p>
          </table:table-cell>
          <table:table-cell table:style-name="ce1"/>
          <table:table-cell table:formula="of:=INT([.C47]*[.$G$2])" office:value-type="float" office:value="10" calcext:value-type="float">
            <text:p>10.00</text:p>
          </table:table-cell>
          <table:table-cell table:formula="of:=[.G4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24.682926829268" calcext:value-type="float">
            <text:p>124.68</text:p>
          </table:table-cell>
          <table:table-cell table:formula="of:=SIN([.B48] * (3.14159 / 180))" office:value-type="float" office:value="0.822314686111134" calcext:value-type="float">
            <text:p>0.82</text:p>
          </table:table-cell>
          <table:table-cell table:formula="of:=INT([.C48]*[.$D$2])" office:value-type="float" office:value="9" calcext:value-type="float">
            <text:p>9.00</text:p>
          </table:table-cell>
          <table:table-cell table:formula="of:=[.D48]-[.$E$2]" office:value-type="float" office:value="-2" calcext:value-type="float">
            <text:p>-2.00</text:p>
          </table:table-cell>
          <table:table-cell table:style-name="ce1"/>
          <table:table-cell table:formula="of:=INT([.C48]*[.$G$2])" office:value-type="float" office:value="9" calcext:value-type="float">
            <text:p>9.00</text:p>
          </table:table-cell>
          <table:table-cell table:formula="of:=[.G4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25.937282229965" calcext:value-type="float">
            <text:p>125.94</text:p>
          </table:table-cell>
          <table:table-cell table:formula="of:=SIN([.B49] * (3.14159 / 180))" office:value-type="float" office:value="0.809661007489325" calcext:value-type="float">
            <text:p>0.81</text:p>
          </table:table-cell>
          <table:table-cell table:formula="of:=INT([.C49]*[.$D$2])" office:value-type="float" office:value="9" calcext:value-type="float">
            <text:p>9.00</text:p>
          </table:table-cell>
          <table:table-cell table:formula="of:=[.D49]-[.$E$2]" office:value-type="float" office:value="-2" calcext:value-type="float">
            <text:p>-2.00</text:p>
          </table:table-cell>
          <table:table-cell table:style-name="ce1"/>
          <table:table-cell table:formula="of:=INT([.C49]*[.$G$2])" office:value-type="float" office:value="9" calcext:value-type="float">
            <text:p>9.00</text:p>
          </table:table-cell>
          <table:table-cell table:formula="of:=[.G4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27.191637630662" calcext:value-type="float">
            <text:p>127.19</text:p>
          </table:table-cell>
          <table:table-cell table:formula="of:=SIN([.B50] * (3.14159 / 180))" office:value-type="float" office:value="0.796619284764377" calcext:value-type="float">
            <text:p>0.80</text:p>
          </table:table-cell>
          <table:table-cell table:formula="of:=INT([.C50]*[.$D$2])" office:value-type="float" office:value="9" calcext:value-type="float">
            <text:p>9.00</text:p>
          </table:table-cell>
          <table:table-cell table:formula="of:=[.D50]-[.$E$2]" office:value-type="float" office:value="-2" calcext:value-type="float">
            <text:p>-2.00</text:p>
          </table:table-cell>
          <table:table-cell table:style-name="ce1"/>
          <table:table-cell table:formula="of:=INT([.C50]*[.$G$2])" office:value-type="float" office:value="9" calcext:value-type="float">
            <text:p>9.00</text:p>
          </table:table-cell>
          <table:table-cell table:formula="of:=[.G50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28.445993031359" calcext:value-type="float">
            <text:p>128.45</text:p>
          </table:table-cell>
          <table:table-cell table:formula="of:=SIN([.B51] * (3.14159 / 180))" office:value-type="float" office:value="0.783195768408465" calcext:value-type="float">
            <text:p>0.78</text:p>
          </table:table-cell>
          <table:table-cell table:formula="of:=INT([.C51]*[.$D$2])" office:value-type="float" office:value="9" calcext:value-type="float">
            <text:p>9.00</text:p>
          </table:table-cell>
          <table:table-cell table:formula="of:=[.D51]-[.$E$2]" office:value-type="float" office:value="-2" calcext:value-type="float">
            <text:p>-2.00</text:p>
          </table:table-cell>
          <table:table-cell table:style-name="ce1"/>
          <table:table-cell table:formula="of:=INT([.C51]*[.$G$2])" office:value-type="float" office:value="9" calcext:value-type="float">
            <text:p>9.00</text:p>
          </table:table-cell>
          <table:table-cell table:formula="of:=[.G51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29.700348432056" calcext:value-type="float">
            <text:p>129.70</text:p>
          </table:table-cell>
          <table:table-cell table:formula="of:=SIN([.B52] * (3.14159 / 180))" office:value-type="float" office:value="0.769396891874995" calcext:value-type="float">
            <text:p>0.77</text:p>
          </table:table-cell>
          <table:table-cell table:formula="of:=INT([.C52]*[.$D$2])" office:value-type="float" office:value="9" calcext:value-type="float">
            <text:p>9.00</text:p>
          </table:table-cell>
          <table:table-cell table:formula="of:=[.D52]-[.$E$2]" office:value-type="float" office:value="-2" calcext:value-type="float">
            <text:p>-2.00</text:p>
          </table:table-cell>
          <table:table-cell table:style-name="ce1"/>
          <table:table-cell table:formula="of:=INT([.C52]*[.$G$2])" office:value-type="float" office:value="9" calcext:value-type="float">
            <text:p>9.00</text:p>
          </table:table-cell>
          <table:table-cell table:formula="of:=[.G52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30.954703832753" calcext:value-type="float">
            <text:p>130.95</text:p>
          </table:table-cell>
          <table:table-cell table:formula="of:=SIN([.B53] * (3.14159 / 180))" office:value-type="float" office:value="0.755229268515256" calcext:value-type="float">
            <text:p>0.76</text:p>
          </table:table-cell>
          <table:table-cell table:formula="of:=INT([.C53]*[.$D$2])" office:value-type="float" office:value="9" calcext:value-type="float">
            <text:p>9.00</text:p>
          </table:table-cell>
          <table:table-cell table:formula="of:=[.D53]-[.$E$2]" office:value-type="float" office:value="-2" calcext:value-type="float">
            <text:p>-2.00</text:p>
          </table:table-cell>
          <table:table-cell table:style-name="ce1"/>
          <table:table-cell table:formula="of:=INT([.C53]*[.$G$2])" office:value-type="float" office:value="9" calcext:value-type="float">
            <text:p>9.00</text:p>
          </table:table-cell>
          <table:table-cell table:formula="of:=[.G53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32.209059233449" calcext:value-type="float">
            <text:p>132.21</text:p>
          </table:table-cell>
          <table:table-cell table:formula="of:=SIN([.B54] * (3.14159 / 180))" office:value-type="float" office:value="0.740699688408863" calcext:value-type="float">
            <text:p>0.74</text:p>
          </table:table-cell>
          <table:table-cell table:formula="of:=INT([.C54]*[.$D$2])" office:value-type="float" office:value="8" calcext:value-type="float">
            <text:p>8.00</text:p>
          </table:table-cell>
          <table:table-cell table:formula="of:=[.D54]-[.$E$2]" office:value-type="float" office:value="-3" calcext:value-type="float">
            <text:p>-3.00</text:p>
          </table:table-cell>
          <table:table-cell table:style-name="ce1"/>
          <table:table-cell table:formula="of:=INT([.C54]*[.$G$2])" office:value-type="float" office:value="8" calcext:value-type="float">
            <text:p>8.00</text:p>
          </table:table-cell>
          <table:table-cell table:formula="of:=[.G54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33.463414634146" calcext:value-type="float">
            <text:p>133.46</text:p>
          </table:table-cell>
          <table:table-cell table:formula="of:=SIN([.B55] * (3.14159 / 180))" office:value-type="float" office:value="0.725815115109484" calcext:value-type="float">
            <text:p>0.73</text:p>
          </table:table-cell>
          <table:table-cell table:formula="of:=INT([.C55]*[.$D$2])" office:value-type="float" office:value="8" calcext:value-type="float">
            <text:p>8.00</text:p>
          </table:table-cell>
          <table:table-cell table:formula="of:=[.D55]-[.$E$2]" office:value-type="float" office:value="-3" calcext:value-type="float">
            <text:p>-3.00</text:p>
          </table:table-cell>
          <table:table-cell table:style-name="ce1"/>
          <table:table-cell table:formula="of:=INT([.C55]*[.$G$2])" office:value-type="float" office:value="8" calcext:value-type="float">
            <text:p>8.00</text:p>
          </table:table-cell>
          <table:table-cell table:formula="of:=[.G55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34.717770034843" calcext:value-type="float">
            <text:p>134.72</text:p>
          </table:table-cell>
          <table:table-cell table:formula="of:=SIN([.B56] * (3.14159 / 180))" office:value-type="float" office:value="0.710582682307448" calcext:value-type="float">
            <text:p>0.71</text:p>
          </table:table-cell>
          <table:table-cell table:formula="of:=INT([.C56]*[.$D$2])" office:value-type="float" office:value="8" calcext:value-type="float">
            <text:p>8.00</text:p>
          </table:table-cell>
          <table:table-cell table:formula="of:=[.D56]-[.$E$2]" office:value-type="float" office:value="-3" calcext:value-type="float">
            <text:p>-3.00</text:p>
          </table:table-cell>
          <table:table-cell table:style-name="ce1"/>
          <table:table-cell table:formula="of:=INT([.C56]*[.$G$2])" office:value-type="float" office:value="8" calcext:value-type="float">
            <text:p>8.00</text:p>
          </table:table-cell>
          <table:table-cell table:formula="of:=[.G56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35.97212543554" calcext:value-type="float">
            <text:p>135.97</text:p>
          </table:table-cell>
          <table:table-cell table:formula="of:=SIN([.B57] * (3.14159 / 180))" office:value-type="float" office:value="0.69500969041079" calcext:value-type="float">
            <text:p>0.70</text:p>
          </table:table-cell>
          <table:table-cell table:formula="of:=INT([.C57]*[.$D$2])" office:value-type="float" office:value="8" calcext:value-type="float">
            <text:p>8.00</text:p>
          </table:table-cell>
          <table:table-cell table:formula="of:=[.D57]-[.$E$2]" office:value-type="float" office:value="-3" calcext:value-type="float">
            <text:p>-3.00</text:p>
          </table:table-cell>
          <table:table-cell table:style-name="ce1"/>
          <table:table-cell table:formula="of:=INT([.C57]*[.$G$2])" office:value-type="float" office:value="8" calcext:value-type="float">
            <text:p>8.00</text:p>
          </table:table-cell>
          <table:table-cell table:formula="of:=[.G57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137.226480836237" calcext:value-type="float">
            <text:p>137.23</text:p>
          </table:table-cell>
          <table:table-cell table:formula="of:=SIN([.B58] * (3.14159 / 180))" office:value-type="float" office:value="0.679103603046407" calcext:value-type="float">
            <text:p>0.68</text:p>
          </table:table-cell>
          <table:table-cell table:formula="of:=INT([.C58]*[.$D$2])" office:value-type="float" office:value="8" calcext:value-type="float">
            <text:p>8.00</text:p>
          </table:table-cell>
          <table:table-cell table:formula="of:=[.D58]-[.$E$2]" office:value-type="float" office:value="-3" calcext:value-type="float">
            <text:p>-3.00</text:p>
          </table:table-cell>
          <table:table-cell table:style-name="ce1"/>
          <table:table-cell table:formula="of:=INT([.C58]*[.$G$2])" office:value-type="float" office:value="8" calcext:value-type="float">
            <text:p>8.00</text:p>
          </table:table-cell>
          <table:table-cell table:formula="of:=[.G58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138.480836236934" calcext:value-type="float">
            <text:p>138.48</text:p>
          </table:table-cell>
          <table:table-cell table:formula="of:=SIN([.B59] * (3.14159 / 180))" office:value-type="float" office:value="0.662872043482988" calcext:value-type="float">
            <text:p>0.66</text:p>
          </table:table-cell>
          <table:table-cell table:formula="of:=INT([.C59]*[.$D$2])" office:value-type="float" office:value="7" calcext:value-type="float">
            <text:p>7.00</text:p>
          </table:table-cell>
          <table:table-cell table:formula="of:=[.D59]-[.$E$2]" office:value-type="float" office:value="-4" calcext:value-type="float">
            <text:p>-4.00</text:p>
          </table:table-cell>
          <table:table-cell table:style-name="ce1"/>
          <table:table-cell table:formula="of:=INT([.C59]*[.$G$2])" office:value-type="float" office:value="7" calcext:value-type="float">
            <text:p>7.00</text:p>
          </table:table-cell>
          <table:table-cell table:formula="of:=[.G5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139.735191637631" calcext:value-type="float">
            <text:p>139.74</text:p>
          </table:table-cell>
          <table:table-cell table:formula="of:=SIN([.B60] * (3.14159 / 180))" office:value-type="float" office:value="0.646322790977424" calcext:value-type="float">
            <text:p>0.65</text:p>
          </table:table-cell>
          <table:table-cell table:formula="of:=INT([.C60]*[.$D$2])" office:value-type="float" office:value="7" calcext:value-type="float">
            <text:p>7.00</text:p>
          </table:table-cell>
          <table:table-cell table:formula="of:=[.D60]-[.$E$2]" office:value-type="float" office:value="-4" calcext:value-type="float">
            <text:p>-4.00</text:p>
          </table:table-cell>
          <table:table-cell table:style-name="ce1"/>
          <table:table-cell table:formula="of:=INT([.C60]*[.$G$2])" office:value-type="float" office:value="7" calcext:value-type="float">
            <text:p>7.00</text:p>
          </table:table-cell>
          <table:table-cell table:formula="of:=[.G6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140.989547038328" calcext:value-type="float">
            <text:p>140.99</text:p>
          </table:table-cell>
          <table:table-cell table:formula="of:=SIN([.B61] * (3.14159 / 180))" office:value-type="float" office:value="0.62946377704647" calcext:value-type="float">
            <text:p>0.63</text:p>
          </table:table-cell>
          <table:table-cell table:formula="of:=INT([.C61]*[.$D$2])" office:value-type="float" office:value="7" calcext:value-type="float">
            <text:p>7.00</text:p>
          </table:table-cell>
          <table:table-cell table:formula="of:=[.D61]-[.$E$2]" office:value-type="float" office:value="-4" calcext:value-type="float">
            <text:p>-4.00</text:p>
          </table:table-cell>
          <table:table-cell table:style-name="ce1"/>
          <table:table-cell table:formula="of:=INT([.C61]*[.$G$2])" office:value-type="float" office:value="7" calcext:value-type="float">
            <text:p>7.00</text:p>
          </table:table-cell>
          <table:table-cell table:formula="of:=[.G6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142.243902439024" calcext:value-type="float">
            <text:p>142.24</text:p>
          </table:table-cell>
          <table:table-cell table:formula="of:=SIN([.B62] * (3.14159 / 180))" office:value-type="float" office:value="0.612303081665425" calcext:value-type="float">
            <text:p>0.61</text:p>
          </table:table-cell>
          <table:table-cell table:formula="of:=INT([.C62]*[.$D$2])" office:value-type="float" office:value="7" calcext:value-type="float">
            <text:p>7.00</text:p>
          </table:table-cell>
          <table:table-cell table:formula="of:=[.D62]-[.$E$2]" office:value-type="float" office:value="-4" calcext:value-type="float">
            <text:p>-4.00</text:p>
          </table:table-cell>
          <table:table-cell table:style-name="ce1"/>
          <table:table-cell table:formula="of:=INT([.C62]*[.$G$2])" office:value-type="float" office:value="7" calcext:value-type="float">
            <text:p>7.00</text:p>
          </table:table-cell>
          <table:table-cell table:formula="of:=[.G6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143.498257839721" calcext:value-type="float">
            <text:p>143.50</text:p>
          </table:table-cell>
          <table:table-cell table:formula="of:=SIN([.B63] * (3.14159 / 180))" office:value-type="float" office:value="0.594848929395663" calcext:value-type="float">
            <text:p>0.59</text:p>
          </table:table-cell>
          <table:table-cell table:formula="of:=INT([.C63]*[.$D$2])" office:value-type="float" office:value="7" calcext:value-type="float">
            <text:p>7.00</text:p>
          </table:table-cell>
          <table:table-cell table:formula="of:=[.D63]-[.$E$2]" office:value-type="float" office:value="-4" calcext:value-type="float">
            <text:p>-4.00</text:p>
          </table:table-cell>
          <table:table-cell table:style-name="ce1"/>
          <table:table-cell table:formula="of:=INT([.C63]*[.$G$2])" office:value-type="float" office:value="7" calcext:value-type="float">
            <text:p>7.00</text:p>
          </table:table-cell>
          <table:table-cell table:formula="of:=[.G63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144.752613240418" calcext:value-type="float">
            <text:p>144.75</text:p>
          </table:table-cell>
          <table:table-cell table:formula="of:=SIN([.B64] * (3.14159 / 180))" office:value-type="float" office:value="0.577109685442869" calcext:value-type="float">
            <text:p>0.58</text:p>
          </table:table-cell>
          <table:table-cell table:formula="of:=INT([.C64]*[.$D$2])" office:value-type="float" office:value="6" calcext:value-type="float">
            <text:p>6.00</text:p>
          </table:table-cell>
          <table:table-cell table:formula="of:=[.D64]-[.$E$2]" office:value-type="float" office:value="-5" calcext:value-type="float">
            <text:p>-5.00</text:p>
          </table:table-cell>
          <table:table-cell table:style-name="ce1"/>
          <table:table-cell table:formula="of:=INT([.C64]*[.$G$2])" office:value-type="float" office:value="6" calcext:value-type="float">
            <text:p>6.00</text:p>
          </table:table-cell>
          <table:table-cell table:formula="of:=[.G6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146.006968641115" calcext:value-type="float">
            <text:p>146.01</text:p>
          </table:table-cell>
          <table:table-cell table:formula="of:=SIN([.B65] * (3.14159 / 180))" office:value-type="float" office:value="0.559093851647871" calcext:value-type="float">
            <text:p>0.56</text:p>
          </table:table-cell>
          <table:table-cell table:formula="of:=INT([.C65]*[.$D$2])" office:value-type="float" office:value="6" calcext:value-type="float">
            <text:p>6.00</text:p>
          </table:table-cell>
          <table:table-cell table:formula="of:=[.D65]-[.$E$2]" office:value-type="float" office:value="-5" calcext:value-type="float">
            <text:p>-5.00</text:p>
          </table:table-cell>
          <table:table-cell table:style-name="ce1"/>
          <table:table-cell table:formula="of:=INT([.C65]*[.$G$2])" office:value-type="float" office:value="6" calcext:value-type="float">
            <text:p>6.00</text:p>
          </table:table-cell>
          <table:table-cell table:formula="of:=[.G65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147.261324041812" calcext:value-type="float">
            <text:p>147.26</text:p>
          </table:table-cell>
          <table:table-cell table:formula="of:=SIN([.B66] * (3.14159 / 180))" office:value-type="float" office:value="0.540810062411984" calcext:value-type="float">
            <text:p>0.54</text:p>
          </table:table-cell>
          <table:table-cell table:formula="of:=INT([.C66]*[.$D$2])" office:value-type="float" office:value="6" calcext:value-type="float">
            <text:p>6.00</text:p>
          </table:table-cell>
          <table:table-cell table:formula="of:=[.D66]-[.$E$2]" office:value-type="float" office:value="-5" calcext:value-type="float">
            <text:p>-5.00</text:p>
          </table:table-cell>
          <table:table-cell table:style-name="ce1"/>
          <table:table-cell table:formula="of:=INT([.C66]*[.$G$2])" office:value-type="float" office:value="6" calcext:value-type="float">
            <text:p>6.00</text:p>
          </table:table-cell>
          <table:table-cell table:formula="of:=[.G66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148.515679442509" calcext:value-type="float">
            <text:p>148.52</text:p>
          </table:table-cell>
          <table:table-cell table:formula="of:=SIN([.B67] * (3.14159 / 180))" office:value-type="float" office:value="0.522267080558822" calcext:value-type="float">
            <text:p>0.52</text:p>
          </table:table-cell>
          <table:table-cell table:formula="of:=INT([.C67]*[.$D$2])" office:value-type="float" office:value="6" calcext:value-type="float">
            <text:p>6.00</text:p>
          </table:table-cell>
          <table:table-cell table:formula="of:=[.D67]-[.$E$2]" office:value-type="float" office:value="-5" calcext:value-type="float">
            <text:p>-5.00</text:p>
          </table:table-cell>
          <table:table-cell table:style-name="ce1"/>
          <table:table-cell table:formula="of:=INT([.C67]*[.$G$2])" office:value-type="float" office:value="6" calcext:value-type="float">
            <text:p>6.00</text:p>
          </table:table-cell>
          <table:table-cell table:formula="of:=[.G6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149.770034843206" calcext:value-type="float">
            <text:p>149.77</text:p>
          </table:table-cell>
          <table:table-cell table:formula="of:=SIN([.B68] * (3.14159 / 180))" office:value-type="float" office:value="0.503473793134564" calcext:value-type="float">
            <text:p>0.50</text:p>
          </table:table-cell>
          <table:table-cell table:formula="of:=INT([.C68]*[.$D$2])" office:value-type="float" office:value="6" calcext:value-type="float">
            <text:p>6.00</text:p>
          </table:table-cell>
          <table:table-cell table:formula="of:=[.D68]-[.$E$2]" office:value-type="float" office:value="-5" calcext:value-type="float">
            <text:p>-5.00</text:p>
          </table:table-cell>
          <table:table-cell table:style-name="ce1"/>
          <table:table-cell table:formula="of:=INT([.C68]*[.$G$2])" office:value-type="float" office:value="6" calcext:value-type="float">
            <text:p>6.00</text:p>
          </table:table-cell>
          <table:table-cell table:formula="of:=[.G68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151.024390243902" calcext:value-type="float">
            <text:p>151.02</text:p>
          </table:table-cell>
          <table:table-cell table:formula="of:=SIN([.B69] * (3.14159 / 180))" office:value-type="float" office:value="0.484439207148681" calcext:value-type="float">
            <text:p>0.48</text:p>
          </table:table-cell>
          <table:table-cell table:formula="of:=INT([.C69]*[.$D$2])" office:value-type="float" office:value="5" calcext:value-type="float">
            <text:p>5.00</text:p>
          </table:table-cell>
          <table:table-cell table:formula="of:=[.D69]-[.$E$2]" office:value-type="float" office:value="-6" calcext:value-type="float">
            <text:p>-6.00</text:p>
          </table:table-cell>
          <table:table-cell table:style-name="ce1"/>
          <table:table-cell table:formula="of:=INT([.C69]*[.$G$2])" office:value-type="float" office:value="5" calcext:value-type="float">
            <text:p>5.00</text:p>
          </table:table-cell>
          <table:table-cell table:formula="of:=[.G69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152.278745644599" calcext:value-type="float">
            <text:p>152.28</text:p>
          </table:table-cell>
          <table:table-cell table:formula="of:=SIN([.B70] * (3.14159 / 180))" office:value-type="float" office:value="0.465172445257174" calcext:value-type="float">
            <text:p>0.47</text:p>
          </table:table-cell>
          <table:table-cell table:formula="of:=INT([.C70]*[.$D$2])" office:value-type="float" office:value="5" calcext:value-type="float">
            <text:p>5.00</text:p>
          </table:table-cell>
          <table:table-cell table:formula="of:=[.D70]-[.$E$2]" office:value-type="float" office:value="-6" calcext:value-type="float">
            <text:p>-6.00</text:p>
          </table:table-cell>
          <table:table-cell table:style-name="ce1"/>
          <table:table-cell table:formula="of:=INT([.C70]*[.$G$2])" office:value-type="float" office:value="5" calcext:value-type="float">
            <text:p>5.00</text:p>
          </table:table-cell>
          <table:table-cell table:formula="of:=[.G70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153.533101045296" calcext:value-type="float">
            <text:p>153.53</text:p>
          </table:table-cell>
          <table:table-cell table:formula="of:=SIN([.B71] * (3.14159 / 180))" office:value-type="float" office:value="0.445682741390377" calcext:value-type="float">
            <text:p>0.45</text:p>
          </table:table-cell>
          <table:table-cell table:formula="of:=INT([.C71]*[.$D$2])" office:value-type="float" office:value="5" calcext:value-type="float">
            <text:p>5.00</text:p>
          </table:table-cell>
          <table:table-cell table:formula="of:=[.D71]-[.$E$2]" office:value-type="float" office:value="-6" calcext:value-type="float">
            <text:p>-6.00</text:p>
          </table:table-cell>
          <table:table-cell table:style-name="ce1"/>
          <table:table-cell table:formula="of:=INT([.C71]*[.$G$2])" office:value-type="float" office:value="5" calcext:value-type="float">
            <text:p>5.00</text:p>
          </table:table-cell>
          <table:table-cell table:formula="of:=[.G71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154.787456445993" calcext:value-type="float">
            <text:p>154.79</text:p>
          </table:table-cell>
          <table:table-cell table:formula="of:=SIN([.B72] * (3.14159 / 180))" office:value-type="float" office:value="0.425979436327441" calcext:value-type="float">
            <text:p>0.43</text:p>
          </table:table-cell>
          <table:table-cell table:formula="of:=INT([.C72]*[.$D$2])" office:value-type="float" office:value="5" calcext:value-type="float">
            <text:p>5.00</text:p>
          </table:table-cell>
          <table:table-cell table:formula="of:=[.D72]-[.$E$2]" office:value-type="float" office:value="-6" calcext:value-type="float">
            <text:p>-6.00</text:p>
          </table:table-cell>
          <table:table-cell table:style-name="ce1"/>
          <table:table-cell table:formula="of:=INT([.C72]*[.$G$2])" office:value-type="float" office:value="5" calcext:value-type="float">
            <text:p>5.00</text:p>
          </table:table-cell>
          <table:table-cell table:formula="of:=[.G72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156.04181184669" calcext:value-type="float">
            <text:p>156.04</text:p>
          </table:table-cell>
          <table:table-cell table:formula="of:=SIN([.B73] * (3.14159 / 180))" office:value-type="float" office:value="0.4060719732196" calcext:value-type="float">
            <text:p>0.41</text:p>
          </table:table-cell>
          <table:table-cell table:formula="of:=INT([.C73]*[.$D$2])" office:value-type="float" office:value="4" calcext:value-type="float">
            <text:p>4.00</text:p>
          </table:table-cell>
          <table:table-cell table:formula="of:=[.D73]-[.$E$2]" office:value-type="float" office:value="-7" calcext:value-type="float">
            <text:p>-7.00</text:p>
          </table:table-cell>
          <table:table-cell table:style-name="ce1"/>
          <table:table-cell table:formula="of:=INT([.C73]*[.$G$2])" office:value-type="float" office:value="4" calcext:value-type="float">
            <text:p>4.00</text:p>
          </table:table-cell>
          <table:table-cell table:formula="of:=[.G7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157.296167247387" calcext:value-type="float">
            <text:p>157.30</text:p>
          </table:table-cell>
          <table:table-cell table:formula="of:=SIN([.B74] * (3.14159 / 180))" office:value-type="float" office:value="0.385969893064377" calcext:value-type="float">
            <text:p>0.39</text:p>
          </table:table-cell>
          <table:table-cell table:formula="of:=INT([.C74]*[.$D$2])" office:value-type="float" office:value="4" calcext:value-type="float">
            <text:p>4.00</text:p>
          </table:table-cell>
          <table:table-cell table:formula="of:=[.D74]-[.$E$2]" office:value-type="float" office:value="-7" calcext:value-type="float">
            <text:p>-7.00</text:p>
          </table:table-cell>
          <table:table-cell table:style-name="ce1"/>
          <table:table-cell table:formula="of:=INT([.C74]*[.$G$2])" office:value-type="float" office:value="4" calcext:value-type="float">
            <text:p>4.00</text:p>
          </table:table-cell>
          <table:table-cell table:formula="of:=[.G7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158.550522648084" calcext:value-type="float">
            <text:p>158.55</text:p>
          </table:table-cell>
          <table:table-cell table:formula="of:=SIN([.B75] * (3.14159 / 180))" office:value-type="float" office:value="0.365682830132897" calcext:value-type="float">
            <text:p>0.37</text:p>
          </table:table-cell>
          <table:table-cell table:formula="of:=INT([.C75]*[.$D$2])" office:value-type="float" office:value="4" calcext:value-type="float">
            <text:p>4.00</text:p>
          </table:table-cell>
          <table:table-cell table:formula="of:=[.D75]-[.$E$2]" office:value-type="float" office:value="-7" calcext:value-type="float">
            <text:p>-7.00</text:p>
          </table:table-cell>
          <table:table-cell table:style-name="ce1"/>
          <table:table-cell table:formula="of:=INT([.C75]*[.$G$2])" office:value-type="float" office:value="4" calcext:value-type="float">
            <text:p>4.00</text:p>
          </table:table-cell>
          <table:table-cell table:formula="of:=[.G7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159.804878048781" calcext:value-type="float">
            <text:p>159.80</text:p>
          </table:table-cell>
          <table:table-cell table:formula="of:=SIN([.B76] * (3.14159 / 180))" office:value-type="float" office:value="0.345220507352494" calcext:value-type="float">
            <text:p>0.35</text:p>
          </table:table-cell>
          <table:table-cell table:formula="of:=INT([.C76]*[.$D$2])" office:value-type="float" office:value="4" calcext:value-type="float">
            <text:p>4.00</text:p>
          </table:table-cell>
          <table:table-cell table:formula="of:=[.D76]-[.$E$2]" office:value-type="float" office:value="-7" calcext:value-type="float">
            <text:p>-7.00</text:p>
          </table:table-cell>
          <table:table-cell table:style-name="ce1"/>
          <table:table-cell table:formula="of:=INT([.C76]*[.$G$2])" office:value-type="float" office:value="4" calcext:value-type="float">
            <text:p>4.00</text:p>
          </table:table-cell>
          <table:table-cell table:formula="of:=[.G76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161.059233449477" calcext:value-type="float">
            <text:p>161.06</text:p>
          </table:table-cell>
          <table:table-cell table:formula="of:=SIN([.B77] * (3.14159 / 180))" office:value-type="float" office:value="0.324592731646828" calcext:value-type="float">
            <text:p>0.32</text:p>
          </table:table-cell>
          <table:table-cell table:formula="of:=INT([.C77]*[.$D$2])" office:value-type="float" office:value="3" calcext:value-type="float">
            <text:p>3.00</text:p>
          </table:table-cell>
          <table:table-cell table:formula="of:=[.D77]-[.$E$2]" office:value-type="float" office:value="-8" calcext:value-type="float">
            <text:p>-8.00</text:p>
          </table:table-cell>
          <table:table-cell table:style-name="ce1"/>
          <table:table-cell table:formula="of:=INT([.C77]*[.$G$2])" office:value-type="float" office:value="3" calcext:value-type="float">
            <text:p>3.00</text:p>
          </table:table-cell>
          <table:table-cell table:formula="of:=[.G77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162.313588850174" calcext:value-type="float">
            <text:p>162.31</text:p>
          </table:table-cell>
          <table:table-cell table:formula="of:=SIN([.B78] * (3.14159 / 180))" office:value-type="float" office:value="0.303809389235748" calcext:value-type="float">
            <text:p>0.30</text:p>
          </table:table-cell>
          <table:table-cell table:formula="of:=INT([.C78]*[.$D$2])" office:value-type="float" office:value="3" calcext:value-type="float">
            <text:p>3.00</text:p>
          </table:table-cell>
          <table:table-cell table:formula="of:=[.D78]-[.$E$2]" office:value-type="float" office:value="-8" calcext:value-type="float">
            <text:p>-8.00</text:p>
          </table:table-cell>
          <table:table-cell/>
          <table:table-cell table:formula="of:=INT([.C78]*[.$G$2])" office:value-type="float" office:value="3" calcext:value-type="float">
            <text:p>3.00</text:p>
          </table:table-cell>
          <table:table-cell table:formula="of:=[.G78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163.567944250871" calcext:value-type="float">
            <text:p>163.57</text:p>
          </table:table-cell>
          <table:table-cell table:formula="of:=SIN([.B79] * (3.14159 / 180))" office:value-type="float" office:value="0.282880440897149" calcext:value-type="float">
            <text:p>0.28</text:p>
          </table:table-cell>
          <table:table-cell table:formula="of:=INT([.C79]*[.$D$2])" office:value-type="float" office:value="3" calcext:value-type="float">
            <text:p>3.00</text:p>
          </table:table-cell>
          <table:table-cell table:formula="of:=[.D79]-[.$E$2]" office:value-type="float" office:value="-8" calcext:value-type="float">
            <text:p>-8.00</text:p>
          </table:table-cell>
          <table:table-cell/>
          <table:table-cell table:formula="of:=INT([.C79]*[.$G$2])" office:value-type="float" office:value="3" calcext:value-type="float">
            <text:p>3.00</text:p>
          </table:table-cell>
          <table:table-cell table:formula="of:=[.G7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164.822299651568" calcext:value-type="float">
            <text:p>164.82</text:p>
          </table:table-cell>
          <table:table-cell table:formula="of:=SIN([.B80] * (3.14159 / 180))" office:value-type="float" office:value="0.261815917193098" calcext:value-type="float">
            <text:p>0.26</text:p>
          </table:table-cell>
          <table:table-cell table:formula="of:=INT([.C80]*[.$D$2])" office:value-type="float" office:value="3" calcext:value-type="float">
            <text:p>3.00</text:p>
          </table:table-cell>
          <table:table-cell table:formula="of:=[.D80]-[.$E$2]" office:value-type="float" office:value="-8" calcext:value-type="float">
            <text:p>-8.00</text:p>
          </table:table-cell>
          <table:table-cell/>
          <table:table-cell table:formula="of:=INT([.C80]*[.$G$2])" office:value-type="float" office:value="3" calcext:value-type="float">
            <text:p>3.00</text:p>
          </table:table-cell>
          <table:table-cell table:formula="of:=[.G80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166.076655052265" calcext:value-type="float">
            <text:p>166.08</text:p>
          </table:table-cell>
          <table:table-cell table:formula="of:=SIN([.B81] * (3.14159 / 180))" office:value-type="float" office:value="0.240625913662509" calcext:value-type="float">
            <text:p>0.24</text:p>
          </table:table-cell>
          <table:table-cell table:formula="of:=INT([.C81]*[.$D$2])" office:value-type="float" office:value="2" calcext:value-type="float">
            <text:p>2.00</text:p>
          </table:table-cell>
          <table:table-cell table:formula="of:=[.D81]-[.$E$2]" office:value-type="float" office:value="-9" calcext:value-type="float">
            <text:p>-9.00</text:p>
          </table:table-cell>
          <table:table-cell/>
          <table:table-cell table:formula="of:=INT([.C81]*[.$G$2])" office:value-type="float" office:value="2" calcext:value-type="float">
            <text:p>2.00</text:p>
          </table:table-cell>
          <table:table-cell table:formula="of:=[.G81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167.331010452962" calcext:value-type="float">
            <text:p>167.33</text:p>
          </table:table-cell>
          <table:table-cell table:formula="of:=SIN([.B82] * (3.14159 / 180))" office:value-type="float" office:value="0.219320585982683" calcext:value-type="float">
            <text:p>0.22</text:p>
          </table:table-cell>
          <table:table-cell table:formula="of:=INT([.C82]*[.$D$2])" office:value-type="float" office:value="2" calcext:value-type="float">
            <text:p>2.00</text:p>
          </table:table-cell>
          <table:table-cell table:formula="of:=[.D82]-[.$E$2]" office:value-type="float" office:value="-9" calcext:value-type="float">
            <text:p>-9.00</text:p>
          </table:table-cell>
          <table:table-cell/>
          <table:table-cell table:formula="of:=INT([.C82]*[.$G$2])" office:value-type="float" office:value="2" calcext:value-type="float">
            <text:p>2.00</text:p>
          </table:table-cell>
          <table:table-cell table:formula="of:=[.G82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168.585365853659" calcext:value-type="float">
            <text:p>168.59</text:p>
          </table:table-cell>
          <table:table-cell table:formula="of:=SIN([.B83] * (3.14159 / 180))" office:value-type="float" office:value="0.197910145102022" calcext:value-type="float">
            <text:p>0.20</text:p>
          </table:table-cell>
          <table:table-cell table:formula="of:=INT([.C83]*[.$D$2])" office:value-type="float" office:value="2" calcext:value-type="float">
            <text:p>2.00</text:p>
          </table:table-cell>
          <table:table-cell table:formula="of:=[.D83]-[.$E$2]" office:value-type="float" office:value="-9" calcext:value-type="float">
            <text:p>-9.00</text:p>
          </table:table-cell>
          <table:table-cell/>
          <table:table-cell table:formula="of:=INT([.C83]*[.$G$2])" office:value-type="float" office:value="2" calcext:value-type="float">
            <text:p>2.00</text:p>
          </table:table-cell>
          <table:table-cell table:formula="of:=[.G83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169.839721254355" calcext:value-type="float">
            <text:p>169.84</text:p>
          </table:table-cell>
          <table:table-cell table:formula="of:=SIN([.B84] * (3.14159 / 180))" office:value-type="float" office:value="0.17640485234626" calcext:value-type="float">
            <text:p>0.18</text:p>
          </table:table-cell>
          <table:table-cell table:formula="of:=INT([.C84]*[.$D$2])" office:value-type="float" office:value="2" calcext:value-type="float">
            <text:p>2.00</text:p>
          </table:table-cell>
          <table:table-cell table:formula="of:=[.D84]-[.$E$2]" office:value-type="float" office:value="-9" calcext:value-type="float">
            <text:p>-9.00</text:p>
          </table:table-cell>
          <table:table-cell/>
          <table:table-cell table:formula="of:=INT([.C84]*[.$G$2])" office:value-type="float" office:value="2" calcext:value-type="float">
            <text:p>2.00</text:p>
          </table:table-cell>
          <table:table-cell table:formula="of:=[.G84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171.094076655052" calcext:value-type="float">
            <text:p>171.09</text:p>
          </table:table-cell>
          <table:table-cell table:formula="of:=SIN([.B85] * (3.14159 / 180))" office:value-type="float" office:value="0.154815014500534" calcext:value-type="float">
            <text:p>0.15</text:p>
          </table:table-cell>
          <table:table-cell table:formula="of:=INT([.C85]*[.$D$2])" office:value-type="float" office:value="1" calcext:value-type="float">
            <text:p>1.00</text:p>
          </table:table-cell>
          <table:table-cell table:formula="of:=[.D85]-[.$E$2]" office:value-type="float" office:value="-10" calcext:value-type="float">
            <text:p>-10.00</text:p>
          </table:table-cell>
          <table:table-cell/>
          <table:table-cell table:formula="of:=INT([.C85]*[.$G$2])" office:value-type="float" office:value="1" calcext:value-type="float">
            <text:p>1.00</text:p>
          </table:table-cell>
          <table:table-cell table:formula="of:=[.G85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172.348432055749" calcext:value-type="float">
            <text:p>172.35</text:p>
          </table:table-cell>
          <table:table-cell table:formula="of:=SIN([.B86] * (3.14159 / 180))" office:value-type="float" office:value="0.133150978869687" calcext:value-type="float">
            <text:p>0.13</text:p>
          </table:table-cell>
          <table:table-cell table:formula="of:=INT([.C86]*[.$D$2])" office:value-type="float" office:value="1" calcext:value-type="float">
            <text:p>1.00</text:p>
          </table:table-cell>
          <table:table-cell table:formula="of:=[.D86]-[.$E$2]" office:value-type="float" office:value="-10" calcext:value-type="float">
            <text:p>-10.00</text:p>
          </table:table-cell>
          <table:table-cell/>
          <table:table-cell table:formula="of:=INT([.C86]*[.$G$2])" office:value-type="float" office:value="1" calcext:value-type="float">
            <text:p>1.00</text:p>
          </table:table-cell>
          <table:table-cell table:formula="of:=[.G86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173.602787456446" calcext:value-type="float">
            <text:p>173.60</text:p>
          </table:table-cell>
          <table:table-cell table:formula="of:=SIN([.B87] * (3.14159 / 180))" office:value-type="float" office:value="0.11142312831914" calcext:value-type="float">
            <text:p>0.11</text:p>
          </table:table-cell>
          <table:table-cell table:formula="of:=INT([.C87]*[.$D$2])" office:value-type="float" office:value="1" calcext:value-type="float">
            <text:p>1.00</text:p>
          </table:table-cell>
          <table:table-cell table:formula="of:=[.D87]-[.$E$2]" office:value-type="float" office:value="-10" calcext:value-type="float">
            <text:p>-10.00</text:p>
          </table:table-cell>
          <table:table-cell/>
          <table:table-cell table:formula="of:=INT([.C87]*[.$G$2])" office:value-type="float" office:value="1" calcext:value-type="float">
            <text:p>1.00</text:p>
          </table:table-cell>
          <table:table-cell table:formula="of:=[.G87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174.857142857143" calcext:value-type="float">
            <text:p>174.86</text:p>
          </table:table-cell>
          <table:table-cell table:formula="of:=SIN([.B88] * (3.14159 / 180))" office:value-type="float" office:value="0.0896418762987224" calcext:value-type="float">
            <text:p>0.09</text:p>
          </table:table-cell>
          <table:table-cell table:formula="of:=INT([.C88]*[.$D$2])" office:value-type="float" office:value="1" calcext:value-type="float">
            <text:p>1.00</text:p>
          </table:table-cell>
          <table:table-cell table:formula="of:=[.D88]-[.$E$2]" office:value-type="float" office:value="-10" calcext:value-type="float">
            <text:p>-10.00</text:p>
          </table:table-cell>
          <table:table-cell/>
          <table:table-cell table:formula="of:=INT([.C88]*[.$G$2])" office:value-type="float" office:value="1" calcext:value-type="float">
            <text:p>1.00</text:p>
          </table:table-cell>
          <table:table-cell table:formula="of:=[.G88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176.11149825784" calcext:value-type="float">
            <text:p>176.11</text:p>
          </table:table-cell>
          <table:table-cell table:formula="of:=SIN([.B89] * (3.14159 / 180))" office:value-type="float" office:value="0.067817661851843" calcext:value-type="float">
            <text:p>0.07</text:p>
          </table:table-cell>
          <table:table-cell table:formula="of:=INT([.C89]*[.$D$2])" office:value-type="float" office:value="0" calcext:value-type="float">
            <text:p>0.00</text:p>
          </table:table-cell>
          <table:table-cell table:formula="of:=[.D89]-[.$E$2]" office:value-type="float" office:value="-11" calcext:value-type="float">
            <text:p>-11.00</text:p>
          </table:table-cell>
          <table:table-cell/>
          <table:table-cell table:formula="of:=INT([.C89]*[.$G$2])" office:value-type="float" office:value="0" calcext:value-type="float">
            <text:p>0.00</text:p>
          </table:table-cell>
          <table:table-cell table:formula="of:=[.G8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177.365853658537" calcext:value-type="float">
            <text:p>177.37</text:p>
          </table:table-cell>
          <table:table-cell table:formula="of:=SIN([.B90] * (3.14159 / 180))" office:value-type="float" office:value="0.0459609446124049" calcext:value-type="float">
            <text:p>0.05</text:p>
          </table:table-cell>
          <table:table-cell table:formula="of:=INT([.C90]*[.$D$2])" office:value-type="float" office:value="0" calcext:value-type="float">
            <text:p>0.00</text:p>
          </table:table-cell>
          <table:table-cell table:formula="of:=[.D90]-[.$E$2]" office:value-type="float" office:value="-11" calcext:value-type="float">
            <text:p>-11.00</text:p>
          </table:table-cell>
          <table:table-cell/>
          <table:table-cell table:formula="of:=INT([.C90]*[.$G$2])" office:value-type="float" office:value="0" calcext:value-type="float">
            <text:p>0.00</text:p>
          </table:table-cell>
          <table:table-cell table:formula="of:=[.G9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178.620209059233" calcext:value-type="float">
            <text:p>178.62</text:p>
          </table:table-cell>
          <table:table-cell table:formula="of:=SIN([.B91] * (3.14159 / 180))" office:value-type="float" office:value="0.0240821997918354" calcext:value-type="float">
            <text:p>0.02</text:p>
          </table:table-cell>
          <table:table-cell table:formula="of:=INT([.C91]*[.$D$2])" office:value-type="float" office:value="0" calcext:value-type="float">
            <text:p>0.00</text:p>
          </table:table-cell>
          <table:table-cell table:formula="of:=[.D91]-[.$E$2]" office:value-type="float" office:value="-11" calcext:value-type="float">
            <text:p>-11.00</text:p>
          </table:table-cell>
          <table:table-cell/>
          <table:table-cell table:formula="of:=INT([.C91]*[.$G$2])" office:value-type="float" office:value="0" calcext:value-type="float">
            <text:p>0.00</text:p>
          </table:table-cell>
          <table:table-cell table:formula="of:=[.G91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179.87456445993" calcext:value-type="float">
            <text:p>179.87</text:p>
          </table:table-cell>
          <table:table-cell table:formula="of:=SIN([.B92] * (3.14159 / 180))" office:value-type="float" office:value="0.0021919131586636" calcext:value-type="float">
            <text:p>0.00</text:p>
          </table:table-cell>
          <table:table-cell table:formula="of:=INT([.C92]*[.$D$2])" office:value-type="float" office:value="0" calcext:value-type="float">
            <text:p>0.00</text:p>
          </table:table-cell>
          <table:table-cell table:formula="of:=[.D92]-[.$E$2]" office:value-type="float" office:value="-11" calcext:value-type="float">
            <text:p>-11.00</text:p>
          </table:table-cell>
          <table:table-cell/>
          <table:table-cell table:formula="of:=INT([.C92]*[.$G$2])" office:value-type="float" office:value="0" calcext:value-type="float">
            <text:p>0.00</text:p>
          </table:table-cell>
          <table:table-cell table:formula="of:=[.G92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181.128919860627" calcext:value-type="float">
            <text:p>181.13</text:p>
          </table:table-cell>
          <table:table-cell table:formula="of:=SIN([.B93] * (3.14159 / 180))" office:value-type="float" office:value="-0.0196994239869679" calcext:value-type="float">
            <text:p>-0.02</text:p>
          </table:table-cell>
          <table:table-cell table:formula="of:=INT([.C93]*[.$D$2])" office:value-type="float" office:value="-1" calcext:value-type="float">
            <text:p>-1.00</text:p>
          </table:table-cell>
          <table:table-cell table:formula="of:=[.D93]-[.$E$2]" office:value-type="float" office:value="-12" calcext:value-type="float">
            <text:p>-12.00</text:p>
          </table:table-cell>
          <table:table-cell/>
          <table:table-cell table:formula="of:=INT([.C93]*[.$G$2])" office:value-type="float" office:value="-1" calcext:value-type="float">
            <text:p>-1.00</text:p>
          </table:table-cell>
          <table:table-cell table:formula="of:=[.G93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182.383275261324" calcext:value-type="float">
            <text:p>182.38</text:p>
          </table:table-cell>
          <table:table-cell table:formula="of:=SIN([.B94] * (3.14159 / 180))" office:value-type="float" office:value="-0.0415813198414377" calcext:value-type="float">
            <text:p>-0.04</text:p>
          </table:table-cell>
          <table:table-cell table:formula="of:=INT([.C94]*[.$D$2])" office:value-type="float" office:value="-1" calcext:value-type="float">
            <text:p>-1.00</text:p>
          </table:table-cell>
          <table:table-cell table:formula="of:=[.D94]-[.$E$2]" office:value-type="float" office:value="-12" calcext:value-type="float">
            <text:p>-12.00</text:p>
          </table:table-cell>
          <table:table-cell/>
          <table:table-cell table:formula="of:=INT([.C94]*[.$G$2])" office:value-type="float" office:value="-1" calcext:value-type="float">
            <text:p>-1.00</text:p>
          </table:table-cell>
          <table:table-cell table:formula="of:=[.G94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183.637630662021" calcext:value-type="float">
            <text:p>183.64</text:p>
          </table:table-cell>
          <table:table-cell table:formula="of:=SIN([.B95] * (3.14159 / 180))" office:value-type="float" office:value="-0.0634432871260299" calcext:value-type="float">
            <text:p>-0.06</text:p>
          </table:table-cell>
          <table:table-cell table:formula="of:=INT([.C95]*[.$D$2])" office:value-type="float" office:value="-1" calcext:value-type="float">
            <text:p>-1.00</text:p>
          </table:table-cell>
          <table:table-cell table:formula="of:=[.D95]-[.$E$2]" office:value-type="float" office:value="-12" calcext:value-type="float">
            <text:p>-12.00</text:p>
          </table:table-cell>
          <table:table-cell/>
          <table:table-cell table:formula="of:=INT([.C95]*[.$G$2])" office:value-type="float" office:value="-1" calcext:value-type="float">
            <text:p>-1.00</text:p>
          </table:table-cell>
          <table:table-cell table:formula="of:=[.G9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184.891986062718" calcext:value-type="float">
            <text:p>184.89</text:p>
          </table:table-cell>
          <table:table-cell table:formula="of:=SIN([.B96] * (3.14159 / 180))" office:value-type="float" office:value="-0.0852748481131402" calcext:value-type="float">
            <text:p>-0.09</text:p>
          </table:table-cell>
          <table:table-cell table:formula="of:=INT([.C96]*[.$D$2])" office:value-type="float" office:value="-2" calcext:value-type="float">
            <text:p>-2.00</text:p>
          </table:table-cell>
          <table:table-cell table:formula="of:=[.D96]-[.$E$2]" office:value-type="float" office:value="-13" calcext:value-type="float">
            <text:p>-13.00</text:p>
          </table:table-cell>
          <table:table-cell/>
          <table:table-cell table:formula="of:=INT([.C96]*[.$G$2])" office:value-type="float" office:value="-2" calcext:value-type="float">
            <text:p>-2.00</text:p>
          </table:table-cell>
          <table:table-cell table:formula="of:=[.G96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186.146341463415" calcext:value-type="float">
            <text:p>186.15</text:p>
          </table:table-cell>
          <table:table-cell table:formula="of:=SIN([.B97] * (3.14159 / 180))" office:value-type="float" office:value="-0.107065539647912" calcext:value-type="float">
            <text:p>-0.11</text:p>
          </table:table-cell>
          <table:table-cell table:formula="of:=INT([.C97]*[.$D$2])" office:value-type="float" office:value="-2" calcext:value-type="float">
            <text:p>-2.00</text:p>
          </table:table-cell>
          <table:table-cell table:formula="of:=[.D97]-[.$E$2]" office:value-type="float" office:value="-13" calcext:value-type="float">
            <text:p>-13.00</text:p>
          </table:table-cell>
          <table:table-cell/>
          <table:table-cell table:formula="of:=INT([.C97]*[.$G$2])" office:value-type="float" office:value="-2" calcext:value-type="float">
            <text:p>-2.00</text:p>
          </table:table-cell>
          <table:table-cell table:formula="of:=[.G9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187.400696864111" calcext:value-type="float">
            <text:p>187.40</text:p>
          </table:table-cell>
          <table:table-cell table:formula="of:=SIN([.B98] * (3.14159 / 180))" office:value-type="float" office:value="-0.128804918162882" calcext:value-type="float">
            <text:p>-0.13</text:p>
          </table:table-cell>
          <table:table-cell table:formula="of:=INT([.C98]*[.$D$2])" office:value-type="float" office:value="-2" calcext:value-type="float">
            <text:p>-2.00</text:p>
          </table:table-cell>
          <table:table-cell table:formula="of:=[.D98]-[.$E$2]" office:value-type="float" office:value="-13" calcext:value-type="float">
            <text:p>-13.00</text:p>
          </table:table-cell>
          <table:table-cell/>
          <table:table-cell table:formula="of:=INT([.C98]*[.$G$2])" office:value-type="float" office:value="-2" calcext:value-type="float">
            <text:p>-2.00</text:p>
          </table:table-cell>
          <table:table-cell table:formula="of:=[.G98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188.655052264808" calcext:value-type="float">
            <text:p>188.66</text:p>
          </table:table-cell>
          <table:table-cell table:formula="of:=SIN([.B99] * (3.14159 / 180))" office:value-type="float" office:value="-0.150482564683245" calcext:value-type="float">
            <text:p>-0.15</text:p>
          </table:table-cell>
          <table:table-cell table:formula="of:=INT([.C99]*[.$D$2])" office:value-type="float" office:value="-2" calcext:value-type="float">
            <text:p>-2.00</text:p>
          </table:table-cell>
          <table:table-cell table:formula="of:=[.D99]-[.$E$2]" office:value-type="float" office:value="-13" calcext:value-type="float">
            <text:p>-13.00</text:p>
          </table:table-cell>
          <table:table-cell/>
          <table:table-cell table:formula="of:=INT([.C99]*[.$G$2])" office:value-type="float" office:value="-2" calcext:value-type="float">
            <text:p>-2.00</text:p>
          </table:table-cell>
          <table:table-cell table:formula="of:=[.G99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189.909407665505" calcext:value-type="float">
            <text:p>189.91</text:p>
          </table:table-cell>
          <table:table-cell table:formula="of:=SIN([.B100] * (3.14159 / 180))" office:value-type="float" office:value="-0.172088089820325" calcext:value-type="float">
            <text:p>-0.17</text:p>
          </table:table-cell>
          <table:table-cell table:formula="of:=INT([.C100]*[.$D$2])" office:value-type="float" office:value="-3" calcext:value-type="float">
            <text:p>-3.00</text:p>
          </table:table-cell>
          <table:table-cell table:formula="of:=[.D100]-[.$E$2]" office:value-type="float" office:value="-14" calcext:value-type="float">
            <text:p>-14.00</text:p>
          </table:table-cell>
          <table:table-cell/>
          <table:table-cell table:formula="of:=INT([.C100]*[.$G$2])" office:value-type="float" office:value="-3" calcext:value-type="float">
            <text:p>-3.00</text:p>
          </table:table-cell>
          <table:table-cell table:formula="of:=[.G100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191.163763066202" calcext:value-type="float">
            <text:p>191.16</text:p>
          </table:table-cell>
          <table:table-cell table:formula="of:=SIN([.B101] * (3.14159 / 180))" office:value-type="float" office:value="-0.193611138750872" calcext:value-type="float">
            <text:p>-0.19</text:p>
          </table:table-cell>
          <table:table-cell table:formula="of:=INT([.C101]*[.$D$2])" office:value-type="float" office:value="-3" calcext:value-type="float">
            <text:p>-3.00</text:p>
          </table:table-cell>
          <table:table-cell table:formula="of:=[.D101]-[.$E$2]" office:value-type="float" office:value="-14" calcext:value-type="float">
            <text:p>-14.00</text:p>
          </table:table-cell>
          <table:table-cell/>
          <table:table-cell table:formula="of:=INT([.C101]*[.$G$2])" office:value-type="float" office:value="-3" calcext:value-type="float">
            <text:p>-3.00</text:p>
          </table:table-cell>
          <table:table-cell table:formula="of:=[.G101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192.418118466899" calcext:value-type="float">
            <text:p>192.42</text:p>
          </table:table-cell>
          <table:table-cell table:formula="of:=SIN([.B102] * (3.14159 / 180))" office:value-type="float" office:value="-0.215041396179791" calcext:value-type="float">
            <text:p>-0.22</text:p>
          </table:table-cell>
          <table:table-cell table:formula="of:=INT([.C102]*[.$D$2])" office:value-type="float" office:value="-3" calcext:value-type="float">
            <text:p>-3.00</text:p>
          </table:table-cell>
          <table:table-cell table:formula="of:=[.D102]-[.$E$2]" office:value-type="float" office:value="-14" calcext:value-type="float">
            <text:p>-14.00</text:p>
          </table:table-cell>
          <table:table-cell/>
          <table:table-cell table:formula="of:=INT([.C102]*[.$G$2])" office:value-type="float" office:value="-3" calcext:value-type="float">
            <text:p>-3.00</text:p>
          </table:table-cell>
          <table:table-cell table:formula="of:=[.G102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193.672473867596" calcext:value-type="float">
            <text:p>193.67</text:p>
          </table:table-cell>
          <table:table-cell table:formula="of:=SIN([.B103] * (3.14159 / 180))" office:value-type="float" office:value="-0.236368591283927" calcext:value-type="float">
            <text:p>-0.24</text:p>
          </table:table-cell>
          <table:table-cell table:formula="of:=INT([.C103]*[.$D$2])" office:value-type="float" office:value="-3" calcext:value-type="float">
            <text:p>-3.00</text:p>
          </table:table-cell>
          <table:table-cell table:formula="of:=[.D103]-[.$E$2]" office:value-type="float" office:value="-14" calcext:value-type="float">
            <text:p>-14.00</text:p>
          </table:table-cell>
          <table:table-cell/>
          <table:table-cell table:formula="of:=INT([.C103]*[.$G$2])" office:value-type="float" office:value="-3" calcext:value-type="float">
            <text:p>-3.00</text:p>
          </table:table-cell>
          <table:table-cell table:formula="of:=[.G103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194.926829268293" calcext:value-type="float">
            <text:p>194.93</text:p>
          </table:table-cell>
          <table:table-cell table:formula="of:=SIN([.B104] * (3.14159 / 180))" office:value-type="float" office:value="-0.257582502634535" calcext:value-type="float">
            <text:p>-0.26</text:p>
          </table:table-cell>
          <table:table-cell table:formula="of:=INT([.C104]*[.$D$2])" office:value-type="float" office:value="-4" calcext:value-type="float">
            <text:p>-4.00</text:p>
          </table:table-cell>
          <table:table-cell table:formula="of:=[.D104]-[.$E$2]" office:value-type="float" office:value="-15" calcext:value-type="float">
            <text:p>-15.00</text:p>
          </table:table-cell>
          <table:table-cell/>
          <table:table-cell table:formula="of:=INT([.C104]*[.$G$2])" office:value-type="float" office:value="-4" calcext:value-type="float">
            <text:p>-4.00</text:p>
          </table:table-cell>
          <table:table-cell table:formula="of:=[.G10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196.18118466899" calcext:value-type="float">
            <text:p>196.18</text:p>
          </table:table-cell>
          <table:table-cell table:formula="of:=SIN([.B105] * (3.14159 / 180))" office:value-type="float" office:value="-0.278672963096073" calcext:value-type="float">
            <text:p>-0.28</text:p>
          </table:table-cell>
          <table:table-cell table:formula="of:=INT([.C105]*[.$D$2])" office:value-type="float" office:value="-4" calcext:value-type="float">
            <text:p>-4.00</text:p>
          </table:table-cell>
          <table:table-cell table:formula="of:=[.D105]-[.$E$2]" office:value-type="float" office:value="-15" calcext:value-type="float">
            <text:p>-15.00</text:p>
          </table:table-cell>
          <table:table-cell/>
          <table:table-cell table:formula="of:=INT([.C105]*[.$G$2])" office:value-type="float" office:value="-4" calcext:value-type="float">
            <text:p>-4.00</text:p>
          </table:table-cell>
          <table:table-cell table:formula="of:=[.G105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197.435540069686" calcext:value-type="float">
            <text:p>197.44</text:p>
          </table:table-cell>
          <table:table-cell table:formula="of:=SIN([.B106] * (3.14159 / 180))" office:value-type="float" office:value="-0.299629864698986" calcext:value-type="float">
            <text:p>-0.30</text:p>
          </table:table-cell>
          <table:table-cell table:formula="of:=INT([.C106]*[.$D$2])" office:value-type="float" office:value="-4" calcext:value-type="float">
            <text:p>-4.00</text:p>
          </table:table-cell>
          <table:table-cell table:formula="of:=[.D106]-[.$E$2]" office:value-type="float" office:value="-15" calcext:value-type="float">
            <text:p>-15.00</text:p>
          </table:table-cell>
          <table:table-cell/>
          <table:table-cell table:formula="of:=INT([.C106]*[.$G$2])" office:value-type="float" office:value="-4" calcext:value-type="float">
            <text:p>-4.00</text:p>
          </table:table-cell>
          <table:table-cell table:formula="of:=[.G106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198.689895470383" calcext:value-type="float">
            <text:p>198.69</text:p>
          </table:table-cell>
          <table:table-cell table:formula="of:=SIN([.B107] * (3.14159 / 180))" office:value-type="float" office:value="-0.320443163484121" calcext:value-type="float">
            <text:p>-0.32</text:p>
          </table:table-cell>
          <table:table-cell table:formula="of:=INT([.C107]*[.$D$2])" office:value-type="float" office:value="-4" calcext:value-type="float">
            <text:p>-4.00</text:p>
          </table:table-cell>
          <table:table-cell table:formula="of:=[.D107]-[.$E$2]" office:value-type="float" office:value="-15" calcext:value-type="float">
            <text:p>-15.00</text:p>
          </table:table-cell>
          <table:table-cell/>
          <table:table-cell table:formula="of:=INT([.C107]*[.$G$2])" office:value-type="float" office:value="-4" calcext:value-type="float">
            <text:p>-4.00</text:p>
          </table:table-cell>
          <table:table-cell table:formula="of:=[.G107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199.94425087108" calcext:value-type="float">
            <text:p>199.94</text:p>
          </table:table-cell>
          <table:table-cell table:formula="of:=SIN([.B108] * (3.14159 / 180))" office:value-type="float" office:value="-0.341102884316471" calcext:value-type="float">
            <text:p>-0.34</text:p>
          </table:table-cell>
          <table:table-cell table:formula="of:=INT([.C108]*[.$D$2])" office:value-type="float" office:value="-5" calcext:value-type="float">
            <text:p>-5.00</text:p>
          </table:table-cell>
          <table:table-cell table:formula="of:=[.D108]-[.$E$2]" office:value-type="float" office:value="-16" calcext:value-type="float">
            <text:p>-16.00</text:p>
          </table:table-cell>
          <table:table-cell/>
          <table:table-cell table:formula="of:=INT([.C108]*[.$G$2])" office:value-type="float" office:value="-5" calcext:value-type="float">
            <text:p>-5.00</text:p>
          </table:table-cell>
          <table:table-cell table:formula="of:=[.G10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201.198606271777" calcext:value-type="float">
            <text:p>201.20</text:p>
          </table:table-cell>
          <table:table-cell table:formula="of:=SIN([.B109] * (3.14159 / 180))" office:value-type="float" office:value="-0.361599125665927" calcext:value-type="float">
            <text:p>-0.36</text:p>
          </table:table-cell>
          <table:table-cell table:formula="of:=INT([.C109]*[.$D$2])" office:value-type="float" office:value="-5" calcext:value-type="float">
            <text:p>-5.00</text:p>
          </table:table-cell>
          <table:table-cell table:formula="of:=[.D109]-[.$E$2]" office:value-type="float" office:value="-16" calcext:value-type="float">
            <text:p>-16.00</text:p>
          </table:table-cell>
          <table:table-cell/>
          <table:table-cell table:formula="of:=INT([.C109]*[.$G$2])" office:value-type="float" office:value="-5" calcext:value-type="float">
            <text:p>-5.00</text:p>
          </table:table-cell>
          <table:table-cell table:formula="of:=[.G10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202.452961672474" calcext:value-type="float">
            <text:p>202.45</text:p>
          </table:table-cell>
          <table:table-cell table:formula="of:=SIN([.B110] * (3.14159 / 180))" office:value-type="float" office:value="-0.381922064352767" calcext:value-type="float">
            <text:p>-0.38</text:p>
          </table:table-cell>
          <table:table-cell table:formula="of:=INT([.C110]*[.$D$2])" office:value-type="float" office:value="-5" calcext:value-type="float">
            <text:p>-5.00</text:p>
          </table:table-cell>
          <table:table-cell table:formula="of:=[.D110]-[.$E$2]" office:value-type="float" office:value="-16" calcext:value-type="float">
            <text:p>-16.00</text:p>
          </table:table-cell>
          <table:table-cell/>
          <table:table-cell table:formula="of:=INT([.C110]*[.$G$2])" office:value-type="float" office:value="-5" calcext:value-type="float">
            <text:p>-5.00</text:p>
          </table:table-cell>
          <table:table-cell table:formula="of:=[.G110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203.707317073171" calcext:value-type="float">
            <text:p>203.71</text:p>
          </table:table-cell>
          <table:table-cell table:formula="of:=SIN([.B111] * (3.14159 / 180))" office:value-type="float" office:value="-0.402061960255579" calcext:value-type="float">
            <text:p>-0.40</text:p>
          </table:table-cell>
          <table:table-cell table:formula="of:=INT([.C111]*[.$D$2])" office:value-type="float" office:value="-5" calcext:value-type="float">
            <text:p>-5.00</text:p>
          </table:table-cell>
          <table:table-cell table:formula="of:=[.D111]-[.$E$2]" office:value-type="float" office:value="-16" calcext:value-type="float">
            <text:p>-16.00</text:p>
          </table:table-cell>
          <table:table-cell/>
          <table:table-cell table:formula="of:=INT([.C111]*[.$G$2])" office:value-type="float" office:value="-5" calcext:value-type="float">
            <text:p>-5.00</text:p>
          </table:table-cell>
          <table:table-cell table:formula="of:=[.G11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204.961672473868" calcext:value-type="float">
            <text:p>204.96</text:p>
          </table:table-cell>
          <table:table-cell table:formula="of:=SIN([.B112] * (3.14159 / 180))" office:value-type="float" office:value="-0.422009160979383" calcext:value-type="float">
            <text:p>-0.42</text:p>
          </table:table-cell>
          <table:table-cell table:formula="of:=INT([.C112]*[.$D$2])" office:value-type="float" office:value="-6" calcext:value-type="float">
            <text:p>-6.00</text:p>
          </table:table-cell>
          <table:table-cell table:formula="of:=[.D112]-[.$E$2]" office:value-type="float" office:value="-17" calcext:value-type="float">
            <text:p>-17.00</text:p>
          </table:table-cell>
          <table:table-cell/>
          <table:table-cell table:formula="of:=INT([.C112]*[.$G$2])" office:value-type="float" office:value="-6" calcext:value-type="float">
            <text:p>-6.00</text:p>
          </table:table-cell>
          <table:table-cell table:formula="of:=[.G11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206.216027874564" calcext:value-type="float">
            <text:p>206.22</text:p>
          </table:table-cell>
          <table:table-cell table:formula="of:=SIN([.B113] * (3.14159 / 180))" office:value-type="float" office:value="-0.441754106481713" calcext:value-type="float">
            <text:p>-0.44</text:p>
          </table:table-cell>
          <table:table-cell table:formula="of:=INT([.C113]*[.$D$2])" office:value-type="float" office:value="-6" calcext:value-type="float">
            <text:p>-6.00</text:p>
          </table:table-cell>
          <table:table-cell table:formula="of:=[.D113]-[.$E$2]" office:value-type="float" office:value="-17" calcext:value-type="float">
            <text:p>-17.00</text:p>
          </table:table-cell>
          <table:table-cell/>
          <table:table-cell table:formula="of:=INT([.C113]*[.$G$2])" office:value-type="float" office:value="-6" calcext:value-type="float">
            <text:p>-6.00</text:p>
          </table:table-cell>
          <table:table-cell table:formula="of:=[.G11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207.470383275261" calcext:value-type="float">
            <text:p>207.47</text:p>
          </table:table-cell>
          <table:table-cell table:formula="of:=SIN([.B114] * (3.14159 / 180))" office:value-type="float" office:value="-0.461287333654432" calcext:value-type="float">
            <text:p>-0.46</text:p>
          </table:table-cell>
          <table:table-cell table:formula="of:=INT([.C114]*[.$D$2])" office:value-type="float" office:value="-6" calcext:value-type="float">
            <text:p>-6.00</text:p>
          </table:table-cell>
          <table:table-cell table:formula="of:=[.D114]-[.$E$2]" office:value-type="float" office:value="-17" calcext:value-type="float">
            <text:p>-17.00</text:p>
          </table:table-cell>
          <table:table-cell/>
          <table:table-cell table:formula="of:=INT([.C114]*[.$G$2])" office:value-type="float" office:value="-6" calcext:value-type="float">
            <text:p>-6.00</text:p>
          </table:table-cell>
          <table:table-cell table:formula="of:=[.G11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208.724738675958" calcext:value-type="float">
            <text:p>208.72</text:p>
          </table:table-cell>
          <table:table-cell table:formula="of:=SIN([.B115] * (3.14159 / 180))" office:value-type="float" office:value="-0.480599480859089" calcext:value-type="float">
            <text:p>-0.48</text:p>
          </table:table-cell>
          <table:table-cell table:formula="of:=INT([.C115]*[.$D$2])" office:value-type="float" office:value="-6" calcext:value-type="float">
            <text:p>-6.00</text:p>
          </table:table-cell>
          <table:table-cell table:formula="of:=[.D115]-[.$E$2]" office:value-type="float" office:value="-17" calcext:value-type="float">
            <text:p>-17.00</text:p>
          </table:table-cell>
          <table:table-cell/>
          <table:table-cell table:formula="of:=INT([.C115]*[.$G$2])" office:value-type="float" office:value="-6" calcext:value-type="float">
            <text:p>-6.00</text:p>
          </table:table-cell>
          <table:table-cell table:formula="of:=[.G11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209.979094076655" calcext:value-type="float">
            <text:p>209.98</text:p>
          </table:table-cell>
          <table:table-cell table:formula="of:=SIN([.B116] * (3.14159 / 180))" office:value-type="float" office:value="-0.499681292413649" calcext:value-type="float">
            <text:p>-0.50</text:p>
          </table:table-cell>
          <table:table-cell table:formula="of:=INT([.C116]*[.$D$2])" office:value-type="float" office:value="-6" calcext:value-type="float">
            <text:p>-6.00</text:p>
          </table:table-cell>
          <table:table-cell table:formula="of:=[.D116]-[.$E$2]" office:value-type="float" office:value="-17" calcext:value-type="float">
            <text:p>-17.00</text:p>
          </table:table-cell>
          <table:table-cell/>
          <table:table-cell table:formula="of:=INT([.C116]*[.$G$2])" office:value-type="float" office:value="-6" calcext:value-type="float">
            <text:p>-6.00</text:p>
          </table:table-cell>
          <table:table-cell table:formula="of:=[.G116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211.233449477352" calcext:value-type="float">
            <text:p>211.23</text:p>
          </table:table-cell>
          <table:table-cell table:formula="of:=SIN([.B117] * (3.14159 / 180))" office:value-type="float" office:value="-0.518523623028437" calcext:value-type="float">
            <text:p>-0.52</text:p>
          </table:table-cell>
          <table:table-cell table:formula="of:=INT([.C117]*[.$D$2])" office:value-type="float" office:value="-7" calcext:value-type="float">
            <text:p>-7.00</text:p>
          </table:table-cell>
          <table:table-cell table:formula="of:=[.D117]-[.$E$2]" office:value-type="float" office:value="-18" calcext:value-type="float">
            <text:p>-18.00</text:p>
          </table:table-cell>
          <table:table-cell/>
          <table:table-cell table:formula="of:=INT([.C117]*[.$G$2])" office:value-type="float" office:value="-7" calcext:value-type="float">
            <text:p>-7.00</text:p>
          </table:table-cell>
          <table:table-cell table:formula="of:=[.G117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212.487804878049" calcext:value-type="float">
            <text:p>212.49</text:p>
          </table:table-cell>
          <table:table-cell table:formula="of:=SIN([.B118] * (3.14159 / 180))" office:value-type="float" office:value="-0.537117442189182" calcext:value-type="float">
            <text:p>-0.54</text:p>
          </table:table-cell>
          <table:table-cell table:formula="of:=INT([.C118]*[.$D$2])" office:value-type="float" office:value="-7" calcext:value-type="float">
            <text:p>-7.00</text:p>
          </table:table-cell>
          <table:table-cell table:formula="of:=[.D118]-[.$E$2]" office:value-type="float" office:value="-18" calcext:value-type="float">
            <text:p>-18.00</text:p>
          </table:table-cell>
          <table:table-cell/>
          <table:table-cell table:formula="of:=INT([.C118]*[.$G$2])" office:value-type="float" office:value="-7" calcext:value-type="float">
            <text:p>-7.00</text:p>
          </table:table-cell>
          <table:table-cell table:formula="of:=[.G118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213.742160278746" calcext:value-type="float">
            <text:p>213.74</text:p>
          </table:table-cell>
          <table:table-cell table:formula="of:=SIN([.B119] * (3.14159 / 180))" office:value-type="float" office:value="-0.55545383848504" calcext:value-type="float">
            <text:p>-0.56</text:p>
          </table:table-cell>
          <table:table-cell table:formula="of:=INT([.C119]*[.$D$2])" office:value-type="float" office:value="-7" calcext:value-type="float">
            <text:p>-7.00</text:p>
          </table:table-cell>
          <table:table-cell table:formula="of:=[.D119]-[.$E$2]" office:value-type="float" office:value="-18" calcext:value-type="float">
            <text:p>-18.00</text:p>
          </table:table-cell>
          <table:table-cell/>
          <table:table-cell table:formula="of:=INT([.C119]*[.$G$2])" office:value-type="float" office:value="-7" calcext:value-type="float">
            <text:p>-7.00</text:p>
          </table:table-cell>
          <table:table-cell table:formula="of:=[.G119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214.996515679443" calcext:value-type="float">
            <text:p>215.00</text:p>
          </table:table-cell>
          <table:table-cell table:formula="of:=SIN([.B120] * (3.14159 / 180))" office:value-type="float" office:value="-0.573524023879551" calcext:value-type="float">
            <text:p>-0.57</text:p>
          </table:table-cell>
          <table:table-cell table:formula="of:=INT([.C120]*[.$D$2])" office:value-type="float" office:value="-7" calcext:value-type="float">
            <text:p>-7.00</text:p>
          </table:table-cell>
          <table:table-cell table:formula="of:=[.D120]-[.$E$2]" office:value-type="float" office:value="-18" calcext:value-type="float">
            <text:p>-18.00</text:p>
          </table:table-cell>
          <table:table-cell/>
          <table:table-cell table:formula="of:=INT([.C120]*[.$G$2])" office:value-type="float" office:value="-7" calcext:value-type="float">
            <text:p>-7.00</text:p>
          </table:table-cell>
          <table:table-cell table:formula="of:=[.G12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216.250871080139" calcext:value-type="float">
            <text:p>216.25</text:p>
          </table:table-cell>
          <table:table-cell table:formula="of:=SIN([.B121] * (3.14159 / 180))" office:value-type="float" office:value="-0.591319337922452" calcext:value-type="float">
            <text:p>-0.59</text:p>
          </table:table-cell>
          <table:table-cell table:formula="of:=INT([.C121]*[.$D$2])" office:value-type="float" office:value="-8" calcext:value-type="float">
            <text:p>-8.00</text:p>
          </table:table-cell>
          <table:table-cell table:formula="of:=[.D121]-[.$E$2]" office:value-type="float" office:value="-19" calcext:value-type="float">
            <text:p>-19.00</text:p>
          </table:table-cell>
          <table:table-cell/>
          <table:table-cell table:formula="of:=INT([.C121]*[.$G$2])" office:value-type="float" office:value="-8" calcext:value-type="float">
            <text:p>-8.00</text:p>
          </table:table-cell>
          <table:table-cell table:formula="of:=[.G121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217.505226480836" calcext:value-type="float">
            <text:p>217.51</text:p>
          </table:table-cell>
          <table:table-cell table:formula="of:=SIN([.B122] * (3.14159 / 180))" office:value-type="float" office:value="-0.608831251900351" calcext:value-type="float">
            <text:p>-0.61</text:p>
          </table:table-cell>
          <table:table-cell table:formula="of:=INT([.C122]*[.$D$2])" office:value-type="float" office:value="-8" calcext:value-type="float">
            <text:p>-8.00</text:p>
          </table:table-cell>
          <table:table-cell table:formula="of:=[.D122]-[.$E$2]" office:value-type="float" office:value="-19" calcext:value-type="float">
            <text:p>-19.00</text:p>
          </table:table-cell>
          <table:table-cell/>
          <table:table-cell table:formula="of:=INT([.C122]*[.$G$2])" office:value-type="float" office:value="-8" calcext:value-type="float">
            <text:p>-8.00</text:p>
          </table:table-cell>
          <table:table-cell table:formula="of:=[.G122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218.759581881533" calcext:value-type="float">
            <text:p>218.76</text:p>
          </table:table-cell>
          <table:table-cell table:formula="of:=SIN([.B123] * (3.14159 / 180))" office:value-type="float" office:value="-0.626051372924259" calcext:value-type="float">
            <text:p>-0.63</text:p>
          </table:table-cell>
          <table:table-cell table:formula="of:=INT([.C123]*[.$D$2])" office:value-type="float" office:value="-8" calcext:value-type="float">
            <text:p>-8.00</text:p>
          </table:table-cell>
          <table:table-cell table:formula="of:=[.D123]-[.$E$2]" office:value-type="float" office:value="-19" calcext:value-type="float">
            <text:p>-19.00</text:p>
          </table:table-cell>
          <table:table-cell/>
          <table:table-cell table:formula="of:=INT([.C123]*[.$G$2])" office:value-type="float" office:value="-8" calcext:value-type="float">
            <text:p>-8.00</text:p>
          </table:table-cell>
          <table:table-cell table:formula="of:=[.G123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220.01393728223" calcext:value-type="float">
            <text:p>220.01</text:p>
          </table:table-cell>
          <table:table-cell table:formula="of:=SIN([.B124] * (3.14159 / 180))" office:value-type="float" office:value="-0.642971447952031" calcext:value-type="float">
            <text:p>-0.64</text:p>
          </table:table-cell>
          <table:table-cell table:formula="of:=INT([.C124]*[.$D$2])" office:value-type="float" office:value="-8" calcext:value-type="float">
            <text:p>-8.00</text:p>
          </table:table-cell>
          <table:table-cell table:formula="of:=[.D124]-[.$E$2]" office:value-type="float" office:value="-19" calcext:value-type="float">
            <text:p>-19.00</text:p>
          </table:table-cell>
          <table:table-cell/>
          <table:table-cell table:formula="of:=INT([.C124]*[.$G$2])" office:value-type="float" office:value="-8" calcext:value-type="float">
            <text:p>-8.00</text:p>
          </table:table-cell>
          <table:table-cell table:formula="of:=[.G12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221.268292682927" calcext:value-type="float">
            <text:p>221.27</text:p>
          </table:table-cell>
          <table:table-cell table:formula="of:=SIN([.B125] * (3.14159 / 180))" office:value-type="float" office:value="-0.659583367743777" calcext:value-type="float">
            <text:p>-0.66</text:p>
          </table:table-cell>
          <table:table-cell table:formula="of:=INT([.C125]*[.$D$2])" office:value-type="float" office:value="-8" calcext:value-type="float">
            <text:p>-8.00</text:p>
          </table:table-cell>
          <table:table-cell table:formula="of:=[.D125]-[.$E$2]" office:value-type="float" office:value="-19" calcext:value-type="float">
            <text:p>-19.00</text:p>
          </table:table-cell>
          <table:table-cell/>
          <table:table-cell table:formula="of:=INT([.C125]*[.$G$2])" office:value-type="float" office:value="-8" calcext:value-type="float">
            <text:p>-8.00</text:p>
          </table:table-cell>
          <table:table-cell table:formula="of:=[.G12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222.522648083624" calcext:value-type="float">
            <text:p>222.52</text:p>
          </table:table-cell>
          <table:table-cell table:formula="of:=SIN([.B126] * (3.14159 / 180))" office:value-type="float" office:value="-0.675879170748358" calcext:value-type="float">
            <text:p>-0.68</text:p>
          </table:table-cell>
          <table:table-cell table:formula="of:=INT([.C126]*[.$D$2])" office:value-type="float" office:value="-9" calcext:value-type="float">
            <text:p>-9.00</text:p>
          </table:table-cell>
          <table:table-cell table:formula="of:=[.D126]-[.$E$2]" office:value-type="float" office:value="-20" calcext:value-type="float">
            <text:p>-20.00</text:p>
          </table:table-cell>
          <table:table-cell/>
          <table:table-cell table:formula="of:=INT([.C126]*[.$G$2])" office:value-type="float" office:value="-9" calcext:value-type="float">
            <text:p>-9.00</text:p>
          </table:table-cell>
          <table:table-cell table:formula="of:=[.G126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223.777003484321" calcext:value-type="float">
            <text:p>223.78</text:p>
          </table:table-cell>
          <table:table-cell table:formula="of:=SIN([.B127] * (3.14159 / 180))" office:value-type="float" office:value="-0.691851046919094" calcext:value-type="float">
            <text:p>-0.69</text:p>
          </table:table-cell>
          <table:table-cell table:formula="of:=INT([.C127]*[.$D$2])" office:value-type="float" office:value="-9" calcext:value-type="float">
            <text:p>-9.00</text:p>
          </table:table-cell>
          <table:table-cell table:formula="of:=[.D127]-[.$E$2]" office:value-type="float" office:value="-20" calcext:value-type="float">
            <text:p>-20.00</text:p>
          </table:table-cell>
          <table:table-cell/>
          <table:table-cell table:formula="of:=INT([.C127]*[.$G$2])" office:value-type="float" office:value="-9" calcext:value-type="float">
            <text:p>-9.00</text:p>
          </table:table-cell>
          <table:table-cell table:formula="of:=[.G12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225.031358885017" calcext:value-type="float">
            <text:p>225.03</text:p>
          </table:table-cell>
          <table:table-cell table:formula="of:=SIN([.B128] * (3.14159 / 180))" office:value-type="float" office:value="-0.707491341456871" calcext:value-type="float">
            <text:p>-0.71</text:p>
          </table:table-cell>
          <table:table-cell table:formula="of:=INT([.C128]*[.$D$2])" office:value-type="float" office:value="-9" calcext:value-type="float">
            <text:p>-9.00</text:p>
          </table:table-cell>
          <table:table-cell table:formula="of:=[.D128]-[.$E$2]" office:value-type="float" office:value="-20" calcext:value-type="float">
            <text:p>-20.00</text:p>
          </table:table-cell>
          <table:table-cell/>
          <table:table-cell table:formula="of:=INT([.C128]*[.$G$2])" office:value-type="float" office:value="-9" calcext:value-type="float">
            <text:p>-9.00</text:p>
          </table:table-cell>
          <table:table-cell table:formula="of:=[.G12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226.285714285714" calcext:value-type="float">
            <text:p>226.29</text:p>
          </table:table-cell>
          <table:table-cell table:formula="of:=SIN([.B129] * (3.14159 / 180))" office:value-type="float" office:value="-0.722792558478831" calcext:value-type="float">
            <text:p>-0.72</text:p>
          </table:table-cell>
          <table:table-cell table:formula="of:=INT([.C129]*[.$D$2])" office:value-type="float" office:value="-9" calcext:value-type="float">
            <text:p>-9.00</text:p>
          </table:table-cell>
          <table:table-cell table:formula="of:=[.D129]-[.$E$2]" office:value-type="float" office:value="-20" calcext:value-type="float">
            <text:p>-20.00</text:p>
          </table:table-cell>
          <table:table-cell/>
          <table:table-cell table:formula="of:=INT([.C129]*[.$G$2])" office:value-type="float" office:value="-9" calcext:value-type="float">
            <text:p>-9.00</text:p>
          </table:table-cell>
          <table:table-cell table:formula="of:=[.G129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227.540069686411" calcext:value-type="float">
            <text:p>227.54</text:p>
          </table:table-cell>
          <table:table-cell table:formula="of:=SIN([.B130] * (3.14159 / 180))" office:value-type="float" office:value="-0.737747364610906" calcext:value-type="float">
            <text:p>-0.74</text:p>
          </table:table-cell>
          <table:table-cell table:formula="of:=INT([.C130]*[.$D$2])" office:value-type="float" office:value="-9" calcext:value-type="float">
            <text:p>-9.00</text:p>
          </table:table-cell>
          <table:table-cell table:formula="of:=[.D130]-[.$E$2]" office:value-type="float" office:value="-20" calcext:value-type="float">
            <text:p>-20.00</text:p>
          </table:table-cell>
          <table:table-cell/>
          <table:table-cell table:formula="of:=INT([.C130]*[.$G$2])" office:value-type="float" office:value="-9" calcext:value-type="float">
            <text:p>-9.00</text:p>
          </table:table-cell>
          <table:table-cell table:formula="of:=[.G130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228.794425087108" calcext:value-type="float">
            <text:p>228.79</text:p>
          </table:table-cell>
          <table:table-cell table:formula="of:=SIN([.B131] * (3.14159 / 180))" office:value-type="float" office:value="-0.752348592502463" calcext:value-type="float">
            <text:p>-0.75</text:p>
          </table:table-cell>
          <table:table-cell table:formula="of:=INT([.C131]*[.$D$2])" office:value-type="float" office:value="-10" calcext:value-type="float">
            <text:p>-10.00</text:p>
          </table:table-cell>
          <table:table-cell table:formula="of:=[.D131]-[.$E$2]" office:value-type="float" office:value="-21" calcext:value-type="float">
            <text:p>-21.00</text:p>
          </table:table-cell>
          <table:table-cell/>
          <table:table-cell table:formula="of:=INT([.C131]*[.$G$2])" office:value-type="float" office:value="-10" calcext:value-type="float">
            <text:p>-10.00</text:p>
          </table:table-cell>
          <table:table-cell table:formula="of:=[.G13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230.048780487805" calcext:value-type="float">
            <text:p>230.05</text:p>
          </table:table-cell>
          <table:table-cell table:formula="of:=SIN([.B132] * (3.14159 / 180))" office:value-type="float" office:value="-0.766589244261387" calcext:value-type="float">
            <text:p>-0.77</text:p>
          </table:table-cell>
          <table:table-cell table:formula="of:=INT([.C132]*[.$D$2])" office:value-type="float" office:value="-10" calcext:value-type="float">
            <text:p>-10.00</text:p>
          </table:table-cell>
          <table:table-cell table:formula="of:=[.D132]-[.$E$2]" office:value-type="float" office:value="-21" calcext:value-type="float">
            <text:p>-21.00</text:p>
          </table:table-cell>
          <table:table-cell/>
          <table:table-cell table:formula="of:=INT([.C132]*[.$G$2])" office:value-type="float" office:value="-10" calcext:value-type="float">
            <text:p>-10.00</text:p>
          </table:table-cell>
          <table:table-cell table:formula="of:=[.G132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231.303135888502" calcext:value-type="float">
            <text:p>231.30</text:p>
          </table:table-cell>
          <table:table-cell table:formula="of:=SIN([.B133] * (3.14159 / 180))" office:value-type="float" office:value="-0.780462494807936" calcext:value-type="float">
            <text:p>-0.78</text:p>
          </table:table-cell>
          <table:table-cell table:formula="of:=INT([.C133]*[.$D$2])" office:value-type="float" office:value="-10" calcext:value-type="float">
            <text:p>-10.00</text:p>
          </table:table-cell>
          <table:table-cell table:formula="of:=[.D133]-[.$E$2]" office:value-type="float" office:value="-21" calcext:value-type="float">
            <text:p>-21.00</text:p>
          </table:table-cell>
          <table:table-cell/>
          <table:table-cell table:formula="of:=INT([.C133]*[.$G$2])" office:value-type="float" office:value="-10" calcext:value-type="float">
            <text:p>-10.00</text:p>
          </table:table-cell>
          <table:table-cell table:formula="of:=[.G133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232.557491289199" calcext:value-type="float">
            <text:p>232.56</text:p>
          </table:table-cell>
          <table:table-cell table:formula="of:=SIN([.B134] * (3.14159 / 180))" office:value-type="float" office:value="-0.793961695145781" calcext:value-type="float">
            <text:p>-0.79</text:p>
          </table:table-cell>
          <table:table-cell table:formula="of:=INT([.C134]*[.$D$2])" office:value-type="float" office:value="-10" calcext:value-type="float">
            <text:p>-10.00</text:p>
          </table:table-cell>
          <table:table-cell table:formula="of:=[.D134]-[.$E$2]" office:value-type="float" office:value="-21" calcext:value-type="float">
            <text:p>-21.00</text:p>
          </table:table-cell>
          <table:table-cell/>
          <table:table-cell table:formula="of:=INT([.C134]*[.$G$2])" office:value-type="float" office:value="-10" calcext:value-type="float">
            <text:p>-10.00</text:p>
          </table:table-cell>
          <table:table-cell table:formula="of:=[.G134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233.811846689895" calcext:value-type="float">
            <text:p>233.81</text:p>
          </table:table-cell>
          <table:table-cell table:formula="of:=SIN([.B135] * (3.14159 / 180))" office:value-type="float" office:value="-0.807080375548654" calcext:value-type="float">
            <text:p>-0.81</text:p>
          </table:table-cell>
          <table:table-cell table:formula="of:=INT([.C135]*[.$D$2])" office:value-type="float" office:value="-10" calcext:value-type="float">
            <text:p>-10.00</text:p>
          </table:table-cell>
          <table:table-cell table:formula="of:=[.D135]-[.$E$2]" office:value-type="float" office:value="-21" calcext:value-type="float">
            <text:p>-21.00</text:p>
          </table:table-cell>
          <table:table-cell/>
          <table:table-cell table:formula="of:=INT([.C135]*[.$G$2])" office:value-type="float" office:value="-10" calcext:value-type="float">
            <text:p>-10.00</text:p>
          </table:table-cell>
          <table:table-cell table:formula="of:=[.G135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235.066202090592" calcext:value-type="float">
            <text:p>235.07</text:p>
          </table:table-cell>
          <table:table-cell table:formula="of:=SIN([.B136] * (3.14159 / 180))" office:value-type="float" office:value="-0.819812248661077" calcext:value-type="float">
            <text:p>-0.82</text:p>
          </table:table-cell>
          <table:table-cell table:formula="of:=INT([.C136]*[.$D$2])" office:value-type="float" office:value="-10" calcext:value-type="float">
            <text:p>-10.00</text:p>
          </table:table-cell>
          <table:table-cell table:formula="of:=[.D136]-[.$E$2]" office:value-type="float" office:value="-21" calcext:value-type="float">
            <text:p>-21.00</text:p>
          </table:table-cell>
          <table:table-cell/>
          <table:table-cell table:formula="of:=INT([.C136]*[.$G$2])" office:value-type="float" office:value="-10" calcext:value-type="float">
            <text:p>-10.00</text:p>
          </table:table-cell>
          <table:table-cell table:formula="of:=[.G136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236.320557491289" calcext:value-type="float">
            <text:p>236.32</text:p>
          </table:table-cell>
          <table:table-cell table:formula="of:=SIN([.B137] * (3.14159 / 180))" office:value-type="float" office:value="-0.832151212511685" calcext:value-type="float">
            <text:p>-0.83</text:p>
          </table:table-cell>
          <table:table-cell table:formula="of:=INT([.C137]*[.$D$2])" office:value-type="float" office:value="-10" calcext:value-type="float">
            <text:p>-10.00</text:p>
          </table:table-cell>
          <table:table-cell table:formula="of:=[.D137]-[.$E$2]" office:value-type="float" office:value="-21" calcext:value-type="float">
            <text:p>-21.00</text:p>
          </table:table-cell>
          <table:table-cell/>
          <table:table-cell table:formula="of:=INT([.C137]*[.$G$2])" office:value-type="float" office:value="-10" calcext:value-type="float">
            <text:p>-10.00</text:p>
          </table:table-cell>
          <table:table-cell table:formula="of:=[.G137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237.574912891986" calcext:value-type="float">
            <text:p>237.57</text:p>
          </table:table-cell>
          <table:table-cell table:formula="of:=SIN([.B138] * (3.14159 / 180))" office:value-type="float" office:value="-0.844091353437701" calcext:value-type="float">
            <text:p>-0.84</text:p>
          </table:table-cell>
          <table:table-cell table:formula="of:=INT([.C138]*[.$D$2])" office:value-type="float" office:value="-11" calcext:value-type="float">
            <text:p>-11.00</text:p>
          </table:table-cell>
          <table:table-cell table:formula="of:=[.D138]-[.$E$2]" office:value-type="float" office:value="-22" calcext:value-type="float">
            <text:p>-22.00</text:p>
          </table:table-cell>
          <table:table-cell/>
          <table:table-cell table:formula="of:=INT([.C138]*[.$G$2])" office:value-type="float" office:value="-11" calcext:value-type="float">
            <text:p>-11.00</text:p>
          </table:table-cell>
          <table:table-cell table:formula="of:=[.G138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238.829268292683" calcext:value-type="float">
            <text:p>238.83</text:p>
          </table:table-cell>
          <table:table-cell table:formula="of:=SIN([.B139] * (3.14159 / 180))" office:value-type="float" office:value="-0.855626948919165" calcext:value-type="float">
            <text:p>-0.86</text:p>
          </table:table-cell>
          <table:table-cell table:formula="of:=INT([.C139]*[.$D$2])" office:value-type="float" office:value="-11" calcext:value-type="float">
            <text:p>-11.00</text:p>
          </table:table-cell>
          <table:table-cell table:formula="of:=[.D139]-[.$E$2]" office:value-type="float" office:value="-22" calcext:value-type="float">
            <text:p>-22.00</text:p>
          </table:table-cell>
          <table:table-cell/>
          <table:table-cell table:formula="of:=INT([.C139]*[.$G$2])" office:value-type="float" office:value="-11" calcext:value-type="float">
            <text:p>-11.00</text:p>
          </table:table-cell>
          <table:table-cell table:formula="of:=[.G13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240.08362369338" calcext:value-type="float">
            <text:p>240.08</text:p>
          </table:table-cell>
          <table:table-cell table:formula="of:=SIN([.B140] * (3.14159 / 180))" office:value-type="float" office:value="-0.866752470321548" calcext:value-type="float">
            <text:p>-0.87</text:p>
          </table:table-cell>
          <table:table-cell table:formula="of:=INT([.C140]*[.$D$2])" office:value-type="float" office:value="-11" calcext:value-type="float">
            <text:p>-11.00</text:p>
          </table:table-cell>
          <table:table-cell table:formula="of:=[.D140]-[.$E$2]" office:value-type="float" office:value="-22" calcext:value-type="float">
            <text:p>-22.00</text:p>
          </table:table-cell>
          <table:table-cell/>
          <table:table-cell table:formula="of:=INT([.C140]*[.$G$2])" office:value-type="float" office:value="-11" calcext:value-type="float">
            <text:p>-11.00</text:p>
          </table:table-cell>
          <table:table-cell table:formula="of:=[.G14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241.337979094077" calcext:value-type="float">
            <text:p>241.34</text:p>
          </table:table-cell>
          <table:table-cell table:formula="of:=SIN([.B141] * (3.14159 / 180))" office:value-type="float" office:value="-0.877462585545447" calcext:value-type="float">
            <text:p>-0.88</text:p>
          </table:table-cell>
          <table:table-cell table:formula="of:=INT([.C141]*[.$D$2])" office:value-type="float" office:value="-11" calcext:value-type="float">
            <text:p>-11.00</text:p>
          </table:table-cell>
          <table:table-cell table:formula="of:=[.D141]-[.$E$2]" office:value-type="float" office:value="-22" calcext:value-type="float">
            <text:p>-22.00</text:p>
          </table:table-cell>
          <table:table-cell/>
          <table:table-cell table:formula="of:=INT([.C141]*[.$G$2])" office:value-type="float" office:value="-11" calcext:value-type="float">
            <text:p>-11.00</text:p>
          </table:table-cell>
          <table:table-cell table:formula="of:=[.G141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242.592334494774" calcext:value-type="float">
            <text:p>242.59</text:p>
          </table:table-cell>
          <table:table-cell table:formula="of:=SIN([.B142] * (3.14159 / 180))" office:value-type="float" office:value="-0.887752161582086" calcext:value-type="float">
            <text:p>-0.89</text:p>
          </table:table-cell>
          <table:table-cell table:formula="of:=INT([.C142]*[.$D$2])" office:value-type="float" office:value="-11" calcext:value-type="float">
            <text:p>-11.00</text:p>
          </table:table-cell>
          <table:table-cell table:formula="of:=[.D142]-[.$E$2]" office:value-type="float" office:value="-22" calcext:value-type="float">
            <text:p>-22.00</text:p>
          </table:table-cell>
          <table:table-cell/>
          <table:table-cell table:formula="of:=INT([.C142]*[.$G$2])" office:value-type="float" office:value="-11" calcext:value-type="float">
            <text:p>-11.00</text:p>
          </table:table-cell>
          <table:table-cell table:formula="of:=[.G142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243.84668989547" calcext:value-type="float">
            <text:p>243.85</text:p>
          </table:table-cell>
          <table:table-cell table:formula="of:=SIN([.B143] * (3.14159 / 180))" office:value-type="float" office:value="-0.897616266973401" calcext:value-type="float">
            <text:p>-0.90</text:p>
          </table:table-cell>
          <table:table-cell table:formula="of:=INT([.C143]*[.$D$2])" office:value-type="float" office:value="-11" calcext:value-type="float">
            <text:p>-11.00</text:p>
          </table:table-cell>
          <table:table-cell table:formula="of:=[.D143]-[.$E$2]" office:value-type="float" office:value="-22" calcext:value-type="float">
            <text:p>-22.00</text:p>
          </table:table-cell>
          <table:table-cell/>
          <table:table-cell table:formula="of:=INT([.C143]*[.$G$2])" office:value-type="float" office:value="-11" calcext:value-type="float">
            <text:p>-11.00</text:p>
          </table:table-cell>
          <table:table-cell table:formula="of:=[.G143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245.101045296167" calcext:value-type="float">
            <text:p>245.10</text:p>
          </table:table-cell>
          <table:table-cell table:formula="of:=SIN([.B144] * (3.14159 / 180))" office:value-type="float" office:value="-0.907050174175527" calcext:value-type="float">
            <text:p>-0.91</text:p>
          </table:table-cell>
          <table:table-cell table:formula="of:=INT([.C144]*[.$D$2])" office:value-type="float" office:value="-11" calcext:value-type="float">
            <text:p>-11.00</text:p>
          </table:table-cell>
          <table:table-cell table:formula="of:=[.D144]-[.$E$2]" office:value-type="float" office:value="-22" calcext:value-type="float">
            <text:p>-22.00</text:p>
          </table:table-cell>
          <table:table-cell/>
          <table:table-cell table:formula="of:=INT([.C144]*[.$G$2])" office:value-type="float" office:value="-11" calcext:value-type="float">
            <text:p>-11.00</text:p>
          </table:table-cell>
          <table:table-cell table:formula="of:=[.G144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246.355400696864" calcext:value-type="float">
            <text:p>246.36</text:p>
          </table:table-cell>
          <table:table-cell table:formula="of:=SIN([.B145] * (3.14159 / 180))" office:value-type="float" office:value="-0.916049361824551" calcext:value-type="float">
            <text:p>-0.92</text:p>
          </table:table-cell>
          <table:table-cell table:formula="of:=INT([.C145]*[.$D$2])" office:value-type="float" office:value="-11" calcext:value-type="float">
            <text:p>-11.00</text:p>
          </table:table-cell>
          <table:table-cell table:formula="of:=[.D145]-[.$E$2]" office:value-type="float" office:value="-22" calcext:value-type="float">
            <text:p>-22.00</text:p>
          </table:table-cell>
          <table:table-cell/>
          <table:table-cell table:formula="of:=INT([.C145]*[.$G$2])" office:value-type="float" office:value="-11" calcext:value-type="float">
            <text:p>-11.00</text:p>
          </table:table-cell>
          <table:table-cell table:formula="of:=[.G14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247.609756097561" calcext:value-type="float">
            <text:p>247.61</text:p>
          </table:table-cell>
          <table:table-cell table:formula="of:=SIN([.B146] * (3.14159 / 180))" office:value-type="float" office:value="-0.92460951690346" calcext:value-type="float">
            <text:p>-0.92</text:p>
          </table:table-cell>
          <table:table-cell table:formula="of:=INT([.C146]*[.$D$2])" office:value-type="float" office:value="-12" calcext:value-type="float">
            <text:p>-12.00</text:p>
          </table:table-cell>
          <table:table-cell table:formula="of:=[.D146]-[.$E$2]" office:value-type="float" office:value="-23" calcext:value-type="float">
            <text:p>-23.00</text:p>
          </table:table-cell>
          <table:table-cell/>
          <table:table-cell table:formula="of:=INT([.C146]*[.$G$2])" office:value-type="float" office:value="-12" calcext:value-type="float">
            <text:p>-12.00</text:p>
          </table:table-cell>
          <table:table-cell table:formula="of:=[.G14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248.864111498258" calcext:value-type="float">
            <text:p>248.86</text:p>
          </table:table-cell>
          <table:table-cell table:formula="of:=SIN([.B147] * (3.14159 / 180))" office:value-type="float" office:value="-0.932726536809228" calcext:value-type="float">
            <text:p>-0.93</text:p>
          </table:table-cell>
          <table:table-cell table:formula="of:=INT([.C147]*[.$D$2])" office:value-type="float" office:value="-12" calcext:value-type="float">
            <text:p>-12.00</text:p>
          </table:table-cell>
          <table:table-cell table:formula="of:=[.D147]-[.$E$2]" office:value-type="float" office:value="-23" calcext:value-type="float">
            <text:p>-23.00</text:p>
          </table:table-cell>
          <table:table-cell/>
          <table:table-cell table:formula="of:=INT([.C147]*[.$G$2])" office:value-type="float" office:value="-12" calcext:value-type="float">
            <text:p>-12.00</text:p>
          </table:table-cell>
          <table:table-cell table:formula="of:=[.G14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250.118466898955" calcext:value-type="float">
            <text:p>250.12</text:p>
          </table:table-cell>
          <table:table-cell table:formula="of:=SIN([.B148] * (3.14159 / 180))" office:value-type="float" office:value="-0.940396531319058" calcext:value-type="float">
            <text:p>-0.94</text:p>
          </table:table-cell>
          <table:table-cell table:formula="of:=INT([.C148]*[.$D$2])" office:value-type="float" office:value="-12" calcext:value-type="float">
            <text:p>-12.00</text:p>
          </table:table-cell>
          <table:table-cell table:formula="of:=[.D148]-[.$E$2]" office:value-type="float" office:value="-23" calcext:value-type="float">
            <text:p>-23.00</text:p>
          </table:table-cell>
          <table:table-cell/>
          <table:table-cell table:formula="of:=INT([.C148]*[.$G$2])" office:value-type="float" office:value="-12" calcext:value-type="float">
            <text:p>-12.00</text:p>
          </table:table-cell>
          <table:table-cell table:formula="of:=[.G14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251.372822299652" calcext:value-type="float">
            <text:p>251.37</text:p>
          </table:table-cell>
          <table:table-cell table:formula="of:=SIN([.B149] * (3.14159 / 180))" office:value-type="float" office:value="-0.947615824454837" calcext:value-type="float">
            <text:p>-0.95</text:p>
          </table:table-cell>
          <table:table-cell table:formula="of:=INT([.C149]*[.$D$2])" office:value-type="float" office:value="-12" calcext:value-type="float">
            <text:p>-12.00</text:p>
          </table:table-cell>
          <table:table-cell table:formula="of:=[.D149]-[.$E$2]" office:value-type="float" office:value="-23" calcext:value-type="float">
            <text:p>-23.00</text:p>
          </table:table-cell>
          <table:table-cell/>
          <table:table-cell table:formula="of:=INT([.C149]*[.$G$2])" office:value-type="float" office:value="-12" calcext:value-type="float">
            <text:p>-12.00</text:p>
          </table:table-cell>
          <table:table-cell table:formula="of:=[.G14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9]+1" office:value-type="float" office:value="144" calcext:value-type="float">
            <text:p>144</text:p>
          </table:table-cell>
          <table:table-cell table:formula="of:=([.A150]/MAX([.$A$6:.A$2000])) * [.$B$2] + [.$A$2]" office:value-type="float" office:value="252.627177700348" calcext:value-type="float">
            <text:p>252.63</text:p>
          </table:table-cell>
          <table:table-cell table:formula="of:=SIN([.B150] * (3.14159 / 180))" office:value-type="float" office:value="-0.954380956244919" calcext:value-type="float">
            <text:p>-0.95</text:p>
          </table:table-cell>
          <table:table-cell table:formula="of:=INT([.C150]*[.$D$2])" office:value-type="float" office:value="-12" calcext:value-type="float">
            <text:p>-12.00</text:p>
          </table:table-cell>
          <table:table-cell table:formula="of:=[.D150]-[.$E$2]" office:value-type="float" office:value="-23" calcext:value-type="float">
            <text:p>-23.00</text:p>
          </table:table-cell>
          <table:table-cell/>
          <table:table-cell table:formula="of:=INT([.C150]*[.$G$2])" office:value-type="float" office:value="-12" calcext:value-type="float">
            <text:p>-12.00</text:p>
          </table:table-cell>
          <table:table-cell table:formula="of:=[.G15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0]+1" office:value-type="float" office:value="145" calcext:value-type="float">
            <text:p>145</text:p>
          </table:table-cell>
          <table:table-cell table:formula="of:=([.A151]/MAX([.$A$6:.A$2000])) * [.$B$2] + [.$A$2]" office:value-type="float" office:value="253.881533101045" calcext:value-type="float">
            <text:p>253.88</text:p>
          </table:table-cell>
          <table:table-cell table:formula="of:=SIN([.B151] * (3.14159 / 180))" office:value-type="float" office:value="-0.96068868438237" calcext:value-type="float">
            <text:p>-0.96</text:p>
          </table:table-cell>
          <table:table-cell table:formula="of:=INT([.C151]*[.$D$2])" office:value-type="float" office:value="-12" calcext:value-type="float">
            <text:p>-12.00</text:p>
          </table:table-cell>
          <table:table-cell table:formula="of:=[.D151]-[.$E$2]" office:value-type="float" office:value="-23" calcext:value-type="float">
            <text:p>-23.00</text:p>
          </table:table-cell>
          <table:table-cell/>
          <table:table-cell table:formula="of:=INT([.C151]*[.$G$2])" office:value-type="float" office:value="-12" calcext:value-type="float">
            <text:p>-12.00</text:p>
          </table:table-cell>
          <table:table-cell table:formula="of:=[.G15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1]+1" office:value-type="float" office:value="146" calcext:value-type="float">
            <text:p>146</text:p>
          </table:table-cell>
          <table:table-cell table:formula="of:=([.A152]/MAX([.$A$6:.A$2000])) * [.$B$2] + [.$A$2]" office:value-type="float" office:value="255.135888501742" calcext:value-type="float">
            <text:p>255.14</text:p>
          </table:table-cell>
          <table:table-cell table:formula="of:=SIN([.B152] * (3.14159 / 180))" office:value-type="float" office:value="-0.966535985778904" calcext:value-type="float">
            <text:p>-0.97</text:p>
          </table:table-cell>
          <table:table-cell table:formula="of:=INT([.C152]*[.$D$2])" office:value-type="float" office:value="-12" calcext:value-type="float">
            <text:p>-12.00</text:p>
          </table:table-cell>
          <table:table-cell table:formula="of:=[.D152]-[.$E$2]" office:value-type="float" office:value="-23" calcext:value-type="float">
            <text:p>-23.00</text:p>
          </table:table-cell>
          <table:table-cell/>
          <table:table-cell table:formula="of:=INT([.C152]*[.$G$2])" office:value-type="float" office:value="-12" calcext:value-type="float">
            <text:p>-12.00</text:p>
          </table:table-cell>
          <table:table-cell table:formula="of:=[.G15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2]+1" office:value-type="float" office:value="147" calcext:value-type="float">
            <text:p>147</text:p>
          </table:table-cell>
          <table:table-cell table:formula="of:=([.A153]/MAX([.$A$6:.A$2000])) * [.$B$2] + [.$A$2]" office:value-type="float" office:value="256.390243902439" calcext:value-type="float">
            <text:p>256.39</text:p>
          </table:table-cell>
          <table:table-cell table:formula="of:=SIN([.B153] * (3.14159 / 180))" office:value-type="float" office:value="-0.971920058013748" calcext:value-type="float">
            <text:p>-0.97</text:p>
          </table:table-cell>
          <table:table-cell table:formula="of:=INT([.C153]*[.$D$2])" office:value-type="float" office:value="-12" calcext:value-type="float">
            <text:p>-12.00</text:p>
          </table:table-cell>
          <table:table-cell table:formula="of:=[.D153]-[.$E$2]" office:value-type="float" office:value="-23" calcext:value-type="float">
            <text:p>-23.00</text:p>
          </table:table-cell>
          <table:table-cell/>
          <table:table-cell table:formula="of:=INT([.C153]*[.$G$2])" office:value-type="float" office:value="-12" calcext:value-type="float">
            <text:p>-12.00</text:p>
          </table:table-cell>
          <table:table-cell table:formula="of:=[.G15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3]+1" office:value-type="float" office:value="148" calcext:value-type="float">
            <text:p>148</text:p>
          </table:table-cell>
          <table:table-cell table:formula="of:=([.A154]/MAX([.$A$6:.A$2000])) * [.$B$2] + [.$A$2]" office:value-type="float" office:value="257.644599303136" calcext:value-type="float">
            <text:p>257.64</text:p>
          </table:table-cell>
          <table:table-cell table:formula="of:=SIN([.B154] * (3.14159 / 180))" office:value-type="float" office:value="-0.976838320676753" calcext:value-type="float">
            <text:p>-0.98</text:p>
          </table:table-cell>
          <table:table-cell table:formula="of:=INT([.C154]*[.$D$2])" office:value-type="float" office:value="-12" calcext:value-type="float">
            <text:p>-12.00</text:p>
          </table:table-cell>
          <table:table-cell table:formula="of:=[.D154]-[.$E$2]" office:value-type="float" office:value="-23" calcext:value-type="float">
            <text:p>-23.00</text:p>
          </table:table-cell>
          <table:table-cell/>
          <table:table-cell table:formula="of:=INT([.C154]*[.$G$2])" office:value-type="float" office:value="-12" calcext:value-type="float">
            <text:p>-12.00</text:p>
          </table:table-cell>
          <table:table-cell table:formula="of:=[.G15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4]+1" office:value-type="float" office:value="149" calcext:value-type="float">
            <text:p>149</text:p>
          </table:table-cell>
          <table:table-cell table:formula="of:=([.A155]/MAX([.$A$6:.A$2000])) * [.$B$2] + [.$A$2]" office:value-type="float" office:value="258.898954703833" calcext:value-type="float">
            <text:p>258.90</text:p>
          </table:table-cell>
          <table:table-cell table:formula="of:=SIN([.B155] * (3.14159 / 180))" office:value-type="float" office:value="-0.981288416605097" calcext:value-type="float">
            <text:p>-0.98</text:p>
          </table:table-cell>
          <table:table-cell table:formula="of:=INT([.C155]*[.$D$2])" office:value-type="float" office:value="-12" calcext:value-type="float">
            <text:p>-12.00</text:p>
          </table:table-cell>
          <table:table-cell table:formula="of:=[.D155]-[.$E$2]" office:value-type="float" office:value="-23" calcext:value-type="float">
            <text:p>-23.00</text:p>
          </table:table-cell>
          <table:table-cell/>
          <table:table-cell table:formula="of:=INT([.C155]*[.$G$2])" office:value-type="float" office:value="-12" calcext:value-type="float">
            <text:p>-12.00</text:p>
          </table:table-cell>
          <table:table-cell table:formula="of:=[.G15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5]+1" office:value-type="float" office:value="150" calcext:value-type="float">
            <text:p>150</text:p>
          </table:table-cell>
          <table:table-cell table:formula="of:=([.A156]/MAX([.$A$6:.A$2000])) * [.$B$2] + [.$A$2]" office:value-type="float" office:value="260.15331010453" calcext:value-type="float">
            <text:p>260.15</text:p>
          </table:table-cell>
          <table:table-cell table:formula="of:=SIN([.B156] * (3.14159 / 180))" office:value-type="float" office:value="-0.985268213013001" calcext:value-type="float">
            <text:p>-0.99</text:p>
          </table:table-cell>
          <table:table-cell table:formula="of:=INT([.C156]*[.$D$2])" office:value-type="float" office:value="-12" calcext:value-type="float">
            <text:p>-12.00</text:p>
          </table:table-cell>
          <table:table-cell table:formula="of:=[.D156]-[.$E$2]" office:value-type="float" office:value="-23" calcext:value-type="float">
            <text:p>-23.00</text:p>
          </table:table-cell>
          <table:table-cell/>
          <table:table-cell table:formula="of:=INT([.C156]*[.$G$2])" office:value-type="float" office:value="-12" calcext:value-type="float">
            <text:p>-12.00</text:p>
          </table:table-cell>
          <table:table-cell table:formula="of:=[.G15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6]+1" office:value-type="float" office:value="151" calcext:value-type="float">
            <text:p>151</text:p>
          </table:table-cell>
          <table:table-cell table:formula="of:=([.A157]/MAX([.$A$6:.A$2000])) * [.$B$2] + [.$A$2]" office:value-type="float" office:value="261.407665505226" calcext:value-type="float">
            <text:p>261.41</text:p>
          </table:table-cell>
          <table:table-cell table:formula="of:=SIN([.B157] * (3.14159 / 180))" office:value-type="float" office:value="-0.9887758025139" calcext:value-type="float">
            <text:p>-0.99</text:p>
          </table:table-cell>
          <table:table-cell table:formula="of:=INT([.C157]*[.$D$2])" office:value-type="float" office:value="-12" calcext:value-type="float">
            <text:p>-12.00</text:p>
          </table:table-cell>
          <table:table-cell table:formula="of:=[.D157]-[.$E$2]" office:value-type="float" office:value="-23" calcext:value-type="float">
            <text:p>-23.00</text:p>
          </table:table-cell>
          <table:table-cell/>
          <table:table-cell table:formula="of:=INT([.C157]*[.$G$2])" office:value-type="float" office:value="-12" calcext:value-type="float">
            <text:p>-12.00</text:p>
          </table:table-cell>
          <table:table-cell table:formula="of:=[.G15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7]+1" office:value-type="float" office:value="152" calcext:value-type="float">
            <text:p>152</text:p>
          </table:table-cell>
          <table:table-cell table:formula="of:=([.A158]/MAX([.$A$6:.A$2000])) * [.$B$2] + [.$A$2]" office:value-type="float" office:value="262.662020905923" calcext:value-type="float">
            <text:p>262.66</text:p>
          </table:table-cell>
          <table:table-cell table:formula="of:=SIN([.B158] * (3.14159 / 180))" office:value-type="float" office:value="-0.991809504034592" calcext:value-type="float">
            <text:p>-0.99</text:p>
          </table:table-cell>
          <table:table-cell table:formula="of:=INT([.C158]*[.$D$2])" office:value-type="float" office:value="-12" calcext:value-type="float">
            <text:p>-12.00</text:p>
          </table:table-cell>
          <table:table-cell table:formula="of:=[.D158]-[.$E$2]" office:value-type="float" office:value="-23" calcext:value-type="float">
            <text:p>-23.00</text:p>
          </table:table-cell>
          <table:table-cell/>
          <table:table-cell table:formula="of:=INT([.C158]*[.$G$2])" office:value-type="float" office:value="-12" calcext:value-type="float">
            <text:p>-12.00</text:p>
          </table:table-cell>
          <table:table-cell table:formula="of:=[.G15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8]+1" office:value-type="float" office:value="153" calcext:value-type="float">
            <text:p>153</text:p>
          </table:table-cell>
          <table:table-cell table:formula="of:=([.A159]/MAX([.$A$6:.A$2000])) * [.$B$2] + [.$A$2]" office:value-type="float" office:value="263.91637630662" calcext:value-type="float">
            <text:p>263.92</text:p>
          </table:table-cell>
          <table:table-cell table:formula="of:=SIN([.B159] * (3.14159 / 180))" office:value-type="float" office:value="-0.994367863620923" calcext:value-type="float">
            <text:p>-0.99</text:p>
          </table:table-cell>
          <table:table-cell table:formula="of:=INT([.C159]*[.$D$2])" office:value-type="float" office:value="-12" calcext:value-type="float">
            <text:p>-12.00</text:p>
          </table:table-cell>
          <table:table-cell table:formula="of:=[.D159]-[.$E$2]" office:value-type="float" office:value="-23" calcext:value-type="float">
            <text:p>-23.00</text:p>
          </table:table-cell>
          <table:table-cell/>
          <table:table-cell table:formula="of:=INT([.C159]*[.$G$2])" office:value-type="float" office:value="-12" calcext:value-type="float">
            <text:p>-12.00</text:p>
          </table:table-cell>
          <table:table-cell table:formula="of:=[.G15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9]+1" office:value-type="float" office:value="154" calcext:value-type="float">
            <text:p>154</text:p>
          </table:table-cell>
          <table:table-cell table:formula="of:=([.A160]/MAX([.$A$6:.A$2000])) * [.$B$2] + [.$A$2]" office:value-type="float" office:value="265.170731707317" calcext:value-type="float">
            <text:p>265.17</text:p>
          </table:table-cell>
          <table:table-cell table:formula="of:=SIN([.B160] * (3.14159 / 180))" office:value-type="float" office:value="-0.996449655134617" calcext:value-type="float">
            <text:p>-1.00</text:p>
          </table:table-cell>
          <table:table-cell table:formula="of:=INT([.C160]*[.$D$2])" office:value-type="float" office:value="-12" calcext:value-type="float">
            <text:p>-12.00</text:p>
          </table:table-cell>
          <table:table-cell table:formula="of:=[.D160]-[.$E$2]" office:value-type="float" office:value="-23" calcext:value-type="float">
            <text:p>-23.00</text:p>
          </table:table-cell>
          <table:table-cell/>
          <table:table-cell table:formula="of:=INT([.C160]*[.$G$2])" office:value-type="float" office:value="-12" calcext:value-type="float">
            <text:p>-12.00</text:p>
          </table:table-cell>
          <table:table-cell table:formula="of:=[.G16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0]+1" office:value-type="float" office:value="155" calcext:value-type="float">
            <text:p>155</text:p>
          </table:table-cell>
          <table:table-cell table:formula="of:=([.A161]/MAX([.$A$6:.A$2000])) * [.$B$2] + [.$A$2]" office:value-type="float" office:value="266.425087108014" calcext:value-type="float">
            <text:p>266.43</text:p>
          </table:table-cell>
          <table:table-cell table:formula="of:=SIN([.B161] * (3.14159 / 180))" office:value-type="float" office:value="-0.998053880840928" calcext:value-type="float">
            <text:p>-1.00</text:p>
          </table:table-cell>
          <table:table-cell table:formula="of:=INT([.C161]*[.$D$2])" office:value-type="float" office:value="-12" calcext:value-type="float">
            <text:p>-12.00</text:p>
          </table:table-cell>
          <table:table-cell table:formula="of:=[.D161]-[.$E$2]" office:value-type="float" office:value="-23" calcext:value-type="float">
            <text:p>-23.00</text:p>
          </table:table-cell>
          <table:table-cell/>
          <table:table-cell table:formula="of:=INT([.C161]*[.$G$2])" office:value-type="float" office:value="-12" calcext:value-type="float">
            <text:p>-12.00</text:p>
          </table:table-cell>
          <table:table-cell table:formula="of:=[.G16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1]+1" office:value-type="float" office:value="156" calcext:value-type="float">
            <text:p>156</text:p>
          </table:table-cell>
          <table:table-cell table:formula="of:=([.A162]/MAX([.$A$6:.A$2000])) * [.$B$2] + [.$A$2]" office:value-type="float" office:value="267.679442508711" calcext:value-type="float">
            <text:p>267.68</text:p>
          </table:table-cell>
          <table:table-cell table:formula="of:=SIN([.B162] * (3.14159 / 180))" office:value-type="float" office:value="-0.999179771886816" calcext:value-type="float">
            <text:p>-1.00</text:p>
          </table:table-cell>
          <table:table-cell table:formula="of:=INT([.C162]*[.$D$2])" office:value-type="float" office:value="-12" calcext:value-type="float">
            <text:p>-12.00</text:p>
          </table:table-cell>
          <table:table-cell table:formula="of:=[.D162]-[.$E$2]" office:value-type="float" office:value="-23" calcext:value-type="float">
            <text:p>-23.00</text:p>
          </table:table-cell>
          <table:table-cell/>
          <table:table-cell table:formula="of:=INT([.C162]*[.$G$2])" office:value-type="float" office:value="-12" calcext:value-type="float">
            <text:p>-12.00</text:p>
          </table:table-cell>
          <table:table-cell table:formula="of:=[.G16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2]+1" office:value-type="float" office:value="157" calcext:value-type="float">
            <text:p>157</text:p>
          </table:table-cell>
          <table:table-cell table:formula="of:=([.A163]/MAX([.$A$6:.A$2000])) * [.$B$2] + [.$A$2]" office:value-type="float" office:value="268.933797909408" calcext:value-type="float">
            <text:p>268.93</text:p>
          </table:table-cell>
          <table:table-cell table:formula="of:=SIN([.B163] * (3.14159 / 180))" office:value-type="float" office:value="-0.99982678866944" calcext:value-type="float">
            <text:p>-1.00</text:p>
          </table:table-cell>
          <table:table-cell table:formula="of:=INT([.C163]*[.$D$2])" office:value-type="float" office:value="-12" calcext:value-type="float">
            <text:p>-12.00</text:p>
          </table:table-cell>
          <table:table-cell table:formula="of:=[.D163]-[.$E$2]" office:value-type="float" office:value="-23" calcext:value-type="float">
            <text:p>-23.00</text:p>
          </table:table-cell>
          <table:table-cell/>
          <table:table-cell table:formula="of:=INT([.C163]*[.$G$2])" office:value-type="float" office:value="-12" calcext:value-type="float">
            <text:p>-12.00</text:p>
          </table:table-cell>
          <table:table-cell table:formula="of:=[.G16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3]+1" office:value-type="float" office:value="158" calcext:value-type="float">
            <text:p>158</text:p>
          </table:table-cell>
          <table:table-cell table:formula="of:=([.A164]/MAX([.$A$6:.A$2000])) * [.$B$2] + [.$A$2]" office:value-type="float" office:value="270.188153310105" calcext:value-type="float">
            <text:p>270.19</text:p>
          </table:table-cell>
          <table:table-cell table:formula="of:=SIN([.B164] * (3.14159 / 180))" office:value-type="float" office:value="-0.999994621094766" calcext:value-type="float">
            <text:p>-1.00</text:p>
          </table:table-cell>
          <table:table-cell table:formula="of:=INT([.C164]*[.$D$2])" office:value-type="float" office:value="-12" calcext:value-type="float">
            <text:p>-12.00</text:p>
          </table:table-cell>
          <table:table-cell table:formula="of:=[.D164]-[.$E$2]" office:value-type="float" office:value="-23" calcext:value-type="float">
            <text:p>-23.00</text:p>
          </table:table-cell>
          <table:table-cell/>
          <table:table-cell table:formula="of:=INT([.C164]*[.$G$2])" office:value-type="float" office:value="-12" calcext:value-type="float">
            <text:p>-12.00</text:p>
          </table:table-cell>
          <table:table-cell table:formula="of:=[.G16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4]+1" office:value-type="float" office:value="159" calcext:value-type="float">
            <text:p>159</text:p>
          </table:table-cell>
          <table:table-cell table:formula="of:=([.A165]/MAX([.$A$6:.A$2000])) * [.$B$2] + [.$A$2]" office:value-type="float" office:value="271.442508710801" calcext:value-type="float">
            <text:p>271.44</text:p>
          </table:table-cell>
          <table:table-cell table:formula="of:=SIN([.B165] * (3.14159 / 180))" office:value-type="float" office:value="-0.999683188726189" calcext:value-type="float">
            <text:p>-1.00</text:p>
          </table:table-cell>
          <table:table-cell table:formula="of:=INT([.C165]*[.$D$2])" office:value-type="float" office:value="-12" calcext:value-type="float">
            <text:p>-12.00</text:p>
          </table:table-cell>
          <table:table-cell table:formula="of:=[.D165]-[.$E$2]" office:value-type="float" office:value="-23" calcext:value-type="float">
            <text:p>-23.00</text:p>
          </table:table-cell>
          <table:table-cell/>
          <table:table-cell table:formula="of:=INT([.C165]*[.$G$2])" office:value-type="float" office:value="-12" calcext:value-type="float">
            <text:p>-12.00</text:p>
          </table:table-cell>
          <table:table-cell table:formula="of:=[.G16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5]+1" office:value-type="float" office:value="160" calcext:value-type="float">
            <text:p>160</text:p>
          </table:table-cell>
          <table:table-cell table:formula="of:=([.A166]/MAX([.$A$6:.A$2000])) * [.$B$2] + [.$A$2]" office:value-type="float" office:value="272.696864111498" calcext:value-type="float">
            <text:p>272.70</text:p>
          </table:table-cell>
          <table:table-cell table:formula="of:=SIN([.B166] * (3.14159 / 180))" office:value-type="float" office:value="-0.998892640823081" calcext:value-type="float">
            <text:p>-1.00</text:p>
          </table:table-cell>
          <table:table-cell table:formula="of:=INT([.C166]*[.$D$2])" office:value-type="float" office:value="-12" calcext:value-type="float">
            <text:p>-12.00</text:p>
          </table:table-cell>
          <table:table-cell table:formula="of:=[.D166]-[.$E$2]" office:value-type="float" office:value="-23" calcext:value-type="float">
            <text:p>-23.00</text:p>
          </table:table-cell>
          <table:table-cell/>
          <table:table-cell table:formula="of:=INT([.C166]*[.$G$2])" office:value-type="float" office:value="-12" calcext:value-type="float">
            <text:p>-12.00</text:p>
          </table:table-cell>
          <table:table-cell table:formula="of:=[.G16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6]+1" office:value-type="float" office:value="161" calcext:value-type="float">
            <text:p>161</text:p>
          </table:table-cell>
          <table:table-cell table:formula="of:=([.A167]/MAX([.$A$6:.A$2000])) * [.$B$2] + [.$A$2]" office:value-type="float" office:value="273.951219512195" calcext:value-type="float">
            <text:p>273.95</text:p>
          </table:table-cell>
          <table:table-cell table:formula="of:=SIN([.B167] * (3.14159 / 180))" office:value-type="float" office:value="-0.99762335626926" calcext:value-type="float">
            <text:p>-1.00</text:p>
          </table:table-cell>
          <table:table-cell table:formula="of:=INT([.C167]*[.$D$2])" office:value-type="float" office:value="-12" calcext:value-type="float">
            <text:p>-12.00</text:p>
          </table:table-cell>
          <table:table-cell table:formula="of:=[.D167]-[.$E$2]" office:value-type="float" office:value="-23" calcext:value-type="float">
            <text:p>-23.00</text:p>
          </table:table-cell>
          <table:table-cell/>
          <table:table-cell table:formula="of:=INT([.C167]*[.$G$2])" office:value-type="float" office:value="-12" calcext:value-type="float">
            <text:p>-12.00</text:p>
          </table:table-cell>
          <table:table-cell table:formula="of:=[.G16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7]+1" office:value-type="float" office:value="162" calcext:value-type="float">
            <text:p>162</text:p>
          </table:table-cell>
          <table:table-cell table:formula="of:=([.A168]/MAX([.$A$6:.A$2000])) * [.$B$2] + [.$A$2]" office:value-type="float" office:value="275.205574912892" calcext:value-type="float">
            <text:p>275.21</text:p>
          </table:table-cell>
          <table:table-cell table:formula="of:=SIN([.B168] * (3.14159 / 180))" office:value-type="float" office:value="-0.995875943391396" calcext:value-type="float">
            <text:p>-1.00</text:p>
          </table:table-cell>
          <table:table-cell table:formula="of:=INT([.C168]*[.$D$2])" office:value-type="float" office:value="-12" calcext:value-type="float">
            <text:p>-12.00</text:p>
          </table:table-cell>
          <table:table-cell table:formula="of:=[.D168]-[.$E$2]" office:value-type="float" office:value="-23" calcext:value-type="float">
            <text:p>-23.00</text:p>
          </table:table-cell>
          <table:table-cell/>
          <table:table-cell table:formula="of:=INT([.C168]*[.$G$2])" office:value-type="float" office:value="-12" calcext:value-type="float">
            <text:p>-12.00</text:p>
          </table:table-cell>
          <table:table-cell table:formula="of:=[.G16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8]+1" office:value-type="float" office:value="163" calcext:value-type="float">
            <text:p>163</text:p>
          </table:table-cell>
          <table:table-cell table:formula="of:=([.A169]/MAX([.$A$6:.A$2000])) * [.$B$2] + [.$A$2]" office:value-type="float" office:value="276.459930313589" calcext:value-type="float">
            <text:p>276.46</text:p>
          </table:table-cell>
          <table:table-cell table:formula="of:=SIN([.B169] * (3.14159 / 180))" office:value-type="float" office:value="-0.993651239667467" calcext:value-type="float">
            <text:p>-0.99</text:p>
          </table:table-cell>
          <table:table-cell table:formula="of:=INT([.C169]*[.$D$2])" office:value-type="float" office:value="-12" calcext:value-type="float">
            <text:p>-12.00</text:p>
          </table:table-cell>
          <table:table-cell table:formula="of:=[.D169]-[.$E$2]" office:value-type="float" office:value="-23" calcext:value-type="float">
            <text:p>-23.00</text:p>
          </table:table-cell>
          <table:table-cell/>
          <table:table-cell table:formula="of:=INT([.C169]*[.$G$2])" office:value-type="float" office:value="-12" calcext:value-type="float">
            <text:p>-12.00</text:p>
          </table:table-cell>
          <table:table-cell table:formula="of:=[.G16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9]+1" office:value-type="float" office:value="164" calcext:value-type="float">
            <text:p>164</text:p>
          </table:table-cell>
          <table:table-cell table:formula="of:=([.A170]/MAX([.$A$6:.A$2000])) * [.$B$2] + [.$A$2]" office:value-type="float" office:value="277.714285714286" calcext:value-type="float">
            <text:p>277.71</text:p>
          </table:table-cell>
          <table:table-cell table:formula="of:=SIN([.B170] * (3.14159 / 180))" office:value-type="float" office:value="-0.990950311325381" calcext:value-type="float">
            <text:p>-0.99</text:p>
          </table:table-cell>
          <table:table-cell table:formula="of:=INT([.C170]*[.$D$2])" office:value-type="float" office:value="-12" calcext:value-type="float">
            <text:p>-12.00</text:p>
          </table:table-cell>
          <table:table-cell table:formula="of:=[.D170]-[.$E$2]" office:value-type="float" office:value="-23" calcext:value-type="float">
            <text:p>-23.00</text:p>
          </table:table-cell>
          <table:table-cell/>
          <table:table-cell table:formula="of:=INT([.C170]*[.$G$2])" office:value-type="float" office:value="-12" calcext:value-type="float">
            <text:p>-12.00</text:p>
          </table:table-cell>
          <table:table-cell table:formula="of:=[.G17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0]+1" office:value-type="float" office:value="165" calcext:value-type="float">
            <text:p>165</text:p>
          </table:table-cell>
          <table:table-cell table:formula="of:=([.A171]/MAX([.$A$6:.A$2000])) * [.$B$2] + [.$A$2]" office:value-type="float" office:value="278.968641114983" calcext:value-type="float">
            <text:p>278.97</text:p>
          </table:table-cell>
          <table:table-cell table:formula="of:=SIN([.B171] * (3.14159 / 180))" office:value-type="float" office:value="-0.987774452831965" calcext:value-type="float">
            <text:p>-0.99</text:p>
          </table:table-cell>
          <table:table-cell table:formula="of:=INT([.C171]*[.$D$2])" office:value-type="float" office:value="-12" calcext:value-type="float">
            <text:p>-12.00</text:p>
          </table:table-cell>
          <table:table-cell table:formula="of:=[.D171]-[.$E$2]" office:value-type="float" office:value="-23" calcext:value-type="float">
            <text:p>-23.00</text:p>
          </table:table-cell>
          <table:table-cell/>
          <table:table-cell table:formula="of:=INT([.C171]*[.$G$2])" office:value-type="float" office:value="-12" calcext:value-type="float">
            <text:p>-12.00</text:p>
          </table:table-cell>
          <table:table-cell table:formula="of:=[.G17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1]+1" office:value-type="float" office:value="166" calcext:value-type="float">
            <text:p>166</text:p>
          </table:table-cell>
          <table:table-cell table:formula="of:=([.A172]/MAX([.$A$6:.A$2000])) * [.$B$2] + [.$A$2]" office:value-type="float" office:value="280.222996515679" calcext:value-type="float">
            <text:p>280.22</text:p>
          </table:table-cell>
          <table:table-cell table:formula="of:=SIN([.B172] * (3.14159 / 180))" office:value-type="float" office:value="-0.984125186272573" calcext:value-type="float">
            <text:p>-0.98</text:p>
          </table:table-cell>
          <table:table-cell table:formula="of:=INT([.C172]*[.$D$2])" office:value-type="float" office:value="-12" calcext:value-type="float">
            <text:p>-12.00</text:p>
          </table:table-cell>
          <table:table-cell table:formula="of:=[.D172]-[.$E$2]" office:value-type="float" office:value="-23" calcext:value-type="float">
            <text:p>-23.00</text:p>
          </table:table-cell>
          <table:table-cell/>
          <table:table-cell table:formula="of:=INT([.C172]*[.$G$2])" office:value-type="float" office:value="-12" calcext:value-type="float">
            <text:p>-12.00</text:p>
          </table:table-cell>
          <table:table-cell table:formula="of:=[.G17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2]+1" office:value-type="float" office:value="167" calcext:value-type="float">
            <text:p>167</text:p>
          </table:table-cell>
          <table:table-cell table:formula="of:=([.A173]/MAX([.$A$6:.A$2000])) * [.$B$2] + [.$A$2]" office:value-type="float" office:value="281.477351916376" calcext:value-type="float">
            <text:p>281.48</text:p>
          </table:table-cell>
          <table:table-cell table:formula="of:=SIN([.B173] * (3.14159 / 180))" office:value-type="float" office:value="-0.980004260621598" calcext:value-type="float">
            <text:p>-0.98</text:p>
          </table:table-cell>
          <table:table-cell table:formula="of:=INT([.C173]*[.$D$2])" office:value-type="float" office:value="-12" calcext:value-type="float">
            <text:p>-12.00</text:p>
          </table:table-cell>
          <table:table-cell table:formula="of:=[.D173]-[.$E$2]" office:value-type="float" office:value="-23" calcext:value-type="float">
            <text:p>-23.00</text:p>
          </table:table-cell>
          <table:table-cell/>
          <table:table-cell table:formula="of:=INT([.C173]*[.$G$2])" office:value-type="float" office:value="-12" calcext:value-type="float">
            <text:p>-12.00</text:p>
          </table:table-cell>
          <table:table-cell table:formula="of:=[.G17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3]+1" office:value-type="float" office:value="168" calcext:value-type="float">
            <text:p>168</text:p>
          </table:table-cell>
          <table:table-cell table:formula="of:=([.A174]/MAX([.$A$6:.A$2000])) * [.$B$2] + [.$A$2]" office:value-type="float" office:value="282.731707317073" calcext:value-type="float">
            <text:p>282.73</text:p>
          </table:table-cell>
          <table:table-cell table:formula="of:=SIN([.B174] * (3.14159 / 180))" office:value-type="float" office:value="-0.975413650904245" calcext:value-type="float">
            <text:p>-0.98</text:p>
          </table:table-cell>
          <table:table-cell table:formula="of:=INT([.C174]*[.$D$2])" office:value-type="float" office:value="-12" calcext:value-type="float">
            <text:p>-12.00</text:p>
          </table:table-cell>
          <table:table-cell table:formula="of:=[.D174]-[.$E$2]" office:value-type="float" office:value="-23" calcext:value-type="float">
            <text:p>-23.00</text:p>
          </table:table-cell>
          <table:table-cell/>
          <table:table-cell table:formula="of:=INT([.C174]*[.$G$2])" office:value-type="float" office:value="-12" calcext:value-type="float">
            <text:p>-12.00</text:p>
          </table:table-cell>
          <table:table-cell table:formula="of:=[.G17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4]+1" office:value-type="float" office:value="169" calcext:value-type="float">
            <text:p>169</text:p>
          </table:table-cell>
          <table:table-cell table:formula="of:=([.A175]/MAX([.$A$6:.A$2000])) * [.$B$2] + [.$A$2]" office:value-type="float" office:value="283.98606271777" calcext:value-type="float">
            <text:p>283.99</text:p>
          </table:table-cell>
          <table:table-cell table:formula="of:=SIN([.B175] * (3.14159 / 180))" office:value-type="float" office:value="-0.97035555724997" calcext:value-type="float">
            <text:p>-0.97</text:p>
          </table:table-cell>
          <table:table-cell table:formula="of:=INT([.C175]*[.$D$2])" office:value-type="float" office:value="-12" calcext:value-type="float">
            <text:p>-12.00</text:p>
          </table:table-cell>
          <table:table-cell table:formula="of:=[.D175]-[.$E$2]" office:value-type="float" office:value="-23" calcext:value-type="float">
            <text:p>-23.00</text:p>
          </table:table-cell>
          <table:table-cell/>
          <table:table-cell table:formula="of:=INT([.C175]*[.$G$2])" office:value-type="float" office:value="-12" calcext:value-type="float">
            <text:p>-12.00</text:p>
          </table:table-cell>
          <table:table-cell table:formula="of:=[.G17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5]+1" office:value-type="float" office:value="170" calcext:value-type="float">
            <text:p>170</text:p>
          </table:table-cell>
          <table:table-cell table:formula="of:=([.A176]/MAX([.$A$6:.A$2000])) * [.$B$2] + [.$A$2]" office:value-type="float" office:value="285.240418118467" calcext:value-type="float">
            <text:p>285.24</text:p>
          </table:table-cell>
          <table:table-cell table:formula="of:=SIN([.B176] * (3.14159 / 180))" office:value-type="float" office:value="-0.964832403838025" calcext:value-type="float">
            <text:p>-0.96</text:p>
          </table:table-cell>
          <table:table-cell table:formula="of:=INT([.C176]*[.$D$2])" office:value-type="float" office:value="-12" calcext:value-type="float">
            <text:p>-12.00</text:p>
          </table:table-cell>
          <table:table-cell table:formula="of:=[.D176]-[.$E$2]" office:value-type="float" office:value="-23" calcext:value-type="float">
            <text:p>-23.00</text:p>
          </table:table-cell>
          <table:table-cell/>
          <table:table-cell table:formula="of:=INT([.C176]*[.$G$2])" office:value-type="float" office:value="-12" calcext:value-type="float">
            <text:p>-12.00</text:p>
          </table:table-cell>
          <table:table-cell table:formula="of:=[.G17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6]+1" office:value-type="float" office:value="171" calcext:value-type="float">
            <text:p>171</text:p>
          </table:table-cell>
          <table:table-cell table:formula="of:=([.A177]/MAX([.$A$6:.A$2000])) * [.$B$2] + [.$A$2]" office:value-type="float" office:value="286.494773519164" calcext:value-type="float">
            <text:p>286.49</text:p>
          </table:table-cell>
          <table:table-cell table:formula="of:=SIN([.B177] * (3.14159 / 180))" office:value-type="float" office:value="-0.958846837735628" calcext:value-type="float">
            <text:p>-0.96</text:p>
          </table:table-cell>
          <table:table-cell table:formula="of:=INT([.C177]*[.$D$2])" office:value-type="float" office:value="-12" calcext:value-type="float">
            <text:p>-12.00</text:p>
          </table:table-cell>
          <table:table-cell table:formula="of:=[.D177]-[.$E$2]" office:value-type="float" office:value="-23" calcext:value-type="float">
            <text:p>-23.00</text:p>
          </table:table-cell>
          <table:table-cell/>
          <table:table-cell table:formula="of:=INT([.C177]*[.$G$2])" office:value-type="float" office:value="-12" calcext:value-type="float">
            <text:p>-12.00</text:p>
          </table:table-cell>
          <table:table-cell table:formula="of:=[.G17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7]+1" office:value-type="float" office:value="172" calcext:value-type="float">
            <text:p>172</text:p>
          </table:table-cell>
          <table:table-cell table:formula="of:=([.A178]/MAX([.$A$6:.A$2000])) * [.$B$2] + [.$A$2]" office:value-type="float" office:value="287.749128919861" calcext:value-type="float">
            <text:p>287.75</text:p>
          </table:table-cell>
          <table:table-cell table:formula="of:=SIN([.B178] * (3.14159 / 180))" office:value-type="float" office:value="-0.952401727629317" calcext:value-type="float">
            <text:p>-0.95</text:p>
          </table:table-cell>
          <table:table-cell table:formula="of:=INT([.C178]*[.$D$2])" office:value-type="float" office:value="-12" calcext:value-type="float">
            <text:p>-12.00</text:p>
          </table:table-cell>
          <table:table-cell table:formula="of:=[.D178]-[.$E$2]" office:value-type="float" office:value="-23" calcext:value-type="float">
            <text:p>-23.00</text:p>
          </table:table-cell>
          <table:table-cell/>
          <table:table-cell table:formula="of:=INT([.C178]*[.$G$2])" office:value-type="float" office:value="-12" calcext:value-type="float">
            <text:p>-12.00</text:p>
          </table:table-cell>
          <table:table-cell table:formula="of:=[.G17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8]+1" office:value-type="float" office:value="173" calcext:value-type="float">
            <text:p>173</text:p>
          </table:table-cell>
          <table:table-cell table:formula="of:=([.A179]/MAX([.$A$6:.A$2000])) * [.$B$2] + [.$A$2]" office:value-type="float" office:value="289.003484320558" calcext:value-type="float">
            <text:p>289.00</text:p>
          </table:table-cell>
          <table:table-cell table:formula="of:=SIN([.B179] * (3.14159 / 180))" office:value-type="float" office:value="-0.945500162450072" calcext:value-type="float">
            <text:p>-0.95</text:p>
          </table:table-cell>
          <table:table-cell table:formula="of:=INT([.C179]*[.$D$2])" office:value-type="float" office:value="-12" calcext:value-type="float">
            <text:p>-12.00</text:p>
          </table:table-cell>
          <table:table-cell table:formula="of:=[.D179]-[.$E$2]" office:value-type="float" office:value="-23" calcext:value-type="float">
            <text:p>-23.00</text:p>
          </table:table-cell>
          <table:table-cell/>
          <table:table-cell table:formula="of:=INT([.C179]*[.$G$2])" office:value-type="float" office:value="-12" calcext:value-type="float">
            <text:p>-12.00</text:p>
          </table:table-cell>
          <table:table-cell table:formula="of:=[.G17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9]+1" office:value-type="float" office:value="174" calcext:value-type="float">
            <text:p>174</text:p>
          </table:table-cell>
          <table:table-cell table:formula="of:=([.A180]/MAX([.$A$6:.A$2000])) * [.$B$2] + [.$A$2]" office:value-type="float" office:value="290.257839721254" calcext:value-type="float">
            <text:p>290.26</text:p>
          </table:table-cell>
          <table:table-cell table:formula="of:=SIN([.B180] * (3.14159 / 180))" office:value-type="float" office:value="-0.938145449892898" calcext:value-type="float">
            <text:p>-0.94</text:p>
          </table:table-cell>
          <table:table-cell table:formula="of:=INT([.C180]*[.$D$2])" office:value-type="float" office:value="-12" calcext:value-type="float">
            <text:p>-12.00</text:p>
          </table:table-cell>
          <table:table-cell table:formula="of:=[.D180]-[.$E$2]" office:value-type="float" office:value="-23" calcext:value-type="float">
            <text:p>-23.00</text:p>
          </table:table-cell>
          <table:table-cell/>
          <table:table-cell table:formula="of:=INT([.C180]*[.$G$2])" office:value-type="float" office:value="-12" calcext:value-type="float">
            <text:p>-12.00</text:p>
          </table:table-cell>
          <table:table-cell table:formula="of:=[.G18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0]+1" office:value-type="float" office:value="175" calcext:value-type="float">
            <text:p>175</text:p>
          </table:table-cell>
          <table:table-cell table:formula="of:=([.A181]/MAX([.$A$6:.A$2000])) * [.$B$2] + [.$A$2]" office:value-type="float" office:value="291.512195121951" calcext:value-type="float">
            <text:p>291.51</text:p>
          </table:table-cell>
          <table:table-cell table:formula="of:=SIN([.B181] * (3.14159 / 180))" office:value-type="float" office:value="-0.930341114831553" calcext:value-type="float">
            <text:p>-0.93</text:p>
          </table:table-cell>
          <table:table-cell table:formula="of:=INT([.C181]*[.$D$2])" office:value-type="float" office:value="-12" calcext:value-type="float">
            <text:p>-12.00</text:p>
          </table:table-cell>
          <table:table-cell table:formula="of:=[.D181]-[.$E$2]" office:value-type="float" office:value="-23" calcext:value-type="float">
            <text:p>-23.00</text:p>
          </table:table-cell>
          <table:table-cell/>
          <table:table-cell table:formula="of:=INT([.C181]*[.$G$2])" office:value-type="float" office:value="-12" calcext:value-type="float">
            <text:p>-12.00</text:p>
          </table:table-cell>
          <table:table-cell table:formula="of:=[.G18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1]+1" office:value-type="float" office:value="176" calcext:value-type="float">
            <text:p>176</text:p>
          </table:table-cell>
          <table:table-cell table:formula="of:=([.A182]/MAX([.$A$6:.A$2000])) * [.$B$2] + [.$A$2]" office:value-type="float" office:value="292.766550522648" calcext:value-type="float">
            <text:p>292.77</text:p>
          </table:table-cell>
          <table:table-cell table:formula="of:=SIN([.B182] * (3.14159 / 180))" office:value-type="float" office:value="-0.922090897629192" calcext:value-type="float">
            <text:p>-0.92</text:p>
          </table:table-cell>
          <table:table-cell table:formula="of:=INT([.C182]*[.$D$2])" office:value-type="float" office:value="-12" calcext:value-type="float">
            <text:p>-12.00</text:p>
          </table:table-cell>
          <table:table-cell table:formula="of:=[.D182]-[.$E$2]" office:value-type="float" office:value="-23" calcext:value-type="float">
            <text:p>-23.00</text:p>
          </table:table-cell>
          <table:table-cell/>
          <table:table-cell table:formula="of:=INT([.C182]*[.$G$2])" office:value-type="float" office:value="-12" calcext:value-type="float">
            <text:p>-12.00</text:p>
          </table:table-cell>
          <table:table-cell table:formula="of:=[.G18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2]+1" office:value-type="float" office:value="177" calcext:value-type="float">
            <text:p>177</text:p>
          </table:table-cell>
          <table:table-cell table:formula="of:=([.A183]/MAX([.$A$6:.A$2000])) * [.$B$2] + [.$A$2]" office:value-type="float" office:value="294.020905923345" calcext:value-type="float">
            <text:p>294.02</text:p>
          </table:table-cell>
          <table:table-cell table:formula="of:=SIN([.B183] * (3.14159 / 180))" office:value-type="float" office:value="-0.913398752345728" calcext:value-type="float">
            <text:p>-0.91</text:p>
          </table:table-cell>
          <table:table-cell table:formula="of:=INT([.C183]*[.$D$2])" office:value-type="float" office:value="-11" calcext:value-type="float">
            <text:p>-11.00</text:p>
          </table:table-cell>
          <table:table-cell table:formula="of:=[.D183]-[.$E$2]" office:value-type="float" office:value="-22" calcext:value-type="float">
            <text:p>-22.00</text:p>
          </table:table-cell>
          <table:table-cell/>
          <table:table-cell table:formula="of:=INT([.C183]*[.$G$2])" office:value-type="float" office:value="-11" calcext:value-type="float">
            <text:p>-11.00</text:p>
          </table:table-cell>
          <table:table-cell table:formula="of:=[.G183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3]+1" office:value-type="float" office:value="178" calcext:value-type="float">
            <text:p>178</text:p>
          </table:table-cell>
          <table:table-cell table:formula="of:=([.A184]/MAX([.$A$6:.A$2000])) * [.$B$2] + [.$A$2]" office:value-type="float" office:value="295.275261324042" calcext:value-type="float">
            <text:p>295.28</text:p>
          </table:table-cell>
          <table:table-cell table:formula="of:=SIN([.B184] * (3.14159 / 180))" office:value-type="float" office:value="-0.90426884484279" calcext:value-type="float">
            <text:p>-0.90</text:p>
          </table:table-cell>
          <table:table-cell table:formula="of:=INT([.C184]*[.$D$2])" office:value-type="float" office:value="-11" calcext:value-type="float">
            <text:p>-11.00</text:p>
          </table:table-cell>
          <table:table-cell table:formula="of:=[.D184]-[.$E$2]" office:value-type="float" office:value="-22" calcext:value-type="float">
            <text:p>-22.00</text:p>
          </table:table-cell>
          <table:table-cell/>
          <table:table-cell table:formula="of:=INT([.C184]*[.$G$2])" office:value-type="float" office:value="-11" calcext:value-type="float">
            <text:p>-11.00</text:p>
          </table:table-cell>
          <table:table-cell table:formula="of:=[.G184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4]+1" office:value-type="float" office:value="179" calcext:value-type="float">
            <text:p>179</text:p>
          </table:table-cell>
          <table:table-cell table:formula="of:=([.A185]/MAX([.$A$6:.A$2000])) * [.$B$2] + [.$A$2]" office:value-type="float" office:value="296.529616724739" calcext:value-type="float">
            <text:p>296.53</text:p>
          </table:table-cell>
          <table:table-cell table:formula="of:=SIN([.B185] * (3.14159 / 180))" office:value-type="float" office:value="-0.894705550787149" calcext:value-type="float">
            <text:p>-0.89</text:p>
          </table:table-cell>
          <table:table-cell table:formula="of:=INT([.C185]*[.$D$2])" office:value-type="float" office:value="-11" calcext:value-type="float">
            <text:p>-11.00</text:p>
          </table:table-cell>
          <table:table-cell table:formula="of:=[.D185]-[.$E$2]" office:value-type="float" office:value="-22" calcext:value-type="float">
            <text:p>-22.00</text:p>
          </table:table-cell>
          <table:table-cell/>
          <table:table-cell table:formula="of:=INT([.C185]*[.$G$2])" office:value-type="float" office:value="-11" calcext:value-type="float">
            <text:p>-11.00</text:p>
          </table:table-cell>
          <table:table-cell table:formula="of:=[.G18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5]+1" office:value-type="float" office:value="180" calcext:value-type="float">
            <text:p>180</text:p>
          </table:table-cell>
          <table:table-cell table:formula="of:=([.A186]/MAX([.$A$6:.A$2000])) * [.$B$2] + [.$A$2]" office:value-type="float" office:value="297.783972125436" calcext:value-type="float">
            <text:p>297.78</text:p>
          </table:table-cell>
          <table:table-cell table:formula="of:=SIN([.B186] * (3.14159 / 180))" office:value-type="float" office:value="-0.884713453553615" calcext:value-type="float">
            <text:p>-0.88</text:p>
          </table:table-cell>
          <table:table-cell table:formula="of:=INT([.C186]*[.$D$2])" office:value-type="float" office:value="-11" calcext:value-type="float">
            <text:p>-11.00</text:p>
          </table:table-cell>
          <table:table-cell table:formula="of:=[.D186]-[.$E$2]" office:value-type="float" office:value="-22" calcext:value-type="float">
            <text:p>-22.00</text:p>
          </table:table-cell>
          <table:table-cell/>
          <table:table-cell table:formula="of:=INT([.C186]*[.$G$2])" office:value-type="float" office:value="-11" calcext:value-type="float">
            <text:p>-11.00</text:p>
          </table:table-cell>
          <table:table-cell table:formula="of:=[.G186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6]+1" office:value-type="float" office:value="181" calcext:value-type="float">
            <text:p>181</text:p>
          </table:table-cell>
          <table:table-cell table:formula="of:=([.A187]/MAX([.$A$6:.A$2000])) * [.$B$2] + [.$A$2]" office:value-type="float" office:value="299.038327526132" calcext:value-type="float">
            <text:p>299.04</text:p>
          </table:table-cell>
          <table:table-cell table:formula="of:=SIN([.B187] * (3.14159 / 180))" office:value-type="float" office:value="-0.874297342028368" calcext:value-type="float">
            <text:p>-0.87</text:p>
          </table:table-cell>
          <table:table-cell table:formula="of:=INT([.C187]*[.$D$2])" office:value-type="float" office:value="-11" calcext:value-type="float">
            <text:p>-11.00</text:p>
          </table:table-cell>
          <table:table-cell table:formula="of:=[.D187]-[.$E$2]" office:value-type="float" office:value="-22" calcext:value-type="float">
            <text:p>-22.00</text:p>
          </table:table-cell>
          <table:table-cell/>
          <table:table-cell table:formula="of:=INT([.C187]*[.$G$2])" office:value-type="float" office:value="-11" calcext:value-type="float">
            <text:p>-11.00</text:p>
          </table:table-cell>
          <table:table-cell table:formula="of:=[.G187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7]+1" office:value-type="float" office:value="182" calcext:value-type="float">
            <text:p>182</text:p>
          </table:table-cell>
          <table:table-cell table:formula="of:=([.A188]/MAX([.$A$6:.A$2000])) * [.$B$2] + [.$A$2]" office:value-type="float" office:value="300.292682926829" calcext:value-type="float">
            <text:p>300.29</text:p>
          </table:table-cell>
          <table:table-cell table:formula="of:=SIN([.B188] * (3.14159 / 180))" office:value-type="float" office:value="-0.863462208313803" calcext:value-type="float">
            <text:p>-0.86</text:p>
          </table:table-cell>
          <table:table-cell table:formula="of:=INT([.C188]*[.$D$2])" office:value-type="float" office:value="-11" calcext:value-type="float">
            <text:p>-11.00</text:p>
          </table:table-cell>
          <table:table-cell table:formula="of:=[.D188]-[.$E$2]" office:value-type="float" office:value="-22" calcext:value-type="float">
            <text:p>-22.00</text:p>
          </table:table-cell>
          <table:table-cell/>
          <table:table-cell table:formula="of:=INT([.C188]*[.$G$2])" office:value-type="float" office:value="-11" calcext:value-type="float">
            <text:p>-11.00</text:p>
          </table:table-cell>
          <table:table-cell table:formula="of:=[.G188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8]+1" office:value-type="float" office:value="183" calcext:value-type="float">
            <text:p>183</text:p>
          </table:table-cell>
          <table:table-cell table:formula="of:=([.A189]/MAX([.$A$6:.A$2000])) * [.$B$2] + [.$A$2]" office:value-type="float" office:value="301.547038327526" calcext:value-type="float">
            <text:p>301.55</text:p>
          </table:table-cell>
          <table:table-cell table:formula="of:=SIN([.B189] * (3.14159 / 180))" office:value-type="float" office:value="-0.852213245335979" calcext:value-type="float">
            <text:p>-0.85</text:p>
          </table:table-cell>
          <table:table-cell table:formula="of:=INT([.C189]*[.$D$2])" office:value-type="float" office:value="-11" calcext:value-type="float">
            <text:p>-11.00</text:p>
          </table:table-cell>
          <table:table-cell table:formula="of:=[.D189]-[.$E$2]" office:value-type="float" office:value="-22" calcext:value-type="float">
            <text:p>-22.00</text:p>
          </table:table-cell>
          <table:table-cell/>
          <table:table-cell table:formula="of:=INT([.C189]*[.$G$2])" office:value-type="float" office:value="-11" calcext:value-type="float">
            <text:p>-11.00</text:p>
          </table:table-cell>
          <table:table-cell table:formula="of:=[.G18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9]+1" office:value-type="float" office:value="184" calcext:value-type="float">
            <text:p>184</text:p>
          </table:table-cell>
          <table:table-cell table:formula="of:=([.A190]/MAX([.$A$6:.A$2000])) * [.$B$2] + [.$A$2]" office:value-type="float" office:value="302.801393728223" calcext:value-type="float">
            <text:p>302.80</text:p>
          </table:table-cell>
          <table:table-cell table:formula="of:=SIN([.B190] * (3.14159 / 180))" office:value-type="float" office:value="-0.840555844355819" calcext:value-type="float">
            <text:p>-0.84</text:p>
          </table:table-cell>
          <table:table-cell table:formula="of:=INT([.C190]*[.$D$2])" office:value-type="float" office:value="-11" calcext:value-type="float">
            <text:p>-11.00</text:p>
          </table:table-cell>
          <table:table-cell table:formula="of:=[.D190]-[.$E$2]" office:value-type="float" office:value="-22" calcext:value-type="float">
            <text:p>-22.00</text:p>
          </table:table-cell>
          <table:table-cell/>
          <table:table-cell table:formula="of:=INT([.C190]*[.$G$2])" office:value-type="float" office:value="-11" calcext:value-type="float">
            <text:p>-11.00</text:p>
          </table:table-cell>
          <table:table-cell table:formula="of:=[.G19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90]+1" office:value-type="float" office:value="185" calcext:value-type="float">
            <text:p>185</text:p>
          </table:table-cell>
          <table:table-cell table:formula="of:=([.A191]/MAX([.$A$6:.A$2000])) * [.$B$2] + [.$A$2]" office:value-type="float" office:value="304.05574912892" calcext:value-type="float">
            <text:p>304.06</text:p>
          </table:table-cell>
          <table:table-cell table:formula="of:=SIN([.B191] * (3.14159 / 180))" office:value-type="float" office:value="-0.828495592385251" calcext:value-type="float">
            <text:p>-0.83</text:p>
          </table:table-cell>
          <table:table-cell table:formula="of:=INT([.C191]*[.$D$2])" office:value-type="float" office:value="-10" calcext:value-type="float">
            <text:p>-10.00</text:p>
          </table:table-cell>
          <table:table-cell table:formula="of:=[.D191]-[.$E$2]" office:value-type="float" office:value="-21" calcext:value-type="float">
            <text:p>-21.00</text:p>
          </table:table-cell>
          <table:table-cell/>
          <table:table-cell table:formula="of:=INT([.C191]*[.$G$2])" office:value-type="float" office:value="-10" calcext:value-type="float">
            <text:p>-10.00</text:p>
          </table:table-cell>
          <table:table-cell table:formula="of:=[.G19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1]+1" office:value-type="float" office:value="186" calcext:value-type="float">
            <text:p>186</text:p>
          </table:table-cell>
          <table:table-cell table:formula="of:=([.A192]/MAX([.$A$6:.A$2000])) * [.$B$2] + [.$A$2]" office:value-type="float" office:value="305.310104529617" calcext:value-type="float">
            <text:p>305.31</text:p>
          </table:table-cell>
          <table:table-cell table:formula="of:=SIN([.B192] * (3.14159 / 180))" office:value-type="float" office:value="-0.816038269509543" calcext:value-type="float">
            <text:p>-0.82</text:p>
          </table:table-cell>
          <table:table-cell table:formula="of:=INT([.C192]*[.$D$2])" office:value-type="float" office:value="-10" calcext:value-type="float">
            <text:p>-10.00</text:p>
          </table:table-cell>
          <table:table-cell table:formula="of:=[.D192]-[.$E$2]" office:value-type="float" office:value="-21" calcext:value-type="float">
            <text:p>-21.00</text:p>
          </table:table-cell>
          <table:table-cell/>
          <table:table-cell table:formula="of:=INT([.C192]*[.$G$2])" office:value-type="float" office:value="-10" calcext:value-type="float">
            <text:p>-10.00</text:p>
          </table:table-cell>
          <table:table-cell table:formula="of:=[.G192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2]+1" office:value-type="float" office:value="187" calcext:value-type="float">
            <text:p>187</text:p>
          </table:table-cell>
          <table:table-cell table:formula="of:=([.A193]/MAX([.$A$6:.A$2000])) * [.$B$2] + [.$A$2]" office:value-type="float" office:value="306.564459930314" calcext:value-type="float">
            <text:p>306.56</text:p>
          </table:table-cell>
          <table:table-cell table:formula="of:=SIN([.B193] * (3.14159 / 180))" office:value-type="float" office:value="-0.80318984611709" calcext:value-type="float">
            <text:p>-0.80</text:p>
          </table:table-cell>
          <table:table-cell table:formula="of:=INT([.C193]*[.$D$2])" office:value-type="float" office:value="-10" calcext:value-type="float">
            <text:p>-10.00</text:p>
          </table:table-cell>
          <table:table-cell table:formula="of:=[.D193]-[.$E$2]" office:value-type="float" office:value="-21" calcext:value-type="float">
            <text:p>-21.00</text:p>
          </table:table-cell>
          <table:table-cell/>
          <table:table-cell table:formula="of:=INT([.C193]*[.$G$2])" office:value-type="float" office:value="-10" calcext:value-type="float">
            <text:p>-10.00</text:p>
          </table:table-cell>
          <table:table-cell table:formula="of:=[.G193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3]+1" office:value-type="float" office:value="188" calcext:value-type="float">
            <text:p>188</text:p>
          </table:table-cell>
          <table:table-cell table:formula="of:=([.A194]/MAX([.$A$6:.A$2000])) * [.$B$2] + [.$A$2]" office:value-type="float" office:value="307.81881533101" calcext:value-type="float">
            <text:p>307.82</text:p>
          </table:table-cell>
          <table:table-cell table:formula="of:=SIN([.B194] * (3.14159 / 180))" office:value-type="float" office:value="-0.789956480038001" calcext:value-type="float">
            <text:p>-0.79</text:p>
          </table:table-cell>
          <table:table-cell table:formula="of:=INT([.C194]*[.$D$2])" office:value-type="float" office:value="-10" calcext:value-type="float">
            <text:p>-10.00</text:p>
          </table:table-cell>
          <table:table-cell table:formula="of:=[.D194]-[.$E$2]" office:value-type="float" office:value="-21" calcext:value-type="float">
            <text:p>-21.00</text:p>
          </table:table-cell>
          <table:table-cell/>
          <table:table-cell table:formula="of:=INT([.C194]*[.$G$2])" office:value-type="float" office:value="-10" calcext:value-type="float">
            <text:p>-10.00</text:p>
          </table:table-cell>
          <table:table-cell table:formula="of:=[.G194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4]+1" office:value-type="float" office:value="189" calcext:value-type="float">
            <text:p>189</text:p>
          </table:table-cell>
          <table:table-cell table:formula="of:=([.A195]/MAX([.$A$6:.A$2000])) * [.$B$2] + [.$A$2]" office:value-type="float" office:value="309.073170731707" calcext:value-type="float">
            <text:p>309.07</text:p>
          </table:table-cell>
          <table:table-cell table:formula="of:=SIN([.B195] * (3.14159 / 180))" office:value-type="float" office:value="-0.776344513592859" calcext:value-type="float">
            <text:p>-0.78</text:p>
          </table:table-cell>
          <table:table-cell table:formula="of:=INT([.C195]*[.$D$2])" office:value-type="float" office:value="-10" calcext:value-type="float">
            <text:p>-10.00</text:p>
          </table:table-cell>
          <table:table-cell table:formula="of:=[.D195]-[.$E$2]" office:value-type="float" office:value="-21" calcext:value-type="float">
            <text:p>-21.00</text:p>
          </table:table-cell>
          <table:table-cell/>
          <table:table-cell table:formula="of:=INT([.C195]*[.$G$2])" office:value-type="float" office:value="-10" calcext:value-type="float">
            <text:p>-10.00</text:p>
          </table:table-cell>
          <table:table-cell table:formula="of:=[.G195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5]+1" office:value-type="float" office:value="190" calcext:value-type="float">
            <text:p>190</text:p>
          </table:table-cell>
          <table:table-cell table:formula="of:=([.A196]/MAX([.$A$6:.A$2000])) * [.$B$2] + [.$A$2]" office:value-type="float" office:value="310.327526132404" calcext:value-type="float">
            <text:p>310.33</text:p>
          </table:table-cell>
          <table:table-cell table:formula="of:=SIN([.B196] * (3.14159 / 180))" office:value-type="float" office:value="-0.762360470553048" calcext:value-type="float">
            <text:p>-0.76</text:p>
          </table:table-cell>
          <table:table-cell table:formula="of:=INT([.C196]*[.$D$2])" office:value-type="float" office:value="-10" calcext:value-type="float">
            <text:p>-10.00</text:p>
          </table:table-cell>
          <table:table-cell table:formula="of:=[.D196]-[.$E$2]" office:value-type="float" office:value="-21" calcext:value-type="float">
            <text:p>-21.00</text:p>
          </table:table-cell>
          <table:table-cell/>
          <table:table-cell table:formula="of:=INT([.C196]*[.$G$2])" office:value-type="float" office:value="-10" calcext:value-type="float">
            <text:p>-10.00</text:p>
          </table:table-cell>
          <table:table-cell table:formula="of:=[.G196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6]+1" office:value-type="float" office:value="191" calcext:value-type="float">
            <text:p>191</text:p>
          </table:table-cell>
          <table:table-cell table:formula="of:=([.A197]/MAX([.$A$6:.A$2000])) * [.$B$2] + [.$A$2]" office:value-type="float" office:value="311.581881533101" calcext:value-type="float">
            <text:p>311.58</text:p>
          </table:table-cell>
          <table:table-cell table:formula="of:=SIN([.B197] * (3.14159 / 180))" office:value-type="float" office:value="-0.748011053014121" calcext:value-type="float">
            <text:p>-0.75</text:p>
          </table:table-cell>
          <table:table-cell table:formula="of:=INT([.C197]*[.$D$2])" office:value-type="float" office:value="-9" calcext:value-type="float">
            <text:p>-9.00</text:p>
          </table:table-cell>
          <table:table-cell table:formula="of:=[.D197]-[.$E$2]" office:value-type="float" office:value="-20" calcext:value-type="float">
            <text:p>-20.00</text:p>
          </table:table-cell>
          <table:table-cell/>
          <table:table-cell table:formula="of:=INT([.C197]*[.$G$2])" office:value-type="float" office:value="-9" calcext:value-type="float">
            <text:p>-9.00</text:p>
          </table:table-cell>
          <table:table-cell table:formula="of:=[.G19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7]+1" office:value-type="float" office:value="192" calcext:value-type="float">
            <text:p>192</text:p>
          </table:table-cell>
          <table:table-cell table:formula="of:=([.A198]/MAX([.$A$6:.A$2000])) * [.$B$2] + [.$A$2]" office:value-type="float" office:value="312.836236933798" calcext:value-type="float">
            <text:p>312.84</text:p>
          </table:table-cell>
          <table:table-cell table:formula="of:=SIN([.B198] * (3.14159 / 180))" office:value-type="float" office:value="-0.733303138183713" calcext:value-type="float">
            <text:p>-0.73</text:p>
          </table:table-cell>
          <table:table-cell table:formula="of:=INT([.C198]*[.$D$2])" office:value-type="float" office:value="-9" calcext:value-type="float">
            <text:p>-9.00</text:p>
          </table:table-cell>
          <table:table-cell table:formula="of:=[.D198]-[.$E$2]" office:value-type="float" office:value="-20" calcext:value-type="float">
            <text:p>-20.00</text:p>
          </table:table-cell>
          <table:table-cell/>
          <table:table-cell table:formula="of:=INT([.C198]*[.$G$2])" office:value-type="float" office:value="-9" calcext:value-type="float">
            <text:p>-9.00</text:p>
          </table:table-cell>
          <table:table-cell table:formula="of:=[.G19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8]+1" office:value-type="float" office:value="193" calcext:value-type="float">
            <text:p>193</text:p>
          </table:table-cell>
          <table:table-cell table:formula="of:=([.A199]/MAX([.$A$6:.A$2000])) * [.$B$2] + [.$A$2]" office:value-type="float" office:value="314.090592334495" calcext:value-type="float">
            <text:p>314.09</text:p>
          </table:table-cell>
          <table:table-cell table:formula="of:=SIN([.B199] * (3.14159 / 180))" office:value-type="float" office:value="-0.718243775085508" calcext:value-type="float">
            <text:p>-0.72</text:p>
          </table:table-cell>
          <table:table-cell table:formula="of:=INT([.C199]*[.$D$2])" office:value-type="float" office:value="-9" calcext:value-type="float">
            <text:p>-9.00</text:p>
          </table:table-cell>
          <table:table-cell table:formula="of:=[.D199]-[.$E$2]" office:value-type="float" office:value="-20" calcext:value-type="float">
            <text:p>-20.00</text:p>
          </table:table-cell>
          <table:table-cell/>
          <table:table-cell table:formula="of:=INT([.C199]*[.$G$2])" office:value-type="float" office:value="-9" calcext:value-type="float">
            <text:p>-9.00</text:p>
          </table:table-cell>
          <table:table-cell table:formula="of:=[.G199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9]+1" office:value-type="float" office:value="194" calcext:value-type="float">
            <text:p>194</text:p>
          </table:table-cell>
          <table:table-cell table:formula="of:=([.A200]/MAX([.$A$6:.A$2000])) * [.$B$2] + [.$A$2]" office:value-type="float" office:value="315.344947735192" calcext:value-type="float">
            <text:p>315.34</text:p>
          </table:table-cell>
          <table:table-cell table:formula="of:=SIN([.B200] * (3.14159 / 180))" office:value-type="float" office:value="-0.702840181180879" calcext:value-type="float">
            <text:p>-0.70</text:p>
          </table:table-cell>
          <table:table-cell table:formula="of:=INT([.C200]*[.$D$2])" office:value-type="float" office:value="-9" calcext:value-type="float">
            <text:p>-9.00</text:p>
          </table:table-cell>
          <table:table-cell table:formula="of:=[.D200]-[.$E$2]" office:value-type="float" office:value="-20" calcext:value-type="float">
            <text:p>-20.00</text:p>
          </table:table-cell>
          <table:table-cell/>
          <table:table-cell table:formula="of:=INT([.C200]*[.$G$2])" office:value-type="float" office:value="-9" calcext:value-type="float">
            <text:p>-9.00</text:p>
          </table:table-cell>
          <table:table-cell table:formula="of:=[.G200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0]+1" office:value-type="float" office:value="195" calcext:value-type="float">
            <text:p>195</text:p>
          </table:table-cell>
          <table:table-cell table:formula="of:=([.A201]/MAX([.$A$6:.A$2000])) * [.$B$2] + [.$A$2]" office:value-type="float" office:value="316.599303135888" calcext:value-type="float">
            <text:p>316.60</text:p>
          </table:table-cell>
          <table:table-cell table:formula="of:=SIN([.B201] * (3.14159 / 180))" office:value-type="float" office:value="-0.687099738909795" calcext:value-type="float">
            <text:p>-0.69</text:p>
          </table:table-cell>
          <table:table-cell table:formula="of:=INT([.C201]*[.$D$2])" office:value-type="float" office:value="-9" calcext:value-type="float">
            <text:p>-9.00</text:p>
          </table:table-cell>
          <table:table-cell table:formula="of:=[.D201]-[.$E$2]" office:value-type="float" office:value="-20" calcext:value-type="float">
            <text:p>-20.00</text:p>
          </table:table-cell>
          <table:table-cell/>
          <table:table-cell table:formula="of:=INT([.C201]*[.$G$2])" office:value-type="float" office:value="-9" calcext:value-type="float">
            <text:p>-9.00</text:p>
          </table:table-cell>
          <table:table-cell table:formula="of:=[.G201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1]+1" office:value-type="float" office:value="196" calcext:value-type="float">
            <text:p>196</text:p>
          </table:table-cell>
          <table:table-cell table:formula="of:=([.A202]/MAX([.$A$6:.A$2000])) * [.$B$2] + [.$A$2]" office:value-type="float" office:value="317.853658536585" calcext:value-type="float">
            <text:p>317.85</text:p>
          </table:table-cell>
          <table:table-cell table:formula="of:=SIN([.B202] * (3.14159 / 180))" office:value-type="float" office:value="-0.671029992152652" calcext:value-type="float">
            <text:p>-0.67</text:p>
          </table:table-cell>
          <table:table-cell table:formula="of:=INT([.C202]*[.$D$2])" office:value-type="float" office:value="-9" calcext:value-type="float">
            <text:p>-9.00</text:p>
          </table:table-cell>
          <table:table-cell table:formula="of:=[.D202]-[.$E$2]" office:value-type="float" office:value="-20" calcext:value-type="float">
            <text:p>-20.00</text:p>
          </table:table-cell>
          <table:table-cell/>
          <table:table-cell table:formula="of:=INT([.C202]*[.$G$2])" office:value-type="float" office:value="-9" calcext:value-type="float">
            <text:p>-9.00</text:p>
          </table:table-cell>
          <table:table-cell table:formula="of:=[.G202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2]+1" office:value-type="float" office:value="197" calcext:value-type="float">
            <text:p>197</text:p>
          </table:table-cell>
          <table:table-cell table:formula="of:=([.A203]/MAX([.$A$6:.A$2000])) * [.$B$2] + [.$A$2]" office:value-type="float" office:value="319.108013937282" calcext:value-type="float">
            <text:p>319.11</text:p>
          </table:table-cell>
          <table:table-cell table:formula="of:=SIN([.B203] * (3.14159 / 180))" office:value-type="float" office:value="-0.654638642614748" calcext:value-type="float">
            <text:p>-0.65</text:p>
          </table:table-cell>
          <table:table-cell table:formula="of:=INT([.C203]*[.$D$2])" office:value-type="float" office:value="-8" calcext:value-type="float">
            <text:p>-8.00</text:p>
          </table:table-cell>
          <table:table-cell table:formula="of:=[.D203]-[.$E$2]" office:value-type="float" office:value="-19" calcext:value-type="float">
            <text:p>-19.00</text:p>
          </table:table-cell>
          <table:table-cell/>
          <table:table-cell table:formula="of:=INT([.C203]*[.$G$2])" office:value-type="float" office:value="-8" calcext:value-type="float">
            <text:p>-8.00</text:p>
          </table:table-cell>
          <table:table-cell table:formula="of:=[.G203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3]+1" office:value-type="float" office:value="198" calcext:value-type="float">
            <text:p>198</text:p>
          </table:table-cell>
          <table:table-cell table:formula="of:=([.A204]/MAX([.$A$6:.A$2000])) * [.$B$2] + [.$A$2]" office:value-type="float" office:value="320.362369337979" calcext:value-type="float">
            <text:p>320.36</text:p>
          </table:table-cell>
          <table:table-cell table:formula="of:=SIN([.B204] * (3.14159 / 180))" office:value-type="float" office:value="-0.637933546135095" calcext:value-type="float">
            <text:p>-0.64</text:p>
          </table:table-cell>
          <table:table-cell table:formula="of:=INT([.C204]*[.$D$2])" office:value-type="float" office:value="-8" calcext:value-type="float">
            <text:p>-8.00</text:p>
          </table:table-cell>
          <table:table-cell table:formula="of:=[.D204]-[.$E$2]" office:value-type="float" office:value="-19" calcext:value-type="float">
            <text:p>-19.00</text:p>
          </table:table-cell>
          <table:table-cell/>
          <table:table-cell table:formula="of:=INT([.C204]*[.$G$2])" office:value-type="float" office:value="-8" calcext:value-type="float">
            <text:p>-8.00</text:p>
          </table:table-cell>
          <table:table-cell table:formula="of:=[.G20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4]+1" office:value-type="float" office:value="199" calcext:value-type="float">
            <text:p>199</text:p>
          </table:table-cell>
          <table:table-cell table:formula="of:=([.A205]/MAX([.$A$6:.A$2000])) * [.$B$2] + [.$A$2]" office:value-type="float" office:value="321.616724738676" calcext:value-type="float">
            <text:p>321.62</text:p>
          </table:table-cell>
          <table:table-cell table:formula="of:=SIN([.B205] * (3.14159 / 180))" office:value-type="float" office:value="-0.620922708921379" calcext:value-type="float">
            <text:p>-0.62</text:p>
          </table:table-cell>
          <table:table-cell table:formula="of:=INT([.C205]*[.$D$2])" office:value-type="float" office:value="-8" calcext:value-type="float">
            <text:p>-8.00</text:p>
          </table:table-cell>
          <table:table-cell table:formula="of:=[.D205]-[.$E$2]" office:value-type="float" office:value="-19" calcext:value-type="float">
            <text:p>-19.00</text:p>
          </table:table-cell>
          <table:table-cell/>
          <table:table-cell table:formula="of:=INT([.C205]*[.$G$2])" office:value-type="float" office:value="-8" calcext:value-type="float">
            <text:p>-8.00</text:p>
          </table:table-cell>
          <table:table-cell table:formula="of:=[.G20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5]+1" office:value-type="float" office:value="200" calcext:value-type="float">
            <text:p>200</text:p>
          </table:table-cell>
          <table:table-cell table:formula="of:=([.A206]/MAX([.$A$6:.A$2000])) * [.$B$2] + [.$A$2]" office:value-type="float" office:value="322.871080139373" calcext:value-type="float">
            <text:p>322.87</text:p>
          </table:table-cell>
          <table:table-cell table:formula="of:=SIN([.B206] * (3.14159 / 180))" office:value-type="float" office:value="-0.603614283712844" calcext:value-type="float">
            <text:p>-0.60</text:p>
          </table:table-cell>
          <table:table-cell table:formula="of:=INT([.C206]*[.$D$2])" office:value-type="float" office:value="-8" calcext:value-type="float">
            <text:p>-8.00</text:p>
          </table:table-cell>
          <table:table-cell table:formula="of:=[.D206]-[.$E$2]" office:value-type="float" office:value="-19" calcext:value-type="float">
            <text:p>-19.00</text:p>
          </table:table-cell>
          <table:table-cell/>
          <table:table-cell table:formula="of:=INT([.C206]*[.$G$2])" office:value-type="float" office:value="-8" calcext:value-type="float">
            <text:p>-8.00</text:p>
          </table:table-cell>
          <table:table-cell table:formula="of:=[.G206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6]+1" office:value-type="float" office:value="201" calcext:value-type="float">
            <text:p>201</text:p>
          </table:table-cell>
          <table:table-cell table:formula="of:=([.A207]/MAX([.$A$6:.A$2000])) * [.$B$2] + [.$A$2]" office:value-type="float" office:value="324.12543554007" calcext:value-type="float">
            <text:p>324.13</text:p>
          </table:table-cell>
          <table:table-cell table:formula="of:=SIN([.B207] * (3.14159 / 180))" office:value-type="float" office:value="-0.586016565872952" calcext:value-type="float">
            <text:p>-0.59</text:p>
          </table:table-cell>
          <table:table-cell table:formula="of:=INT([.C207]*[.$D$2])" office:value-type="float" office:value="-8" calcext:value-type="float">
            <text:p>-8.00</text:p>
          </table:table-cell>
          <table:table-cell table:formula="of:=[.D207]-[.$E$2]" office:value-type="float" office:value="-19" calcext:value-type="float">
            <text:p>-19.00</text:p>
          </table:table-cell>
          <table:table-cell/>
          <table:table-cell table:formula="of:=INT([.C207]*[.$G$2])" office:value-type="float" office:value="-8" calcext:value-type="float">
            <text:p>-8.00</text:p>
          </table:table-cell>
          <table:table-cell table:formula="of:=[.G207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7]+1" office:value-type="float" office:value="202" calcext:value-type="float">
            <text:p>202</text:p>
          </table:table-cell>
          <table:table-cell table:formula="of:=([.A208]/MAX([.$A$6:.A$2000])) * [.$B$2] + [.$A$2]" office:value-type="float" office:value="325.379790940767" calcext:value-type="float">
            <text:p>325.38</text:p>
          </table:table-cell>
          <table:table-cell table:formula="of:=SIN([.B208] * (3.14159 / 180))" office:value-type="float" office:value="-0.568137989413681" calcext:value-type="float">
            <text:p>-0.57</text:p>
          </table:table-cell>
          <table:table-cell table:formula="of:=INT([.C208]*[.$D$2])" office:value-type="float" office:value="-7" calcext:value-type="float">
            <text:p>-7.00</text:p>
          </table:table-cell>
          <table:table-cell table:formula="of:=[.D208]-[.$E$2]" office:value-type="float" office:value="-18" calcext:value-type="float">
            <text:p>-18.00</text:p>
          </table:table-cell>
          <table:table-cell/>
          <table:table-cell table:formula="of:=INT([.C208]*[.$G$2])" office:value-type="float" office:value="-7" calcext:value-type="float">
            <text:p>-7.00</text:p>
          </table:table-cell>
          <table:table-cell table:formula="of:=[.G208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08]+1" office:value-type="float" office:value="203" calcext:value-type="float">
            <text:p>203</text:p>
          </table:table-cell>
          <table:table-cell table:formula="of:=([.A209]/MAX([.$A$6:.A$2000])) * [.$B$2] + [.$A$2]" office:value-type="float" office:value="326.634146341463" calcext:value-type="float">
            <text:p>326.63</text:p>
          </table:table-cell>
          <table:table-cell table:formula="of:=SIN([.B209] * (3.14159 / 180))" office:value-type="float" office:value="-0.549987122953383" calcext:value-type="float">
            <text:p>-0.55</text:p>
          </table:table-cell>
          <table:table-cell table:formula="of:=INT([.C209]*[.$D$2])" office:value-type="float" office:value="-7" calcext:value-type="float">
            <text:p>-7.00</text:p>
          </table:table-cell>
          <table:table-cell table:formula="of:=[.D209]-[.$E$2]" office:value-type="float" office:value="-18" calcext:value-type="float">
            <text:p>-18.00</text:p>
          </table:table-cell>
          <table:table-cell/>
          <table:table-cell table:formula="of:=INT([.C209]*[.$G$2])" office:value-type="float" office:value="-7" calcext:value-type="float">
            <text:p>-7.00</text:p>
          </table:table-cell>
          <table:table-cell table:formula="of:=[.G209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09]+1" office:value-type="float" office:value="204" calcext:value-type="float">
            <text:p>204</text:p>
          </table:table-cell>
          <table:table-cell table:formula="of:=([.A210]/MAX([.$A$6:.A$2000])) * [.$B$2] + [.$A$2]" office:value-type="float" office:value="327.88850174216" calcext:value-type="float">
            <text:p>327.89</text:p>
          </table:table-cell>
          <table:table-cell table:formula="of:=SIN([.B210] * (3.14159 / 180))" office:value-type="float" office:value="-0.531572665610122" calcext:value-type="float">
            <text:p>-0.53</text:p>
          </table:table-cell>
          <table:table-cell table:formula="of:=INT([.C210]*[.$D$2])" office:value-type="float" office:value="-7" calcext:value-type="float">
            <text:p>-7.00</text:p>
          </table:table-cell>
          <table:table-cell table:formula="of:=[.D210]-[.$E$2]" office:value-type="float" office:value="-18" calcext:value-type="float">
            <text:p>-18.00</text:p>
          </table:table-cell>
          <table:table-cell/>
          <table:table-cell table:formula="of:=INT([.C210]*[.$G$2])" office:value-type="float" office:value="-7" calcext:value-type="float">
            <text:p>-7.00</text:p>
          </table:table-cell>
          <table:table-cell table:formula="of:=[.G21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10]+1" office:value-type="float" office:value="205" calcext:value-type="float">
            <text:p>205</text:p>
          </table:table-cell>
          <table:table-cell table:formula="of:=([.A211]/MAX([.$A$6:.A$2000])) * [.$B$2] + [.$A$2]" office:value-type="float" office:value="329.142857142857" calcext:value-type="float">
            <text:p>329.14</text:p>
          </table:table-cell>
          <table:table-cell table:formula="of:=SIN([.B211] * (3.14159 / 180))" office:value-type="float" office:value="-0.512903442832475" calcext:value-type="float">
            <text:p>-0.51</text:p>
          </table:table-cell>
          <table:table-cell table:formula="of:=INT([.C211]*[.$D$2])" office:value-type="float" office:value="-7" calcext:value-type="float">
            <text:p>-7.00</text:p>
          </table:table-cell>
          <table:table-cell table:formula="of:=[.D211]-[.$E$2]" office:value-type="float" office:value="-18" calcext:value-type="float">
            <text:p>-18.00</text:p>
          </table:table-cell>
          <table:table-cell/>
          <table:table-cell table:formula="of:=INT([.C211]*[.$G$2])" office:value-type="float" office:value="-7" calcext:value-type="float">
            <text:p>-7.00</text:p>
          </table:table-cell>
          <table:table-cell table:formula="of:=[.G211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11]+1" office:value-type="float" office:value="206" calcext:value-type="float">
            <text:p>206</text:p>
          </table:table-cell>
          <table:table-cell table:formula="of:=([.A212]/MAX([.$A$6:.A$2000])) * [.$B$2] + [.$A$2]" office:value-type="float" office:value="330.397212543554" calcext:value-type="float">
            <text:p>330.40</text:p>
          </table:table-cell>
          <table:table-cell table:formula="of:=SIN([.B212] * (3.14159 / 180))" office:value-type="float" office:value="-0.493988402169775" calcext:value-type="float">
            <text:p>-0.49</text:p>
          </table:table-cell>
          <table:table-cell table:formula="of:=INT([.C212]*[.$D$2])" office:value-type="float" office:value="-6" calcext:value-type="float">
            <text:p>-6.00</text:p>
          </table:table-cell>
          <table:table-cell table:formula="of:=[.D212]-[.$E$2]" office:value-type="float" office:value="-17" calcext:value-type="float">
            <text:p>-17.00</text:p>
          </table:table-cell>
          <table:table-cell/>
          <table:table-cell table:formula="of:=INT([.C212]*[.$G$2])" office:value-type="float" office:value="-6" calcext:value-type="float">
            <text:p>-6.00</text:p>
          </table:table-cell>
          <table:table-cell table:formula="of:=[.G21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2]+1" office:value-type="float" office:value="207" calcext:value-type="float">
            <text:p>207</text:p>
          </table:table-cell>
          <table:table-cell table:formula="of:=([.A213]/MAX([.$A$6:.A$2000])) * [.$B$2] + [.$A$2]" office:value-type="float" office:value="331.651567944251" calcext:value-type="float">
            <text:p>331.65</text:p>
          </table:table-cell>
          <table:table-cell table:formula="of:=SIN([.B213] * (3.14159 / 180))" office:value-type="float" office:value="-0.47483660898385" calcext:value-type="float">
            <text:p>-0.47</text:p>
          </table:table-cell>
          <table:table-cell table:formula="of:=INT([.C213]*[.$D$2])" office:value-type="float" office:value="-6" calcext:value-type="float">
            <text:p>-6.00</text:p>
          </table:table-cell>
          <table:table-cell table:formula="of:=[.D213]-[.$E$2]" office:value-type="float" office:value="-17" calcext:value-type="float">
            <text:p>-17.00</text:p>
          </table:table-cell>
          <table:table-cell/>
          <table:table-cell table:formula="of:=INT([.C213]*[.$G$2])" office:value-type="float" office:value="-6" calcext:value-type="float">
            <text:p>-6.00</text:p>
          </table:table-cell>
          <table:table-cell table:formula="of:=[.G21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3]+1" office:value-type="float" office:value="208" calcext:value-type="float">
            <text:p>208</text:p>
          </table:table-cell>
          <table:table-cell table:formula="of:=([.A214]/MAX([.$A$6:.A$2000])) * [.$B$2] + [.$A$2]" office:value-type="float" office:value="332.905923344948" calcext:value-type="float">
            <text:p>332.91</text:p>
          </table:table-cell>
          <table:table-cell table:formula="of:=SIN([.B214] * (3.14159 / 180))" office:value-type="float" office:value="-0.455457242104285" calcext:value-type="float">
            <text:p>-0.46</text:p>
          </table:table-cell>
          <table:table-cell table:formula="of:=INT([.C214]*[.$D$2])" office:value-type="float" office:value="-6" calcext:value-type="float">
            <text:p>-6.00</text:p>
          </table:table-cell>
          <table:table-cell table:formula="of:=[.D214]-[.$E$2]" office:value-type="float" office:value="-17" calcext:value-type="float">
            <text:p>-17.00</text:p>
          </table:table-cell>
          <table:table-cell/>
          <table:table-cell table:formula="of:=INT([.C214]*[.$G$2])" office:value-type="float" office:value="-6" calcext:value-type="float">
            <text:p>-6.00</text:p>
          </table:table-cell>
          <table:table-cell table:formula="of:=[.G21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4]+1" office:value-type="float" office:value="209" calcext:value-type="float">
            <text:p>209</text:p>
          </table:table-cell>
          <table:table-cell table:formula="of:=([.A215]/MAX([.$A$6:.A$2000])) * [.$B$2] + [.$A$2]" office:value-type="float" office:value="334.160278745645" calcext:value-type="float">
            <text:p>334.16</text:p>
          </table:table-cell>
          <table:table-cell table:formula="of:=SIN([.B215] * (3.14159 / 180))" office:value-type="float" office:value="-0.435859589429312" calcext:value-type="float">
            <text:p>-0.44</text:p>
          </table:table-cell>
          <table:table-cell table:formula="of:=INT([.C215]*[.$D$2])" office:value-type="float" office:value="-6" calcext:value-type="float">
            <text:p>-6.00</text:p>
          </table:table-cell>
          <table:table-cell table:formula="of:=[.D215]-[.$E$2]" office:value-type="float" office:value="-17" calcext:value-type="float">
            <text:p>-17.00</text:p>
          </table:table-cell>
          <table:table-cell/>
          <table:table-cell table:formula="of:=INT([.C215]*[.$G$2])" office:value-type="float" office:value="-6" calcext:value-type="float">
            <text:p>-6.00</text:p>
          </table:table-cell>
          <table:table-cell table:formula="of:=[.G21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5]+1" office:value-type="float" office:value="210" calcext:value-type="float">
            <text:p>210</text:p>
          </table:table-cell>
          <table:table-cell table:formula="of:=([.A216]/MAX([.$A$6:.A$2000])) * [.$B$2] + [.$A$2]" office:value-type="float" office:value="335.414634146341" calcext:value-type="float">
            <text:p>335.41</text:p>
          </table:table-cell>
          <table:table-cell table:formula="of:=SIN([.B216] * (3.14159 / 180))" office:value-type="float" office:value="-0.416053043474424" calcext:value-type="float">
            <text:p>-0.42</text:p>
          </table:table-cell>
          <table:table-cell table:formula="of:=INT([.C216]*[.$D$2])" office:value-type="float" office:value="-5" calcext:value-type="float">
            <text:p>-5.00</text:p>
          </table:table-cell>
          <table:table-cell table:formula="of:=[.D216]-[.$E$2]" office:value-type="float" office:value="-16" calcext:value-type="float">
            <text:p>-16.00</text:p>
          </table:table-cell>
          <table:table-cell/>
          <table:table-cell table:formula="of:=INT([.C216]*[.$G$2])" office:value-type="float" office:value="-5" calcext:value-type="float">
            <text:p>-5.00</text:p>
          </table:table-cell>
          <table:table-cell table:formula="of:=[.G216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6]+1" office:value-type="float" office:value="211" calcext:value-type="float">
            <text:p>211</text:p>
          </table:table-cell>
          <table:table-cell table:formula="of:=([.A217]/MAX([.$A$6:.A$2000])) * [.$B$2] + [.$A$2]" office:value-type="float" office:value="336.668989547038" calcext:value-type="float">
            <text:p>336.67</text:p>
          </table:table-cell>
          <table:table-cell table:formula="of:=SIN([.B217] * (3.14159 / 180))" office:value-type="float" office:value="-0.396047096870846" calcext:value-type="float">
            <text:p>-0.40</text:p>
          </table:table-cell>
          <table:table-cell table:formula="of:=INT([.C217]*[.$D$2])" office:value-type="float" office:value="-5" calcext:value-type="float">
            <text:p>-5.00</text:p>
          </table:table-cell>
          <table:table-cell table:formula="of:=[.D217]-[.$E$2]" office:value-type="float" office:value="-16" calcext:value-type="float">
            <text:p>-16.00</text:p>
          </table:table-cell>
          <table:table-cell/>
          <table:table-cell table:formula="of:=INT([.C217]*[.$G$2])" office:value-type="float" office:value="-5" calcext:value-type="float">
            <text:p>-5.00</text:p>
          </table:table-cell>
          <table:table-cell table:formula="of:=[.G217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7]+1" office:value-type="float" office:value="212" calcext:value-type="float">
            <text:p>212</text:p>
          </table:table-cell>
          <table:table-cell table:formula="of:=([.A218]/MAX([.$A$6:.A$2000])) * [.$B$2] + [.$A$2]" office:value-type="float" office:value="337.923344947735" calcext:value-type="float">
            <text:p>337.92</text:p>
          </table:table-cell>
          <table:table-cell table:formula="of:=SIN([.B218] * (3.14159 / 180))" office:value-type="float" office:value="-0.375851337816026" calcext:value-type="float">
            <text:p>-0.38</text:p>
          </table:table-cell>
          <table:table-cell table:formula="of:=INT([.C218]*[.$D$2])" office:value-type="float" office:value="-5" calcext:value-type="float">
            <text:p>-5.00</text:p>
          </table:table-cell>
          <table:table-cell table:formula="of:=[.D218]-[.$E$2]" office:value-type="float" office:value="-16" calcext:value-type="float">
            <text:p>-16.00</text:p>
          </table:table-cell>
          <table:table-cell/>
          <table:table-cell table:formula="of:=INT([.C218]*[.$G$2])" office:value-type="float" office:value="-5" calcext:value-type="float">
            <text:p>-5.00</text:p>
          </table:table-cell>
          <table:table-cell table:formula="of:=[.G21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8]+1" office:value-type="float" office:value="213" calcext:value-type="float">
            <text:p>213</text:p>
          </table:table-cell>
          <table:table-cell table:formula="of:=([.A219]/MAX([.$A$6:.A$2000])) * [.$B$2] + [.$A$2]" office:value-type="float" office:value="339.177700348432" calcext:value-type="float">
            <text:p>339.18</text:p>
          </table:table-cell>
          <table:table-cell table:formula="of:=SIN([.B219] * (3.14159 / 180))" office:value-type="float" office:value="-0.35547544547833" calcext:value-type="float">
            <text:p>-0.36</text:p>
          </table:table-cell>
          <table:table-cell table:formula="of:=INT([.C219]*[.$D$2])" office:value-type="float" office:value="-5" calcext:value-type="float">
            <text:p>-5.00</text:p>
          </table:table-cell>
          <table:table-cell table:formula="of:=[.D219]-[.$E$2]" office:value-type="float" office:value="-16" calcext:value-type="float">
            <text:p>-16.00</text:p>
          </table:table-cell>
          <table:table-cell/>
          <table:table-cell table:formula="of:=INT([.C219]*[.$G$2])" office:value-type="float" office:value="-5" calcext:value-type="float">
            <text:p>-5.00</text:p>
          </table:table-cell>
          <table:table-cell table:formula="of:=[.G21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9]+1" office:value-type="float" office:value="214" calcext:value-type="float">
            <text:p>214</text:p>
          </table:table-cell>
          <table:table-cell table:formula="of:=([.A220]/MAX([.$A$6:.A$2000])) * [.$B$2] + [.$A$2]" office:value-type="float" office:value="340.432055749129" calcext:value-type="float">
            <text:p>340.43</text:p>
          </table:table-cell>
          <table:table-cell table:formula="of:=SIN([.B220] * (3.14159 / 180))" office:value-type="float" office:value="-0.334929185358127" calcext:value-type="float">
            <text:p>-0.33</text:p>
          </table:table-cell>
          <table:table-cell table:formula="of:=INT([.C220]*[.$D$2])" office:value-type="float" office:value="-5" calcext:value-type="float">
            <text:p>-5.00</text:p>
          </table:table-cell>
          <table:table-cell table:formula="of:=[.D220]-[.$E$2]" office:value-type="float" office:value="-16" calcext:value-type="float">
            <text:p>-16.00</text:p>
          </table:table-cell>
          <table:table-cell/>
          <table:table-cell table:formula="of:=INT([.C220]*[.$G$2])" office:value-type="float" office:value="-5" calcext:value-type="float">
            <text:p>-5.00</text:p>
          </table:table-cell>
          <table:table-cell table:formula="of:=[.G220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20]+1" office:value-type="float" office:value="215" calcext:value-type="float">
            <text:p>215</text:p>
          </table:table-cell>
          <table:table-cell table:formula="of:=([.A221]/MAX([.$A$6:.A$2000])) * [.$B$2] + [.$A$2]" office:value-type="float" office:value="341.686411149826" calcext:value-type="float">
            <text:p>341.69</text:p>
          </table:table-cell>
          <table:table-cell table:formula="of:=SIN([.B221] * (3.14159 / 180))" office:value-type="float" office:value="-0.314222404607506" calcext:value-type="float">
            <text:p>-0.31</text:p>
          </table:table-cell>
          <table:table-cell table:formula="of:=INT([.C221]*[.$D$2])" office:value-type="float" office:value="-4" calcext:value-type="float">
            <text:p>-4.00</text:p>
          </table:table-cell>
          <table:table-cell table:formula="of:=[.D221]-[.$E$2]" office:value-type="float" office:value="-15" calcext:value-type="float">
            <text:p>-15.00</text:p>
          </table:table-cell>
          <table:table-cell/>
          <table:table-cell table:formula="of:=INT([.C221]*[.$G$2])" office:value-type="float" office:value="-4" calcext:value-type="float">
            <text:p>-4.00</text:p>
          </table:table-cell>
          <table:table-cell table:formula="of:=[.G221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1]+1" office:value-type="float" office:value="216" calcext:value-type="float">
            <text:p>216</text:p>
          </table:table-cell>
          <table:table-cell table:formula="of:=([.A222]/MAX([.$A$6:.A$2000])) * [.$B$2] + [.$A$2]" office:value-type="float" office:value="342.940766550523" calcext:value-type="float">
            <text:p>342.94</text:p>
          </table:table-cell>
          <table:table-cell table:formula="of:=SIN([.B222] * (3.14159 / 180))" office:value-type="float" office:value="-0.293365027310856" calcext:value-type="float">
            <text:p>-0.29</text:p>
          </table:table-cell>
          <table:table-cell table:formula="of:=INT([.C222]*[.$D$2])" office:value-type="float" office:value="-4" calcext:value-type="float">
            <text:p>-4.00</text:p>
          </table:table-cell>
          <table:table-cell table:formula="of:=[.D222]-[.$E$2]" office:value-type="float" office:value="-15" calcext:value-type="float">
            <text:p>-15.00</text:p>
          </table:table-cell>
          <table:table-cell/>
          <table:table-cell table:formula="of:=INT([.C222]*[.$G$2])" office:value-type="float" office:value="-4" calcext:value-type="float">
            <text:p>-4.00</text:p>
          </table:table-cell>
          <table:table-cell table:formula="of:=[.G222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2]+1" office:value-type="float" office:value="217" calcext:value-type="float">
            <text:p>217</text:p>
          </table:table-cell>
          <table:table-cell table:formula="of:=([.A223]/MAX([.$A$6:.A$2000])) * [.$B$2] + [.$A$2]" office:value-type="float" office:value="344.195121951219" calcext:value-type="float">
            <text:p>344.20</text:p>
          </table:table-cell>
          <table:table-cell table:formula="of:=SIN([.B223] * (3.14159 / 180))" office:value-type="float" office:value="-0.272367049728579" calcext:value-type="float">
            <text:p>-0.27</text:p>
          </table:table-cell>
          <table:table-cell table:formula="of:=INT([.C223]*[.$D$2])" office:value-type="float" office:value="-4" calcext:value-type="float">
            <text:p>-4.00</text:p>
          </table:table-cell>
          <table:table-cell table:formula="of:=[.D223]-[.$E$2]" office:value-type="float" office:value="-15" calcext:value-type="float">
            <text:p>-15.00</text:p>
          </table:table-cell>
          <table:table-cell/>
          <table:table-cell table:formula="of:=INT([.C223]*[.$G$2])" office:value-type="float" office:value="-4" calcext:value-type="float">
            <text:p>-4.00</text:p>
          </table:table-cell>
          <table:table-cell table:formula="of:=[.G223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3]+1" office:value-type="float" office:value="218" calcext:value-type="float">
            <text:p>218</text:p>
          </table:table-cell>
          <table:table-cell table:formula="of:=([.A224]/MAX([.$A$6:.A$2000])) * [.$B$2] + [.$A$2]" office:value-type="float" office:value="345.449477351916" calcext:value-type="float">
            <text:p>345.45</text:p>
          </table:table-cell>
          <table:table-cell table:formula="of:=SIN([.B224] * (3.14159 / 180))" office:value-type="float" office:value="-0.251238535506203" calcext:value-type="float">
            <text:p>-0.25</text:p>
          </table:table-cell>
          <table:table-cell table:formula="of:=INT([.C224]*[.$D$2])" office:value-type="float" office:value="-4" calcext:value-type="float">
            <text:p>-4.00</text:p>
          </table:table-cell>
          <table:table-cell table:formula="of:=[.D224]-[.$E$2]" office:value-type="float" office:value="-15" calcext:value-type="float">
            <text:p>-15.00</text:p>
          </table:table-cell>
          <table:table-cell/>
          <table:table-cell table:formula="of:=INT([.C224]*[.$G$2])" office:value-type="float" office:value="-4" calcext:value-type="float">
            <text:p>-4.00</text:p>
          </table:table-cell>
          <table:table-cell table:formula="of:=[.G22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4]+1" office:value-type="float" office:value="219" calcext:value-type="float">
            <text:p>219</text:p>
          </table:table-cell>
          <table:table-cell table:formula="of:=([.A225]/MAX([.$A$6:.A$2000])) * [.$B$2] + [.$A$2]" office:value-type="float" office:value="346.703832752613" calcext:value-type="float">
            <text:p>346.70</text:p>
          </table:table-cell>
          <table:table-cell table:formula="of:=SIN([.B225] * (3.14159 / 180))" office:value-type="float" office:value="-0.229989610851212" calcext:value-type="float">
            <text:p>-0.23</text:p>
          </table:table-cell>
          <table:table-cell table:formula="of:=INT([.C225]*[.$D$2])" office:value-type="float" office:value="-3" calcext:value-type="float">
            <text:p>-3.00</text:p>
          </table:table-cell>
          <table:table-cell table:formula="of:=[.D225]-[.$E$2]" office:value-type="float" office:value="-14" calcext:value-type="float">
            <text:p>-14.00</text:p>
          </table:table-cell>
          <table:table-cell/>
          <table:table-cell table:formula="of:=INT([.C225]*[.$G$2])" office:value-type="float" office:value="-3" calcext:value-type="float">
            <text:p>-3.00</text:p>
          </table:table-cell>
          <table:table-cell table:formula="of:=[.G22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5]+1" office:value-type="float" office:value="220" calcext:value-type="float">
            <text:p>220</text:p>
          </table:table-cell>
          <table:table-cell table:formula="of:=([.A226]/MAX([.$A$6:.A$2000])) * [.$B$2] + [.$A$2]" office:value-type="float" office:value="347.95818815331" calcext:value-type="float">
            <text:p>347.96</text:p>
          </table:table-cell>
          <table:table-cell table:formula="of:=SIN([.B226] * (3.14159 / 180))" office:value-type="float" office:value="-0.208630459679876" calcext:value-type="float">
            <text:p>-0.21</text:p>
          </table:table-cell>
          <table:table-cell table:formula="of:=INT([.C226]*[.$D$2])" office:value-type="float" office:value="-3" calcext:value-type="float">
            <text:p>-3.00</text:p>
          </table:table-cell>
          <table:table-cell table:formula="of:=[.D226]-[.$E$2]" office:value-type="float" office:value="-14" calcext:value-type="float">
            <text:p>-14.00</text:p>
          </table:table-cell>
          <table:table-cell/>
          <table:table-cell table:formula="of:=INT([.C226]*[.$G$2])" office:value-type="float" office:value="-3" calcext:value-type="float">
            <text:p>-3.00</text:p>
          </table:table-cell>
          <table:table-cell table:formula="of:=[.G226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6]+1" office:value-type="float" office:value="221" calcext:value-type="float">
            <text:p>221</text:p>
          </table:table-cell>
          <table:table-cell table:formula="of:=([.A227]/MAX([.$A$6:.A$2000])) * [.$B$2] + [.$A$2]" office:value-type="float" office:value="349.212543554007" calcext:value-type="float">
            <text:p>349.21</text:p>
          </table:table-cell>
          <table:table-cell table:formula="of:=SIN([.B227] * (3.14159 / 180))" office:value-type="float" office:value="-0.187171318736446" calcext:value-type="float">
            <text:p>-0.19</text:p>
          </table:table-cell>
          <table:table-cell table:formula="of:=INT([.C227]*[.$D$2])" office:value-type="float" office:value="-3" calcext:value-type="float">
            <text:p>-3.00</text:p>
          </table:table-cell>
          <table:table-cell table:formula="of:=[.D227]-[.$E$2]" office:value-type="float" office:value="-14" calcext:value-type="float">
            <text:p>-14.00</text:p>
          </table:table-cell>
          <table:table-cell/>
          <table:table-cell table:formula="of:=INT([.C227]*[.$G$2])" office:value-type="float" office:value="-3" calcext:value-type="float">
            <text:p>-3.00</text:p>
          </table:table-cell>
          <table:table-cell table:formula="of:=[.G227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7]+1" office:value-type="float" office:value="222" calcext:value-type="float">
            <text:p>222</text:p>
          </table:table-cell>
          <table:table-cell table:formula="of:=([.A228]/MAX([.$A$6:.A$2000])) * [.$B$2] + [.$A$2]" office:value-type="float" office:value="350.466898954704" calcext:value-type="float">
            <text:p>350.47</text:p>
          </table:table-cell>
          <table:table-cell table:formula="of:=SIN([.B228] * (3.14159 / 180))" office:value-type="float" office:value="-0.165622472687002" calcext:value-type="float">
            <text:p>-0.17</text:p>
          </table:table-cell>
          <table:table-cell table:formula="of:=INT([.C228]*[.$D$2])" office:value-type="float" office:value="-2" calcext:value-type="float">
            <text:p>-2.00</text:p>
          </table:table-cell>
          <table:table-cell table:formula="of:=[.D228]-[.$E$2]" office:value-type="float" office:value="-13" calcext:value-type="float">
            <text:p>-13.00</text:p>
          </table:table-cell>
          <table:table-cell/>
          <table:table-cell table:formula="of:=INT([.C228]*[.$G$2])" office:value-type="float" office:value="-2" calcext:value-type="float">
            <text:p>-2.00</text:p>
          </table:table-cell>
          <table:table-cell table:formula="of:=[.G228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28]+1" office:value-type="float" office:value="223" calcext:value-type="float">
            <text:p>223</text:p>
          </table:table-cell>
          <table:table-cell table:formula="of:=([.A229]/MAX([.$A$6:.A$2000])) * [.$B$2] + [.$A$2]" office:value-type="float" office:value="351.721254355401" calcext:value-type="float">
            <text:p>351.72</text:p>
          </table:table-cell>
          <table:table-cell table:formula="of:=SIN([.B229] * (3.14159 / 180))" office:value-type="float" office:value="-0.143994249190356" calcext:value-type="float">
            <text:p>-0.14</text:p>
          </table:table-cell>
          <table:table-cell table:formula="of:=INT([.C229]*[.$D$2])" office:value-type="float" office:value="-2" calcext:value-type="float">
            <text:p>-2.00</text:p>
          </table:table-cell>
          <table:table-cell table:formula="of:=[.D229]-[.$E$2]" office:value-type="float" office:value="-13" calcext:value-type="float">
            <text:p>-13.00</text:p>
          </table:table-cell>
          <table:table-cell/>
          <table:table-cell table:formula="of:=INT([.C229]*[.$G$2])" office:value-type="float" office:value="-2" calcext:value-type="float">
            <text:p>-2.00</text:p>
          </table:table-cell>
          <table:table-cell table:formula="of:=[.G229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29]+1" office:value-type="float" office:value="224" calcext:value-type="float">
            <text:p>224</text:p>
          </table:table-cell>
          <table:table-cell table:formula="of:=([.A230]/MAX([.$A$6:.A$2000])) * [.$B$2] + [.$A$2]" office:value-type="float" office:value="352.975609756098" calcext:value-type="float">
            <text:p>352.98</text:p>
          </table:table-cell>
          <table:table-cell table:formula="of:=SIN([.B230] * (3.14159 / 180))" office:value-type="float" office:value="-0.12229701394834" calcext:value-type="float">
            <text:p>-0.12</text:p>
          </table:table-cell>
          <table:table-cell table:formula="of:=INT([.C230]*[.$D$2])" office:value-type="float" office:value="-2" calcext:value-type="float">
            <text:p>-2.00</text:p>
          </table:table-cell>
          <table:table-cell table:formula="of:=[.D230]-[.$E$2]" office:value-type="float" office:value="-13" calcext:value-type="float">
            <text:p>-13.00</text:p>
          </table:table-cell>
          <table:table-cell/>
          <table:table-cell table:formula="of:=INT([.C230]*[.$G$2])" office:value-type="float" office:value="-2" calcext:value-type="float">
            <text:p>-2.00</text:p>
          </table:table-cell>
          <table:table-cell table:formula="of:=[.G230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30]+1" office:value-type="float" office:value="225" calcext:value-type="float">
            <text:p>225</text:p>
          </table:table-cell>
          <table:table-cell table:formula="of:=([.A231]/MAX([.$A$6:.A$2000])) * [.$B$2] + [.$A$2]" office:value-type="float" office:value="354.229965156794" calcext:value-type="float">
            <text:p>354.23</text:p>
          </table:table-cell>
          <table:table-cell table:formula="of:=SIN([.B231] * (3.14159 / 180))" office:value-type="float" office:value="-0.100541165737866" calcext:value-type="float">
            <text:p>-0.10</text:p>
          </table:table-cell>
          <table:table-cell table:formula="of:=INT([.C231]*[.$D$2])" office:value-type="float" office:value="-2" calcext:value-type="float">
            <text:p>-2.00</text:p>
          </table:table-cell>
          <table:table-cell table:formula="of:=[.D231]-[.$E$2]" office:value-type="float" office:value="-13" calcext:value-type="float">
            <text:p>-13.00</text:p>
          </table:table-cell>
          <table:table-cell/>
          <table:table-cell table:formula="of:=INT([.C231]*[.$G$2])" office:value-type="float" office:value="-2" calcext:value-type="float">
            <text:p>-2.00</text:p>
          </table:table-cell>
          <table:table-cell table:formula="of:=[.G231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31]+1" office:value-type="float" office:value="226" calcext:value-type="float">
            <text:p>226</text:p>
          </table:table-cell>
          <table:table-cell table:formula="of:=([.A232]/MAX([.$A$6:.A$2000])) * [.$B$2] + [.$A$2]" office:value-type="float" office:value="355.484320557491" calcext:value-type="float">
            <text:p>355.48</text:p>
          </table:table-cell>
          <table:table-cell table:formula="of:=SIN([.B232] * (3.14159 / 180))" office:value-type="float" office:value="-0.0787371314271281" calcext:value-type="float">
            <text:p>-0.08</text:p>
          </table:table-cell>
          <table:table-cell table:formula="of:=INT([.C232]*[.$D$2])" office:value-type="float" office:value="-1" calcext:value-type="float">
            <text:p>-1.00</text:p>
          </table:table-cell>
          <table:table-cell table:formula="of:=[.D232]-[.$E$2]" office:value-type="float" office:value="-12" calcext:value-type="float">
            <text:p>-12.00</text:p>
          </table:table-cell>
          <table:table-cell/>
          <table:table-cell table:formula="of:=INT([.C232]*[.$G$2])" office:value-type="float" office:value="-1" calcext:value-type="float">
            <text:p>-1.00</text:p>
          </table:table-cell>
          <table:table-cell table:formula="of:=[.G232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2]+1" office:value-type="float" office:value="227" calcext:value-type="float">
            <text:p>227</text:p>
          </table:table-cell>
          <table:table-cell table:formula="of:=([.A233]/MAX([.$A$6:.A$2000])) * [.$B$2] + [.$A$2]" office:value-type="float" office:value="356.738675958188" calcext:value-type="float">
            <text:p>356.74</text:p>
          </table:table-cell>
          <table:table-cell table:formula="of:=SIN([.B233] * (3.14159 / 180))" office:value-type="float" office:value="-0.0568953609783432" calcext:value-type="float">
            <text:p>-0.06</text:p>
          </table:table-cell>
          <table:table-cell table:formula="of:=INT([.C233]*[.$D$2])" office:value-type="float" office:value="-1" calcext:value-type="float">
            <text:p>-1.00</text:p>
          </table:table-cell>
          <table:table-cell table:formula="of:=[.D233]-[.$E$2]" office:value-type="float" office:value="-12" calcext:value-type="float">
            <text:p>-12.00</text:p>
          </table:table-cell>
          <table:table-cell/>
          <table:table-cell table:formula="of:=INT([.C233]*[.$G$2])" office:value-type="float" office:value="-1" calcext:value-type="float">
            <text:p>-1.00</text:p>
          </table:table-cell>
          <table:table-cell table:formula="of:=[.G233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3]+1" office:value-type="float" office:value="228" calcext:value-type="float">
            <text:p>228</text:p>
          </table:table-cell>
          <table:table-cell table:formula="of:=([.A234]/MAX([.$A$6:.A$2000])) * [.$B$2] + [.$A$2]" office:value-type="float" office:value="357.993031358885" calcext:value-type="float">
            <text:p>357.99</text:p>
          </table:table-cell>
          <table:table-cell table:formula="of:=SIN([.B234] * (3.14159 / 180))" office:value-type="float" office:value="-0.0350263224394343" calcext:value-type="float">
            <text:p>-0.04</text:p>
          </table:table-cell>
          <table:table-cell table:formula="of:=INT([.C234]*[.$D$2])" office:value-type="float" office:value="-1" calcext:value-type="float">
            <text:p>-1.00</text:p>
          </table:table-cell>
          <table:table-cell table:formula="of:=[.D234]-[.$E$2]" office:value-type="float" office:value="-12" calcext:value-type="float">
            <text:p>-12.00</text:p>
          </table:table-cell>
          <table:table-cell/>
          <table:table-cell table:formula="of:=INT([.C234]*[.$G$2])" office:value-type="float" office:value="-1" calcext:value-type="float">
            <text:p>-1.00</text:p>
          </table:table-cell>
          <table:table-cell table:formula="of:=[.G234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4]+1" office:value-type="float" office:value="229" calcext:value-type="float">
            <text:p>229</text:p>
          </table:table-cell>
          <table:table-cell table:formula="of:=([.A235]/MAX([.$A$6:.A$2000])) * [.$B$2] + [.$A$2]" office:value-type="float" office:value="359.247386759582" calcext:value-type="float">
            <text:p>359.25</text:p>
          </table:table-cell>
          <table:table-cell table:formula="of:=SIN([.B235] * (3.14159 / 180))" office:value-type="float" office:value="-0.0131404969270247" calcext:value-type="float">
            <text:p>-0.01</text:p>
          </table:table-cell>
          <table:table-cell table:formula="of:=INT([.C235]*[.$D$2])" office:value-type="float" office:value="-1" calcext:value-type="float">
            <text:p>-1.00</text:p>
          </table:table-cell>
          <table:table-cell table:formula="of:=[.D235]-[.$E$2]" office:value-type="float" office:value="-12" calcext:value-type="float">
            <text:p>-12.00</text:p>
          </table:table-cell>
          <table:table-cell/>
          <table:table-cell table:formula="of:=INT([.C235]*[.$G$2])" office:value-type="float" office:value="-1" calcext:value-type="float">
            <text:p>-1.00</text:p>
          </table:table-cell>
          <table:table-cell table:formula="of:=[.G23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5]+1" office:value-type="float" office:value="230" calcext:value-type="float">
            <text:p>230</text:p>
          </table:table-cell>
          <table:table-cell table:formula="of:=([.A236]/MAX([.$A$6:.A$2000])) * [.$B$2] + [.$A$2]" office:value-type="float" office:value="360.501742160279" calcext:value-type="float">
            <text:p>360.50</text:p>
          </table:table-cell>
          <table:table-cell table:formula="of:=SIN([.B236] * (3.14159 / 180))" office:value-type="float" office:value="0.00875162639681175" calcext:value-type="float">
            <text:p>0.01</text:p>
          </table:table-cell>
          <table:table-cell table:formula="of:=INT([.C236]*[.$D$2])" office:value-type="float" office:value="0" calcext:value-type="float">
            <text:p>0.00</text:p>
          </table:table-cell>
          <table:table-cell table:formula="of:=[.D236]-[.$E$2]" office:value-type="float" office:value="-11" calcext:value-type="float">
            <text:p>-11.00</text:p>
          </table:table-cell>
          <table:table-cell/>
          <table:table-cell table:formula="of:=INT([.C236]*[.$G$2])" office:value-type="float" office:value="0" calcext:value-type="float">
            <text:p>0.00</text:p>
          </table:table-cell>
          <table:table-cell table:formula="of:=[.G236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6]+1" office:value-type="float" office:value="231" calcext:value-type="float">
            <text:p>231</text:p>
          </table:table-cell>
          <table:table-cell table:formula="of:=([.A237]/MAX([.$A$6:.A$2000])) * [.$B$2] + [.$A$2]" office:value-type="float" office:value="361.756097560976" calcext:value-type="float">
            <text:p>361.76</text:p>
          </table:table-cell>
          <table:table-cell table:formula="of:=SIN([.B237] * (3.14159 / 180))" office:value-type="float" office:value="0.0306395553516657" calcext:value-type="float">
            <text:p>0.03</text:p>
          </table:table-cell>
          <table:table-cell table:formula="of:=INT([.C237]*[.$D$2])" office:value-type="float" office:value="0" calcext:value-type="float">
            <text:p>0.00</text:p>
          </table:table-cell>
          <table:table-cell table:formula="of:=[.D237]-[.$E$2]" office:value-type="float" office:value="-11" calcext:value-type="float">
            <text:p>-11.00</text:p>
          </table:table-cell>
          <table:table-cell/>
          <table:table-cell table:formula="of:=INT([.C237]*[.$G$2])" office:value-type="float" office:value="0" calcext:value-type="float">
            <text:p>0.00</text:p>
          </table:table-cell>
          <table:table-cell table:formula="of:=[.G237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7]+1" office:value-type="float" office:value="232" calcext:value-type="float">
            <text:p>232</text:p>
          </table:table-cell>
          <table:table-cell table:formula="of:=([.A238]/MAX([.$A$6:.A$2000])) * [.$B$2] + [.$A$2]" office:value-type="float" office:value="363.010452961672" calcext:value-type="float">
            <text:p>363.01</text:p>
          </table:table-cell>
          <table:table-cell table:formula="of:=SIN([.B238] * (3.14159 / 180))" office:value-type="float" office:value="0.052512799767352" calcext:value-type="float">
            <text:p>0.05</text:p>
          </table:table-cell>
          <table:table-cell table:formula="of:=INT([.C238]*[.$D$2])" office:value-type="float" office:value="0" calcext:value-type="float">
            <text:p>0.00</text:p>
          </table:table-cell>
          <table:table-cell table:formula="of:=[.D238]-[.$E$2]" office:value-type="float" office:value="-11" calcext:value-type="float">
            <text:p>-11.00</text:p>
          </table:table-cell>
          <table:table-cell/>
          <table:table-cell table:formula="of:=INT([.C238]*[.$G$2])" office:value-type="float" office:value="0" calcext:value-type="float">
            <text:p>0.00</text:p>
          </table:table-cell>
          <table:table-cell table:formula="of:=[.G238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8]+1" office:value-type="float" office:value="233" calcext:value-type="float">
            <text:p>233</text:p>
          </table:table-cell>
          <table:table-cell table:formula="of:=([.A239]/MAX([.$A$6:.A$2000])) * [.$B$2] + [.$A$2]" office:value-type="float" office:value="364.264808362369" calcext:value-type="float">
            <text:p>364.26</text:p>
          </table:table-cell>
          <table:table-cell table:formula="of:=SIN([.B239] * (3.14159 / 180))" office:value-type="float" office:value="0.074360876511506" calcext:value-type="float">
            <text:p>0.07</text:p>
          </table:table-cell>
          <table:table-cell table:formula="of:=INT([.C239]*[.$D$2])" office:value-type="float" office:value="0" calcext:value-type="float">
            <text:p>0.00</text:p>
          </table:table-cell>
          <table:table-cell table:formula="of:=[.D239]-[.$E$2]" office:value-type="float" office:value="-11" calcext:value-type="float">
            <text:p>-11.00</text:p>
          </table:table-cell>
          <table:table-cell/>
          <table:table-cell table:formula="of:=INT([.C239]*[.$G$2])" office:value-type="float" office:value="0" calcext:value-type="float">
            <text:p>0.00</text:p>
          </table:table-cell>
          <table:table-cell table:formula="of:=[.G23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9]+1" office:value-type="float" office:value="234" calcext:value-type="float">
            <text:p>234</text:p>
          </table:table-cell>
          <table:table-cell table:formula="of:=([.A240]/MAX([.$A$6:.A$2000])) * [.$B$2] + [.$A$2]" office:value-type="float" office:value="365.519163763066" calcext:value-type="float">
            <text:p>365.52</text:p>
          </table:table-cell>
          <table:table-cell table:formula="of:=SIN([.B240] * (3.14159 / 180))" office:value-type="float" office:value="0.0961733145138086" calcext:value-type="float">
            <text:p>0.10</text:p>
          </table:table-cell>
          <table:table-cell table:formula="of:=INT([.C240]*[.$D$2])" office:value-type="float" office:value="1" calcext:value-type="float">
            <text:p>1.00</text:p>
          </table:table-cell>
          <table:table-cell table:formula="of:=[.D240]-[.$E$2]" office:value-type="float" office:value="-10" calcext:value-type="float">
            <text:p>-10.00</text:p>
          </table:table-cell>
          <table:table-cell/>
          <table:table-cell table:formula="of:=INT([.C240]*[.$G$2])" office:value-type="float" office:value="1" calcext:value-type="float">
            <text:p>1.00</text:p>
          </table:table-cell>
          <table:table-cell table:formula="of:=[.G240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0]+1" office:value-type="float" office:value="235" calcext:value-type="float">
            <text:p>235</text:p>
          </table:table-cell>
          <table:table-cell table:formula="of:=([.A241]/MAX([.$A$6:.A$2000])) * [.$B$2] + [.$A$2]" office:value-type="float" office:value="366.773519163763" calcext:value-type="float">
            <text:p>366.77</text:p>
          </table:table-cell>
          <table:table-cell table:formula="of:=SIN([.B241] * (3.14159 / 180))" office:value-type="float" office:value="0.117939659784422" calcext:value-type="float">
            <text:p>0.12</text:p>
          </table:table-cell>
          <table:table-cell table:formula="of:=INT([.C241]*[.$D$2])" office:value-type="float" office:value="1" calcext:value-type="float">
            <text:p>1.00</text:p>
          </table:table-cell>
          <table:table-cell table:formula="of:=[.D241]-[.$E$2]" office:value-type="float" office:value="-10" calcext:value-type="float">
            <text:p>-10.00</text:p>
          </table:table-cell>
          <table:table-cell/>
          <table:table-cell table:formula="of:=INT([.C241]*[.$G$2])" office:value-type="float" office:value="1" calcext:value-type="float">
            <text:p>1.00</text:p>
          </table:table-cell>
          <table:table-cell table:formula="of:=[.G241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1]+1" office:value-type="float" office:value="236" calcext:value-type="float">
            <text:p>236</text:p>
          </table:table-cell>
          <table:table-cell table:formula="of:=([.A242]/MAX([.$A$6:.A$2000])) * [.$B$2] + [.$A$2]" office:value-type="float" office:value="368.02787456446" calcext:value-type="float">
            <text:p>368.03</text:p>
          </table:table-cell>
          <table:table-cell table:formula="of:=SIN([.B242] * (3.14159 / 180))" office:value-type="float" office:value="0.139649480424254" calcext:value-type="float">
            <text:p>0.14</text:p>
          </table:table-cell>
          <table:table-cell table:formula="of:=INT([.C242]*[.$D$2])" office:value-type="float" office:value="1" calcext:value-type="float">
            <text:p>1.00</text:p>
          </table:table-cell>
          <table:table-cell table:formula="of:=[.D242]-[.$E$2]" office:value-type="float" office:value="-10" calcext:value-type="float">
            <text:p>-10.00</text:p>
          </table:table-cell>
          <table:table-cell/>
          <table:table-cell table:formula="of:=INT([.C242]*[.$G$2])" office:value-type="float" office:value="1" calcext:value-type="float">
            <text:p>1.00</text:p>
          </table:table-cell>
          <table:table-cell table:formula="of:=[.G242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2]+1" office:value-type="float" office:value="237" calcext:value-type="float">
            <text:p>237</text:p>
          </table:table-cell>
          <table:table-cell table:formula="of:=([.A243]/MAX([.$A$6:.A$2000])) * [.$B$2] + [.$A$2]" office:value-type="float" office:value="369.282229965157" calcext:value-type="float">
            <text:p>369.28</text:p>
          </table:table-cell>
          <table:table-cell table:formula="of:=SIN([.B243] * (3.14159 / 180))" office:value-type="float" office:value="0.161292371624626" calcext:value-type="float">
            <text:p>0.16</text:p>
          </table:table-cell>
          <table:table-cell table:formula="of:=INT([.C243]*[.$D$2])" office:value-type="float" office:value="1" calcext:value-type="float">
            <text:p>1.00</text:p>
          </table:table-cell>
          <table:table-cell table:formula="of:=[.D243]-[.$E$2]" office:value-type="float" office:value="-10" calcext:value-type="float">
            <text:p>-10.00</text:p>
          </table:table-cell>
          <table:table-cell/>
          <table:table-cell table:formula="of:=INT([.C243]*[.$G$2])" office:value-type="float" office:value="1" calcext:value-type="float">
            <text:p>1.00</text:p>
          </table:table-cell>
          <table:table-cell table:formula="of:=[.G243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3]+1" office:value-type="float" office:value="238" calcext:value-type="float">
            <text:p>238</text:p>
          </table:table-cell>
          <table:table-cell table:formula="of:=([.A244]/MAX([.$A$6:.A$2000])) * [.$B$2] + [.$A$2]" office:value-type="float" office:value="370.536585365854" calcext:value-type="float">
            <text:p>370.54</text:p>
          </table:table-cell>
          <table:table-cell table:formula="of:=SIN([.B244] * (3.14159 / 180))" office:value-type="float" office:value="0.182857960653952" calcext:value-type="float">
            <text:p>0.18</text:p>
          </table:table-cell>
          <table:table-cell table:formula="of:=INT([.C244]*[.$D$2])" office:value-type="float" office:value="2" calcext:value-type="float">
            <text:p>2.00</text:p>
          </table:table-cell>
          <table:table-cell table:formula="of:=[.D244]-[.$E$2]" office:value-type="float" office:value="-9" calcext:value-type="float">
            <text:p>-9.00</text:p>
          </table:table-cell>
          <table:table-cell/>
          <table:table-cell table:formula="of:=INT([.C244]*[.$G$2])" office:value-type="float" office:value="2" calcext:value-type="float">
            <text:p>2.00</text:p>
          </table:table-cell>
          <table:table-cell table:formula="of:=[.G244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4]+1" office:value-type="float" office:value="239" calcext:value-type="float">
            <text:p>239</text:p>
          </table:table-cell>
          <table:table-cell table:formula="of:=([.A245]/MAX([.$A$6:.A$2000])) * [.$B$2] + [.$A$2]" office:value-type="float" office:value="371.790940766551" calcext:value-type="float">
            <text:p>371.79</text:p>
          </table:table-cell>
          <table:table-cell table:formula="of:=SIN([.B245] * (3.14159 / 180))" office:value-type="float" office:value="0.204335911829056" calcext:value-type="float">
            <text:p>0.20</text:p>
          </table:table-cell>
          <table:table-cell table:formula="of:=INT([.C245]*[.$D$2])" office:value-type="float" office:value="2" calcext:value-type="float">
            <text:p>2.00</text:p>
          </table:table-cell>
          <table:table-cell table:formula="of:=[.D245]-[.$E$2]" office:value-type="float" office:value="-9" calcext:value-type="float">
            <text:p>-9.00</text:p>
          </table:table-cell>
          <table:table-cell/>
          <table:table-cell table:formula="of:=INT([.C245]*[.$G$2])" office:value-type="float" office:value="2" calcext:value-type="float">
            <text:p>2.00</text:p>
          </table:table-cell>
          <table:table-cell table:formula="of:=[.G245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5]+1" office:value-type="float" office:value="240" calcext:value-type="float">
            <text:p>240</text:p>
          </table:table-cell>
          <table:table-cell table:formula="of:=([.A246]/MAX([.$A$6:.A$2000])) * [.$B$2] + [.$A$2]" office:value-type="float" office:value="373.045296167247" calcext:value-type="float">
            <text:p>373.05</text:p>
          </table:table-cell>
          <table:table-cell table:formula="of:=SIN([.B246] * (3.14159 / 180))" office:value-type="float" office:value="0.225715931468725" calcext:value-type="float">
            <text:p>0.23</text:p>
          </table:table-cell>
          <table:table-cell table:formula="of:=INT([.C246]*[.$D$2])" office:value-type="float" office:value="2" calcext:value-type="float">
            <text:p>2.00</text:p>
          </table:table-cell>
          <table:table-cell table:formula="of:=[.D246]-[.$E$2]" office:value-type="float" office:value="-9" calcext:value-type="float">
            <text:p>-9.00</text:p>
          </table:table-cell>
          <table:table-cell/>
          <table:table-cell table:formula="of:=INT([.C246]*[.$G$2])" office:value-type="float" office:value="2" calcext:value-type="float">
            <text:p>2.00</text:p>
          </table:table-cell>
          <table:table-cell table:formula="of:=[.G246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6]+1" office:value-type="float" office:value="241" calcext:value-type="float">
            <text:p>241</text:p>
          </table:table-cell>
          <table:table-cell table:formula="of:=([.A247]/MAX([.$A$6:.A$2000])) * [.$B$2] + [.$A$2]" office:value-type="float" office:value="374.299651567944" calcext:value-type="float">
            <text:p>374.30</text:p>
          </table:table-cell>
          <table:table-cell table:formula="of:=SIN([.B247] * (3.14159 / 180))" office:value-type="float" office:value="0.246987772827138" calcext:value-type="float">
            <text:p>0.25</text:p>
          </table:table-cell>
          <table:table-cell table:formula="of:=INT([.C247]*[.$D$2])" office:value-type="float" office:value="2" calcext:value-type="float">
            <text:p>2.00</text:p>
          </table:table-cell>
          <table:table-cell table:formula="of:=[.D247]-[.$E$2]" office:value-type="float" office:value="-9" calcext:value-type="float">
            <text:p>-9.00</text:p>
          </table:table-cell>
          <table:table-cell/>
          <table:table-cell table:formula="of:=INT([.C247]*[.$G$2])" office:value-type="float" office:value="2" calcext:value-type="float">
            <text:p>2.00</text:p>
          </table:table-cell>
          <table:table-cell table:formula="of:=[.G247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7]+1" office:value-type="float" office:value="242" calcext:value-type="float">
            <text:p>242</text:p>
          </table:table-cell>
          <table:table-cell table:formula="of:=([.A248]/MAX([.$A$6:.A$2000])) * [.$B$2] + [.$A$2]" office:value-type="float" office:value="375.554006968641" calcext:value-type="float">
            <text:p>375.55</text:p>
          </table:table-cell>
          <table:table-cell table:formula="of:=SIN([.B248] * (3.14159 / 180))" office:value-type="float" office:value="0.268141241004793" calcext:value-type="float">
            <text:p>0.27</text:p>
          </table:table-cell>
          <table:table-cell table:formula="of:=INT([.C248]*[.$D$2])" office:value-type="float" office:value="3" calcext:value-type="float">
            <text:p>3.00</text:p>
          </table:table-cell>
          <table:table-cell table:formula="of:=[.D248]-[.$E$2]" office:value-type="float" office:value="-8" calcext:value-type="float">
            <text:p>-8.00</text:p>
          </table:table-cell>
          <table:table-cell/>
          <table:table-cell table:formula="of:=INT([.C248]*[.$G$2])" office:value-type="float" office:value="3" calcext:value-type="float">
            <text:p>3.00</text:p>
          </table:table-cell>
          <table:table-cell table:formula="of:=[.G248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48]+1" office:value-type="float" office:value="243" calcext:value-type="float">
            <text:p>243</text:p>
          </table:table-cell>
          <table:table-cell table:formula="of:=([.A249]/MAX([.$A$6:.A$2000])) * [.$B$2] + [.$A$2]" office:value-type="float" office:value="376.808362369338" calcext:value-type="float">
            <text:p>376.81</text:p>
          </table:table-cell>
          <table:table-cell table:formula="of:=SIN([.B249] * (3.14159 / 180))" office:value-type="float" office:value="0.289166197834591" calcext:value-type="float">
            <text:p>0.29</text:p>
          </table:table-cell>
          <table:table-cell table:formula="of:=INT([.C249]*[.$D$2])" office:value-type="float" office:value="3" calcext:value-type="float">
            <text:p>3.00</text:p>
          </table:table-cell>
          <table:table-cell table:formula="of:=[.D249]-[.$E$2]" office:value-type="float" office:value="-8" calcext:value-type="float">
            <text:p>-8.00</text:p>
          </table:table-cell>
          <table:table-cell/>
          <table:table-cell table:formula="of:=INT([.C249]*[.$G$2])" office:value-type="float" office:value="3" calcext:value-type="float">
            <text:p>3.00</text:p>
          </table:table-cell>
          <table:table-cell table:formula="of:=[.G24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49]+1" office:value-type="float" office:value="244" calcext:value-type="float">
            <text:p>244</text:p>
          </table:table-cell>
          <table:table-cell table:formula="of:=([.A250]/MAX([.$A$6:.A$2000])) * [.$B$2] + [.$A$2]" office:value-type="float" office:value="378.062717770035" calcext:value-type="float">
            <text:p>378.06</text:p>
          </table:table-cell>
          <table:table-cell table:formula="of:=SIN([.B250] * (3.14159 / 180))" office:value-type="float" office:value="0.310052566740727" calcext:value-type="float">
            <text:p>0.31</text:p>
          </table:table-cell>
          <table:table-cell table:formula="of:=INT([.C250]*[.$D$2])" office:value-type="float" office:value="3" calcext:value-type="float">
            <text:p>3.00</text:p>
          </table:table-cell>
          <table:table-cell table:formula="of:=[.D250]-[.$E$2]" office:value-type="float" office:value="-8" calcext:value-type="float">
            <text:p>-8.00</text:p>
          </table:table-cell>
          <table:table-cell/>
          <table:table-cell table:formula="of:=INT([.C250]*[.$G$2])" office:value-type="float" office:value="3" calcext:value-type="float">
            <text:p>3.00</text:p>
          </table:table-cell>
          <table:table-cell table:formula="of:=[.G250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50]+1" office:value-type="float" office:value="245" calcext:value-type="float">
            <text:p>245</text:p>
          </table:table-cell>
          <table:table-cell table:formula="of:=([.A251]/MAX([.$A$6:.A$2000])) * [.$B$2] + [.$A$2]" office:value-type="float" office:value="379.317073170732" calcext:value-type="float">
            <text:p>379.32</text:p>
          </table:table-cell>
          <table:table-cell table:formula="of:=SIN([.B251] * (3.14159 / 180))" office:value-type="float" office:value="0.33079033756807" calcext:value-type="float">
            <text:p>0.33</text:p>
          </table:table-cell>
          <table:table-cell table:formula="of:=INT([.C251]*[.$D$2])" office:value-type="float" office:value="3" calcext:value-type="float">
            <text:p>3.00</text:p>
          </table:table-cell>
          <table:table-cell table:formula="of:=[.D251]-[.$E$2]" office:value-type="float" office:value="-8" calcext:value-type="float">
            <text:p>-8.00</text:p>
          </table:table-cell>
          <table:table-cell/>
          <table:table-cell table:formula="of:=INT([.C251]*[.$G$2])" office:value-type="float" office:value="3" calcext:value-type="float">
            <text:p>3.00</text:p>
          </table:table-cell>
          <table:table-cell table:formula="of:=[.G251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51]+1" office:value-type="float" office:value="246" calcext:value-type="float">
            <text:p>246</text:p>
          </table:table-cell>
          <table:table-cell table:formula="of:=([.A252]/MAX([.$A$6:.A$2000])) * [.$B$2] + [.$A$2]" office:value-type="float" office:value="380.571428571429" calcext:value-type="float">
            <text:p>380.57</text:p>
          </table:table-cell>
          <table:table-cell table:formula="of:=SIN([.B252] * (3.14159 / 180))" office:value-type="float" office:value="0.351369571379698" calcext:value-type="float">
            <text:p>0.35</text:p>
          </table:table-cell>
          <table:table-cell table:formula="of:=INT([.C252]*[.$D$2])" office:value-type="float" office:value="4" calcext:value-type="float">
            <text:p>4.00</text:p>
          </table:table-cell>
          <table:table-cell table:formula="of:=[.D252]-[.$E$2]" office:value-type="float" office:value="-7" calcext:value-type="float">
            <text:p>-7.00</text:p>
          </table:table-cell>
          <table:table-cell/>
          <table:table-cell table:formula="of:=INT([.C252]*[.$G$2])" office:value-type="float" office:value="4" calcext:value-type="float">
            <text:p>4.00</text:p>
          </table:table-cell>
          <table:table-cell table:formula="of:=[.G252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2]+1" office:value-type="float" office:value="247" calcext:value-type="float">
            <text:p>247</text:p>
          </table:table-cell>
          <table:table-cell table:formula="of:=([.A253]/MAX([.$A$6:.A$2000])) * [.$B$2] + [.$A$2]" office:value-type="float" office:value="381.825783972125" calcext:value-type="float">
            <text:p>381.83</text:p>
          </table:table-cell>
          <table:table-cell table:formula="of:=SIN([.B253] * (3.14159 / 180))" office:value-type="float" office:value="0.371780405220309" calcext:value-type="float">
            <text:p>0.37</text:p>
          </table:table-cell>
          <table:table-cell table:formula="of:=INT([.C253]*[.$D$2])" office:value-type="float" office:value="4" calcext:value-type="float">
            <text:p>4.00</text:p>
          </table:table-cell>
          <table:table-cell table:formula="of:=[.D253]-[.$E$2]" office:value-type="float" office:value="-7" calcext:value-type="float">
            <text:p>-7.00</text:p>
          </table:table-cell>
          <table:table-cell/>
          <table:table-cell table:formula="of:=INT([.C253]*[.$G$2])" office:value-type="float" office:value="4" calcext:value-type="float">
            <text:p>4.00</text:p>
          </table:table-cell>
          <table:table-cell table:formula="of:=[.G25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3]+1" office:value-type="float" office:value="248" calcext:value-type="float">
            <text:p>248</text:p>
          </table:table-cell>
          <table:table-cell table:formula="of:=([.A254]/MAX([.$A$6:.A$2000])) * [.$B$2] + [.$A$2]" office:value-type="float" office:value="383.080139372822" calcext:value-type="float">
            <text:p>383.08</text:p>
          </table:table-cell>
          <table:table-cell table:formula="of:=SIN([.B254] * (3.14159 / 180))" office:value-type="float" office:value="0.392013056843209" calcext:value-type="float">
            <text:p>0.39</text:p>
          </table:table-cell>
          <table:table-cell table:formula="of:=INT([.C254]*[.$D$2])" office:value-type="float" office:value="4" calcext:value-type="float">
            <text:p>4.00</text:p>
          </table:table-cell>
          <table:table-cell table:formula="of:=[.D254]-[.$E$2]" office:value-type="float" office:value="-7" calcext:value-type="float">
            <text:p>-7.00</text:p>
          </table:table-cell>
          <table:table-cell/>
          <table:table-cell table:formula="of:=INT([.C254]*[.$G$2])" office:value-type="float" office:value="4" calcext:value-type="float">
            <text:p>4.00</text:p>
          </table:table-cell>
          <table:table-cell table:formula="of:=[.G25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4]+1" office:value-type="float" office:value="249" calcext:value-type="float">
            <text:p>249</text:p>
          </table:table-cell>
          <table:table-cell table:formula="of:=([.A255]/MAX([.$A$6:.A$2000])) * [.$B$2] + [.$A$2]" office:value-type="float" office:value="384.334494773519" calcext:value-type="float">
            <text:p>384.33</text:p>
          </table:table-cell>
          <table:table-cell table:formula="of:=SIN([.B255] * (3.14159 / 180))" office:value-type="float" office:value="0.412057829398629" calcext:value-type="float">
            <text:p>0.41</text:p>
          </table:table-cell>
          <table:table-cell table:formula="of:=INT([.C255]*[.$D$2])" office:value-type="float" office:value="4" calcext:value-type="float">
            <text:p>4.00</text:p>
          </table:table-cell>
          <table:table-cell table:formula="of:=[.D255]-[.$E$2]" office:value-type="float" office:value="-7" calcext:value-type="float">
            <text:p>-7.00</text:p>
          </table:table-cell>
          <table:table-cell/>
          <table:table-cell table:formula="of:=INT([.C255]*[.$G$2])" office:value-type="float" office:value="4" calcext:value-type="float">
            <text:p>4.00</text:p>
          </table:table-cell>
          <table:table-cell table:formula="of:=[.G25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5]+1" office:value-type="float" office:value="250" calcext:value-type="float">
            <text:p>250</text:p>
          </table:table-cell>
          <table:table-cell table:formula="of:=([.A256]/MAX([.$A$6:.A$2000])) * [.$B$2] + [.$A$2]" office:value-type="float" office:value="385.588850174216" calcext:value-type="float">
            <text:p>385.59</text:p>
          </table:table-cell>
          <table:table-cell table:formula="of:=SIN([.B256] * (3.14159 / 180))" office:value-type="float" office:value="0.431905116081108" calcext:value-type="float">
            <text:p>0.43</text:p>
          </table:table-cell>
          <table:table-cell table:formula="of:=INT([.C256]*[.$D$2])" office:value-type="float" office:value="5" calcext:value-type="float">
            <text:p>5.00</text:p>
          </table:table-cell>
          <table:table-cell table:formula="of:=[.D256]-[.$E$2]" office:value-type="float" office:value="-6" calcext:value-type="float">
            <text:p>-6.00</text:p>
          </table:table-cell>
          <table:table-cell/>
          <table:table-cell table:formula="of:=INT([.C256]*[.$G$2])" office:value-type="float" office:value="5" calcext:value-type="float">
            <text:p>5.00</text:p>
          </table:table-cell>
          <table:table-cell table:formula="of:=[.G25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6]+1" office:value-type="float" office:value="251" calcext:value-type="float">
            <text:p>251</text:p>
          </table:table-cell>
          <table:table-cell table:formula="of:=([.A257]/MAX([.$A$6:.A$2000])) * [.$B$2] + [.$A$2]" office:value-type="float" office:value="386.843205574913" calcext:value-type="float">
            <text:p>386.84</text:p>
          </table:table-cell>
          <table:table-cell table:formula="of:=SIN([.B257] * (3.14159 / 180))" office:value-type="float" office:value="0.451545404733722" calcext:value-type="float">
            <text:p>0.45</text:p>
          </table:table-cell>
          <table:table-cell table:formula="of:=INT([.C257]*[.$D$2])" office:value-type="float" office:value="5" calcext:value-type="float">
            <text:p>5.00</text:p>
          </table:table-cell>
          <table:table-cell table:formula="of:=[.D257]-[.$E$2]" office:value-type="float" office:value="-6" calcext:value-type="float">
            <text:p>-6.00</text:p>
          </table:table-cell>
          <table:table-cell/>
          <table:table-cell table:formula="of:=INT([.C257]*[.$G$2])" office:value-type="float" office:value="5" calcext:value-type="float">
            <text:p>5.00</text:p>
          </table:table-cell>
          <table:table-cell table:formula="of:=[.G257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7]+1" office:value-type="float" office:value="252" calcext:value-type="float">
            <text:p>252</text:p>
          </table:table-cell>
          <table:table-cell table:formula="of:=([.A258]/MAX([.$A$6:.A$2000])) * [.$B$2] + [.$A$2]" office:value-type="float" office:value="388.09756097561" calcext:value-type="float">
            <text:p>388.10</text:p>
          </table:table-cell>
          <table:table-cell table:formula="of:=SIN([.B258] * (3.14159 / 180))" office:value-type="float" office:value="0.470969282406943" calcext:value-type="float">
            <text:p>0.47</text:p>
          </table:table-cell>
          <table:table-cell table:formula="of:=INT([.C258]*[.$D$2])" office:value-type="float" office:value="5" calcext:value-type="float">
            <text:p>5.00</text:p>
          </table:table-cell>
          <table:table-cell table:formula="of:=[.D258]-[.$E$2]" office:value-type="float" office:value="-6" calcext:value-type="float">
            <text:p>-6.00</text:p>
          </table:table-cell>
          <table:table-cell/>
          <table:table-cell table:formula="of:=INT([.C258]*[.$G$2])" office:value-type="float" office:value="5" calcext:value-type="float">
            <text:p>5.00</text:p>
          </table:table-cell>
          <table:table-cell table:formula="of:=[.G258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8]+1" office:value-type="float" office:value="253" calcext:value-type="float">
            <text:p>253</text:p>
          </table:table-cell>
          <table:table-cell table:formula="of:=([.A259]/MAX([.$A$6:.A$2000])) * [.$B$2] + [.$A$2]" office:value-type="float" office:value="389.351916376307" calcext:value-type="float">
            <text:p>389.35</text:p>
          </table:table-cell>
          <table:table-cell table:formula="of:=SIN([.B259] * (3.14159 / 180))" office:value-type="float" office:value="0.490167439869968" calcext:value-type="float">
            <text:p>0.49</text:p>
          </table:table-cell>
          <table:table-cell table:formula="of:=INT([.C259]*[.$D$2])" office:value-type="float" office:value="5" calcext:value-type="float">
            <text:p>5.00</text:p>
          </table:table-cell>
          <table:table-cell table:formula="of:=[.D259]-[.$E$2]" office:value-type="float" office:value="-6" calcext:value-type="float">
            <text:p>-6.00</text:p>
          </table:table-cell>
          <table:table-cell/>
          <table:table-cell table:formula="of:=INT([.C259]*[.$G$2])" office:value-type="float" office:value="5" calcext:value-type="float">
            <text:p>5.00</text:p>
          </table:table-cell>
          <table:table-cell table:formula="of:=[.G259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9]+1" office:value-type="float" office:value="254" calcext:value-type="float">
            <text:p>254</text:p>
          </table:table-cell>
          <table:table-cell table:formula="of:=([.A260]/MAX([.$A$6:.A$2000])) * [.$B$2] + [.$A$2]" office:value-type="float" office:value="390.606271777003" calcext:value-type="float">
            <text:p>390.61</text:p>
          </table:table-cell>
          <table:table-cell table:formula="of:=SIN([.B260] * (3.14159 / 180))" office:value-type="float" office:value="0.509130676072328" calcext:value-type="float">
            <text:p>0.51</text:p>
          </table:table-cell>
          <table:table-cell table:formula="of:=INT([.C260]*[.$D$2])" office:value-type="float" office:value="6" calcext:value-type="float">
            <text:p>6.00</text:p>
          </table:table-cell>
          <table:table-cell table:formula="of:=[.D260]-[.$E$2]" office:value-type="float" office:value="-5" calcext:value-type="float">
            <text:p>-5.00</text:p>
          </table:table-cell>
          <table:table-cell/>
          <table:table-cell table:formula="of:=INT([.C260]*[.$G$2])" office:value-type="float" office:value="6" calcext:value-type="float">
            <text:p>6.00</text:p>
          </table:table-cell>
          <table:table-cell table:formula="of:=[.G260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0]+1" office:value-type="float" office:value="255" calcext:value-type="float">
            <text:p>255</text:p>
          </table:table-cell>
          <table:table-cell table:formula="of:=([.A261]/MAX([.$A$6:.A$2000])) * [.$B$2] + [.$A$2]" office:value-type="float" office:value="391.8606271777" calcext:value-type="float">
            <text:p>391.86</text:p>
          </table:table-cell>
          <table:table-cell table:formula="of:=SIN([.B261] * (3.14159 / 180))" office:value-type="float" office:value="0.527849902553644" calcext:value-type="float">
            <text:p>0.53</text:p>
          </table:table-cell>
          <table:table-cell table:formula="of:=INT([.C261]*[.$D$2])" office:value-type="float" office:value="6" calcext:value-type="float">
            <text:p>6.00</text:p>
          </table:table-cell>
          <table:table-cell table:formula="of:=[.D261]-[.$E$2]" office:value-type="float" office:value="-5" calcext:value-type="float">
            <text:p>-5.00</text:p>
          </table:table-cell>
          <table:table-cell/>
          <table:table-cell table:formula="of:=INT([.C261]*[.$G$2])" office:value-type="float" office:value="6" calcext:value-type="float">
            <text:p>6.00</text:p>
          </table:table-cell>
          <table:table-cell table:formula="of:=[.G261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1]+1" office:value-type="float" office:value="256" calcext:value-type="float">
            <text:p>256</text:p>
          </table:table-cell>
          <table:table-cell table:formula="of:=([.A262]/MAX([.$A$6:.A$2000])) * [.$B$2] + [.$A$2]" office:value-type="float" office:value="393.114982578397" calcext:value-type="float">
            <text:p>393.11</text:p>
          </table:table-cell>
          <table:table-cell table:formula="of:=SIN([.B262] * (3.14159 / 180))" office:value-type="float" office:value="0.546316147799441" calcext:value-type="float">
            <text:p>0.55</text:p>
          </table:table-cell>
          <table:table-cell table:formula="of:=INT([.C262]*[.$D$2])" office:value-type="float" office:value="6" calcext:value-type="float">
            <text:p>6.00</text:p>
          </table:table-cell>
          <table:table-cell table:formula="of:=[.D262]-[.$E$2]" office:value-type="float" office:value="-5" calcext:value-type="float">
            <text:p>-5.00</text:p>
          </table:table-cell>
          <table:table-cell/>
          <table:table-cell table:formula="of:=INT([.C262]*[.$G$2])" office:value-type="float" office:value="6" calcext:value-type="float">
            <text:p>6.00</text:p>
          </table:table-cell>
          <table:table-cell table:formula="of:=[.G262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2]+1" office:value-type="float" office:value="257" calcext:value-type="float">
            <text:p>257</text:p>
          </table:table-cell>
          <table:table-cell table:formula="of:=([.A263]/MAX([.$A$6:.A$2000])) * [.$B$2] + [.$A$2]" office:value-type="float" office:value="394.369337979094" calcext:value-type="float">
            <text:p>394.37</text:p>
          </table:table-cell>
          <table:table-cell table:formula="of:=SIN([.B263] * (3.14159 / 180))" office:value-type="float" office:value="0.564520561540888" calcext:value-type="float">
            <text:p>0.56</text:p>
          </table:table-cell>
          <table:table-cell table:formula="of:=INT([.C263]*[.$D$2])" office:value-type="float" office:value="6" calcext:value-type="float">
            <text:p>6.00</text:p>
          </table:table-cell>
          <table:table-cell table:formula="of:=[.D263]-[.$E$2]" office:value-type="float" office:value="-5" calcext:value-type="float">
            <text:p>-5.00</text:p>
          </table:table-cell>
          <table:table-cell/>
          <table:table-cell table:formula="of:=INT([.C263]*[.$G$2])" office:value-type="float" office:value="6" calcext:value-type="float">
            <text:p>6.00</text:p>
          </table:table-cell>
          <table:table-cell table:formula="of:=[.G26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3]+1" office:value-type="float" office:value="258" calcext:value-type="float">
            <text:p>258</text:p>
          </table:table-cell>
          <table:table-cell table:formula="of:=([.A264]/MAX([.$A$6:.A$2000])) * [.$B$2] + [.$A$2]" office:value-type="float" office:value="395.623693379791" calcext:value-type="float">
            <text:p>395.62</text:p>
          </table:table-cell>
          <table:table-cell table:formula="of:=SIN([.B264] * (3.14159 / 180))" office:value-type="float" office:value="0.582454418996459" calcext:value-type="float">
            <text:p>0.58</text:p>
          </table:table-cell>
          <table:table-cell table:formula="of:=INT([.C264]*[.$D$2])" office:value-type="float" office:value="6" calcext:value-type="float">
            <text:p>6.00</text:p>
          </table:table-cell>
          <table:table-cell table:formula="of:=[.D264]-[.$E$2]" office:value-type="float" office:value="-5" calcext:value-type="float">
            <text:p>-5.00</text:p>
          </table:table-cell>
          <table:table-cell/>
          <table:table-cell table:formula="of:=INT([.C264]*[.$G$2])" office:value-type="float" office:value="6" calcext:value-type="float">
            <text:p>6.00</text:p>
          </table:table-cell>
          <table:table-cell table:formula="of:=[.G26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4]+1" office:value-type="float" office:value="259" calcext:value-type="float">
            <text:p>259</text:p>
          </table:table-cell>
          <table:table-cell table:formula="of:=([.A265]/MAX([.$A$6:.A$2000])) * [.$B$2] + [.$A$2]" office:value-type="float" office:value="396.878048780488" calcext:value-type="float">
            <text:p>396.88</text:p>
          </table:table-cell>
          <table:table-cell table:formula="of:=SIN([.B265] * (3.14159 / 180))" office:value-type="float" office:value="0.600109125053422" calcext:value-type="float">
            <text:p>0.60</text:p>
          </table:table-cell>
          <table:table-cell table:formula="of:=INT([.C265]*[.$D$2])" office:value-type="float" office:value="7" calcext:value-type="float">
            <text:p>7.00</text:p>
          </table:table-cell>
          <table:table-cell table:formula="of:=[.D265]-[.$E$2]" office:value-type="float" office:value="-4" calcext:value-type="float">
            <text:p>-4.00</text:p>
          </table:table-cell>
          <table:table-cell/>
          <table:table-cell table:formula="of:=INT([.C265]*[.$G$2])" office:value-type="float" office:value="7" calcext:value-type="float">
            <text:p>7.00</text:p>
          </table:table-cell>
          <table:table-cell table:formula="of:=[.G265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5]+1" office:value-type="float" office:value="260" calcext:value-type="float">
            <text:p>260</text:p>
          </table:table-cell>
          <table:table-cell table:formula="of:=([.A266]/MAX([.$A$6:.A$2000])) * [.$B$2] + [.$A$2]" office:value-type="float" office:value="398.132404181185" calcext:value-type="float">
            <text:p>398.13</text:p>
          </table:table-cell>
          <table:table-cell table:formula="of:=SIN([.B266] * (3.14159 / 180))" office:value-type="float" office:value="0.617476218387206" calcext:value-type="float">
            <text:p>0.62</text:p>
          </table:table-cell>
          <table:table-cell table:formula="of:=INT([.C266]*[.$D$2])" office:value-type="float" office:value="7" calcext:value-type="float">
            <text:p>7.00</text:p>
          </table:table-cell>
          <table:table-cell table:formula="of:=[.D266]-[.$E$2]" office:value-type="float" office:value="-4" calcext:value-type="float">
            <text:p>-4.00</text:p>
          </table:table-cell>
          <table:table-cell/>
          <table:table-cell table:formula="of:=INT([.C266]*[.$G$2])" office:value-type="float" office:value="7" calcext:value-type="float">
            <text:p>7.00</text:p>
          </table:table-cell>
          <table:table-cell table:formula="of:=[.G266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6]+1" office:value-type="float" office:value="261" calcext:value-type="float">
            <text:p>261</text:p>
          </table:table-cell>
          <table:table-cell table:formula="of:=([.A267]/MAX([.$A$6:.A$2000])) * [.$B$2] + [.$A$2]" office:value-type="float" office:value="399.386759581881" calcext:value-type="float">
            <text:p>399.39</text:p>
          </table:table-cell>
          <table:table-cell table:formula="of:=SIN([.B267] * (3.14159 / 180))" office:value-type="float" office:value="0.634547375516631" calcext:value-type="float">
            <text:p>0.63</text:p>
          </table:table-cell>
          <table:table-cell table:formula="of:=INT([.C267]*[.$D$2])" office:value-type="float" office:value="7" calcext:value-type="float">
            <text:p>7.00</text:p>
          </table:table-cell>
          <table:table-cell table:formula="of:=[.D267]-[.$E$2]" office:value-type="float" office:value="-4" calcext:value-type="float">
            <text:p>-4.00</text:p>
          </table:table-cell>
          <table:table-cell/>
          <table:table-cell table:formula="of:=INT([.C267]*[.$G$2])" office:value-type="float" office:value="7" calcext:value-type="float">
            <text:p>7.00</text:p>
          </table:table-cell>
          <table:table-cell table:formula="of:=[.G267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7]+1" office:value-type="float" office:value="262" calcext:value-type="float">
            <text:p>262</text:p>
          </table:table-cell>
          <table:table-cell table:formula="of:=([.A268]/MAX([.$A$6:.A$2000])) * [.$B$2] + [.$A$2]" office:value-type="float" office:value="400.641114982578" calcext:value-type="float">
            <text:p>400.64</text:p>
          </table:table-cell>
          <table:table-cell table:formula="of:=SIN([.B268] * (3.14159 / 180))" office:value-type="float" office:value="0.651314414793088" calcext:value-type="float">
            <text:p>0.65</text:p>
          </table:table-cell>
          <table:table-cell table:formula="of:=INT([.C268]*[.$D$2])" office:value-type="float" office:value="7" calcext:value-type="float">
            <text:p>7.00</text:p>
          </table:table-cell>
          <table:table-cell table:formula="of:=[.D268]-[.$E$2]" office:value-type="float" office:value="-4" calcext:value-type="float">
            <text:p>-4.00</text:p>
          </table:table-cell>
          <table:table-cell/>
          <table:table-cell table:formula="of:=INT([.C268]*[.$G$2])" office:value-type="float" office:value="7" calcext:value-type="float">
            <text:p>7.00</text:p>
          </table:table-cell>
          <table:table-cell table:formula="of:=[.G268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8]+1" office:value-type="float" office:value="263" calcext:value-type="float">
            <text:p>263</text:p>
          </table:table-cell>
          <table:table-cell table:formula="of:=([.A269]/MAX([.$A$6:.A$2000])) * [.$B$2] + [.$A$2]" office:value-type="float" office:value="401.895470383275" calcext:value-type="float">
            <text:p>401.90</text:p>
          </table:table-cell>
          <table:table-cell table:formula="of:=SIN([.B269] * (3.14159 / 180))" office:value-type="float" office:value="0.667769300321726" calcext:value-type="float">
            <text:p>0.67</text:p>
          </table:table-cell>
          <table:table-cell table:formula="of:=INT([.C269]*[.$D$2])" office:value-type="float" office:value="8" calcext:value-type="float">
            <text:p>8.00</text:p>
          </table:table-cell>
          <table:table-cell table:formula="of:=[.D269]-[.$E$2]" office:value-type="float" office:value="-3" calcext:value-type="float">
            <text:p>-3.00</text:p>
          </table:table-cell>
          <table:table-cell/>
          <table:table-cell table:formula="of:=INT([.C269]*[.$G$2])" office:value-type="float" office:value="8" calcext:value-type="float">
            <text:p>8.00</text:p>
          </table:table-cell>
          <table:table-cell table:formula="of:=[.G269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69]+1" office:value-type="float" office:value="264" calcext:value-type="float">
            <text:p>264</text:p>
          </table:table-cell>
          <table:table-cell table:formula="of:=([.A270]/MAX([.$A$6:.A$2000])) * [.$B$2] + [.$A$2]" office:value-type="float" office:value="403.149825783972" calcext:value-type="float">
            <text:p>403.15</text:p>
          </table:table-cell>
          <table:table-cell table:formula="of:=SIN([.B270] * (3.14159 / 180))" office:value-type="float" office:value="0.683904145812806" calcext:value-type="float">
            <text:p>0.68</text:p>
          </table:table-cell>
          <table:table-cell table:formula="of:=INT([.C270]*[.$D$2])" office:value-type="float" office:value="8" calcext:value-type="float">
            <text:p>8.00</text:p>
          </table:table-cell>
          <table:table-cell table:formula="of:=[.D270]-[.$E$2]" office:value-type="float" office:value="-3" calcext:value-type="float">
            <text:p>-3.00</text:p>
          </table:table-cell>
          <table:table-cell/>
          <table:table-cell table:formula="of:=INT([.C270]*[.$G$2])" office:value-type="float" office:value="8" calcext:value-type="float">
            <text:p>8.00</text:p>
          </table:table-cell>
          <table:table-cell table:formula="of:=[.G27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0]+1" office:value-type="float" office:value="265" calcext:value-type="float">
            <text:p>265</text:p>
          </table:table-cell>
          <table:table-cell table:formula="of:=([.A271]/MAX([.$A$6:.A$2000])) * [.$B$2] + [.$A$2]" office:value-type="float" office:value="404.404181184669" calcext:value-type="float">
            <text:p>404.40</text:p>
          </table:table-cell>
          <table:table-cell table:formula="of:=SIN([.B271] * (3.14159 / 180))" office:value-type="float" office:value="0.699711218361333" calcext:value-type="float">
            <text:p>0.70</text:p>
          </table:table-cell>
          <table:table-cell table:formula="of:=INT([.C271]*[.$D$2])" office:value-type="float" office:value="8" calcext:value-type="float">
            <text:p>8.00</text:p>
          </table:table-cell>
          <table:table-cell table:formula="of:=[.D271]-[.$E$2]" office:value-type="float" office:value="-3" calcext:value-type="float">
            <text:p>-3.00</text:p>
          </table:table-cell>
          <table:table-cell/>
          <table:table-cell table:formula="of:=INT([.C271]*[.$G$2])" office:value-type="float" office:value="8" calcext:value-type="float">
            <text:p>8.00</text:p>
          </table:table-cell>
          <table:table-cell table:formula="of:=[.G27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1]+1" office:value-type="float" office:value="266" calcext:value-type="float">
            <text:p>266</text:p>
          </table:table-cell>
          <table:table-cell table:formula="of:=([.A272]/MAX([.$A$6:.A$2000])) * [.$B$2] + [.$A$2]" office:value-type="float" office:value="405.658536585366" calcext:value-type="float">
            <text:p>405.66</text:p>
          </table:table-cell>
          <table:table-cell table:formula="of:=SIN([.B272] * (3.14159 / 180))" office:value-type="float" office:value="0.715182942153193" calcext:value-type="float">
            <text:p>0.72</text:p>
          </table:table-cell>
          <table:table-cell table:formula="of:=INT([.C272]*[.$D$2])" office:value-type="float" office:value="8" calcext:value-type="float">
            <text:p>8.00</text:p>
          </table:table-cell>
          <table:table-cell table:formula="of:=[.D272]-[.$E$2]" office:value-type="float" office:value="-3" calcext:value-type="float">
            <text:p>-3.00</text:p>
          </table:table-cell>
          <table:table-cell/>
          <table:table-cell table:formula="of:=INT([.C272]*[.$G$2])" office:value-type="float" office:value="8" calcext:value-type="float">
            <text:p>8.00</text:p>
          </table:table-cell>
          <table:table-cell table:formula="of:=[.G272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2]+1" office:value-type="float" office:value="267" calcext:value-type="float">
            <text:p>267</text:p>
          </table:table-cell>
          <table:table-cell table:formula="of:=([.A273]/MAX([.$A$6:.A$2000])) * [.$B$2] + [.$A$2]" office:value-type="float" office:value="406.912891986063" calcext:value-type="float">
            <text:p>406.91</text:p>
          </table:table-cell>
          <table:table-cell table:formula="of:=SIN([.B273] * (3.14159 / 180))" office:value-type="float" office:value="0.730311902095984" calcext:value-type="float">
            <text:p>0.73</text:p>
          </table:table-cell>
          <table:table-cell table:formula="of:=INT([.C273]*[.$D$2])" office:value-type="float" office:value="8" calcext:value-type="float">
            <text:p>8.00</text:p>
          </table:table-cell>
          <table:table-cell table:formula="of:=[.D273]-[.$E$2]" office:value-type="float" office:value="-3" calcext:value-type="float">
            <text:p>-3.00</text:p>
          </table:table-cell>
          <table:table-cell/>
          <table:table-cell table:formula="of:=INT([.C273]*[.$G$2])" office:value-type="float" office:value="8" calcext:value-type="float">
            <text:p>8.00</text:p>
          </table:table-cell>
          <table:table-cell table:formula="of:=[.G273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3]+1" office:value-type="float" office:value="268" calcext:value-type="float">
            <text:p>268</text:p>
          </table:table-cell>
          <table:table-cell table:formula="of:=([.A274]/MAX([.$A$6:.A$2000])) * [.$B$2] + [.$A$2]" office:value-type="float" office:value="408.16724738676" calcext:value-type="float">
            <text:p>408.17</text:p>
          </table:table-cell>
          <table:table-cell table:formula="of:=SIN([.B274] * (3.14159 / 180))" office:value-type="float" office:value="0.745090847372836" calcext:value-type="float">
            <text:p>0.75</text:p>
          </table:table-cell>
          <table:table-cell table:formula="of:=INT([.C274]*[.$D$2])" office:value-type="float" office:value="8" calcext:value-type="float">
            <text:p>8.00</text:p>
          </table:table-cell>
          <table:table-cell table:formula="of:=[.D274]-[.$E$2]" office:value-type="float" office:value="-3" calcext:value-type="float">
            <text:p>-3.00</text:p>
          </table:table-cell>
          <table:table-cell/>
          <table:table-cell table:formula="of:=INT([.C274]*[.$G$2])" office:value-type="float" office:value="8" calcext:value-type="float">
            <text:p>8.00</text:p>
          </table:table-cell>
          <table:table-cell table:formula="of:=[.G274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4]+1" office:value-type="float" office:value="269" calcext:value-type="float">
            <text:p>269</text:p>
          </table:table-cell>
          <table:table-cell table:formula="of:=([.A275]/MAX([.$A$6:.A$2000])) * [.$B$2] + [.$A$2]" office:value-type="float" office:value="409.421602787456" calcext:value-type="float">
            <text:p>409.42</text:p>
          </table:table-cell>
          <table:table-cell table:formula="of:=SIN([.B275] * (3.14159 / 180))" office:value-type="float" office:value="0.759512694917488" calcext:value-type="float">
            <text:p>0.76</text:p>
          </table:table-cell>
          <table:table-cell table:formula="of:=INT([.C275]*[.$D$2])" office:value-type="float" office:value="9" calcext:value-type="float">
            <text:p>9.00</text:p>
          </table:table-cell>
          <table:table-cell table:formula="of:=[.D275]-[.$E$2]" office:value-type="float" office:value="-2" calcext:value-type="float">
            <text:p>-2.00</text:p>
          </table:table-cell>
          <table:table-cell/>
          <table:table-cell table:formula="of:=INT([.C275]*[.$G$2])" office:value-type="float" office:value="9" calcext:value-type="float">
            <text:p>9.00</text:p>
          </table:table-cell>
          <table:table-cell table:formula="of:=[.G27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5]+1" office:value-type="float" office:value="270" calcext:value-type="float">
            <text:p>270</text:p>
          </table:table-cell>
          <table:table-cell table:formula="of:=([.A276]/MAX([.$A$6:.A$2000])) * [.$B$2] + [.$A$2]" office:value-type="float" office:value="410.675958188153" calcext:value-type="float">
            <text:p>410.68</text:p>
          </table:table-cell>
          <table:table-cell table:formula="of:=SIN([.B276] * (3.14159 / 180))" office:value-type="float" office:value="0.773570532808971" calcext:value-type="float">
            <text:p>0.77</text:p>
          </table:table-cell>
          <table:table-cell table:formula="of:=INT([.C276]*[.$D$2])" office:value-type="float" office:value="9" calcext:value-type="float">
            <text:p>9.00</text:p>
          </table:table-cell>
          <table:table-cell table:formula="of:=[.D276]-[.$E$2]" office:value-type="float" office:value="-2" calcext:value-type="float">
            <text:p>-2.00</text:p>
          </table:table-cell>
          <table:table-cell/>
          <table:table-cell table:formula="of:=INT([.C276]*[.$G$2])" office:value-type="float" office:value="9" calcext:value-type="float">
            <text:p>9.00</text:p>
          </table:table-cell>
          <table:table-cell table:formula="of:=[.G27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6]+1" office:value-type="float" office:value="271" calcext:value-type="float">
            <text:p>271</text:p>
          </table:table-cell>
          <table:table-cell table:formula="of:=([.A277]/MAX([.$A$6:.A$2000])) * [.$B$2] + [.$A$2]" office:value-type="float" office:value="411.93031358885" calcext:value-type="float">
            <text:p>411.93</text:p>
          </table:table-cell>
          <table:table-cell table:formula="of:=SIN([.B277] * (3.14159 / 180))" office:value-type="float" office:value="0.787257623584264" calcext:value-type="float">
            <text:p>0.79</text:p>
          </table:table-cell>
          <table:table-cell table:formula="of:=INT([.C277]*[.$D$2])" office:value-type="float" office:value="9" calcext:value-type="float">
            <text:p>9.00</text:p>
          </table:table-cell>
          <table:table-cell table:formula="of:=[.D277]-[.$E$2]" office:value-type="float" office:value="-2" calcext:value-type="float">
            <text:p>-2.00</text:p>
          </table:table-cell>
          <table:table-cell/>
          <table:table-cell table:formula="of:=INT([.C277]*[.$G$2])" office:value-type="float" office:value="9" calcext:value-type="float">
            <text:p>9.00</text:p>
          </table:table-cell>
          <table:table-cell table:formula="of:=[.G277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7]+1" office:value-type="float" office:value="272" calcext:value-type="float">
            <text:p>272</text:p>
          </table:table-cell>
          <table:table-cell table:formula="of:=([.A278]/MAX([.$A$6:.A$2000])) * [.$B$2] + [.$A$2]" office:value-type="float" office:value="413.184668989547" calcext:value-type="float">
            <text:p>413.18</text:p>
          </table:table-cell>
          <table:table-cell table:formula="of:=SIN([.B278] * (3.14159 / 180))" office:value-type="float" office:value="0.800567407467343" calcext:value-type="float">
            <text:p>0.80</text:p>
          </table:table-cell>
          <table:table-cell table:formula="of:=INT([.C278]*[.$D$2])" office:value-type="float" office:value="9" calcext:value-type="float">
            <text:p>9.00</text:p>
          </table:table-cell>
          <table:table-cell table:formula="of:=[.D278]-[.$E$2]" office:value-type="float" office:value="-2" calcext:value-type="float">
            <text:p>-2.00</text:p>
          </table:table-cell>
          <table:table-cell/>
          <table:table-cell table:formula="of:=INT([.C278]*[.$G$2])" office:value-type="float" office:value="9" calcext:value-type="float">
            <text:p>9.00</text:p>
          </table:table-cell>
          <table:table-cell table:formula="of:=[.G27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8]+1" office:value-type="float" office:value="273" calcext:value-type="float">
            <text:p>273</text:p>
          </table:table-cell>
          <table:table-cell table:formula="of:=([.A279]/MAX([.$A$6:.A$2000])) * [.$B$2] + [.$A$2]" office:value-type="float" office:value="414.439024390244" calcext:value-type="float">
            <text:p>414.44</text:p>
          </table:table-cell>
          <table:table-cell table:formula="of:=SIN([.B279] * (3.14159 / 180))" office:value-type="float" office:value="0.813493505513067" calcext:value-type="float">
            <text:p>0.81</text:p>
          </table:table-cell>
          <table:table-cell table:formula="of:=INT([.C279]*[.$D$2])" office:value-type="float" office:value="9" calcext:value-type="float">
            <text:p>9.00</text:p>
          </table:table-cell>
          <table:table-cell table:formula="of:=[.D279]-[.$E$2]" office:value-type="float" office:value="-2" calcext:value-type="float">
            <text:p>-2.00</text:p>
          </table:table-cell>
          <table:table-cell/>
          <table:table-cell table:formula="of:=INT([.C279]*[.$G$2])" office:value-type="float" office:value="9" calcext:value-type="float">
            <text:p>9.00</text:p>
          </table:table-cell>
          <table:table-cell table:formula="of:=[.G27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9]+1" office:value-type="float" office:value="274" calcext:value-type="float">
            <text:p>274</text:p>
          </table:table-cell>
          <table:table-cell table:formula="of:=([.A280]/MAX([.$A$6:.A$2000])) * [.$B$2] + [.$A$2]" office:value-type="float" office:value="415.693379790941" calcext:value-type="float">
            <text:p>415.69</text:p>
          </table:table-cell>
          <table:table-cell table:formula="of:=SIN([.B280] * (3.14159 / 180))" office:value-type="float" office:value="0.826029722664397" calcext:value-type="float">
            <text:p>0.83</text:p>
          </table:table-cell>
          <table:table-cell table:formula="of:=INT([.C280]*[.$D$2])" office:value-type="float" office:value="9" calcext:value-type="float">
            <text:p>9.00</text:p>
          </table:table-cell>
          <table:table-cell table:formula="of:=[.D280]-[.$E$2]" office:value-type="float" office:value="-2" calcext:value-type="float">
            <text:p>-2.00</text:p>
          </table:table-cell>
          <table:table-cell/>
          <table:table-cell table:formula="of:=INT([.C280]*[.$G$2])" office:value-type="float" office:value="9" calcext:value-type="float">
            <text:p>9.00</text:p>
          </table:table-cell>
          <table:table-cell table:formula="of:=[.G280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80]+1" office:value-type="float" office:value="275" calcext:value-type="float">
            <text:p>275</text:p>
          </table:table-cell>
          <table:table-cell table:formula="of:=([.A281]/MAX([.$A$6:.A$2000])) * [.$B$2] + [.$A$2]" office:value-type="float" office:value="416.947735191638" calcext:value-type="float">
            <text:p>416.95</text:p>
          </table:table-cell>
          <table:table-cell table:formula="of:=SIN([.B281] * (3.14159 / 180))" office:value-type="float" office:value="0.838170050721487" calcext:value-type="float">
            <text:p>0.84</text:p>
          </table:table-cell>
          <table:table-cell table:formula="of:=INT([.C281]*[.$D$2])" office:value-type="float" office:value="10" calcext:value-type="float">
            <text:p>10.00</text:p>
          </table:table-cell>
          <table:table-cell table:formula="of:=[.D281]-[.$E$2]" office:value-type="float" office:value="-1" calcext:value-type="float">
            <text:p>-1.00</text:p>
          </table:table-cell>
          <table:table-cell/>
          <table:table-cell table:formula="of:=INT([.C281]*[.$G$2])" office:value-type="float" office:value="10" calcext:value-type="float">
            <text:p>10.00</text:p>
          </table:table-cell>
          <table:table-cell table:formula="of:=[.G281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1]+1" office:value-type="float" office:value="276" calcext:value-type="float">
            <text:p>276</text:p>
          </table:table-cell>
          <table:table-cell table:formula="of:=([.A282]/MAX([.$A$6:.A$2000])) * [.$B$2] + [.$A$2]" office:value-type="float" office:value="418.202090592335" calcext:value-type="float">
            <text:p>418.20</text:p>
          </table:table-cell>
          <table:table-cell table:formula="of:=SIN([.B282] * (3.14159 / 180))" office:value-type="float" office:value="0.849908671221216" calcext:value-type="float">
            <text:p>0.85</text:p>
          </table:table-cell>
          <table:table-cell table:formula="of:=INT([.C282]*[.$D$2])" office:value-type="float" office:value="10" calcext:value-type="float">
            <text:p>10.00</text:p>
          </table:table-cell>
          <table:table-cell table:formula="of:=[.D282]-[.$E$2]" office:value-type="float" office:value="-1" calcext:value-type="float">
            <text:p>-1.00</text:p>
          </table:table-cell>
          <table:table-cell/>
          <table:table-cell table:formula="of:=INT([.C282]*[.$G$2])" office:value-type="float" office:value="10" calcext:value-type="float">
            <text:p>10.00</text:p>
          </table:table-cell>
          <table:table-cell table:formula="of:=[.G28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2]+1" office:value-type="float" office:value="277" calcext:value-type="float">
            <text:p>277</text:p>
          </table:table-cell>
          <table:table-cell table:formula="of:=([.A283]/MAX([.$A$6:.A$2000])) * [.$B$2] + [.$A$2]" office:value-type="float" office:value="419.456445993031" calcext:value-type="float">
            <text:p>419.46</text:p>
          </table:table-cell>
          <table:table-cell table:formula="of:=SIN([.B283] * (3.14159 / 180))" office:value-type="float" office:value="0.861239958225787" calcext:value-type="float">
            <text:p>0.86</text:p>
          </table:table-cell>
          <table:table-cell table:formula="of:=INT([.C283]*[.$D$2])" office:value-type="float" office:value="10" calcext:value-type="float">
            <text:p>10.00</text:p>
          </table:table-cell>
          <table:table-cell table:formula="of:=[.D283]-[.$E$2]" office:value-type="float" office:value="-1" calcext:value-type="float">
            <text:p>-1.00</text:p>
          </table:table-cell>
          <table:table-cell/>
          <table:table-cell table:formula="of:=INT([.C283]*[.$G$2])" office:value-type="float" office:value="10" calcext:value-type="float">
            <text:p>10.00</text:p>
          </table:table-cell>
          <table:table-cell table:formula="of:=[.G28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3]+1" office:value-type="float" office:value="278" calcext:value-type="float">
            <text:p>278</text:p>
          </table:table-cell>
          <table:table-cell table:formula="of:=([.A284]/MAX([.$A$6:.A$2000])) * [.$B$2] + [.$A$2]" office:value-type="float" office:value="420.710801393728" calcext:value-type="float">
            <text:p>420.71</text:p>
          </table:table-cell>
          <table:table-cell table:formula="of:=SIN([.B284] * (3.14159 / 180))" office:value-type="float" office:value="0.872158481019058" calcext:value-type="float">
            <text:p>0.87</text:p>
          </table:table-cell>
          <table:table-cell table:formula="of:=INT([.C284]*[.$D$2])" office:value-type="float" office:value="10" calcext:value-type="float">
            <text:p>10.00</text:p>
          </table:table-cell>
          <table:table-cell table:formula="of:=[.D284]-[.$E$2]" office:value-type="float" office:value="-1" calcext:value-type="float">
            <text:p>-1.00</text:p>
          </table:table-cell>
          <table:table-cell/>
          <table:table-cell table:formula="of:=INT([.C284]*[.$G$2])" office:value-type="float" office:value="10" calcext:value-type="float">
            <text:p>10.00</text:p>
          </table:table-cell>
          <table:table-cell table:formula="of:=[.G28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4]+1" office:value-type="float" office:value="279" calcext:value-type="float">
            <text:p>279</text:p>
          </table:table-cell>
          <table:table-cell table:formula="of:=([.A285]/MAX([.$A$6:.A$2000])) * [.$B$2] + [.$A$2]" office:value-type="float" office:value="421.965156794425" calcext:value-type="float">
            <text:p>421.97</text:p>
          </table:table-cell>
          <table:table-cell table:formula="of:=SIN([.B285] * (3.14159 / 180))" office:value-type="float" office:value="0.882659006709306" calcext:value-type="float">
            <text:p>0.88</text:p>
          </table:table-cell>
          <table:table-cell table:formula="of:=INT([.C285]*[.$D$2])" office:value-type="float" office:value="10" calcext:value-type="float">
            <text:p>10.00</text:p>
          </table:table-cell>
          <table:table-cell table:formula="of:=[.D285]-[.$E$2]" office:value-type="float" office:value="-1" calcext:value-type="float">
            <text:p>-1.00</text:p>
          </table:table-cell>
          <table:table-cell/>
          <table:table-cell table:formula="of:=INT([.C285]*[.$G$2])" office:value-type="float" office:value="10" calcext:value-type="float">
            <text:p>10.00</text:p>
          </table:table-cell>
          <table:table-cell table:formula="of:=[.G28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5]+1" office:value-type="float" office:value="280" calcext:value-type="float">
            <text:p>280</text:p>
          </table:table-cell>
          <table:table-cell table:formula="of:=([.A286]/MAX([.$A$6:.A$2000])) * [.$B$2] + [.$A$2]" office:value-type="float" office:value="423.219512195122" calcext:value-type="float">
            <text:p>423.22</text:p>
          </table:table-cell>
          <table:table-cell table:formula="of:=SIN([.B286] * (3.14159 / 180))" office:value-type="float" office:value="0.89273650273718" calcext:value-type="float">
            <text:p>0.89</text:p>
          </table:table-cell>
          <table:table-cell table:formula="of:=INT([.C286]*[.$D$2])" office:value-type="float" office:value="10" calcext:value-type="float">
            <text:p>10.00</text:p>
          </table:table-cell>
          <table:table-cell table:formula="of:=[.D286]-[.$E$2]" office:value-type="float" office:value="-1" calcext:value-type="float">
            <text:p>-1.00</text:p>
          </table:table-cell>
          <table:table-cell/>
          <table:table-cell table:formula="of:=INT([.C286]*[.$G$2])" office:value-type="float" office:value="10" calcext:value-type="float">
            <text:p>10.00</text:p>
          </table:table-cell>
          <table:table-cell table:formula="of:=[.G28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6]+1" office:value-type="float" office:value="281" calcext:value-type="float">
            <text:p>281</text:p>
          </table:table-cell>
          <table:table-cell table:formula="of:=([.A287]/MAX([.$A$6:.A$2000])) * [.$B$2] + [.$A$2]" office:value-type="float" office:value="424.473867595819" calcext:value-type="float">
            <text:p>424.47</text:p>
          </table:table-cell>
          <table:table-cell table:formula="of:=SIN([.B287] * (3.14159 / 180))" office:value-type="float" office:value="0.902386139287645" calcext:value-type="float">
            <text:p>0.90</text:p>
          </table:table-cell>
          <table:table-cell table:formula="of:=INT([.C287]*[.$D$2])" office:value-type="float" office:value="10" calcext:value-type="float">
            <text:p>10.00</text:p>
          </table:table-cell>
          <table:table-cell table:formula="of:=[.D287]-[.$E$2]" office:value-type="float" office:value="-1" calcext:value-type="float">
            <text:p>-1.00</text:p>
          </table:table-cell>
          <table:table-cell/>
          <table:table-cell table:formula="of:=INT([.C287]*[.$G$2])" office:value-type="float" office:value="10" calcext:value-type="float">
            <text:p>10.00</text:p>
          </table:table-cell>
          <table:table-cell table:formula="of:=[.G28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7]+1" office:value-type="float" office:value="282" calcext:value-type="float">
            <text:p>282</text:p>
          </table:table-cell>
          <table:table-cell table:formula="of:=([.A288]/MAX([.$A$6:.A$2000])) * [.$B$2] + [.$A$2]" office:value-type="float" office:value="425.728222996516" calcext:value-type="float">
            <text:p>425.73</text:p>
          </table:table-cell>
          <table:table-cell table:formula="of:=SIN([.B288] * (3.14159 / 180))" office:value-type="float" office:value="0.911603291604752" calcext:value-type="float">
            <text:p>0.91</text:p>
          </table:table-cell>
          <table:table-cell table:formula="of:=INT([.C288]*[.$D$2])" office:value-type="float" office:value="10" calcext:value-type="float">
            <text:p>10.00</text:p>
          </table:table-cell>
          <table:table-cell table:formula="of:=[.D288]-[.$E$2]" office:value-type="float" office:value="-1" calcext:value-type="float">
            <text:p>-1.00</text:p>
          </table:table-cell>
          <table:table-cell/>
          <table:table-cell table:formula="of:=INT([.C288]*[.$G$2])" office:value-type="float" office:value="10" calcext:value-type="float">
            <text:p>10.00</text:p>
          </table:table-cell>
          <table:table-cell table:formula="of:=[.G288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8]+1" office:value-type="float" office:value="283" calcext:value-type="float">
            <text:p>283</text:p>
          </table:table-cell>
          <table:table-cell table:formula="of:=([.A289]/MAX([.$A$6:.A$2000])) * [.$B$2] + [.$A$2]" office:value-type="float" office:value="426.982578397213" calcext:value-type="float">
            <text:p>426.98</text:p>
          </table:table-cell>
          <table:table-cell table:formula="of:=SIN([.B289] * (3.14159 / 180))" office:value-type="float" office:value="0.920383542208133" calcext:value-type="float">
            <text:p>0.92</text:p>
          </table:table-cell>
          <table:table-cell table:formula="of:=INT([.C289]*[.$D$2])" office:value-type="float" office:value="11" calcext:value-type="float">
            <text:p>11.00</text:p>
          </table:table-cell>
          <table:table-cell table:formula="of:=[.D289]-[.$E$2]" office:value-type="float" office:value="0" calcext:value-type="float">
            <text:p>0.00</text:p>
          </table:table-cell>
          <table:table-cell/>
          <table:table-cell table:formula="of:=INT([.C289]*[.$G$2])" office:value-type="float" office:value="11" calcext:value-type="float">
            <text:p>11.00</text:p>
          </table:table-cell>
          <table:table-cell table:formula="of:=[.G28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89]+1" office:value-type="float" office:value="284" calcext:value-type="float">
            <text:p>284</text:p>
          </table:table-cell>
          <table:table-cell table:formula="of:=([.A290]/MAX([.$A$6:.A$2000])) * [.$B$2] + [.$A$2]" office:value-type="float" office:value="428.236933797909" calcext:value-type="float">
            <text:p>428.24</text:p>
          </table:table-cell>
          <table:table-cell table:formula="of:=SIN([.B290] * (3.14159 / 180))" office:value-type="float" office:value="0.928722683010159" calcext:value-type="float">
            <text:p>0.93</text:p>
          </table:table-cell>
          <table:table-cell table:formula="of:=INT([.C290]*[.$D$2])" office:value-type="float" office:value="11" calcext:value-type="float">
            <text:p>11.00</text:p>
          </table:table-cell>
          <table:table-cell table:formula="of:=[.D290]-[.$E$2]" office:value-type="float" office:value="0" calcext:value-type="float">
            <text:p>0.00</text:p>
          </table:table-cell>
          <table:table-cell/>
          <table:table-cell table:formula="of:=INT([.C290]*[.$G$2])" office:value-type="float" office:value="11" calcext:value-type="float">
            <text:p>11.00</text:p>
          </table:table-cell>
          <table:table-cell table:formula="of:=[.G29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0]+1" office:value-type="float" office:value="285" calcext:value-type="float">
            <text:p>285</text:p>
          </table:table-cell>
          <table:table-cell table:formula="of:=([.A291]/MAX([.$A$6:.A$2000])) * [.$B$2] + [.$A$2]" office:value-type="float" office:value="429.491289198606" calcext:value-type="float">
            <text:p>429.49</text:p>
          </table:table-cell>
          <table:table-cell table:formula="of:=SIN([.B291] * (3.14159 / 180))" office:value-type="float" office:value="0.936616717332733" calcext:value-type="float">
            <text:p>0.94</text:p>
          </table:table-cell>
          <table:table-cell table:formula="of:=INT([.C291]*[.$D$2])" office:value-type="float" office:value="11" calcext:value-type="float">
            <text:p>11.00</text:p>
          </table:table-cell>
          <table:table-cell table:formula="of:=[.D291]-[.$E$2]" office:value-type="float" office:value="0" calcext:value-type="float">
            <text:p>0.00</text:p>
          </table:table-cell>
          <table:table-cell/>
          <table:table-cell table:formula="of:=INT([.C291]*[.$G$2])" office:value-type="float" office:value="11" calcext:value-type="float">
            <text:p>11.00</text:p>
          </table:table-cell>
          <table:table-cell table:formula="of:=[.G29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1]+1" office:value-type="float" office:value="286" calcext:value-type="float">
            <text:p>286</text:p>
          </table:table-cell>
          <table:table-cell table:formula="of:=([.A292]/MAX([.$A$6:.A$2000])) * [.$B$2] + [.$A$2]" office:value-type="float" office:value="430.745644599303" calcext:value-type="float">
            <text:p>430.75</text:p>
          </table:table-cell>
          <table:table-cell table:formula="of:=SIN([.B292] * (3.14159 / 180))" office:value-type="float" office:value="0.944061861822773" calcext:value-type="float">
            <text:p>0.94</text:p>
          </table:table-cell>
          <table:table-cell table:formula="of:=INT([.C292]*[.$D$2])" office:value-type="float" office:value="11" calcext:value-type="float">
            <text:p>11.00</text:p>
          </table:table-cell>
          <table:table-cell table:formula="of:=[.D292]-[.$E$2]" office:value-type="float" office:value="0" calcext:value-type="float">
            <text:p>0.00</text:p>
          </table:table-cell>
          <table:table-cell/>
          <table:table-cell table:formula="of:=INT([.C292]*[.$G$2])" office:value-type="float" office:value="11" calcext:value-type="float">
            <text:p>11.00</text:p>
          </table:table-cell>
          <table:table-cell table:formula="of:=[.G29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2]+1" office:value-type="float" office:value="287" calcext:value-type="float">
            <text:p>287</text:p>
          </table:table-cell>
          <table:table-cell table:formula="of:=([.A293]/MAX([.$A$6:.A$2000])) * [.$B$2] + [.$A$2]" office:value-type="float" office:value="432" calcext:value-type="float">
            <text:p>432.00</text:p>
          </table:table-cell>
          <table:table-cell table:formula="of:=SIN([.B293] * (3.14159 / 180))" office:value-type="float" office:value="0.951054548265445" calcext:value-type="float">
            <text:p>0.95</text:p>
          </table:table-cell>
          <table:table-cell table:formula="of:=INT([.C293]*[.$D$2])" office:value-type="float" office:value="11" calcext:value-type="float">
            <text:p>11.00</text:p>
          </table:table-cell>
          <table:table-cell table:formula="of:=[.D293]-[.$E$2]" office:value-type="float" office:value="0" calcext:value-type="float">
            <text:p>0.00</text:p>
          </table:table-cell>
          <table:table-cell/>
          <table:table-cell table:formula="of:=INT([.C293]*[.$G$2])" office:value-type="float" office:value="11" calcext:value-type="float">
            <text:p>11.00</text:p>
          </table:table-cell>
          <table:table-cell table:formula="of:=[.G29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ce3"/>
          <table:table-cell table:number-columns-repeated="11"/>
        </table:table-row>
      </table:table>
      <table:table table:name="v-3 7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table:style-name="Default" office:value-type="string" calcext:value-type="string">
            <text:p>Scaler</text:p>
            <text:p>(x 2 → output)</text:p>
          </table:table-cell>
          <table:table-cell table:style-name="Default"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ce2" table:formula="of:=[.D2]-1" office:value-type="float" office:value="11" calcext:value-type="float">
            <text:p>11</text:p>
          </table:table-cell>
          <table:table-cell/>
          <table:table-cell table:style-name="Default" table:formula="of:=(6 + 12) / 2" office:value-type="float" office:value="9" calcext:value-type="float">
            <text:p>9</text:p>
          </table:table-cell>
          <table:table-cell table:style-name="ce2" table:formula="of:=[.G2]-1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Med-72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3]-1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 table:number-columns-repeated="11"/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formula="of:=INT([.C6]*[.$G$2])" office:value-type="float" office:value="8" calcext:value-type="float">
            <text:p>8.00</text:p>
          </table:table-cell>
          <table:table-cell table:style-name="ce7"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7.0704225352113" calcext:value-type="float">
            <text:p>77.07</text:p>
          </table:table-cell>
          <table:table-cell table:formula="of:=SIN([.B7] * (3.14159 / 180))" office:value-type="float" office:value="0.974645562989587" calcext:value-type="float">
            <text:p>0.97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formula="of:=INT([.C7]*[.$G$2])" office:value-type="float" office:value="8" calcext:value-type="float">
            <text:p>8.00</text:p>
          </table:table-cell>
          <table:table-cell table:style-name="ce7"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82.1408450704225" calcext:value-type="float">
            <text:p>82.14</text:p>
          </table:table-cell>
          <table:table-cell table:formula="of:=SIN([.B8] * (3.14159 / 180))" office:value-type="float" office:value="0.990607027560251" calcext:value-type="float">
            <text:p>0.99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formula="of:=INT([.C8]*[.$G$2])" office:value-type="float" office:value="8" calcext:value-type="float">
            <text:p>8.00</text:p>
          </table:table-cell>
          <table:table-cell table:style-name="ce7"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87.2112676056338" calcext:value-type="float">
            <text:p>87.21</text:p>
          </table:table-cell>
          <table:table-cell table:formula="of:=SIN([.B9] * (3.14159 / 180))" office:value-type="float" office:value="0.998815662114148" calcext:value-type="float">
            <text:p>1.00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formula="of:=INT([.C9]*[.$G$2])" office:value-type="float" office:value="8" calcext:value-type="float">
            <text:p>8.00</text:p>
          </table:table-cell>
          <table:table-cell table:style-name="ce7"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92.2816901408451" calcext:value-type="float">
            <text:p>92.28</text:p>
          </table:table-cell>
          <table:table-cell table:formula="of:=SIN([.B10] * (3.14159 / 180))" office:value-type="float" office:value="0.999207223064672" calcext:value-type="float">
            <text:p>1.00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formula="of:=INT([.C10]*[.$G$2])" office:value-type="float" office:value="8" calcext:value-type="float">
            <text:p>8.00</text:p>
          </table:table-cell>
          <table:table-cell table:style-name="ce7"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97.3521126760563" calcext:value-type="float">
            <text:p>97.35</text:p>
          </table:table-cell>
          <table:table-cell table:formula="of:=SIN([.B11] * (3.14159 / 180))" office:value-type="float" office:value="0.991778645921661" calcext:value-type="float">
            <text:p>0.99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formula="of:=INT([.C11]*[.$G$2])" office:value-type="float" office:value="8" calcext:value-type="float">
            <text:p>8.00</text:p>
          </table:table-cell>
          <table:table-cell table:style-name="ce7"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102.422535211268" calcext:value-type="float">
            <text:p>102.42</text:p>
          </table:table-cell>
          <table:table-cell table:formula="of:=SIN([.B12] * (3.14159 / 180))" office:value-type="float" office:value="0.976588069275146" calcext:value-type="float">
            <text:p>0.98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formula="of:=INT([.C12]*[.$G$2])" office:value-type="float" office:value="8" calcext:value-type="float">
            <text:p>8.00</text:p>
          </table:table-cell>
          <table:table-cell table:style-name="ce7"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107.492957746479" calcext:value-type="float">
            <text:p>107.49</text:p>
          </table:table-cell>
          <table:table-cell table:formula="of:=SIN([.B13] * (3.14159 / 180))" office:value-type="float" office:value="0.953754379782823" calcext:value-type="float">
            <text:p>0.95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formula="of:=INT([.C13]*[.$G$2])" office:value-type="float" office:value="8" calcext:value-type="float">
            <text:p>8.00</text:p>
          </table:table-cell>
          <table:table-cell table:style-name="ce7"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112.56338028169" calcext:value-type="float">
            <text:p>112.56</text:p>
          </table:table-cell>
          <table:table-cell table:formula="of:=SIN([.B14] * (3.14159 / 180))" office:value-type="float" office:value="0.923456281722335" calcext:value-type="float">
            <text:p>0.92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formula="of:=INT([.C14]*[.$G$2])" office:value-type="float" office:value="8" calcext:value-type="float">
            <text:p>8.00</text:p>
          </table:table-cell>
          <table:table-cell table:style-name="ce7"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117.633802816901" calcext:value-type="float">
            <text:p>117.63</text:p>
          </table:table-cell>
          <table:table-cell table:formula="of:=SIN([.B15] * (3.14159 / 180))" office:value-type="float" office:value="0.885930898390369" calcext:value-type="float">
            <text:p>0.89</text:p>
          </table:table-cell>
          <table:table-cell table:formula="of:=INT([.C15]*[.$D$2])" office:value-type="float" office:value="10" calcext:value-type="float">
            <text:p>10.00</text:p>
          </table:table-cell>
          <table:table-cell table:formula="of:=[.D15]-[.$E$2]" office:value-type="float" office:value="-1" calcext:value-type="float">
            <text:p>-1.00</text:p>
          </table:table-cell>
          <table:table-cell table:style-name="ce1"/>
          <table:table-cell table:formula="of:=INT([.C15]*[.$G$2])" office:value-type="float" office:value="7" calcext:value-type="float">
            <text:p>7.00</text:p>
          </table:table-cell>
          <table:table-cell table:style-name="ce7" table:formula="of:=[.G1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122.704225352113" calcext:value-type="float">
            <text:p>122.70</text:p>
          </table:table-cell>
          <table:table-cell table:formula="of:=SIN([.B16] * (3.14159 / 180))" office:value-type="float" office:value="0.841471916294482" calcext:value-type="float">
            <text:p>0.84</text:p>
          </table:table-cell>
          <table:table-cell table:formula="of:=INT([.C16]*[.$D$2])" office:value-type="float" office:value="10" calcext:value-type="float">
            <text:p>10.00</text:p>
          </table:table-cell>
          <table:table-cell table:formula="of:=[.D16]-[.$E$2]" office:value-type="float" office:value="-1" calcext:value-type="float">
            <text:p>-1.00</text:p>
          </table:table-cell>
          <table:table-cell table:style-name="ce1"/>
          <table:table-cell table:formula="of:=INT([.C16]*[.$G$2])" office:value-type="float" office:value="7" calcext:value-type="float">
            <text:p>7.00</text:p>
          </table:table-cell>
          <table:table-cell table:style-name="ce7" table:formula="of:=[.G1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127.774647887324" calcext:value-type="float">
            <text:p>127.77</text:p>
          </table:table-cell>
          <table:table-cell table:formula="of:=SIN([.B17] * (3.14159 / 180))" office:value-type="float" office:value="0.79042728666187" calcext:value-type="float">
            <text:p>0.79</text:p>
          </table:table-cell>
          <table:table-cell table:formula="of:=INT([.C17]*[.$D$2])" office:value-type="float" office:value="9" calcext:value-type="float">
            <text:p>9.00</text:p>
          </table:table-cell>
          <table:table-cell table:formula="of:=[.D17]-[.$E$2]" office:value-type="float" office:value="-2" calcext:value-type="float">
            <text:p>-2.00</text:p>
          </table:table-cell>
          <table:table-cell table:style-name="ce1"/>
          <table:table-cell table:formula="of:=INT([.C17]*[.$G$2])" office:value-type="float" office:value="7" calcext:value-type="float">
            <text:p>7.00</text:p>
          </table:table-cell>
          <table:table-cell table:style-name="ce7" table:formula="of:=[.G1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32.845070422535" calcext:value-type="float">
            <text:p>132.85</text:p>
          </table:table-cell>
          <table:table-cell table:formula="of:=SIN([.B18] * (3.14159 / 180))" office:value-type="float" office:value="0.73319650225384" calcext:value-type="float">
            <text:p>0.73</text:p>
          </table:table-cell>
          <table:table-cell table:formula="of:=INT([.C18]*[.$D$2])" office:value-type="float" office:value="8" calcext:value-type="float">
            <text:p>8.00</text:p>
          </table:table-cell>
          <table:table-cell table:formula="of:=[.D18]-[.$E$2]" office:value-type="float" office:value="-3" calcext:value-type="float">
            <text:p>-3.00</text:p>
          </table:table-cell>
          <table:table-cell table:style-name="ce1"/>
          <table:table-cell table:formula="of:=INT([.C18]*[.$G$2])" office:value-type="float" office:value="6" calcext:value-type="float">
            <text:p>6.00</text:p>
          </table:table-cell>
          <table:table-cell table:style-name="ce7" table:formula="of:=[.G1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37.915492957747" calcext:value-type="float">
            <text:p>137.92</text:p>
          </table:table-cell>
          <table:table-cell table:formula="of:=SIN([.B19] * (3.14159 / 180))" office:value-type="float" office:value="0.67022747079858" calcext:value-type="float">
            <text:p>0.67</text:p>
          </table:table-cell>
          <table:table-cell table:formula="of:=INT([.C19]*[.$D$2])" office:value-type="float" office:value="8" calcext:value-type="float">
            <text:p>8.00</text:p>
          </table:table-cell>
          <table:table-cell table:formula="of:=[.D19]-[.$E$2]" office:value-type="float" office:value="-3" calcext:value-type="float">
            <text:p>-3.00</text:p>
          </table:table-cell>
          <table:table-cell table:style-name="ce1"/>
          <table:table-cell table:formula="of:=INT([.C19]*[.$G$2])" office:value-type="float" office:value="6" calcext:value-type="float">
            <text:p>6.00</text:p>
          </table:table-cell>
          <table:table-cell table:style-name="ce7" table:formula="of:=[.G1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42.985915492958" calcext:value-type="float">
            <text:p>142.99</text:p>
          </table:table-cell>
          <table:table-cell table:formula="of:=SIN([.B20] * (3.14159 / 180))" office:value-type="float" office:value="0.602013009511808" calcext:value-type="float">
            <text:p>0.60</text:p>
          </table:table-cell>
          <table:table-cell table:formula="of:=INT([.C20]*[.$D$2])" office:value-type="float" office:value="7" calcext:value-type="float">
            <text:p>7.00</text:p>
          </table:table-cell>
          <table:table-cell table:formula="of:=[.D20]-[.$E$2]" office:value-type="float" office:value="-4" calcext:value-type="float">
            <text:p>-4.00</text:p>
          </table:table-cell>
          <table:table-cell table:style-name="ce1"/>
          <table:table-cell table:formula="of:=INT([.C20]*[.$G$2])" office:value-type="float" office:value="5" calcext:value-type="float">
            <text:p>5.00</text:p>
          </table:table-cell>
          <table:table-cell table:style-name="ce7" table:formula="of:=[.G2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48.056338028169" calcext:value-type="float">
            <text:p>148.06</text:p>
          </table:table-cell>
          <table:table-cell table:formula="of:=SIN([.B21] * (3.14159 / 180))" office:value-type="float" office:value="0.529086988140385" calcext:value-type="float">
            <text:p>0.53</text:p>
          </table:table-cell>
          <table:table-cell table:formula="of:=INT([.C21]*[.$D$2])" office:value-type="float" office:value="6" calcext:value-type="float">
            <text:p>6.00</text:p>
          </table:table-cell>
          <table:table-cell table:formula="of:=[.D21]-[.$E$2]" office:value-type="float" office:value="-5" calcext:value-type="float">
            <text:p>-5.00</text:p>
          </table:table-cell>
          <table:table-cell table:style-name="ce1"/>
          <table:table-cell table:formula="of:=INT([.C21]*[.$G$2])" office:value-type="float" office:value="4" calcext:value-type="float">
            <text:p>4.00</text:p>
          </table:table-cell>
          <table:table-cell table:style-name="ce7" table:formula="of:=[.G2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53.12676056338" calcext:value-type="float">
            <text:p>153.13</text:p>
          </table:table-cell>
          <table:table-cell table:formula="of:=SIN([.B22] * (3.14159 / 180))" office:value-type="float" office:value="0.452020150714751" calcext:value-type="float">
            <text:p>0.45</text:p>
          </table:table-cell>
          <table:table-cell table:formula="of:=INT([.C22]*[.$D$2])" office:value-type="float" office:value="5" calcext:value-type="float">
            <text:p>5.00</text:p>
          </table:table-cell>
          <table:table-cell table:formula="of:=[.D22]-[.$E$2]" office:value-type="float" office:value="-6" calcext:value-type="float">
            <text:p>-6.00</text:p>
          </table:table-cell>
          <table:table-cell table:style-name="ce1"/>
          <table:table-cell table:formula="of:=INT([.C22]*[.$G$2])" office:value-type="float" office:value="4" calcext:value-type="float">
            <text:p>4.00</text:p>
          </table:table-cell>
          <table:table-cell table:style-name="ce7" table:formula="of:=[.G2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58.197183098592" calcext:value-type="float">
            <text:p>158.20</text:p>
          </table:table-cell>
          <table:table-cell table:formula="of:=SIN([.B23] * (3.14159 / 180))" office:value-type="float" office:value="0.371415648710584" calcext:value-type="float">
            <text:p>0.37</text:p>
          </table:table-cell>
          <table:table-cell table:formula="of:=INT([.C23]*[.$D$2])" office:value-type="float" office:value="4" calcext:value-type="float">
            <text:p>4.00</text:p>
          </table:table-cell>
          <table:table-cell table:formula="of:=[.D23]-[.$E$2]" office:value-type="float" office:value="-7" calcext:value-type="float">
            <text:p>-7.00</text:p>
          </table:table-cell>
          <table:table-cell table:style-name="ce1"/>
          <table:table-cell table:formula="of:=INT([.C23]*[.$G$2])" office:value-type="float" office:value="3" calcext:value-type="float">
            <text:p>3.00</text:p>
          </table:table-cell>
          <table:table-cell table:style-name="ce7" table:formula="of:=[.G2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63.267605633803" calcext:value-type="float">
            <text:p>163.27</text:p>
          </table:table-cell>
          <table:table-cell table:formula="of:=SIN([.B24] * (3.14159 / 180))" office:value-type="float" office:value="0.287904320578692" calcext:value-type="float">
            <text:p>0.29</text:p>
          </table:table-cell>
          <table:table-cell table:formula="of:=INT([.C24]*[.$D$2])" office:value-type="float" office:value="3" calcext:value-type="float">
            <text:p>3.00</text:p>
          </table:table-cell>
          <table:table-cell table:formula="of:=[.D24]-[.$E$2]" office:value-type="float" office:value="-8" calcext:value-type="float">
            <text:p>-8.00</text:p>
          </table:table-cell>
          <table:table-cell table:style-name="ce1"/>
          <table:table-cell table:formula="of:=INT([.C24]*[.$G$2])" office:value-type="float" office:value="2" calcext:value-type="float">
            <text:p>2.00</text:p>
          </table:table-cell>
          <table:table-cell table:style-name="ce7" table:formula="of:=[.G24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68.338028169014" calcext:value-type="float">
            <text:p>168.34</text:p>
          </table:table-cell>
          <table:table-cell table:formula="of:=SIN([.B25] * (3.14159 / 180))" office:value-type="float" office:value="0.202139754587144" calcext:value-type="float">
            <text:p>0.20</text:p>
          </table:table-cell>
          <table:table-cell table:formula="of:=INT([.C25]*[.$D$2])" office:value-type="float" office:value="2" calcext:value-type="float">
            <text:p>2.00</text:p>
          </table:table-cell>
          <table:table-cell table:formula="of:=[.D25]-[.$E$2]" office:value-type="float" office:value="-9" calcext:value-type="float">
            <text:p>-9.00</text:p>
          </table:table-cell>
          <table:table-cell table:style-name="ce1"/>
          <table:table-cell table:formula="of:=INT([.C25]*[.$G$2])" office:value-type="float" office:value="1" calcext:value-type="float">
            <text:p>1.00</text:p>
          </table:table-cell>
          <table:table-cell table:style-name="ce7" table:formula="of:=[.G2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73.408450704225" calcext:value-type="float">
            <text:p>173.41</text:p>
          </table:table-cell>
          <table:table-cell table:formula="of:=SIN([.B26] * (3.14159 / 180))" office:value-type="float" office:value="0.114793173615544" calcext:value-type="float">
            <text:p>0.11</text:p>
          </table:table-cell>
          <table:table-cell table:formula="of:=INT([.C26]*[.$D$2])" office:value-type="float" office:value="1" calcext:value-type="float">
            <text:p>1.00</text:p>
          </table:table-cell>
          <table:table-cell table:formula="of:=[.D26]-[.$E$2]" office:value-type="float" office:value="-10" calcext:value-type="float">
            <text:p>-10.00</text:p>
          </table:table-cell>
          <table:table-cell table:style-name="ce1"/>
          <table:table-cell table:formula="of:=INT([.C26]*[.$G$2])" office:value-type="float" office:value="1" calcext:value-type="float">
            <text:p>1.00</text:p>
          </table:table-cell>
          <table:table-cell table:style-name="ce7" table:formula="of:=[.G26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78.478873239437" calcext:value-type="float">
            <text:p>178.48</text:p>
          </table:table-cell>
          <table:table-cell table:formula="of:=SIN([.B27] * (3.14159 / 180))" office:value-type="float" office:value="0.0265481819347869" calcext:value-type="float">
            <text:p>0.03</text:p>
          </table:table-cell>
          <table:table-cell table:formula="of:=INT([.C27]*[.$D$2])" office:value-type="float" office:value="0" calcext:value-type="float">
            <text:p>0.00</text:p>
          </table:table-cell>
          <table:table-cell table:formula="of:=[.D27]-[.$E$2]" office:value-type="float" office:value="-11" calcext:value-type="float">
            <text:p>-11.00</text:p>
          </table:table-cell>
          <table:table-cell table:style-name="ce1"/>
          <table:table-cell table:formula="of:=INT([.C27]*[.$G$2])" office:value-type="float" office:value="0" calcext:value-type="float">
            <text:p>0.00</text:p>
          </table:table-cell>
          <table:table-cell table:style-name="ce7" table:formula="of:=[.G27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83.549295774648" calcext:value-type="float">
            <text:p>183.55</text:p>
          </table:table-cell>
          <table:table-cell table:formula="of:=SIN([.B28] * (3.14159 / 180))" office:value-type="float" office:value="-0.0619045849141937" calcext:value-type="float">
            <text:p>-0.06</text:p>
          </table:table-cell>
          <table:table-cell table:formula="of:=INT([.C28]*[.$D$2])" office:value-type="float" office:value="-1" calcext:value-type="float">
            <text:p>-1.00</text:p>
          </table:table-cell>
          <table:table-cell table:formula="of:=[.D28]-[.$E$2]" office:value-type="float" office:value="-12" calcext:value-type="float">
            <text:p>-12.00</text:p>
          </table:table-cell>
          <table:table-cell table:style-name="ce1"/>
          <table:table-cell table:formula="of:=INT([.C28]*[.$G$2])" office:value-type="float" office:value="-1" calcext:value-type="float">
            <text:p>-1.00</text:p>
          </table:table-cell>
          <table:table-cell table:style-name="ce7" table:formula="of:=[.G28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88.619718309859" calcext:value-type="float">
            <text:p>188.62</text:p>
          </table:table-cell>
          <table:table-cell table:formula="of:=SIN([.B29] * (3.14159 / 180))" office:value-type="float" office:value="-0.149872865270806" calcext:value-type="float">
            <text:p>-0.15</text:p>
          </table:table-cell>
          <table:table-cell table:formula="of:=INT([.C29]*[.$D$2])" office:value-type="float" office:value="-2" calcext:value-type="float">
            <text:p>-2.00</text:p>
          </table:table-cell>
          <table:table-cell table:formula="of:=[.D29]-[.$E$2]" office:value-type="float" office:value="-13" calcext:value-type="float">
            <text:p>-13.00</text:p>
          </table:table-cell>
          <table:table-cell table:style-name="ce1"/>
          <table:table-cell table:formula="of:=INT([.C29]*[.$G$2])" office:value-type="float" office:value="-2" calcext:value-type="float">
            <text:p>-2.00</text:p>
          </table:table-cell>
          <table:table-cell table:style-name="ce7" table:formula="of:=[.G29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93.69014084507" calcext:value-type="float">
            <text:p>193.69</text:p>
          </table:table-cell>
          <table:table-cell table:formula="of:=SIN([.B30] * (3.14159 / 180))" office:value-type="float" office:value="-0.23666818923175" calcext:value-type="float">
            <text:p>-0.24</text:p>
          </table:table-cell>
          <table:table-cell table:formula="of:=INT([.C30]*[.$D$2])" office:value-type="float" office:value="-3" calcext:value-type="float">
            <text:p>-3.00</text:p>
          </table:table-cell>
          <table:table-cell table:formula="of:=[.D30]-[.$E$2]" office:value-type="float" office:value="-14" calcext:value-type="float">
            <text:p>-14.00</text:p>
          </table:table-cell>
          <table:table-cell table:style-name="ce1"/>
          <table:table-cell table:formula="of:=INT([.C30]*[.$G$2])" office:value-type="float" office:value="-3" calcext:value-type="float">
            <text:p>-3.00</text:p>
          </table:table-cell>
          <table:table-cell table:style-name="ce7" table:formula="of:=[.G3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98.760563380282" calcext:value-type="float">
            <text:p>198.76</text:p>
          </table:table-cell>
          <table:table-cell table:formula="of:=SIN([.B31] * (3.14159 / 180))" office:value-type="float" office:value="-0.321611266852378" calcext:value-type="float">
            <text:p>-0.32</text:p>
          </table:table-cell>
          <table:table-cell table:formula="of:=INT([.C31]*[.$D$2])" office:value-type="float" office:value="-4" calcext:value-type="float">
            <text:p>-4.00</text:p>
          </table:table-cell>
          <table:table-cell table:formula="of:=[.D31]-[.$E$2]" office:value-type="float" office:value="-15" calcext:value-type="float">
            <text:p>-15.00</text:p>
          </table:table-cell>
          <table:table-cell table:style-name="ce1"/>
          <table:table-cell table:formula="of:=INT([.C31]*[.$G$2])" office:value-type="float" office:value="-3" calcext:value-type="float">
            <text:p>-3.00</text:p>
          </table:table-cell>
          <table:table-cell table:style-name="ce7" table:formula="of:=[.G31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203.830985915493" calcext:value-type="float">
            <text:p>203.83</text:p>
          </table:table-cell>
          <table:table-cell table:formula="of:=SIN([.B32] * (3.14159 / 180))" office:value-type="float" office:value="-0.404037304502551" calcext:value-type="float">
            <text:p>-0.40</text:p>
          </table:table-cell>
          <table:table-cell table:formula="of:=INT([.C32]*[.$D$2])" office:value-type="float" office:value="-5" calcext:value-type="float">
            <text:p>-5.00</text:p>
          </table:table-cell>
          <table:table-cell table:formula="of:=[.D32]-[.$E$2]" office:value-type="float" office:value="-16" calcext:value-type="float">
            <text:p>-16.00</text:p>
          </table:table-cell>
          <table:table-cell table:style-name="ce1"/>
          <table:table-cell table:formula="of:=INT([.C32]*[.$G$2])" office:value-type="float" office:value="-4" calcext:value-type="float">
            <text:p>-4.00</text:p>
          </table:table-cell>
          <table:table-cell table:style-name="ce7" table:formula="of:=[.G32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208.901408450704" calcext:value-type="float">
            <text:p>208.90</text:p>
          </table:table-cell>
          <table:table-cell table:formula="of:=SIN([.B33] * (3.14159 / 180))" office:value-type="float" office:value="-0.483301207769367" calcext:value-type="float">
            <text:p>-0.48</text:p>
          </table:table-cell>
          <table:table-cell table:formula="of:=INT([.C33]*[.$D$2])" office:value-type="float" office:value="-6" calcext:value-type="float">
            <text:p>-6.00</text:p>
          </table:table-cell>
          <table:table-cell table:formula="of:=[.D33]-[.$E$2]" office:value-type="float" office:value="-17" calcext:value-type="float">
            <text:p>-17.00</text:p>
          </table:table-cell>
          <table:table-cell table:style-name="ce1"/>
          <table:table-cell table:formula="of:=INT([.C33]*[.$G$2])" office:value-type="float" office:value="-5" calcext:value-type="float">
            <text:p>-5.00</text:p>
          </table:table-cell>
          <table:table-cell table:style-name="ce7" table:formula="of:=[.G33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213.971830985915" calcext:value-type="float">
            <text:p>213.97</text:p>
          </table:table-cell>
          <table:table-cell table:formula="of:=SIN([.B34] * (3.14159 / 180))" office:value-type="float" office:value="-0.55878263018708" calcext:value-type="float">
            <text:p>-0.56</text:p>
          </table:table-cell>
          <table:table-cell table:formula="of:=INT([.C34]*[.$D$2])" office:value-type="float" office:value="-7" calcext:value-type="float">
            <text:p>-7.00</text:p>
          </table:table-cell>
          <table:table-cell table:formula="of:=[.D34]-[.$E$2]" office:value-type="float" office:value="-18" calcext:value-type="float">
            <text:p>-18.00</text:p>
          </table:table-cell>
          <table:table-cell table:style-name="ce1"/>
          <table:table-cell table:formula="of:=INT([.C34]*[.$G$2])" office:value-type="float" office:value="-6" calcext:value-type="float">
            <text:p>-6.00</text:p>
          </table:table-cell>
          <table:table-cell table:style-name="ce7" table:formula="of:=[.G34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219.042253521127" calcext:value-type="float">
            <text:p>219.04</text:p>
          </table:table-cell>
          <table:table-cell table:formula="of:=SIN([.B35] * (3.14159 / 180))" office:value-type="float" office:value="-0.629890828281085" calcext:value-type="float">
            <text:p>-0.63</text:p>
          </table:table-cell>
          <table:table-cell table:formula="of:=INT([.C35]*[.$D$2])" office:value-type="float" office:value="-8" calcext:value-type="float">
            <text:p>-8.00</text:p>
          </table:table-cell>
          <table:table-cell table:formula="of:=[.D35]-[.$E$2]" office:value-type="float" office:value="-19" calcext:value-type="float">
            <text:p>-19.00</text:p>
          </table:table-cell>
          <table:table-cell table:style-name="ce1"/>
          <table:table-cell table:formula="of:=INT([.C35]*[.$G$2])" office:value-type="float" office:value="-6" calcext:value-type="float">
            <text:p>-6.00</text:p>
          </table:table-cell>
          <table:table-cell table:style-name="ce7" table:formula="of:=[.G3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224.112676056338" calcext:value-type="float">
            <text:p>224.11</text:p>
          </table:table-cell>
          <table:table-cell table:formula="of:=SIN([.B36] * (3.14159 / 180))" office:value-type="float" office:value="-0.696069284928765" calcext:value-type="float">
            <text:p>-0.70</text:p>
          </table:table-cell>
          <table:table-cell table:formula="of:=INT([.C36]*[.$D$2])" office:value-type="float" office:value="-9" calcext:value-type="float">
            <text:p>-9.00</text:p>
          </table:table-cell>
          <table:table-cell table:formula="of:=[.D36]-[.$E$2]" office:value-type="float" office:value="-20" calcext:value-type="float">
            <text:p>-20.00</text:p>
          </table:table-cell>
          <table:table-cell table:style-name="ce1"/>
          <table:table-cell table:formula="of:=INT([.C36]*[.$G$2])" office:value-type="float" office:value="-7" calcext:value-type="float">
            <text:p>-7.00</text:p>
          </table:table-cell>
          <table:table-cell table:style-name="ce7" table:formula="of:=[.G36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229.183098591549" calcext:value-type="float">
            <text:p>229.18</text:p>
          </table:table-cell>
          <table:table-cell table:formula="of:=SIN([.B37] * (3.14159 / 180))" office:value-type="float" office:value="-0.756800064853176" calcext:value-type="float">
            <text:p>-0.76</text:p>
          </table:table-cell>
          <table:table-cell table:formula="of:=INT([.C37]*[.$D$2])" office:value-type="float" office:value="-10" calcext:value-type="float">
            <text:p>-10.00</text:p>
          </table:table-cell>
          <table:table-cell table:formula="of:=[.D37]-[.$E$2]" office:value-type="float" office:value="-21" calcext:value-type="float">
            <text:p>-21.00</text:p>
          </table:table-cell>
          <table:table-cell table:style-name="ce1"/>
          <table:table-cell table:formula="of:=INT([.C37]*[.$G$2])" office:value-type="float" office:value="-7" calcext:value-type="float">
            <text:p>-7.00</text:p>
          </table:table-cell>
          <table:table-cell table:style-name="ce7" table:formula="of:=[.G37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234.253521126761" calcext:value-type="float">
            <text:p>234.25</text:p>
          </table:table-cell>
          <table:table-cell table:formula="of:=SIN([.B38] * (3.14159 / 180))" office:value-type="float" office:value="-0.811607868161991" calcext:value-type="float">
            <text:p>-0.81</text:p>
          </table:table-cell>
          <table:table-cell table:formula="of:=INT([.C38]*[.$D$2])" office:value-type="float" office:value="-10" calcext:value-type="float">
            <text:p>-10.00</text:p>
          </table:table-cell>
          <table:table-cell table:formula="of:=[.D38]-[.$E$2]" office:value-type="float" office:value="-21" calcext:value-type="float">
            <text:p>-21.00</text:p>
          </table:table-cell>
          <table:table-cell table:style-name="ce1"/>
          <table:table-cell table:formula="of:=INT([.C38]*[.$G$2])" office:value-type="float" office:value="-8" calcext:value-type="float">
            <text:p>-8.00</text:p>
          </table:table-cell>
          <table:table-cell table:style-name="ce7" table:formula="of:=[.G3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239.323943661972" calcext:value-type="float">
            <text:p>239.32</text:p>
          </table:table-cell>
          <table:table-cell table:formula="of:=SIN([.B39] * (3.14159 / 180))" office:value-type="float" office:value="-0.860063750207307" calcext:value-type="float">
            <text:p>-0.86</text:p>
          </table:table-cell>
          <table:table-cell table:formula="of:=INT([.C39]*[.$D$2])" office:value-type="float" office:value="-11" calcext:value-type="float">
            <text:p>-11.00</text:p>
          </table:table-cell>
          <table:table-cell table:formula="of:=[.D39]-[.$E$2]" office:value-type="float" office:value="-22" calcext:value-type="float">
            <text:p>-22.00</text:p>
          </table:table-cell>
          <table:table-cell table:style-name="ce1"/>
          <table:table-cell table:formula="of:=INT([.C39]*[.$G$2])" office:value-type="float" office:value="-8" calcext:value-type="float">
            <text:p>-8.00</text:p>
          </table:table-cell>
          <table:table-cell table:style-name="ce7" table:formula="of:=[.G3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244.394366197183" calcext:value-type="float">
            <text:p>244.39</text:p>
          </table:table-cell>
          <table:table-cell table:formula="of:=SIN([.B40] * (3.14159 / 180))" office:value-type="float" office:value="-0.901788478653437" calcext:value-type="float">
            <text:p>-0.90</text:p>
          </table:table-cell>
          <table:table-cell table:formula="of:=INT([.C40]*[.$D$2])" office:value-type="float" office:value="-11" calcext:value-type="float">
            <text:p>-11.00</text:p>
          </table:table-cell>
          <table:table-cell table:formula="of:=[.D40]-[.$E$2]" office:value-type="float" office:value="-22" calcext:value-type="float">
            <text:p>-22.00</text:p>
          </table:table-cell>
          <table:table-cell table:style-name="ce1"/>
          <table:table-cell table:formula="of:=INT([.C40]*[.$G$2])" office:value-type="float" office:value="-9" calcext:value-type="float">
            <text:p>-9.00</text:p>
          </table:table-cell>
          <table:table-cell table:style-name="ce7" table:formula="of:=[.G40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249.464788732394" calcext:value-type="float">
            <text:p>249.46</text:p>
          </table:table-cell>
          <table:table-cell table:formula="of:=SIN([.B41] * (3.14159 / 180))" office:value-type="float" office:value="-0.936455501479106" calcext:value-type="float">
            <text:p>-0.94</text:p>
          </table:table-cell>
          <table:table-cell table:formula="of:=INT([.C41]*[.$D$2])" office:value-type="float" office:value="-12" calcext:value-type="float">
            <text:p>-12.00</text:p>
          </table:table-cell>
          <table:table-cell table:formula="of:=[.D41]-[.$E$2]" office:value-type="float" office:value="-23" calcext:value-type="float">
            <text:p>-23.00</text:p>
          </table:table-cell>
          <table:table-cell table:style-name="ce1"/>
          <table:table-cell table:formula="of:=INT([.C41]*[.$G$2])" office:value-type="float" office:value="-9" calcext:value-type="float">
            <text:p>-9.00</text:p>
          </table:table-cell>
          <table:table-cell table:style-name="ce7" table:formula="of:=[.G41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254.535211267606" calcext:value-type="float">
            <text:p>254.54</text:p>
          </table:table-cell>
          <table:table-cell table:formula="of:=SIN([.B42] * (3.14159 / 180))" office:value-type="float" office:value="-0.96379350268546" calcext:value-type="float">
            <text:p>-0.96</text:p>
          </table:table-cell>
          <table:table-cell table:formula="of:=INT([.C42]*[.$D$2])" office:value-type="float" office:value="-12" calcext:value-type="float">
            <text:p>-12.00</text:p>
          </table:table-cell>
          <table:table-cell table:formula="of:=[.D42]-[.$E$2]" office:value-type="float" office:value="-23" calcext:value-type="float">
            <text:p>-23.00</text:p>
          </table:table-cell>
          <table:table-cell table:style-name="ce1"/>
          <table:table-cell table:formula="of:=INT([.C42]*[.$G$2])" office:value-type="float" office:value="-9" calcext:value-type="float">
            <text:p>-9.00</text:p>
          </table:table-cell>
          <table:table-cell table:style-name="ce7" table:formula="of:=[.G4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259.605633802817" calcext:value-type="float">
            <text:p>259.61</text:p>
          </table:table-cell>
          <table:table-cell table:formula="of:=SIN([.B43] * (3.14159 / 180))" office:value-type="float" office:value="-0.983588525708035" calcext:value-type="float">
            <text:p>-0.98</text:p>
          </table:table-cell>
          <table:table-cell table:formula="of:=INT([.C43]*[.$D$2])" office:value-type="float" office:value="-12" calcext:value-type="float">
            <text:p>-12.00</text:p>
          </table:table-cell>
          <table:table-cell table:formula="of:=[.D43]-[.$E$2]" office:value-type="float" office:value="-23" calcext:value-type="float">
            <text:p>-23.00</text:p>
          </table:table-cell>
          <table:table-cell table:style-name="ce1"/>
          <table:table-cell table:formula="of:=INT([.C43]*[.$G$2])" office:value-type="float" office:value="-9" calcext:value-type="float">
            <text:p>-9.00</text:p>
          </table:table-cell>
          <table:table-cell table:style-name="ce7" table:formula="of:=[.G4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264.676056338028" calcext:value-type="float">
            <text:p>264.68</text:p>
          </table:table-cell>
          <table:table-cell table:formula="of:=SIN([.B44] * (3.14159 / 180))" office:value-type="float" office:value="-0.995685647914139" calcext:value-type="float">
            <text:p>-1.00</text:p>
          </table:table-cell>
          <table:table-cell table:formula="of:=INT([.C44]*[.$D$2])" office:value-type="float" office:value="-12" calcext:value-type="float">
            <text:p>-12.00</text:p>
          </table:table-cell>
          <table:table-cell table:formula="of:=[.D44]-[.$E$2]" office:value-type="float" office:value="-23" calcext:value-type="float">
            <text:p>-23.00</text:p>
          </table:table-cell>
          <table:table-cell table:style-name="ce1"/>
          <table:table-cell table:formula="of:=INT([.C44]*[.$G$2])" office:value-type="float" office:value="-9" calcext:value-type="float">
            <text:p>-9.00</text:p>
          </table:table-cell>
          <table:table-cell table:style-name="ce7" table:formula="of:=[.G4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269.746478873239" calcext:value-type="float">
            <text:p>269.75</text:p>
          </table:table-cell>
          <table:table-cell table:formula="of:=SIN([.B45] * (3.14159 / 180))" office:value-type="float" office:value="-0.99999019308046" calcext:value-type="float">
            <text:p>-1.00</text:p>
          </table:table-cell>
          <table:table-cell table:formula="of:=INT([.C45]*[.$D$2])" office:value-type="float" office:value="-12" calcext:value-type="float">
            <text:p>-12.00</text:p>
          </table:table-cell>
          <table:table-cell table:formula="of:=[.D45]-[.$E$2]" office:value-type="float" office:value="-23" calcext:value-type="float">
            <text:p>-23.00</text:p>
          </table:table-cell>
          <table:table-cell table:style-name="ce1"/>
          <table:table-cell table:formula="of:=INT([.C45]*[.$G$2])" office:value-type="float" office:value="-9" calcext:value-type="float">
            <text:p>-9.00</text:p>
          </table:table-cell>
          <table:table-cell table:style-name="ce7" table:formula="of:=[.G4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274.816901408451" calcext:value-type="float">
            <text:p>274.82</text:p>
          </table:table-cell>
          <table:table-cell table:formula="of:=SIN([.B46] * (3.14159 / 180))" office:value-type="float" office:value="-0.996468472361628" calcext:value-type="float">
            <text:p>-1.00</text:p>
          </table:table-cell>
          <table:table-cell table:formula="of:=INT([.C46]*[.$D$2])" office:value-type="float" office:value="-12" calcext:value-type="float">
            <text:p>-12.00</text:p>
          </table:table-cell>
          <table:table-cell table:formula="of:=[.D46]-[.$E$2]" office:value-type="float" office:value="-23" calcext:value-type="float">
            <text:p>-23.00</text:p>
          </table:table-cell>
          <table:table-cell table:style-name="ce1"/>
          <table:table-cell table:formula="of:=INT([.C46]*[.$G$2])" office:value-type="float" office:value="-9" calcext:value-type="float">
            <text:p>-9.00</text:p>
          </table:table-cell>
          <table:table-cell table:style-name="ce7" table:formula="of:=[.G46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279.887323943662" calcext:value-type="float">
            <text:p>279.89</text:p>
          </table:table-cell>
          <table:table-cell table:formula="of:=SIN([.B47] * (3.14159 / 180))" office:value-type="float" office:value="-0.985148047950662" calcext:value-type="float">
            <text:p>-0.99</text:p>
          </table:table-cell>
          <table:table-cell table:formula="of:=INT([.C47]*[.$D$2])" office:value-type="float" office:value="-12" calcext:value-type="float">
            <text:p>-12.00</text:p>
          </table:table-cell>
          <table:table-cell table:formula="of:=[.D47]-[.$E$2]" office:value-type="float" office:value="-23" calcext:value-type="float">
            <text:p>-23.00</text:p>
          </table:table-cell>
          <table:table-cell table:style-name="ce1"/>
          <table:table-cell table:formula="of:=INT([.C47]*[.$G$2])" office:value-type="float" office:value="-9" calcext:value-type="float">
            <text:p>-9.00</text:p>
          </table:table-cell>
          <table:table-cell table:style-name="ce7" table:formula="of:=[.G47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284.957746478873" calcext:value-type="float">
            <text:p>284.96</text:p>
          </table:table-cell>
          <table:table-cell table:formula="of:=SIN([.B48] * (3.14159 / 180))" office:value-type="float" office:value="-0.966117517367804" calcext:value-type="float">
            <text:p>-0.97</text:p>
          </table:table-cell>
          <table:table-cell table:formula="of:=INT([.C48]*[.$D$2])" office:value-type="float" office:value="-12" calcext:value-type="float">
            <text:p>-12.00</text:p>
          </table:table-cell>
          <table:table-cell table:formula="of:=[.D48]-[.$E$2]" office:value-type="float" office:value="-23" calcext:value-type="float">
            <text:p>-23.00</text:p>
          </table:table-cell>
          <table:table-cell table:style-name="ce1"/>
          <table:table-cell table:formula="of:=INT([.C48]*[.$G$2])" office:value-type="float" office:value="-9" calcext:value-type="float">
            <text:p>-9.00</text:p>
          </table:table-cell>
          <table:table-cell table:style-name="ce7" table:formula="of:=[.G48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290.028169014084" calcext:value-type="float">
            <text:p>290.03</text:p>
          </table:table-cell>
          <table:table-cell table:formula="of:=SIN([.B49] * (3.14159 / 180))" office:value-type="float" office:value="-0.939525820065968" calcext:value-type="float">
            <text:p>-0.94</text:p>
          </table:table-cell>
          <table:table-cell table:formula="of:=INT([.C49]*[.$D$2])" office:value-type="float" office:value="-12" calcext:value-type="float">
            <text:p>-12.00</text:p>
          </table:table-cell>
          <table:table-cell table:formula="of:=[.D49]-[.$E$2]" office:value-type="float" office:value="-23" calcext:value-type="float">
            <text:p>-23.00</text:p>
          </table:table-cell>
          <table:table-cell table:style-name="ce1"/>
          <table:table-cell table:formula="of:=INT([.C49]*[.$G$2])" office:value-type="float" office:value="-9" calcext:value-type="float">
            <text:p>-9.00</text:p>
          </table:table-cell>
          <table:table-cell table:style-name="ce7" table:formula="of:=[.G49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295.098591549296" calcext:value-type="float">
            <text:p>295.10</text:p>
          </table:table-cell>
          <table:table-cell table:formula="of:=SIN([.B50] * (3.14159 / 180))" office:value-type="float" office:value="-0.90558107177955" calcext:value-type="float">
            <text:p>-0.91</text:p>
          </table:table-cell>
          <table:table-cell table:formula="of:=INT([.C50]*[.$D$2])" office:value-type="float" office:value="-11" calcext:value-type="float">
            <text:p>-11.00</text:p>
          </table:table-cell>
          <table:table-cell table:formula="of:=[.D50]-[.$E$2]" office:value-type="float" office:value="-22" calcext:value-type="float">
            <text:p>-22.00</text:p>
          </table:table-cell>
          <table:table-cell table:style-name="ce1"/>
          <table:table-cell table:formula="of:=INT([.C50]*[.$G$2])" office:value-type="float" office:value="-9" calcext:value-type="float">
            <text:p>-9.00</text:p>
          </table:table-cell>
          <table:table-cell table:style-name="ce7" table:formula="of:=[.G50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300.169014084507" calcext:value-type="float">
            <text:p>300.17</text:p>
          </table:table-cell>
          <table:table-cell table:formula="of:=SIN([.B51] * (3.14159 / 180))" office:value-type="float" office:value="-0.864548935739381" calcext:value-type="float">
            <text:p>-0.86</text:p>
          </table:table-cell>
          <table:table-cell table:formula="of:=INT([.C51]*[.$D$2])" office:value-type="float" office:value="-11" calcext:value-type="float">
            <text:p>-11.00</text:p>
          </table:table-cell>
          <table:table-cell table:formula="of:=[.D51]-[.$E$2]" office:value-type="float" office:value="-22" calcext:value-type="float">
            <text:p>-22.00</text:p>
          </table:table-cell>
          <table:table-cell table:style-name="ce1"/>
          <table:table-cell table:formula="of:=INT([.C51]*[.$G$2])" office:value-type="float" office:value="-8" calcext:value-type="float">
            <text:p>-8.00</text:p>
          </table:table-cell>
          <table:table-cell table:style-name="ce7" table:formula="of:=[.G5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305.239436619718" calcext:value-type="float">
            <text:p>305.24</text:p>
          </table:table-cell>
          <table:table-cell table:formula="of:=SIN([.B52] * (3.14159 / 180))" office:value-type="float" office:value="-0.81675054350126" calcext:value-type="float">
            <text:p>-0.82</text:p>
          </table:table-cell>
          <table:table-cell table:formula="of:=INT([.C52]*[.$D$2])" office:value-type="float" office:value="-10" calcext:value-type="float">
            <text:p>-10.00</text:p>
          </table:table-cell>
          <table:table-cell table:formula="of:=[.D52]-[.$E$2]" office:value-type="float" office:value="-21" calcext:value-type="float">
            <text:p>-21.00</text:p>
          </table:table-cell>
          <table:table-cell table:style-name="ce1"/>
          <table:table-cell table:formula="of:=INT([.C52]*[.$G$2])" office:value-type="float" office:value="-8" calcext:value-type="float">
            <text:p>-8.00</text:p>
          </table:table-cell>
          <table:table-cell table:style-name="ce7" table:formula="of:=[.G52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310.30985915493" calcext:value-type="float">
            <text:p>310.31</text:p>
          </table:table-cell>
          <table:table-cell table:formula="of:=SIN([.B53] * (3.14159 / 180))" office:value-type="float" office:value="-0.762559981660363" calcext:value-type="float">
            <text:p>-0.76</text:p>
          </table:table-cell>
          <table:table-cell table:formula="of:=INT([.C53]*[.$D$2])" office:value-type="float" office:value="-10" calcext:value-type="float">
            <text:p>-10.00</text:p>
          </table:table-cell>
          <table:table-cell table:formula="of:=[.D53]-[.$E$2]" office:value-type="float" office:value="-21" calcext:value-type="float">
            <text:p>-21.00</text:p>
          </table:table-cell>
          <table:table-cell table:style-name="ce1"/>
          <table:table-cell table:formula="of:=INT([.C53]*[.$G$2])" office:value-type="float" office:value="-7" calcext:value-type="float">
            <text:p>-7.00</text:p>
          </table:table-cell>
          <table:table-cell table:style-name="ce7" table:formula="of:=[.G53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315.380281690141" calcext:value-type="float">
            <text:p>315.38</text:p>
          </table:table-cell>
          <table:table-cell table:formula="of:=SIN([.B54] * (3.14159 / 180))" office:value-type="float" office:value="-0.702401364121371" calcext:value-type="float">
            <text:p>-0.70</text:p>
          </table:table-cell>
          <table:table-cell table:formula="of:=INT([.C54]*[.$D$2])" office:value-type="float" office:value="-9" calcext:value-type="float">
            <text:p>-9.00</text:p>
          </table:table-cell>
          <table:table-cell table:formula="of:=[.D54]-[.$E$2]" office:value-type="float" office:value="-20" calcext:value-type="float">
            <text:p>-20.00</text:p>
          </table:table-cell>
          <table:table-cell table:style-name="ce1"/>
          <table:table-cell table:formula="of:=INT([.C54]*[.$G$2])" office:value-type="float" office:value="-7" calcext:value-type="float">
            <text:p>-7.00</text:p>
          </table:table-cell>
          <table:table-cell table:style-name="ce7" table:formula="of:=[.G5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320.450704225352" calcext:value-type="float">
            <text:p>320.45</text:p>
          </table:table-cell>
          <table:table-cell table:formula="of:=SIN([.B55] * (3.14159 / 180))" office:value-type="float" office:value="-0.636745512837742" calcext:value-type="float">
            <text:p>-0.64</text:p>
          </table:table-cell>
          <table:table-cell table:formula="of:=INT([.C55]*[.$D$2])" office:value-type="float" office:value="-8" calcext:value-type="float">
            <text:p>-8.00</text:p>
          </table:table-cell>
          <table:table-cell table:formula="of:=[.D55]-[.$E$2]" office:value-type="float" office:value="-19" calcext:value-type="float">
            <text:p>-19.00</text:p>
          </table:table-cell>
          <table:table-cell table:style-name="ce1"/>
          <table:table-cell table:formula="of:=INT([.C55]*[.$G$2])" office:value-type="float" office:value="-6" calcext:value-type="float">
            <text:p>-6.00</text:p>
          </table:table-cell>
          <table:table-cell table:style-name="ce7" table:formula="of:=[.G5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325.521126760563" calcext:value-type="float">
            <text:p>325.52</text:p>
          </table:table-cell>
          <table:table-cell table:formula="of:=SIN([.B56] * (3.14159 / 180))" office:value-type="float" office:value="-0.566106272997778" calcext:value-type="float">
            <text:p>-0.57</text:p>
          </table:table-cell>
          <table:table-cell table:formula="of:=INT([.C56]*[.$D$2])" office:value-type="float" office:value="-7" calcext:value-type="float">
            <text:p>-7.00</text:p>
          </table:table-cell>
          <table:table-cell table:formula="of:=[.D56]-[.$E$2]" office:value-type="float" office:value="-18" calcext:value-type="float">
            <text:p>-18.00</text:p>
          </table:table-cell>
          <table:table-cell table:style-name="ce1"/>
          <table:table-cell table:formula="of:=INT([.C56]*[.$G$2])" office:value-type="float" office:value="-6" calcext:value-type="float">
            <text:p>-6.00</text:p>
          </table:table-cell>
          <table:table-cell table:style-name="ce7" table:formula="of:=[.G56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330.591549295775" calcext:value-type="float">
            <text:p>330.59</text:p>
          </table:table-cell>
          <table:table-cell table:formula="of:=SIN([.B57] * (3.14159 / 180))" office:value-type="float" office:value="-0.491036491496112" calcext:value-type="float">
            <text:p>-0.49</text:p>
          </table:table-cell>
          <table:table-cell table:formula="of:=INT([.C57]*[.$D$2])" office:value-type="float" office:value="-6" calcext:value-type="float">
            <text:p>-6.00</text:p>
          </table:table-cell>
          <table:table-cell table:formula="of:=[.D57]-[.$E$2]" office:value-type="float" office:value="-17" calcext:value-type="float">
            <text:p>-17.00</text:p>
          </table:table-cell>
          <table:table-cell table:style-name="ce1"/>
          <table:table-cell table:formula="of:=INT([.C57]*[.$G$2])" office:value-type="float" office:value="-5" calcext:value-type="float">
            <text:p>-5.00</text:p>
          </table:table-cell>
          <table:table-cell table:style-name="ce7" table:formula="of:=[.G5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335.661971830986" calcext:value-type="float">
            <text:p>335.66</text:p>
          </table:table-cell>
          <table:table-cell table:formula="of:=SIN([.B58] * (3.14159 / 180))" office:value-type="float" office:value="-0.4121236901645" calcext:value-type="float">
            <text:p>-0.41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formula="of:=INT([.C58]*[.$G$2])" office:value-type="float" office:value="-4" calcext:value-type="float">
            <text:p>-4.00</text:p>
          </table:table-cell>
          <table:table-cell table:style-name="ce7" table:formula="of:=[.G58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340.732394366197" calcext:value-type="float">
            <text:p>340.73</text:p>
          </table:table-cell>
          <table:table-cell table:formula="of:=SIN([.B59] * (3.14159 / 180))" office:value-type="float" office:value="-0.329985467624643" calcext:value-type="float">
            <text:p>-0.33</text:p>
          </table:table-cell>
          <table:table-cell table:formula="of:=INT([.C59]*[.$D$2])" office:value-type="float" office:value="-4" calcext:value-type="float">
            <text:p>-4.00</text:p>
          </table:table-cell>
          <table:table-cell table:formula="of:=[.D59]-[.$E$2]" office:value-type="float" office:value="-15" calcext:value-type="float">
            <text:p>-15.00</text:p>
          </table:table-cell>
          <table:table-cell table:style-name="ce1"/>
          <table:table-cell table:formula="of:=INT([.C59]*[.$G$2])" office:value-type="float" office:value="-3" calcext:value-type="float">
            <text:p>-3.00</text:p>
          </table:table-cell>
          <table:table-cell table:style-name="ce7" table:formula="of:=[.G5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345.802816901408" calcext:value-type="float">
            <text:p>345.80</text:p>
          </table:table-cell>
          <table:table-cell table:formula="of:=SIN([.B60] * (3.14159 / 180))" office:value-type="float" office:value="-0.245264665749772" calcext:value-type="float">
            <text:p>-0.25</text:p>
          </table:table-cell>
          <table:table-cell table:formula="of:=INT([.C60]*[.$D$2])" office:value-type="float" office:value="-3" calcext:value-type="float">
            <text:p>-3.00</text:p>
          </table:table-cell>
          <table:table-cell table:formula="of:=[.D60]-[.$E$2]" office:value-type="float" office:value="-14" calcext:value-type="float">
            <text:p>-14.00</text:p>
          </table:table-cell>
          <table:table-cell table:style-name="ce1"/>
          <table:table-cell table:formula="of:=INT([.C60]*[.$G$2])" office:value-type="float" office:value="-3" calcext:value-type="float">
            <text:p>-3.00</text:p>
          </table:table-cell>
          <table:table-cell table:style-name="ce7" table:formula="of:=[.G6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350.87323943662" calcext:value-type="float">
            <text:p>350.87</text:p>
          </table:table-cell>
          <table:table-cell table:formula="of:=SIN([.B61] * (3.14159 / 180))" office:value-type="float" office:value="-0.158624338563881" calcext:value-type="float">
            <text:p>-0.16</text:p>
          </table:table-cell>
          <table:table-cell table:formula="of:=INT([.C61]*[.$D$2])" office:value-type="float" office:value="-2" calcext:value-type="float">
            <text:p>-2.00</text:p>
          </table:table-cell>
          <table:table-cell table:formula="of:=[.D61]-[.$E$2]" office:value-type="float" office:value="-13" calcext:value-type="float">
            <text:p>-13.00</text:p>
          </table:table-cell>
          <table:table-cell table:style-name="ce1"/>
          <table:table-cell table:formula="of:=INT([.C61]*[.$G$2])" office:value-type="float" office:value="-2" calcext:value-type="float">
            <text:p>-2.00</text:p>
          </table:table-cell>
          <table:table-cell table:style-name="ce7" table:formula="of:=[.G61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355.943661971831" calcext:value-type="float">
            <text:p>355.94</text:p>
          </table:table-cell>
          <table:table-cell table:formula="of:=SIN([.B62] * (3.14159 / 180))" office:value-type="float" office:value="-0.0707425629537463" calcext:value-type="float">
            <text:p>-0.07</text:p>
          </table:table-cell>
          <table:table-cell table:formula="of:=INT([.C62]*[.$D$2])" office:value-type="float" office:value="-1" calcext:value-type="float">
            <text:p>-1.00</text:p>
          </table:table-cell>
          <table:table-cell table:formula="of:=[.D62]-[.$E$2]" office:value-type="float" office:value="-12" calcext:value-type="float">
            <text:p>-12.00</text:p>
          </table:table-cell>
          <table:table-cell table:style-name="ce1"/>
          <table:table-cell table:formula="of:=INT([.C62]*[.$G$2])" office:value-type="float" office:value="-1" calcext:value-type="float">
            <text:p>-1.00</text:p>
          </table:table-cell>
          <table:table-cell table:style-name="ce7" table:formula="of:=[.G62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361.014084507042" calcext:value-type="float">
            <text:p>361.01</text:p>
          </table:table-cell>
          <table:table-cell table:formula="of:=SIN([.B63] * (3.14159 / 180))" office:value-type="float" office:value="0.0176928681931168" calcext:value-type="float">
            <text:p>0.02</text:p>
          </table:table-cell>
          <table:table-cell table:formula="of:=INT([.C63]*[.$D$2])" office:value-type="float" office:value="0" calcext:value-type="float">
            <text:p>0.00</text:p>
          </table:table-cell>
          <table:table-cell table:formula="of:=[.D63]-[.$E$2]" office:value-type="float" office:value="-11" calcext:value-type="float">
            <text:p>-11.00</text:p>
          </table:table-cell>
          <table:table-cell table:style-name="ce1"/>
          <table:table-cell table:formula="of:=INT([.C63]*[.$G$2])" office:value-type="float" office:value="0" calcext:value-type="float">
            <text:p>0.00</text:p>
          </table:table-cell>
          <table:table-cell table:style-name="ce7" table:formula="of:=[.G63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366.084507042253" calcext:value-type="float">
            <text:p>366.08</text:p>
          </table:table-cell>
          <table:table-cell table:formula="of:=SIN([.B64] * (3.14159 / 180))" office:value-type="float" office:value="0.105989828891261" calcext:value-type="float">
            <text:p>0.11</text:p>
          </table:table-cell>
          <table:table-cell table:formula="of:=INT([.C64]*[.$D$2])" office:value-type="float" office:value="1" calcext:value-type="float">
            <text:p>1.00</text:p>
          </table:table-cell>
          <table:table-cell table:formula="of:=[.D64]-[.$E$2]" office:value-type="float" office:value="-10" calcext:value-type="float">
            <text:p>-10.00</text:p>
          </table:table-cell>
          <table:table-cell table:style-name="ce1"/>
          <table:table-cell table:formula="of:=INT([.C64]*[.$G$2])" office:value-type="float" office:value="0" calcext:value-type="float">
            <text:p>0.00</text:p>
          </table:table-cell>
          <table:table-cell table:style-name="ce7" table:formula="of:=[.G64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371.154929577465" calcext:value-type="float">
            <text:p>371.15</text:p>
          </table:table-cell>
          <table:table-cell table:formula="of:=SIN([.B65] * (3.14159 / 180))" office:value-type="float" office:value="0.193457276872416" calcext:value-type="float">
            <text:p>0.19</text:p>
          </table:table-cell>
          <table:table-cell table:formula="of:=INT([.C65]*[.$D$2])" office:value-type="float" office:value="2" calcext:value-type="float">
            <text:p>2.00</text:p>
          </table:table-cell>
          <table:table-cell table:formula="of:=[.D65]-[.$E$2]" office:value-type="float" office:value="-9" calcext:value-type="float">
            <text:p>-9.00</text:p>
          </table:table-cell>
          <table:table-cell table:style-name="ce1"/>
          <table:table-cell table:formula="of:=INT([.C65]*[.$G$2])" office:value-type="float" office:value="1" calcext:value-type="float">
            <text:p>1.00</text:p>
          </table:table-cell>
          <table:table-cell table:style-name="ce7" table:formula="of:=[.G6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376.225352112676" calcext:value-type="float">
            <text:p>376.23</text:p>
          </table:table-cell>
          <table:table-cell table:formula="of:=SIN([.B66] * (3.14159 / 180))" office:value-type="float" office:value="0.279410661919055" calcext:value-type="float">
            <text:p>0.28</text:p>
          </table:table-cell>
          <table:table-cell table:formula="of:=INT([.C66]*[.$D$2])" office:value-type="float" office:value="3" calcext:value-type="float">
            <text:p>3.00</text:p>
          </table:table-cell>
          <table:table-cell table:formula="of:=[.D66]-[.$E$2]" office:value-type="float" office:value="-8" calcext:value-type="float">
            <text:p>-8.00</text:p>
          </table:table-cell>
          <table:table-cell table:style-name="ce1"/>
          <table:table-cell table:formula="of:=INT([.C66]*[.$G$2])" office:value-type="float" office:value="2" calcext:value-type="float">
            <text:p>2.00</text:p>
          </table:table-cell>
          <table:table-cell table:style-name="ce7" table:formula="of:=[.G6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381.295774647887" calcext:value-type="float">
            <text:p>381.30</text:p>
          </table:table-cell>
          <table:table-cell table:formula="of:=SIN([.B67] * (3.14159 / 180))" office:value-type="float" office:value="0.363177283388956" calcext:value-type="float">
            <text:p>0.36</text:p>
          </table:table-cell>
          <table:table-cell table:formula="of:=INT([.C67]*[.$D$2])" office:value-type="float" office:value="4" calcext:value-type="float">
            <text:p>4.00</text:p>
          </table:table-cell>
          <table:table-cell table:formula="of:=[.D67]-[.$E$2]" office:value-type="float" office:value="-7" calcext:value-type="float">
            <text:p>-7.00</text:p>
          </table:table-cell>
          <table:table-cell table:style-name="ce1"/>
          <table:table-cell table:formula="of:=INT([.C67]*[.$G$2])" office:value-type="float" office:value="3" calcext:value-type="float">
            <text:p>3.00</text:p>
          </table:table-cell>
          <table:table-cell table:style-name="ce7" table:formula="of:=[.G6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386.366197183099" calcext:value-type="float">
            <text:p>386.37</text:p>
          </table:table-cell>
          <table:table-cell table:formula="of:=SIN([.B68] * (3.14159 / 180))" office:value-type="float" office:value="0.444101555000911" calcext:value-type="float">
            <text:p>0.44</text:p>
          </table:table-cell>
          <table:table-cell table:formula="of:=INT([.C68]*[.$D$2])" office:value-type="float" office:value="5" calcext:value-type="float">
            <text:p>5.00</text:p>
          </table:table-cell>
          <table:table-cell table:formula="of:=[.D68]-[.$E$2]" office:value-type="float" office:value="-6" calcext:value-type="float">
            <text:p>-6.00</text:p>
          </table:table-cell>
          <table:table-cell table:style-name="ce1"/>
          <table:table-cell table:formula="of:=INT([.C68]*[.$G$2])" office:value-type="float" office:value="3" calcext:value-type="float">
            <text:p>3.00</text:p>
          </table:table-cell>
          <table:table-cell table:style-name="ce7" table:formula="of:=[.G68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391.43661971831" calcext:value-type="float">
            <text:p>391.44</text:p>
          </table:table-cell>
          <table:table-cell table:formula="of:=SIN([.B69] * (3.14159 / 180))" office:value-type="float" office:value="0.521550135677598" calcext:value-type="float">
            <text:p>0.52</text:p>
          </table:table-cell>
          <table:table-cell table:formula="of:=INT([.C69]*[.$D$2])" office:value-type="float" office:value="6" calcext:value-type="float">
            <text:p>6.00</text:p>
          </table:table-cell>
          <table:table-cell table:formula="of:=[.D69]-[.$E$2]" office:value-type="float" office:value="-5" calcext:value-type="float">
            <text:p>-5.00</text:p>
          </table:table-cell>
          <table:table-cell table:style-name="ce1"/>
          <table:table-cell table:formula="of:=INT([.C69]*[.$G$2])" office:value-type="float" office:value="4" calcext:value-type="float">
            <text:p>4.00</text:p>
          </table:table-cell>
          <table:table-cell table:style-name="ce7" table:formula="of:=[.G6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396.507042253521" calcext:value-type="float">
            <text:p>396.51</text:p>
          </table:table-cell>
          <table:table-cell table:formula="of:=SIN([.B70] * (3.14159 / 180))" office:value-type="float" office:value="0.594916886289855" calcext:value-type="float">
            <text:p>0.59</text:p>
          </table:table-cell>
          <table:table-cell table:formula="of:=INT([.C70]*[.$D$2])" office:value-type="float" office:value="7" calcext:value-type="float">
            <text:p>7.00</text:p>
          </table:table-cell>
          <table:table-cell table:formula="of:=[.D70]-[.$E$2]" office:value-type="float" office:value="-4" calcext:value-type="float">
            <text:p>-4.00</text:p>
          </table:table-cell>
          <table:table-cell table:style-name="ce1"/>
          <table:table-cell table:formula="of:=INT([.C70]*[.$G$2])" office:value-type="float" office:value="5" calcext:value-type="float">
            <text:p>5.00</text:p>
          </table:table-cell>
          <table:table-cell table:style-name="ce7" table:formula="of:=[.G7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401.577464788732" calcext:value-type="float">
            <text:p>401.58</text:p>
          </table:table-cell>
          <table:table-cell table:formula="of:=SIN([.B71] * (3.14159 / 180))" office:value-type="float" office:value="0.663627613509193" calcext:value-type="float">
            <text:p>0.66</text:p>
          </table:table-cell>
          <table:table-cell table:formula="of:=INT([.C71]*[.$D$2])" office:value-type="float" office:value="7" calcext:value-type="float">
            <text:p>7.00</text:p>
          </table:table-cell>
          <table:table-cell table:formula="of:=[.D71]-[.$E$2]" office:value-type="float" office:value="-4" calcext:value-type="float">
            <text:p>-4.00</text:p>
          </table:table-cell>
          <table:table-cell table:style-name="ce1"/>
          <table:table-cell table:formula="of:=INT([.C71]*[.$G$2])" office:value-type="float" office:value="5" calcext:value-type="float">
            <text:p>5.00</text:p>
          </table:table-cell>
          <table:table-cell table:style-name="ce7" table:formula="of:=[.G7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406.647887323944" calcext:value-type="float">
            <text:p>406.65</text:p>
          </table:table-cell>
          <table:table-cell table:formula="of:=SIN([.B72] * (3.14159 / 180))" office:value-type="float" office:value="0.727144563641524" calcext:value-type="float">
            <text:p>0.73</text:p>
          </table:table-cell>
          <table:table-cell table:formula="of:=INT([.C72]*[.$D$2])" office:value-type="float" office:value="8" calcext:value-type="float">
            <text:p>8.00</text:p>
          </table:table-cell>
          <table:table-cell table:formula="of:=[.D72]-[.$E$2]" office:value-type="float" office:value="-3" calcext:value-type="float">
            <text:p>-3.00</text:p>
          </table:table-cell>
          <table:table-cell table:style-name="ce1"/>
          <table:table-cell table:formula="of:=INT([.C72]*[.$G$2])" office:value-type="float" office:value="6" calcext:value-type="float">
            <text:p>6.00</text:p>
          </table:table-cell>
          <table:table-cell table:style-name="ce7" table:formula="of:=[.G72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411.718309859155" calcext:value-type="float">
            <text:p>411.72</text:p>
          </table:table-cell>
          <table:table-cell table:formula="of:=SIN([.B73] * (3.14159 / 180))" office:value-type="float" office:value="0.784970631271827" calcext:value-type="float">
            <text:p>0.78</text:p>
          </table:table-cell>
          <table:table-cell table:formula="of:=INT([.C73]*[.$D$2])" office:value-type="float" office:value="9" calcext:value-type="float">
            <text:p>9.00</text:p>
          </table:table-cell>
          <table:table-cell table:formula="of:=[.D73]-[.$E$2]" office:value-type="float" office:value="-2" calcext:value-type="float">
            <text:p>-2.00</text:p>
          </table:table-cell>
          <table:table-cell table:style-name="ce1"/>
          <table:table-cell table:formula="of:=INT([.C73]*[.$G$2])" office:value-type="float" office:value="7" calcext:value-type="float">
            <text:p>7.00</text:p>
          </table:table-cell>
          <table:table-cell table:style-name="ce7" table:formula="of:=[.G7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416.788732394366" calcext:value-type="float">
            <text:p>416.79</text:p>
          </table:table-cell>
          <table:table-cell table:formula="of:=SIN([.B74] * (3.14159 / 180))" office:value-type="float" office:value="0.836653249781449" calcext:value-type="float">
            <text:p>0.84</text:p>
          </table:table-cell>
          <table:table-cell table:formula="of:=INT([.C74]*[.$D$2])" office:value-type="float" office:value="10" calcext:value-type="float">
            <text:p>10.00</text:p>
          </table:table-cell>
          <table:table-cell table:formula="of:=[.D74]-[.$E$2]" office:value-type="float" office:value="-1" calcext:value-type="float">
            <text:p>-1.00</text:p>
          </table:table-cell>
          <table:table-cell table:style-name="ce1"/>
          <table:table-cell table:formula="of:=INT([.C74]*[.$G$2])" office:value-type="float" office:value="7" calcext:value-type="float">
            <text:p>7.00</text:p>
          </table:table-cell>
          <table:table-cell table:style-name="ce7" table:formula="of:=[.G7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421.859154929578" calcext:value-type="float">
            <text:p>421.86</text:p>
          </table:table-cell>
          <table:table-cell table:formula="of:=SIN([.B75] * (3.14159 / 180))" office:value-type="float" office:value="0.881787933289532" calcext:value-type="float">
            <text:p>0.88</text:p>
          </table:table-cell>
          <table:table-cell table:formula="of:=INT([.C75]*[.$D$2])" office:value-type="float" office:value="10" calcext:value-type="float">
            <text:p>10.00</text:p>
          </table:table-cell>
          <table:table-cell table:formula="of:=[.D75]-[.$E$2]" office:value-type="float" office:value="-1" calcext:value-type="float">
            <text:p>-1.00</text:p>
          </table:table-cell>
          <table:table-cell table:style-name="ce1"/>
          <table:table-cell table:formula="of:=INT([.C75]*[.$G$2])" office:value-type="float" office:value="7" calcext:value-type="float">
            <text:p>7.00</text:p>
          </table:table-cell>
          <table:table-cell table:style-name="ce7" table:formula="of:=[.G7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426.929577464789" calcext:value-type="float">
            <text:p>426.93</text:p>
          </table:table-cell>
          <table:table-cell table:formula="of:=SIN([.B76] * (3.14159 / 180))" office:value-type="float" office:value="0.920021442298109" calcext:value-type="float">
            <text:p>0.92</text:p>
          </table:table-cell>
          <table:table-cell table:formula="of:=INT([.C76]*[.$D$2])" office:value-type="float" office:value="11" calcext:value-type="float">
            <text:p>11.00</text:p>
          </table:table-cell>
          <table:table-cell table:formula="of:=[.D76]-[.$E$2]" office:value-type="float" office:value="0" calcext:value-type="float">
            <text:p>0.00</text:p>
          </table:table-cell>
          <table:table-cell table:style-name="ce1"/>
          <table:table-cell table:formula="of:=INT([.C76]*[.$G$2])" office:value-type="float" office:value="8" calcext:value-type="float">
            <text:p>8.00</text:p>
          </table:table-cell>
          <table:table-cell table:style-name="ce7" table:formula="of:=[.G7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432" calcext:value-type="float">
            <text:p>432.00</text:p>
          </table:table-cell>
          <table:table-cell table:formula="of:=SIN([.B77] * (3.14159 / 180))" office:value-type="float" office:value="0.951054548265445" calcext:value-type="float">
            <text:p>0.95</text:p>
          </table:table-cell>
          <table:table-cell table:formula="of:=INT([.C77]*[.$D$2])" office:value-type="float" office:value="11" calcext:value-type="float">
            <text:p>11.00</text:p>
          </table:table-cell>
          <table:table-cell table:formula="of:=[.D77]-[.$E$2]" office:value-type="float" office:value="0" calcext:value-type="float">
            <text:p>0.00</text:p>
          </table:table-cell>
          <table:table-cell table:style-name="ce1"/>
          <table:table-cell table:formula="of:=INT([.C77]*[.$G$2])" office:value-type="float" office:value="8" calcext:value-type="float">
            <text:p>8.00</text:p>
          </table:table-cell>
          <table:table-cell table:style-name="ce7" table:formula="of:=[.G7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216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rch</meta:initial-creator>
    <meta:creation-date>2022-07-11T21:40:43.697242268</meta:creation-date>
    <dc:date>2022-09-12T18:35:49.025111852</dc:date>
    <dc:creator>birch</dc:creator>
    <meta:editing-duration>P3DT2H44M12S</meta:editing-duration>
    <meta:editing-cycles>9</meta:editing-cycles>
    <meta:generator>LibreOffice/7.3.5.2$Linux_X86_64 LibreOffice_project/30$Build-2</meta:generator>
    <meta:document-statistic meta:table-count="3" meta:cell-count="3656" meta:object-count="0"/>
  </office:meta>
</office:document-meta>
</file>